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43B4CE135F9CDA9D37C.png" manifest:media-type="image/png"/>
  <manifest:file-entry manifest:full-path="Pictures/100000000000025800000190D0777EED08117D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fo:margin-left="0cm" fo:margin-top="0cm" fo:margin-bottom="0cm" table:align="left" style:writing-mode="lr-tb"/>
    </style:style>
    <style:style style:name="Tableau1.A" style:family="table-column">
      <style:table-column-properties style:column-width="15.002cm"/>
    </style:style>
    <style:style style:name="Tableau1.B" style:family="table-column">
      <style:table-column-properties style:column-width="1cm"/>
    </style:style>
    <style:style style:name="Tableau1.1" style:family="table-row">
      <style:table-row-properties fo:keep-together="auto"/>
    </style:style>
    <style:style style:name="Tableau1.A1" style:family="table-cell">
      <style:table-cell-properties fo:padding="0.097cm" fo:border="none"/>
    </style:style>
    <style:style style:name="Tableau2" style:family="table">
      <style:table-properties style:width="16.611cm" fo:margin-left="0cm" fo:margin-top="0cm" fo:margin-bottom="0cm" table:align="left" style:writing-mode="lr-tb"/>
    </style:style>
    <style:style style:name="Tableau2.A" style:family="table-column">
      <style:table-column-properties style:column-width="2.752cm"/>
    </style:style>
    <style:style style:name="Tableau2.B" style:family="table-column">
      <style:table-column-properties style:column-width="4.69cm"/>
    </style:style>
    <style:style style:name="Tableau2.C" style:family="table-column">
      <style:table-column-properties style:column-width="2.526cm"/>
    </style:style>
    <style:style style:name="Tableau2.D" style:family="table-column">
      <style:table-column-properties style:column-width="3.321cm"/>
    </style:style>
    <style:style style:name="Tableau2.1" style:family="table-row">
      <style:table-row-properties style:min-row-height="0.706cm" fo:keep-together="auto"/>
    </style:style>
    <style:style style:name="Tableau2.A1" style:family="table-cell">
      <style:table-cell-properties fo:padding-left="0.199cm" fo:padding-right="0.191cm" fo:padding-top="0cm" fo:padding-bottom="0cm" fo:border="0.5pt solid #00000a"/>
    </style:style>
    <style:style style:name="Tableau2.2" style:family="table-row">
      <style:table-row-properties style:min-row-height="0.697cm" fo:keep-together="auto"/>
    </style:style>
    <style:style style:name="Tableau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3" style:family="table-row">
      <style:table-row-properties style:min-row-height="0.961cm" fo:keep-together="auto"/>
    </style:style>
    <style:style style:name="Tableau2.A3" style:family="table-cell">
      <style:table-cell-properties fo:background-color="#ffffff" fo:padding-left="0.199cm" fo:padding-right="0.191cm" fo:padding-top="0cm" fo:padding-bottom="0cm" fo:border="0.5pt solid #00000a">
        <style:background-image/>
      </style:table-cell-properties>
    </style:style>
    <style:style style:name="Tableau2.B3" style:family="table-cell">
      <style:table-cell-properties fo:background-color="#bdbdbd" fo:padding-left="0.199cm" fo:padding-right="0.191cm" fo:padding-top="0cm" fo:padding-bottom="0cm" fo:border="0.5pt solid #00000a">
        <style:background-image/>
      </style:table-cell-properties>
    </style:style>
    <style:style style:name="Tableau3" style:family="table">
      <style:table-properties style:width="16.611cm" fo:margin-left="0cm" fo:margin-top="0cm" fo:margin-bottom="0cm" table:align="left" style:writing-mode="lr-tb"/>
    </style:style>
    <style:style style:name="Tableau3.A" style:family="table-column">
      <style:table-column-properties style:column-width="2.752cm"/>
    </style:style>
    <style:style style:name="Tableau3.B" style:family="table-column">
      <style:table-column-properties style:column-width="4.701cm"/>
    </style:style>
    <style:style style:name="Tableau3.C" style:family="table-column">
      <style:table-column-properties style:column-width="2.515cm"/>
    </style:style>
    <style:style style:name="Tableau3.D" style:family="table-column">
      <style:table-column-properties style:column-width="3.321cm"/>
    </style:style>
    <style:style style:name="Tableau3.1" style:family="table-row">
      <style:table-row-properties style:min-row-height="0.706cm" fo:keep-together="auto"/>
    </style:style>
    <style:style style:name="Tableau3.A1" style:family="table-cell">
      <style:table-cell-properties fo:padding-left="0.199cm" fo:padding-right="0.191cm" fo:padding-top="0cm" fo:padding-bottom="0cm" fo:border="0.5pt solid #00000a"/>
    </style:style>
    <style:style style:name="Tableau3.2" style:family="table-row">
      <style:table-row-properties style:min-row-height="0.794cm" fo:keep-together="auto"/>
    </style:style>
    <style:style style:name="Tableau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3" style:family="table-row">
      <style:table-row-properties style:min-row-height="0.961cm" fo:keep-together="auto"/>
    </style:style>
    <style:style style:name="Tableau3.A3" style:family="table-cell">
      <style:table-cell-properties fo:background-color="#ffffff" fo:padding-left="0.199cm" fo:padding-right="0.191cm" fo:padding-top="0cm" fo:padding-bottom="0cm" fo:border="0.5pt solid #00000a">
        <style:background-image/>
      </style:table-cell-properties>
    </style:style>
    <style:style style:name="Tableau3.B3" style:family="table-cell">
      <style:table-cell-properties fo:background-color="#bdbdbd" fo:padding-left="0.199cm" fo:padding-right="0.191cm" fo:padding-top="0cm" fo:padding-bottom="0cm" fo:border="0.5pt solid #00000a">
        <style:background-image/>
      </style:table-cell-properties>
    </style:style>
    <style:style style:name="Tableau4" style:family="table">
      <style:table-properties style:width="16.611cm" fo:margin-left="0cm" fo:margin-top="0cm" fo:margin-bottom="0cm" table:align="left" style:writing-mode="lr-tb"/>
    </style:style>
    <style:style style:name="Tableau4.A" style:family="table-column">
      <style:table-column-properties style:column-width="2.752cm"/>
    </style:style>
    <style:style style:name="Tableau4.B" style:family="table-column">
      <style:table-column-properties style:column-width="4.701cm"/>
    </style:style>
    <style:style style:name="Tableau4.C" style:family="table-column">
      <style:table-column-properties style:column-width="2.515cm"/>
    </style:style>
    <style:style style:name="Tableau4.D" style:family="table-column">
      <style:table-column-properties style:column-width="3.321cm"/>
    </style:style>
    <style:style style:name="Tableau4.1" style:family="table-row">
      <style:table-row-properties style:min-row-height="0.706cm" fo:keep-together="auto"/>
    </style:style>
    <style:style style:name="Tableau4.A1" style:family="table-cell">
      <style:table-cell-properties fo:padding-left="0.199cm" fo:padding-right="0.191cm" fo:padding-top="0cm" fo:padding-bottom="0cm" fo:border="0.5pt solid #00000a"/>
    </style:style>
    <style:style style:name="Tableau4.2" style:family="table-row">
      <style:table-row-properties style:min-row-height="0.697cm" fo:keep-together="auto"/>
    </style:style>
    <style:style style:name="Tableau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3" style:family="table-row">
      <style:table-row-properties style:min-row-height="1.088cm" fo:keep-together="auto"/>
    </style:style>
    <style:style style:name="Tableau4.A3" style:family="table-cell">
      <style:table-cell-properties fo:background-color="#ffffff" fo:padding-left="0.199cm" fo:padding-right="0.191cm" fo:padding-top="0cm" fo:padding-bottom="0cm" fo:border="0.5pt solid #00000a">
        <style:background-image/>
      </style:table-cell-properties>
    </style:style>
    <style:style style:name="Tableau4.B3" style:family="table-cell">
      <style:table-cell-properties fo:background-color="#bdbdbd" fo:padding-left="0.199cm" fo:padding-right="0.191cm" fo:padding-top="0cm" fo:padding-bottom="0cm" fo:border="0.5pt solid #00000a">
        <style:background-image/>
      </style:table-cell-properties>
    </style:style>
    <style:style style:name="Tableau5" style:family="table">
      <style:table-properties style:width="16.611cm" fo:margin-left="0cm" fo:margin-top="0cm" fo:margin-bottom="0cm" table:align="left" style:writing-mode="lr-tb"/>
    </style:style>
    <style:style style:name="Tableau5.A" style:family="table-column">
      <style:table-column-properties style:column-width="6.689cm"/>
    </style:style>
    <style:style style:name="Tableau5.B" style:family="table-column">
      <style:table-column-properties style:column-width="9.922cm"/>
    </style:style>
    <style:style style:name="Tableau5.1" style:family="table-row">
      <style:table-row-properties style:min-row-height="0.706cm" fo:keep-together="auto"/>
    </style:style>
    <style:style style:name="Tableau5.A1" style:family="table-cell">
      <style:table-cell-properties fo:padding-left="0.199cm" fo:padding-right="0.191cm" fo:padding-top="0cm" fo:padding-bottom="0cm" fo:border="0.5pt solid #00000a"/>
    </style:style>
    <style:style style:name="Tableau5.2" style:family="table-row">
      <style:table-row-properties style:min-row-height="0.697cm" fo:keep-together="auto"/>
    </style:style>
    <style:style style:name="Tableau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3" style:family="table-row">
      <style:table-row-properties style:min-row-height="0.961cm" fo:keep-together="auto"/>
    </style:style>
    <style:style style:name="Tableau5.A3" style:family="table-cell">
      <style:table-cell-properties fo:background-color="#ffffff" fo:padding-left="0.199cm" fo:padding-right="0.191cm" fo:padding-top="0cm" fo:padding-bottom="0cm" fo:border="0.5pt solid #00000a">
        <style:background-image/>
      </style:table-cell-properties>
    </style:style>
    <style:style style:name="Tableau5.B3" style:family="table-cell">
      <style:table-cell-properties fo:background-color="#bdbdbd" fo:padding-left="0.199cm" fo:padding-right="0.191cm" fo:padding-top="0cm" fo:padding-bottom="0cm" fo:border="0.5pt solid #00000a">
        <style:background-image/>
      </style:table-cell-properties>
    </style:style>
    <style:style style:name="Tableau6" style:family="table">
      <style:table-properties style:width="16.611cm" fo:margin-left="0cm" fo:margin-top="0cm" fo:margin-bottom="0cm" table:align="left" style:writing-mode="lr-tb"/>
    </style:style>
    <style:style style:name="Tableau6.A" style:family="table-column">
      <style:table-column-properties style:column-width="6.68cm"/>
    </style:style>
    <style:style style:name="Tableau6.B" style:family="table-column">
      <style:table-column-properties style:column-width="9.931cm"/>
    </style:style>
    <style:style style:name="Tableau6.1" style:family="table-row">
      <style:table-row-properties style:min-row-height="0.706cm" fo:keep-together="auto"/>
    </style:style>
    <style:style style:name="Tableau6.A1" style:family="table-cell">
      <style:table-cell-properties fo:padding-left="0.199cm" fo:padding-right="0.191cm" fo:padding-top="0cm" fo:padding-bottom="0cm" fo:border="0.5pt solid #00000a"/>
    </style:style>
    <style:style style:name="Tableau6.2" style:family="table-row">
      <style:table-row-properties style:min-row-height="0.794cm" fo:keep-together="auto"/>
    </style:style>
    <style:style style:name="Tableau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3" style:family="table-row">
      <style:table-row-properties style:min-row-height="0.961cm" fo:keep-together="auto"/>
    </style:style>
    <style:style style:name="Tableau6.A3" style:family="table-cell">
      <style:table-cell-properties fo:background-color="#ffffff" fo:padding-left="0.199cm" fo:padding-right="0.191cm" fo:padding-top="0cm" fo:padding-bottom="0cm" fo:border="0.5pt solid #00000a">
        <style:background-image/>
      </style:table-cell-properties>
    </style:style>
    <style:style style:name="Tableau6.B3" style:family="table-cell">
      <style:table-cell-properties fo:background-color="#bdbdbd" fo:padding-left="0.199cm" fo:padding-right="0.191cm" fo:padding-top="0cm" fo:padding-bottom="0cm" fo:border="0.5pt solid #00000a">
        <style:background-image/>
      </style:table-cell-properties>
    </style:style>
    <style:style style:name="Tableau7" style:family="table">
      <style:table-properties style:width="16.611cm" fo:margin-left="0cm" fo:margin-top="0cm" fo:margin-bottom="0cm" table:align="left" style:writing-mode="lr-tb"/>
    </style:style>
    <style:style style:name="Tableau7.A" style:family="table-column">
      <style:table-column-properties style:column-width="6.68cm"/>
    </style:style>
    <style:style style:name="Tableau7.B" style:family="table-column">
      <style:table-column-properties style:column-width="9.931cm"/>
    </style:style>
    <style:style style:name="Tableau7.1" style:family="table-row">
      <style:table-row-properties style:min-row-height="0.706cm" fo:keep-together="auto"/>
    </style:style>
    <style:style style:name="Tableau7.A1" style:family="table-cell">
      <style:table-cell-properties fo:padding-left="0.199cm" fo:padding-right="0.191cm" fo:padding-top="0cm" fo:padding-bottom="0cm" fo:border="0.5pt solid #00000a"/>
    </style:style>
    <style:style style:name="Tableau7.2" style:family="table-row">
      <style:table-row-properties style:min-row-height="0.697cm" fo:keep-together="auto"/>
    </style:style>
    <style:style style:name="Tableau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7.3" style:family="table-row">
      <style:table-row-properties style:min-row-height="1.088cm" fo:keep-together="auto"/>
    </style:style>
    <style:style style:name="Tableau7.A3" style:family="table-cell">
      <style:table-cell-properties fo:background-color="#ffffff" fo:padding-left="0.199cm" fo:padding-right="0.191cm" fo:padding-top="0cm" fo:padding-bottom="0cm" fo:border="0.5pt solid #00000a">
        <style:background-image/>
      </style:table-cell-properties>
    </style:style>
    <style:style style:name="Tableau7.B3" style:family="table-cell">
      <style:table-cell-properties fo:background-color="#bdbdbd" fo:padding-left="0.199cm" fo:padding-right="0.191cm" fo:padding-top="0cm" fo:padding-bottom="0cm" fo:border="0.5pt solid #00000a">
        <style:background-image/>
      </style:table-cell-properties>
    </style:style>
    <style:style style:name="Tableau8" style:family="table">
      <style:table-properties style:width="16.611cm" fo:margin-left="0cm" fo:margin-top="0cm" fo:margin-bottom="0cm" table:align="left" style:writing-mode="lr-tb"/>
    </style:style>
    <style:style style:name="Tableau8.A" style:family="table-column">
      <style:table-column-properties style:column-width="6.689cm"/>
    </style:style>
    <style:style style:name="Tableau8.B" style:family="table-column">
      <style:table-column-properties style:column-width="9.922cm"/>
    </style:style>
    <style:style style:name="Tableau8.1" style:family="table-row">
      <style:table-row-properties style:min-row-height="0.706cm" fo:keep-together="auto"/>
    </style:style>
    <style:style style:name="Tableau8.A1" style:family="table-cell">
      <style:table-cell-properties fo:padding-left="0.199cm" fo:padding-right="0.191cm" fo:padding-top="0cm" fo:padding-bottom="0cm" fo:border="0.5pt solid #00000a"/>
    </style:style>
    <style:style style:name="Tableau8.2" style:family="table-row">
      <style:table-row-properties style:min-row-height="0.697cm" fo:keep-together="auto"/>
    </style:style>
    <style:style style:name="Tableau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8.3" style:family="table-row">
      <style:table-row-properties style:min-row-height="0.961cm" fo:keep-together="auto"/>
    </style:style>
    <style:style style:name="Tableau8.A3" style:family="table-cell">
      <style:table-cell-properties fo:background-color="#ffffff" fo:padding-left="0.199cm" fo:padding-right="0.191cm" fo:padding-top="0cm" fo:padding-bottom="0cm" fo:border="0.5pt solid #00000a">
        <style:background-image/>
      </style:table-cell-properties>
    </style:style>
    <style:style style:name="Tableau8.B3" style:family="table-cell">
      <style:table-cell-properties fo:background-color="#bdbdbd" fo:padding-left="0.199cm" fo:padding-right="0.191cm" fo:padding-top="0cm" fo:padding-bottom="0cm" fo:border="0.5pt solid #00000a">
        <style:background-image/>
      </style:table-cell-properties>
    </style:style>
    <style:style style:name="Tableau9" style:family="table">
      <style:table-properties style:width="16.611cm" fo:margin-left="0cm" fo:margin-top="0cm" fo:margin-bottom="0cm" table:align="left" style:writing-mode="lr-tb"/>
    </style:style>
    <style:style style:name="Tableau9.A" style:family="table-column">
      <style:table-column-properties style:column-width="6.68cm"/>
    </style:style>
    <style:style style:name="Tableau9.B" style:family="table-column">
      <style:table-column-properties style:column-width="9.931cm"/>
    </style:style>
    <style:style style:name="Tableau9.1" style:family="table-row">
      <style:table-row-properties style:min-row-height="0.706cm" fo:keep-together="auto"/>
    </style:style>
    <style:style style:name="Tableau9.A1" style:family="table-cell">
      <style:table-cell-properties fo:padding-left="0.199cm" fo:padding-right="0.191cm" fo:padding-top="0cm" fo:padding-bottom="0cm" fo:border="0.5pt solid #00000a"/>
    </style:style>
    <style:style style:name="Tableau9.2" style:family="table-row">
      <style:table-row-properties style:min-row-height="0.794cm" fo:keep-together="auto"/>
    </style:style>
    <style:style style:name="Tableau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9.3" style:family="table-row">
      <style:table-row-properties style:min-row-height="0.961cm" fo:keep-together="auto"/>
    </style:style>
    <style:style style:name="Tableau9.A3" style:family="table-cell">
      <style:table-cell-properties fo:background-color="#ffffff" fo:padding-left="0.199cm" fo:padding-right="0.191cm" fo:padding-top="0cm" fo:padding-bottom="0cm" fo:border="0.5pt solid #00000a">
        <style:background-image/>
      </style:table-cell-properties>
    </style:style>
    <style:style style:name="Tableau9.B3" style:family="table-cell">
      <style:table-cell-properties fo:background-color="#bdbdbd" fo:padding-left="0.199cm" fo:padding-right="0.191cm" fo:padding-top="0cm" fo:padding-bottom="0cm" fo:border="0.5pt solid #00000a">
        <style:background-image/>
      </style:table-cell-properties>
    </style:style>
    <style:style style:name="Tableau10" style:family="table">
      <style:table-properties style:width="16.611cm" fo:margin-left="0cm" fo:margin-top="0cm" fo:margin-bottom="0cm" table:align="left" style:writing-mode="lr-tb"/>
    </style:style>
    <style:style style:name="Tableau10.A" style:family="table-column">
      <style:table-column-properties style:column-width="6.68cm"/>
    </style:style>
    <style:style style:name="Tableau10.B" style:family="table-column">
      <style:table-column-properties style:column-width="9.931cm"/>
    </style:style>
    <style:style style:name="Tableau10.1" style:family="table-row">
      <style:table-row-properties style:min-row-height="0.706cm" fo:keep-together="auto"/>
    </style:style>
    <style:style style:name="Tableau10.A1" style:family="table-cell">
      <style:table-cell-properties fo:padding-left="0.199cm" fo:padding-right="0.191cm" fo:padding-top="0cm" fo:padding-bottom="0cm" fo:border="0.5pt solid #00000a"/>
    </style:style>
    <style:style style:name="Tableau10.2" style:family="table-row">
      <style:table-row-properties style:min-row-height="0.697cm" fo:keep-together="auto"/>
    </style:style>
    <style:style style:name="Tableau1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0.3" style:family="table-row">
      <style:table-row-properties style:min-row-height="1.088cm" fo:keep-together="auto"/>
    </style:style>
    <style:style style:name="Tableau10.A3" style:family="table-cell">
      <style:table-cell-properties fo:background-color="#ffffff" fo:padding-left="0.199cm" fo:padding-right="0.191cm" fo:padding-top="0cm" fo:padding-bottom="0cm" fo:border="0.5pt solid #00000a">
        <style:background-image/>
      </style:table-cell-properties>
    </style:style>
    <style:style style:name="Tableau10.B3" style:family="table-cell">
      <style:table-cell-properties fo:background-color="#bdbdbd" fo:padding-left="0.199cm" fo:padding-right="0.191cm" fo:padding-top="0cm" fo:padding-bottom="0cm" fo:border="0.5pt solid #00000a">
        <style:background-image/>
      </style:table-cell-properties>
    </style:style>
    <style:style style:name="Tableau11" style:family="table">
      <style:table-properties style:width="16.611cm" fo:margin-left="0cm" fo:margin-top="0cm" fo:margin-bottom="0cm" table:align="left" style:writing-mode="lr-tb"/>
    </style:style>
    <style:style style:name="Tableau11.A" style:family="table-column">
      <style:table-column-properties style:column-width="6.689cm"/>
    </style:style>
    <style:style style:name="Tableau11.B" style:family="table-column">
      <style:table-column-properties style:column-width="9.922cm"/>
    </style:style>
    <style:style style:name="Tableau11.1" style:family="table-row">
      <style:table-row-properties style:min-row-height="0.706cm" fo:keep-together="auto"/>
    </style:style>
    <style:style style:name="Tableau11.A1" style:family="table-cell">
      <style:table-cell-properties fo:padding-left="0.199cm" fo:padding-right="0.191cm" fo:padding-top="0cm" fo:padding-bottom="0cm" fo:border="0.5pt solid #00000a"/>
    </style:style>
    <style:style style:name="Tableau11.2" style:family="table-row">
      <style:table-row-properties style:min-row-height="0.697cm" fo:keep-together="auto"/>
    </style:style>
    <style:style style:name="Tableau1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1.3" style:family="table-row">
      <style:table-row-properties style:min-row-height="0.961cm" fo:keep-together="auto"/>
    </style:style>
    <style:style style:name="Tableau11.A3" style:family="table-cell">
      <style:table-cell-properties fo:background-color="#ffffff" fo:padding-left="0.199cm" fo:padding-right="0.191cm" fo:padding-top="0cm" fo:padding-bottom="0cm" fo:border="0.5pt solid #00000a">
        <style:background-image/>
      </style:table-cell-properties>
    </style:style>
    <style:style style:name="Tableau11.B3" style:family="table-cell">
      <style:table-cell-properties fo:background-color="#bdbdbd" fo:padding-left="0.199cm" fo:padding-right="0.191cm" fo:padding-top="0cm" fo:padding-bottom="0cm" fo:border="0.5pt solid #00000a">
        <style:background-image/>
      </style:table-cell-properties>
    </style:style>
    <style:style style:name="Tableau12" style:family="table">
      <style:table-properties style:width="16.611cm" fo:margin-left="0cm" fo:margin-top="0cm" fo:margin-bottom="0cm" table:align="left" style:writing-mode="lr-tb"/>
    </style:style>
    <style:style style:name="Tableau12.A" style:family="table-column">
      <style:table-column-properties style:column-width="6.68cm"/>
    </style:style>
    <style:style style:name="Tableau12.B" style:family="table-column">
      <style:table-column-properties style:column-width="9.931cm"/>
    </style:style>
    <style:style style:name="Tableau12.1" style:family="table-row">
      <style:table-row-properties style:min-row-height="0.706cm" fo:keep-together="auto"/>
    </style:style>
    <style:style style:name="Tableau12.A1" style:family="table-cell">
      <style:table-cell-properties fo:padding-left="0.199cm" fo:padding-right="0.191cm" fo:padding-top="0cm" fo:padding-bottom="0cm" fo:border="0.5pt solid #00000a"/>
    </style:style>
    <style:style style:name="Tableau12.2" style:family="table-row">
      <style:table-row-properties style:min-row-height="0.794cm" fo:keep-together="auto"/>
    </style:style>
    <style:style style:name="Tableau1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2.3" style:family="table-row">
      <style:table-row-properties style:min-row-height="0.961cm" fo:keep-together="auto"/>
    </style:style>
    <style:style style:name="Tableau12.A3" style:family="table-cell">
      <style:table-cell-properties fo:background-color="#ffffff" fo:padding-left="0.199cm" fo:padding-right="0.191cm" fo:padding-top="0cm" fo:padding-bottom="0cm" fo:border="0.5pt solid #00000a">
        <style:background-image/>
      </style:table-cell-properties>
    </style:style>
    <style:style style:name="Tableau12.B3" style:family="table-cell">
      <style:table-cell-properties fo:background-color="#bdbdbd" fo:padding-left="0.199cm" fo:padding-right="0.191cm" fo:padding-top="0cm" fo:padding-bottom="0cm" fo:border="0.5pt solid #00000a">
        <style:background-image/>
      </style:table-cell-properties>
    </style:style>
    <style:style style:name="Tableau13" style:family="table">
      <style:table-properties style:width="16.611cm" fo:margin-left="0cm" fo:margin-top="0cm" fo:margin-bottom="0cm" table:align="left" style:writing-mode="lr-tb"/>
    </style:style>
    <style:style style:name="Tableau13.A" style:family="table-column">
      <style:table-column-properties style:column-width="6.68cm"/>
    </style:style>
    <style:style style:name="Tableau13.B" style:family="table-column">
      <style:table-column-properties style:column-width="9.931cm"/>
    </style:style>
    <style:style style:name="Tableau13.1" style:family="table-row">
      <style:table-row-properties style:min-row-height="0.706cm" fo:keep-together="auto"/>
    </style:style>
    <style:style style:name="Tableau13.A1" style:family="table-cell">
      <style:table-cell-properties fo:padding-left="0.199cm" fo:padding-right="0.191cm" fo:padding-top="0cm" fo:padding-bottom="0cm" fo:border="0.5pt solid #00000a"/>
    </style:style>
    <style:style style:name="Tableau13.2" style:family="table-row">
      <style:table-row-properties style:min-row-height="0.697cm" fo:keep-together="auto"/>
    </style:style>
    <style:style style:name="Tableau1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3.3" style:family="table-row">
      <style:table-row-properties style:min-row-height="1.088cm" fo:keep-together="auto"/>
    </style:style>
    <style:style style:name="Tableau13.A3" style:family="table-cell">
      <style:table-cell-properties fo:background-color="#ffffff" fo:padding-left="0.199cm" fo:padding-right="0.191cm" fo:padding-top="0cm" fo:padding-bottom="0cm" fo:border="0.5pt solid #00000a">
        <style:background-image/>
      </style:table-cell-properties>
    </style:style>
    <style:style style:name="Tableau13.B3" style:family="table-cell">
      <style:table-cell-properties fo:background-color="#bdbdbd" fo:padding-left="0.199cm" fo:padding-right="0.191cm" fo:padding-top="0cm" fo:padding-bottom="0cm" fo:border="0.5pt solid #00000a">
        <style:background-image/>
      </style:table-cell-properties>
    </style:style>
    <style:style style:name="Tableau14" style:family="table">
      <style:table-properties style:width="16.611cm" fo:margin-left="0cm" fo:margin-top="0cm" fo:margin-bottom="0cm" table:align="left" style:writing-mode="lr-tb"/>
    </style:style>
    <style:style style:name="Tableau14.A" style:family="table-column">
      <style:table-column-properties style:column-width="6.689cm"/>
    </style:style>
    <style:style style:name="Tableau14.B" style:family="table-column">
      <style:table-column-properties style:column-width="9.922cm"/>
    </style:style>
    <style:style style:name="Tableau14.1" style:family="table-row">
      <style:table-row-properties style:min-row-height="0.706cm" fo:keep-together="auto"/>
    </style:style>
    <style:style style:name="Tableau14.A1" style:family="table-cell">
      <style:table-cell-properties fo:padding-left="0.199cm" fo:padding-right="0.191cm" fo:padding-top="0cm" fo:padding-bottom="0cm" fo:border="0.5pt solid #00000a"/>
    </style:style>
    <style:style style:name="Tableau14.2" style:family="table-row">
      <style:table-row-properties style:min-row-height="0.697cm" fo:keep-together="auto"/>
    </style:style>
    <style:style style:name="Tableau1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4.3" style:family="table-row">
      <style:table-row-properties style:min-row-height="0.961cm" fo:keep-together="auto"/>
    </style:style>
    <style:style style:name="Tableau14.A3" style:family="table-cell">
      <style:table-cell-properties fo:background-color="#ffffff" fo:padding-left="0.199cm" fo:padding-right="0.191cm" fo:padding-top="0cm" fo:padding-bottom="0cm" fo:border="0.5pt solid #00000a">
        <style:background-image/>
      </style:table-cell-properties>
    </style:style>
    <style:style style:name="Tableau14.B3" style:family="table-cell">
      <style:table-cell-properties fo:background-color="#bdbdbd" fo:padding-left="0.199cm" fo:padding-right="0.191cm" fo:padding-top="0cm" fo:padding-bottom="0cm" fo:border="0.5pt solid #00000a">
        <style:background-image/>
      </style:table-cell-properties>
    </style:style>
    <style:style style:name="Tableau15" style:family="table">
      <style:table-properties style:width="16.611cm" fo:margin-left="0cm" fo:margin-top="0cm" fo:margin-bottom="0cm" table:align="left" style:writing-mode="lr-tb"/>
    </style:style>
    <style:style style:name="Tableau15.A" style:family="table-column">
      <style:table-column-properties style:column-width="6.68cm"/>
    </style:style>
    <style:style style:name="Tableau15.B" style:family="table-column">
      <style:table-column-properties style:column-width="9.931cm"/>
    </style:style>
    <style:style style:name="Tableau15.1" style:family="table-row">
      <style:table-row-properties style:min-row-height="0.706cm" fo:keep-together="auto"/>
    </style:style>
    <style:style style:name="Tableau15.A1" style:family="table-cell">
      <style:table-cell-properties fo:padding-left="0.199cm" fo:padding-right="0.191cm" fo:padding-top="0cm" fo:padding-bottom="0cm" fo:border="0.5pt solid #00000a"/>
    </style:style>
    <style:style style:name="Tableau15.2" style:family="table-row">
      <style:table-row-properties style:min-row-height="0.794cm" fo:keep-together="auto"/>
    </style:style>
    <style:style style:name="Tableau1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5.3" style:family="table-row">
      <style:table-row-properties style:min-row-height="0.961cm" fo:keep-together="auto"/>
    </style:style>
    <style:style style:name="Tableau15.A3" style:family="table-cell">
      <style:table-cell-properties fo:background-color="#ffffff" fo:padding-left="0.199cm" fo:padding-right="0.191cm" fo:padding-top="0cm" fo:padding-bottom="0cm" fo:border="0.5pt solid #00000a">
        <style:background-image/>
      </style:table-cell-properties>
    </style:style>
    <style:style style:name="Tableau15.B3" style:family="table-cell">
      <style:table-cell-properties fo:background-color="#bdbdbd" fo:padding-left="0.199cm" fo:padding-right="0.191cm" fo:padding-top="0cm" fo:padding-bottom="0cm" fo:border="0.5pt solid #00000a">
        <style:background-image/>
      </style:table-cell-properties>
    </style:style>
    <style:style style:name="Tableau16" style:family="table">
      <style:table-properties style:width="16.611cm" fo:margin-left="0cm" fo:margin-top="0cm" fo:margin-bottom="0cm" table:align="left" style:writing-mode="lr-tb"/>
    </style:style>
    <style:style style:name="Tableau16.A" style:family="table-column">
      <style:table-column-properties style:column-width="6.68cm"/>
    </style:style>
    <style:style style:name="Tableau16.B" style:family="table-column">
      <style:table-column-properties style:column-width="9.931cm"/>
    </style:style>
    <style:style style:name="Tableau16.1" style:family="table-row">
      <style:table-row-properties style:min-row-height="0.706cm" fo:keep-together="auto"/>
    </style:style>
    <style:style style:name="Tableau16.A1" style:family="table-cell">
      <style:table-cell-properties fo:padding-left="0.199cm" fo:padding-right="0.191cm" fo:padding-top="0cm" fo:padding-bottom="0cm" fo:border="0.5pt solid #00000a"/>
    </style:style>
    <style:style style:name="Tableau16.2" style:family="table-row">
      <style:table-row-properties style:min-row-height="0.697cm" fo:keep-together="auto"/>
    </style:style>
    <style:style style:name="Tableau1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6.3" style:family="table-row">
      <style:table-row-properties style:min-row-height="1.088cm" fo:keep-together="auto"/>
    </style:style>
    <style:style style:name="Tableau16.A3" style:family="table-cell">
      <style:table-cell-properties fo:background-color="#ffffff" fo:padding-left="0.199cm" fo:padding-right="0.191cm" fo:padding-top="0cm" fo:padding-bottom="0cm" fo:border="0.5pt solid #00000a">
        <style:background-image/>
      </style:table-cell-properties>
    </style:style>
    <style:style style:name="Tableau16.B3" style:family="table-cell">
      <style:table-cell-properties fo:background-color="#bdbdbd" fo:padding-left="0.199cm" fo:padding-right="0.191cm" fo:padding-top="0cm" fo:padding-bottom="0cm" fo:border="0.5pt solid #00000a">
        <style:background-image/>
      </style:table-cell-properties>
    </style:style>
    <style:style style:name="Tableau17" style:family="table">
      <style:table-properties style:width="16.611cm" fo:margin-left="0cm" fo:margin-top="0cm" fo:margin-bottom="0cm" table:align="left" style:writing-mode="lr-tb"/>
    </style:style>
    <style:style style:name="Tableau17.A" style:family="table-column">
      <style:table-column-properties style:column-width="6.689cm"/>
    </style:style>
    <style:style style:name="Tableau17.B" style:family="table-column">
      <style:table-column-properties style:column-width="9.922cm"/>
    </style:style>
    <style:style style:name="Tableau17.1" style:family="table-row">
      <style:table-row-properties style:min-row-height="0.706cm" fo:keep-together="auto"/>
    </style:style>
    <style:style style:name="Tableau17.A1" style:family="table-cell">
      <style:table-cell-properties fo:padding-left="0.199cm" fo:padding-right="0.191cm" fo:padding-top="0cm" fo:padding-bottom="0cm" fo:border="0.5pt solid #00000a"/>
    </style:style>
    <style:style style:name="Tableau17.2" style:family="table-row">
      <style:table-row-properties style:min-row-height="0.697cm" fo:keep-together="auto"/>
    </style:style>
    <style:style style:name="Tableau1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7.3" style:family="table-row">
      <style:table-row-properties style:min-row-height="0.961cm" fo:keep-together="auto"/>
    </style:style>
    <style:style style:name="Tableau17.A3" style:family="table-cell">
      <style:table-cell-properties fo:background-color="#ffffff" fo:padding-left="0.199cm" fo:padding-right="0.191cm" fo:padding-top="0cm" fo:padding-bottom="0cm" fo:border="0.5pt solid #00000a">
        <style:background-image/>
      </style:table-cell-properties>
    </style:style>
    <style:style style:name="Tableau17.B3" style:family="table-cell">
      <style:table-cell-properties fo:background-color="#bdbdbd" fo:padding-left="0.199cm" fo:padding-right="0.191cm" fo:padding-top="0cm" fo:padding-bottom="0cm" fo:border="0.5pt solid #00000a">
        <style:background-image/>
      </style:table-cell-properties>
    </style:style>
    <style:style style:name="Tableau18" style:family="table">
      <style:table-properties style:width="16.611cm" fo:margin-left="0cm" fo:margin-top="0cm" fo:margin-bottom="0cm" table:align="left" style:writing-mode="lr-tb"/>
    </style:style>
    <style:style style:name="Tableau18.A" style:family="table-column">
      <style:table-column-properties style:column-width="6.68cm"/>
    </style:style>
    <style:style style:name="Tableau18.B" style:family="table-column">
      <style:table-column-properties style:column-width="9.931cm"/>
    </style:style>
    <style:style style:name="Tableau18.1" style:family="table-row">
      <style:table-row-properties style:min-row-height="0.706cm" fo:keep-together="auto"/>
    </style:style>
    <style:style style:name="Tableau18.A1" style:family="table-cell">
      <style:table-cell-properties fo:padding-left="0.199cm" fo:padding-right="0.191cm" fo:padding-top="0cm" fo:padding-bottom="0cm" fo:border="0.5pt solid #00000a"/>
    </style:style>
    <style:style style:name="Tableau18.2" style:family="table-row">
      <style:table-row-properties style:min-row-height="0.794cm" fo:keep-together="auto"/>
    </style:style>
    <style:style style:name="Tableau1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8.3" style:family="table-row">
      <style:table-row-properties style:min-row-height="0.961cm" fo:keep-together="auto"/>
    </style:style>
    <style:style style:name="Tableau18.A3" style:family="table-cell">
      <style:table-cell-properties fo:background-color="#ffffff" fo:padding-left="0.199cm" fo:padding-right="0.191cm" fo:padding-top="0cm" fo:padding-bottom="0cm" fo:border="0.5pt solid #00000a">
        <style:background-image/>
      </style:table-cell-properties>
    </style:style>
    <style:style style:name="Tableau18.B3" style:family="table-cell">
      <style:table-cell-properties fo:background-color="#bdbdbd" fo:padding-left="0.199cm" fo:padding-right="0.191cm" fo:padding-top="0cm" fo:padding-bottom="0cm" fo:border="0.5pt solid #00000a">
        <style:background-image/>
      </style:table-cell-properties>
    </style:style>
    <style:style style:name="Tableau19" style:family="table">
      <style:table-properties style:width="16.611cm" fo:margin-left="0cm" fo:margin-top="0cm" fo:margin-bottom="0cm" table:align="left" style:writing-mode="lr-tb"/>
    </style:style>
    <style:style style:name="Tableau19.A" style:family="table-column">
      <style:table-column-properties style:column-width="6.68cm"/>
    </style:style>
    <style:style style:name="Tableau19.B" style:family="table-column">
      <style:table-column-properties style:column-width="9.931cm"/>
    </style:style>
    <style:style style:name="Tableau19.1" style:family="table-row">
      <style:table-row-properties style:min-row-height="0.706cm" fo:keep-together="auto"/>
    </style:style>
    <style:style style:name="Tableau19.A1" style:family="table-cell">
      <style:table-cell-properties fo:padding-left="0.199cm" fo:padding-right="0.191cm" fo:padding-top="0cm" fo:padding-bottom="0cm" fo:border="0.5pt solid #00000a"/>
    </style:style>
    <style:style style:name="Tableau19.2" style:family="table-row">
      <style:table-row-properties style:min-row-height="0.697cm" fo:keep-together="auto"/>
    </style:style>
    <style:style style:name="Tableau1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9.3" style:family="table-row">
      <style:table-row-properties style:min-row-height="1.088cm" fo:keep-together="auto"/>
    </style:style>
    <style:style style:name="Tableau19.A3" style:family="table-cell">
      <style:table-cell-properties fo:background-color="#ffffff" fo:padding-left="0.199cm" fo:padding-right="0.191cm" fo:padding-top="0cm" fo:padding-bottom="0cm" fo:border="0.5pt solid #00000a">
        <style:background-image/>
      </style:table-cell-properties>
    </style:style>
    <style:style style:name="Tableau19.B3" style:family="table-cell">
      <style:table-cell-properties fo:background-color="#bdbdbd" fo:padding-left="0.199cm" fo:padding-right="0.191cm" fo:padding-top="0cm" fo:padding-bottom="0cm" fo:border="0.5pt solid #00000a">
        <style:background-image/>
      </style:table-cell-properties>
    </style:style>
    <style:style style:name="Tableau20" style:family="table">
      <style:table-properties style:width="16.611cm" fo:margin-left="0cm" fo:margin-top="0cm" fo:margin-bottom="0cm" table:align="left" style:writing-mode="lr-tb"/>
    </style:style>
    <style:style style:name="Tableau20.A" style:family="table-column">
      <style:table-column-properties style:column-width="6.689cm"/>
    </style:style>
    <style:style style:name="Tableau20.B" style:family="table-column">
      <style:table-column-properties style:column-width="9.922cm"/>
    </style:style>
    <style:style style:name="Tableau20.1" style:family="table-row">
      <style:table-row-properties style:min-row-height="0.706cm" fo:keep-together="auto"/>
    </style:style>
    <style:style style:name="Tableau20.A1" style:family="table-cell">
      <style:table-cell-properties fo:padding-left="0.199cm" fo:padding-right="0.191cm" fo:padding-top="0cm" fo:padding-bottom="0cm" fo:border="0.5pt solid #00000a"/>
    </style:style>
    <style:style style:name="Tableau20.2" style:family="table-row">
      <style:table-row-properties style:min-row-height="0.697cm" fo:keep-together="auto"/>
    </style:style>
    <style:style style:name="Tableau2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0.3" style:family="table-row">
      <style:table-row-properties style:min-row-height="0.961cm" fo:keep-together="auto"/>
    </style:style>
    <style:style style:name="Tableau20.A3" style:family="table-cell">
      <style:table-cell-properties fo:background-color="#ffffff" fo:padding-left="0.199cm" fo:padding-right="0.191cm" fo:padding-top="0cm" fo:padding-bottom="0cm" fo:border="0.5pt solid #00000a">
        <style:background-image/>
      </style:table-cell-properties>
    </style:style>
    <style:style style:name="Tableau20.B3" style:family="table-cell">
      <style:table-cell-properties fo:background-color="#bdbdbd" fo:padding-left="0.199cm" fo:padding-right="0.191cm" fo:padding-top="0cm" fo:padding-bottom="0cm" fo:border="0.5pt solid #00000a">
        <style:background-image/>
      </style:table-cell-properties>
    </style:style>
    <style:style style:name="Tableau21" style:family="table">
      <style:table-properties style:width="16.611cm" fo:margin-left="0cm" fo:margin-top="0cm" fo:margin-bottom="0cm" table:align="left" style:writing-mode="lr-tb"/>
    </style:style>
    <style:style style:name="Tableau21.A" style:family="table-column">
      <style:table-column-properties style:column-width="6.68cm"/>
    </style:style>
    <style:style style:name="Tableau21.B" style:family="table-column">
      <style:table-column-properties style:column-width="9.931cm"/>
    </style:style>
    <style:style style:name="Tableau21.1" style:family="table-row">
      <style:table-row-properties style:min-row-height="0.706cm" fo:keep-together="auto"/>
    </style:style>
    <style:style style:name="Tableau21.A1" style:family="table-cell">
      <style:table-cell-properties fo:padding-left="0.199cm" fo:padding-right="0.191cm" fo:padding-top="0cm" fo:padding-bottom="0cm" fo:border="0.5pt solid #00000a"/>
    </style:style>
    <style:style style:name="Tableau21.2" style:family="table-row">
      <style:table-row-properties style:min-row-height="0.794cm" fo:keep-together="auto"/>
    </style:style>
    <style:style style:name="Tableau2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1.3" style:family="table-row">
      <style:table-row-properties style:min-row-height="0.961cm" fo:keep-together="auto"/>
    </style:style>
    <style:style style:name="Tableau21.A3" style:family="table-cell">
      <style:table-cell-properties fo:background-color="#ffffff" fo:padding-left="0.199cm" fo:padding-right="0.191cm" fo:padding-top="0cm" fo:padding-bottom="0cm" fo:border="0.5pt solid #00000a">
        <style:background-image/>
      </style:table-cell-properties>
    </style:style>
    <style:style style:name="Tableau21.B3" style:family="table-cell">
      <style:table-cell-properties fo:background-color="#bdbdbd" fo:padding-left="0.199cm" fo:padding-right="0.191cm" fo:padding-top="0cm" fo:padding-bottom="0cm" fo:border="0.5pt solid #00000a">
        <style:background-image/>
      </style:table-cell-properties>
    </style:style>
    <style:style style:name="Tableau22" style:family="table">
      <style:table-properties style:width="16.611cm" fo:margin-left="0cm" fo:margin-top="0cm" fo:margin-bottom="0cm" table:align="left" style:writing-mode="lr-tb"/>
    </style:style>
    <style:style style:name="Tableau22.A" style:family="table-column">
      <style:table-column-properties style:column-width="6.68cm"/>
    </style:style>
    <style:style style:name="Tableau22.B" style:family="table-column">
      <style:table-column-properties style:column-width="9.931cm"/>
    </style:style>
    <style:style style:name="Tableau22.1" style:family="table-row">
      <style:table-row-properties style:min-row-height="0.706cm" fo:keep-together="auto"/>
    </style:style>
    <style:style style:name="Tableau22.A1" style:family="table-cell">
      <style:table-cell-properties fo:padding-left="0.199cm" fo:padding-right="0.191cm" fo:padding-top="0cm" fo:padding-bottom="0cm" fo:border="0.5pt solid #00000a"/>
    </style:style>
    <style:style style:name="Tableau22.2" style:family="table-row">
      <style:table-row-properties style:min-row-height="0.697cm" fo:keep-together="auto"/>
    </style:style>
    <style:style style:name="Tableau2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2.3" style:family="table-row">
      <style:table-row-properties style:min-row-height="1.088cm" fo:keep-together="auto"/>
    </style:style>
    <style:style style:name="Tableau22.A3" style:family="table-cell">
      <style:table-cell-properties fo:background-color="#ffffff" fo:padding-left="0.199cm" fo:padding-right="0.191cm" fo:padding-top="0cm" fo:padding-bottom="0cm" fo:border="0.5pt solid #00000a">
        <style:background-image/>
      </style:table-cell-properties>
    </style:style>
    <style:style style:name="Tableau22.B3" style:family="table-cell">
      <style:table-cell-properties fo:background-color="#bdbdbd" fo:padding-left="0.199cm" fo:padding-right="0.191cm" fo:padding-top="0cm" fo:padding-bottom="0cm" fo:border="0.5pt solid #00000a">
        <style:background-image/>
      </style:table-cell-properties>
    </style:style>
    <style:style style:name="Tableau23" style:family="table">
      <style:table-properties style:width="16.611cm" fo:margin-left="0cm" fo:margin-top="0cm" fo:margin-bottom="0cm" table:align="left" style:writing-mode="lr-tb"/>
    </style:style>
    <style:style style:name="Tableau23.A" style:family="table-column">
      <style:table-column-properties style:column-width="6.689cm"/>
    </style:style>
    <style:style style:name="Tableau23.B" style:family="table-column">
      <style:table-column-properties style:column-width="9.922cm"/>
    </style:style>
    <style:style style:name="Tableau23.1" style:family="table-row">
      <style:table-row-properties style:min-row-height="0.706cm" fo:keep-together="auto"/>
    </style:style>
    <style:style style:name="Tableau23.A1" style:family="table-cell">
      <style:table-cell-properties fo:padding-left="0.199cm" fo:padding-right="0.191cm" fo:padding-top="0cm" fo:padding-bottom="0cm" fo:border="0.5pt solid #00000a"/>
    </style:style>
    <style:style style:name="Tableau23.2" style:family="table-row">
      <style:table-row-properties style:min-row-height="0.697cm" fo:keep-together="auto"/>
    </style:style>
    <style:style style:name="Tableau2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3.3" style:family="table-row">
      <style:table-row-properties style:min-row-height="0.961cm" fo:keep-together="auto"/>
    </style:style>
    <style:style style:name="Tableau23.A3" style:family="table-cell">
      <style:table-cell-properties fo:background-color="#ffffff" fo:padding-left="0.199cm" fo:padding-right="0.191cm" fo:padding-top="0cm" fo:padding-bottom="0cm" fo:border="0.5pt solid #00000a">
        <style:background-image/>
      </style:table-cell-properties>
    </style:style>
    <style:style style:name="Tableau23.B3" style:family="table-cell">
      <style:table-cell-properties fo:background-color="#bdbdbd" fo:padding-left="0.199cm" fo:padding-right="0.191cm" fo:padding-top="0cm" fo:padding-bottom="0cm" fo:border="0.5pt solid #00000a">
        <style:background-image/>
      </style:table-cell-properties>
    </style:style>
    <style:style style:name="Tableau24" style:family="table">
      <style:table-properties style:width="16.611cm" fo:margin-left="0cm" fo:margin-top="0cm" fo:margin-bottom="0cm" table:align="left" style:writing-mode="lr-tb"/>
    </style:style>
    <style:style style:name="Tableau24.A" style:family="table-column">
      <style:table-column-properties style:column-width="6.68cm"/>
    </style:style>
    <style:style style:name="Tableau24.B" style:family="table-column">
      <style:table-column-properties style:column-width="9.931cm"/>
    </style:style>
    <style:style style:name="Tableau24.1" style:family="table-row">
      <style:table-row-properties style:min-row-height="0.706cm" fo:keep-together="auto"/>
    </style:style>
    <style:style style:name="Tableau24.A1" style:family="table-cell">
      <style:table-cell-properties fo:padding-left="0.199cm" fo:padding-right="0.191cm" fo:padding-top="0cm" fo:padding-bottom="0cm" fo:border="0.5pt solid #00000a"/>
    </style:style>
    <style:style style:name="Tableau24.2" style:family="table-row">
      <style:table-row-properties style:min-row-height="0.794cm" fo:keep-together="auto"/>
    </style:style>
    <style:style style:name="Tableau2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4.3" style:family="table-row">
      <style:table-row-properties style:min-row-height="0.961cm" fo:keep-together="auto"/>
    </style:style>
    <style:style style:name="Tableau24.A3" style:family="table-cell">
      <style:table-cell-properties fo:background-color="#ffffff" fo:padding-left="0.199cm" fo:padding-right="0.191cm" fo:padding-top="0cm" fo:padding-bottom="0cm" fo:border="0.5pt solid #00000a">
        <style:background-image/>
      </style:table-cell-properties>
    </style:style>
    <style:style style:name="Tableau24.B3" style:family="table-cell">
      <style:table-cell-properties fo:background-color="#bdbdbd" fo:padding-left="0.199cm" fo:padding-right="0.191cm" fo:padding-top="0cm" fo:padding-bottom="0cm" fo:border="0.5pt solid #00000a">
        <style:background-image/>
      </style:table-cell-properties>
    </style:style>
    <style:style style:name="Tableau25" style:family="table">
      <style:table-properties style:width="16.611cm" fo:margin-left="0cm" fo:margin-top="0cm" fo:margin-bottom="0cm" table:align="left" style:writing-mode="lr-tb"/>
    </style:style>
    <style:style style:name="Tableau25.A" style:family="table-column">
      <style:table-column-properties style:column-width="6.68cm"/>
    </style:style>
    <style:style style:name="Tableau25.B" style:family="table-column">
      <style:table-column-properties style:column-width="9.931cm"/>
    </style:style>
    <style:style style:name="Tableau25.1" style:family="table-row">
      <style:table-row-properties style:min-row-height="0.706cm" fo:keep-together="auto"/>
    </style:style>
    <style:style style:name="Tableau25.A1" style:family="table-cell">
      <style:table-cell-properties fo:padding-left="0.199cm" fo:padding-right="0.191cm" fo:padding-top="0cm" fo:padding-bottom="0cm" fo:border="0.5pt solid #00000a"/>
    </style:style>
    <style:style style:name="Tableau25.2" style:family="table-row">
      <style:table-row-properties style:min-row-height="0.697cm" fo:keep-together="auto"/>
    </style:style>
    <style:style style:name="Tableau2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5.3" style:family="table-row">
      <style:table-row-properties style:min-row-height="1.088cm" fo:keep-together="auto"/>
    </style:style>
    <style:style style:name="Tableau25.A3" style:family="table-cell">
      <style:table-cell-properties fo:background-color="#ffffff" fo:padding-left="0.199cm" fo:padding-right="0.191cm" fo:padding-top="0cm" fo:padding-bottom="0cm" fo:border="0.5pt solid #00000a">
        <style:background-image/>
      </style:table-cell-properties>
    </style:style>
    <style:style style:name="Tableau25.B3" style:family="table-cell">
      <style:table-cell-properties fo:background-color="#bdbdbd" fo:padding-left="0.199cm" fo:padding-right="0.191cm" fo:padding-top="0cm" fo:padding-bottom="0cm" fo:border="0.5pt solid #00000a">
        <style:background-image/>
      </style:table-cell-properties>
    </style:style>
    <style:style style:name="Tableau26" style:family="table">
      <style:table-properties style:width="16.611cm" fo:margin-left="0cm" fo:margin-top="0cm" fo:margin-bottom="0cm" table:align="left" style:writing-mode="lr-tb"/>
    </style:style>
    <style:style style:name="Tableau26.A" style:family="table-column">
      <style:table-column-properties style:column-width="6.689cm"/>
    </style:style>
    <style:style style:name="Tableau26.B" style:family="table-column">
      <style:table-column-properties style:column-width="9.922cm"/>
    </style:style>
    <style:style style:name="Tableau26.1" style:family="table-row">
      <style:table-row-properties style:min-row-height="0.706cm" fo:keep-together="auto"/>
    </style:style>
    <style:style style:name="Tableau26.A1" style:family="table-cell">
      <style:table-cell-properties fo:padding-left="0.199cm" fo:padding-right="0.191cm" fo:padding-top="0cm" fo:padding-bottom="0cm" fo:border="0.5pt solid #00000a"/>
    </style:style>
    <style:style style:name="Tableau26.2" style:family="table-row">
      <style:table-row-properties style:min-row-height="0.697cm" fo:keep-together="auto"/>
    </style:style>
    <style:style style:name="Tableau2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6.3" style:family="table-row">
      <style:table-row-properties style:min-row-height="0.961cm" fo:keep-together="auto"/>
    </style:style>
    <style:style style:name="Tableau26.A3" style:family="table-cell">
      <style:table-cell-properties fo:background-color="#ffffff" fo:padding-left="0.199cm" fo:padding-right="0.191cm" fo:padding-top="0cm" fo:padding-bottom="0cm" fo:border="0.5pt solid #00000a">
        <style:background-image/>
      </style:table-cell-properties>
    </style:style>
    <style:style style:name="Tableau26.B3" style:family="table-cell">
      <style:table-cell-properties fo:background-color="#bdbdbd" fo:padding-left="0.199cm" fo:padding-right="0.191cm" fo:padding-top="0cm" fo:padding-bottom="0cm" fo:border="0.5pt solid #00000a">
        <style:background-image/>
      </style:table-cell-properties>
    </style:style>
    <style:style style:name="Tableau27" style:family="table">
      <style:table-properties style:width="16.611cm" fo:margin-left="0cm" fo:margin-top="0cm" fo:margin-bottom="0cm" table:align="left" style:writing-mode="lr-tb"/>
    </style:style>
    <style:style style:name="Tableau27.A" style:family="table-column">
      <style:table-column-properties style:column-width="6.68cm"/>
    </style:style>
    <style:style style:name="Tableau27.B" style:family="table-column">
      <style:table-column-properties style:column-width="9.931cm"/>
    </style:style>
    <style:style style:name="Tableau27.1" style:family="table-row">
      <style:table-row-properties style:min-row-height="0.706cm" fo:keep-together="auto"/>
    </style:style>
    <style:style style:name="Tableau27.A1" style:family="table-cell">
      <style:table-cell-properties fo:padding-left="0.199cm" fo:padding-right="0.191cm" fo:padding-top="0cm" fo:padding-bottom="0cm" fo:border="0.5pt solid #00000a"/>
    </style:style>
    <style:style style:name="Tableau27.2" style:family="table-row">
      <style:table-row-properties style:min-row-height="0.794cm" fo:keep-together="auto"/>
    </style:style>
    <style:style style:name="Tableau2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7.3" style:family="table-row">
      <style:table-row-properties style:min-row-height="0.961cm" fo:keep-together="auto"/>
    </style:style>
    <style:style style:name="Tableau27.A3" style:family="table-cell">
      <style:table-cell-properties fo:background-color="#ffffff" fo:padding-left="0.199cm" fo:padding-right="0.191cm" fo:padding-top="0cm" fo:padding-bottom="0cm" fo:border="0.5pt solid #00000a">
        <style:background-image/>
      </style:table-cell-properties>
    </style:style>
    <style:style style:name="Tableau27.B3" style:family="table-cell">
      <style:table-cell-properties fo:background-color="#bdbdbd" fo:padding-left="0.199cm" fo:padding-right="0.191cm" fo:padding-top="0cm" fo:padding-bottom="0cm" fo:border="0.5pt solid #00000a">
        <style:background-image/>
      </style:table-cell-properties>
    </style:style>
    <style:style style:name="Tableau28" style:family="table">
      <style:table-properties style:width="16.611cm" fo:margin-left="0cm" fo:margin-top="0cm" fo:margin-bottom="0cm" table:align="left" style:writing-mode="lr-tb"/>
    </style:style>
    <style:style style:name="Tableau28.A" style:family="table-column">
      <style:table-column-properties style:column-width="6.68cm"/>
    </style:style>
    <style:style style:name="Tableau28.B" style:family="table-column">
      <style:table-column-properties style:column-width="9.931cm"/>
    </style:style>
    <style:style style:name="Tableau28.1" style:family="table-row">
      <style:table-row-properties style:min-row-height="0.706cm" fo:keep-together="auto"/>
    </style:style>
    <style:style style:name="Tableau28.A1" style:family="table-cell">
      <style:table-cell-properties fo:padding-left="0.199cm" fo:padding-right="0.191cm" fo:padding-top="0cm" fo:padding-bottom="0cm" fo:border="0.5pt solid #00000a"/>
    </style:style>
    <style:style style:name="Tableau28.2" style:family="table-row">
      <style:table-row-properties style:min-row-height="0.697cm" fo:keep-together="auto"/>
    </style:style>
    <style:style style:name="Tableau2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8.3" style:family="table-row">
      <style:table-row-properties style:min-row-height="1.088cm" fo:keep-together="auto"/>
    </style:style>
    <style:style style:name="Tableau28.A3" style:family="table-cell">
      <style:table-cell-properties fo:background-color="#ffffff" fo:padding-left="0.199cm" fo:padding-right="0.191cm" fo:padding-top="0cm" fo:padding-bottom="0cm" fo:border="0.5pt solid #00000a">
        <style:background-image/>
      </style:table-cell-properties>
    </style:style>
    <style:style style:name="Tableau28.B3" style:family="table-cell">
      <style:table-cell-properties fo:background-color="#bdbdbd" fo:padding-left="0.199cm" fo:padding-right="0.191cm" fo:padding-top="0cm" fo:padding-bottom="0cm" fo:border="0.5pt solid #00000a">
        <style:background-image/>
      </style:table-cell-properties>
    </style:style>
    <style:style style:name="Tableau29" style:family="table">
      <style:table-properties style:width="16.611cm" fo:margin-left="0cm" fo:margin-top="0cm" fo:margin-bottom="0cm" table:align="left" style:writing-mode="lr-tb"/>
    </style:style>
    <style:style style:name="Tableau29.A" style:family="table-column">
      <style:table-column-properties style:column-width="6.689cm"/>
    </style:style>
    <style:style style:name="Tableau29.B" style:family="table-column">
      <style:table-column-properties style:column-width="9.922cm"/>
    </style:style>
    <style:style style:name="Tableau29.1" style:family="table-row">
      <style:table-row-properties style:min-row-height="0.706cm" fo:keep-together="auto"/>
    </style:style>
    <style:style style:name="Tableau29.A1" style:family="table-cell">
      <style:table-cell-properties fo:padding-left="0.199cm" fo:padding-right="0.191cm" fo:padding-top="0cm" fo:padding-bottom="0cm" fo:border="0.5pt solid #00000a"/>
    </style:style>
    <style:style style:name="Tableau29.2" style:family="table-row">
      <style:table-row-properties style:min-row-height="0.697cm" fo:keep-together="auto"/>
    </style:style>
    <style:style style:name="Tableau2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9.3" style:family="table-row">
      <style:table-row-properties style:min-row-height="0.961cm" fo:keep-together="auto"/>
    </style:style>
    <style:style style:name="Tableau29.A3" style:family="table-cell">
      <style:table-cell-properties fo:background-color="#ffffff" fo:padding-left="0.199cm" fo:padding-right="0.191cm" fo:padding-top="0cm" fo:padding-bottom="0cm" fo:border="0.5pt solid #00000a">
        <style:background-image/>
      </style:table-cell-properties>
    </style:style>
    <style:style style:name="Tableau29.B3" style:family="table-cell">
      <style:table-cell-properties fo:background-color="#bdbdbd" fo:padding-left="0.199cm" fo:padding-right="0.191cm" fo:padding-top="0cm" fo:padding-bottom="0cm" fo:border="0.5pt solid #00000a">
        <style:background-image/>
      </style:table-cell-properties>
    </style:style>
    <style:style style:name="Tableau30" style:family="table">
      <style:table-properties style:width="16.611cm" fo:margin-left="0cm" fo:margin-top="0cm" fo:margin-bottom="0cm" table:align="left" style:writing-mode="lr-tb"/>
    </style:style>
    <style:style style:name="Tableau30.A" style:family="table-column">
      <style:table-column-properties style:column-width="6.68cm"/>
    </style:style>
    <style:style style:name="Tableau30.B" style:family="table-column">
      <style:table-column-properties style:column-width="9.931cm"/>
    </style:style>
    <style:style style:name="Tableau30.1" style:family="table-row">
      <style:table-row-properties style:min-row-height="0.706cm" fo:keep-together="auto"/>
    </style:style>
    <style:style style:name="Tableau30.A1" style:family="table-cell">
      <style:table-cell-properties fo:padding-left="0.199cm" fo:padding-right="0.191cm" fo:padding-top="0cm" fo:padding-bottom="0cm" fo:border="0.5pt solid #00000a"/>
    </style:style>
    <style:style style:name="Tableau30.2" style:family="table-row">
      <style:table-row-properties style:min-row-height="0.794cm" fo:keep-together="auto"/>
    </style:style>
    <style:style style:name="Tableau3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0.3" style:family="table-row">
      <style:table-row-properties style:min-row-height="0.961cm" fo:keep-together="auto"/>
    </style:style>
    <style:style style:name="Tableau30.A3" style:family="table-cell">
      <style:table-cell-properties fo:background-color="#ffffff" fo:padding-left="0.199cm" fo:padding-right="0.191cm" fo:padding-top="0cm" fo:padding-bottom="0cm" fo:border="0.5pt solid #00000a">
        <style:background-image/>
      </style:table-cell-properties>
    </style:style>
    <style:style style:name="Tableau30.B3" style:family="table-cell">
      <style:table-cell-properties fo:background-color="#bdbdbd" fo:padding-left="0.199cm" fo:padding-right="0.191cm" fo:padding-top="0cm" fo:padding-bottom="0cm" fo:border="0.5pt solid #00000a">
        <style:background-image/>
      </style:table-cell-properties>
    </style:style>
    <style:style style:name="Tableau31" style:family="table">
      <style:table-properties style:width="16.611cm" fo:margin-left="0cm" fo:margin-top="0cm" fo:margin-bottom="0cm" table:align="left" style:writing-mode="lr-tb"/>
    </style:style>
    <style:style style:name="Tableau31.A" style:family="table-column">
      <style:table-column-properties style:column-width="6.68cm"/>
    </style:style>
    <style:style style:name="Tableau31.B" style:family="table-column">
      <style:table-column-properties style:column-width="9.931cm"/>
    </style:style>
    <style:style style:name="Tableau31.1" style:family="table-row">
      <style:table-row-properties style:min-row-height="0.706cm" fo:keep-together="auto"/>
    </style:style>
    <style:style style:name="Tableau31.A1" style:family="table-cell">
      <style:table-cell-properties fo:padding-left="0.199cm" fo:padding-right="0.191cm" fo:padding-top="0cm" fo:padding-bottom="0cm" fo:border="0.5pt solid #00000a"/>
    </style:style>
    <style:style style:name="Tableau31.2" style:family="table-row">
      <style:table-row-properties style:min-row-height="0.697cm" fo:keep-together="auto"/>
    </style:style>
    <style:style style:name="Tableau3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1.3" style:family="table-row">
      <style:table-row-properties style:min-row-height="1.088cm" fo:keep-together="auto"/>
    </style:style>
    <style:style style:name="Tableau31.A3" style:family="table-cell">
      <style:table-cell-properties fo:background-color="#ffffff" fo:padding-left="0.199cm" fo:padding-right="0.191cm" fo:padding-top="0cm" fo:padding-bottom="0cm" fo:border="0.5pt solid #00000a">
        <style:background-image/>
      </style:table-cell-properties>
    </style:style>
    <style:style style:name="Tableau31.B3" style:family="table-cell">
      <style:table-cell-properties fo:background-color="#bdbdbd" fo:padding-left="0.199cm" fo:padding-right="0.191cm" fo:padding-top="0cm" fo:padding-bottom="0cm" fo:border="0.5pt solid #00000a">
        <style:background-image/>
      </style:table-cell-properties>
    </style:style>
    <style:style style:name="Tableau32" style:family="table">
      <style:table-properties style:width="16.611cm" fo:margin-left="0cm" fo:margin-top="0cm" fo:margin-bottom="0cm" table:align="left" style:writing-mode="lr-tb"/>
    </style:style>
    <style:style style:name="Tableau32.A" style:family="table-column">
      <style:table-column-properties style:column-width="6.689cm"/>
    </style:style>
    <style:style style:name="Tableau32.B" style:family="table-column">
      <style:table-column-properties style:column-width="9.922cm"/>
    </style:style>
    <style:style style:name="Tableau32.1" style:family="table-row">
      <style:table-row-properties style:min-row-height="0.706cm" fo:keep-together="auto"/>
    </style:style>
    <style:style style:name="Tableau32.A1" style:family="table-cell">
      <style:table-cell-properties fo:padding-left="0.199cm" fo:padding-right="0.191cm" fo:padding-top="0cm" fo:padding-bottom="0cm" fo:border="0.5pt solid #00000a"/>
    </style:style>
    <style:style style:name="Tableau32.2" style:family="table-row">
      <style:table-row-properties style:min-row-height="0.697cm" fo:keep-together="auto"/>
    </style:style>
    <style:style style:name="Tableau3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2.3" style:family="table-row">
      <style:table-row-properties style:min-row-height="0.961cm" fo:keep-together="auto"/>
    </style:style>
    <style:style style:name="Tableau32.A3" style:family="table-cell">
      <style:table-cell-properties fo:background-color="#ffffff" fo:padding-left="0.199cm" fo:padding-right="0.191cm" fo:padding-top="0cm" fo:padding-bottom="0cm" fo:border="0.5pt solid #00000a">
        <style:background-image/>
      </style:table-cell-properties>
    </style:style>
    <style:style style:name="Tableau32.B3" style:family="table-cell">
      <style:table-cell-properties fo:background-color="#bdbdbd" fo:padding-left="0.199cm" fo:padding-right="0.191cm" fo:padding-top="0cm" fo:padding-bottom="0cm" fo:border="0.5pt solid #00000a">
        <style:background-image/>
      </style:table-cell-properties>
    </style:style>
    <style:style style:name="Tableau33" style:family="table">
      <style:table-properties style:width="16.611cm" fo:margin-left="0cm" fo:margin-top="0cm" fo:margin-bottom="0cm" table:align="left" style:writing-mode="lr-tb"/>
    </style:style>
    <style:style style:name="Tableau33.A" style:family="table-column">
      <style:table-column-properties style:column-width="6.68cm"/>
    </style:style>
    <style:style style:name="Tableau33.B" style:family="table-column">
      <style:table-column-properties style:column-width="9.931cm"/>
    </style:style>
    <style:style style:name="Tableau33.1" style:family="table-row">
      <style:table-row-properties style:min-row-height="0.706cm" fo:keep-together="auto"/>
    </style:style>
    <style:style style:name="Tableau33.A1" style:family="table-cell">
      <style:table-cell-properties fo:padding-left="0.199cm" fo:padding-right="0.191cm" fo:padding-top="0cm" fo:padding-bottom="0cm" fo:border="0.5pt solid #00000a"/>
    </style:style>
    <style:style style:name="Tableau33.2" style:family="table-row">
      <style:table-row-properties style:min-row-height="0.794cm" fo:keep-together="auto"/>
    </style:style>
    <style:style style:name="Tableau3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3.3" style:family="table-row">
      <style:table-row-properties style:min-row-height="0.961cm" fo:keep-together="auto"/>
    </style:style>
    <style:style style:name="Tableau33.A3" style:family="table-cell">
      <style:table-cell-properties fo:background-color="#ffffff" fo:padding-left="0.199cm" fo:padding-right="0.191cm" fo:padding-top="0cm" fo:padding-bottom="0cm" fo:border="0.5pt solid #00000a">
        <style:background-image/>
      </style:table-cell-properties>
    </style:style>
    <style:style style:name="Tableau33.B3" style:family="table-cell">
      <style:table-cell-properties fo:background-color="#bdbdbd" fo:padding-left="0.199cm" fo:padding-right="0.191cm" fo:padding-top="0cm" fo:padding-bottom="0cm" fo:border="0.5pt solid #00000a">
        <style:background-image/>
      </style:table-cell-properties>
    </style:style>
    <style:style style:name="Tableau34" style:family="table">
      <style:table-properties style:width="16.611cm" fo:margin-left="0cm" fo:margin-top="0cm" fo:margin-bottom="0cm" table:align="left" style:writing-mode="lr-tb"/>
    </style:style>
    <style:style style:name="Tableau34.A" style:family="table-column">
      <style:table-column-properties style:column-width="6.68cm"/>
    </style:style>
    <style:style style:name="Tableau34.B" style:family="table-column">
      <style:table-column-properties style:column-width="9.931cm"/>
    </style:style>
    <style:style style:name="Tableau34.1" style:family="table-row">
      <style:table-row-properties style:min-row-height="0.706cm" fo:keep-together="auto"/>
    </style:style>
    <style:style style:name="Tableau34.A1" style:family="table-cell">
      <style:table-cell-properties fo:padding-left="0.199cm" fo:padding-right="0.191cm" fo:padding-top="0cm" fo:padding-bottom="0cm" fo:border="0.5pt solid #00000a"/>
    </style:style>
    <style:style style:name="Tableau34.2" style:family="table-row">
      <style:table-row-properties style:min-row-height="0.697cm" fo:keep-together="auto"/>
    </style:style>
    <style:style style:name="Tableau3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4.3" style:family="table-row">
      <style:table-row-properties style:min-row-height="1.088cm" fo:keep-together="auto"/>
    </style:style>
    <style:style style:name="Tableau34.A3" style:family="table-cell">
      <style:table-cell-properties fo:background-color="#ffffff" fo:padding-left="0.199cm" fo:padding-right="0.191cm" fo:padding-top="0cm" fo:padding-bottom="0cm" fo:border="0.5pt solid #00000a">
        <style:background-image/>
      </style:table-cell-properties>
    </style:style>
    <style:style style:name="Tableau34.B3" style:family="table-cell">
      <style:table-cell-properties fo:background-color="#bdbdbd" fo:padding-left="0.199cm" fo:padding-right="0.191cm" fo:padding-top="0cm" fo:padding-bottom="0cm" fo:border="0.5pt solid #00000a">
        <style:background-image/>
      </style:table-cell-properties>
    </style:style>
    <style:style style:name="Tableau35" style:family="table">
      <style:table-properties style:width="16.611cm" fo:margin-left="0cm" fo:margin-top="0cm" fo:margin-bottom="0cm" table:align="left" style:writing-mode="lr-tb"/>
    </style:style>
    <style:style style:name="Tableau35.A" style:family="table-column">
      <style:table-column-properties style:column-width="4.586cm"/>
    </style:style>
    <style:style style:name="Tableau35.B" style:family="table-column">
      <style:table-column-properties style:column-width="7.818cm"/>
    </style:style>
    <style:style style:name="Tableau35.C" style:family="table-column">
      <style:table-column-properties style:column-width="4.207cm"/>
    </style:style>
    <style:style style:name="Tableau35.1" style:family="table-row">
      <style:table-row-properties style:min-row-height="0.706cm" fo:keep-together="auto"/>
    </style:style>
    <style:style style:name="Tableau35.A1" style:family="table-cell">
      <style:table-cell-properties fo:padding-left="0.199cm" fo:padding-right="0.191cm" fo:padding-top="0cm" fo:padding-bottom="0cm" fo:border="0.5pt solid #00000a"/>
    </style:style>
    <style:style style:name="Tableau35.2" style:family="table-row">
      <style:table-row-properties style:min-row-height="0.697cm" fo:keep-together="auto"/>
    </style:style>
    <style:style style:name="Tableau3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5.3" style:family="table-row">
      <style:table-row-properties style:min-row-height="0.961cm" fo:keep-together="auto"/>
    </style:style>
    <style:style style:name="Tableau35.A3" style:family="table-cell">
      <style:table-cell-properties fo:background-color="#ffffff" fo:padding-left="0.199cm" fo:padding-right="0.191cm" fo:padding-top="0cm" fo:padding-bottom="0cm" fo:border="0.5pt solid #00000a">
        <style:background-image/>
      </style:table-cell-properties>
    </style:style>
    <style:style style:name="Tableau35.B3" style:family="table-cell">
      <style:table-cell-properties fo:background-color="#bdbdbd" fo:padding-left="0.199cm" fo:padding-right="0.191cm" fo:padding-top="0cm" fo:padding-bottom="0cm" fo:border="0.5pt solid #00000a">
        <style:background-image/>
      </style:table-cell-properties>
    </style:style>
    <style:style style:name="Tableau36" style:family="table">
      <style:table-properties style:width="16.611cm" fo:margin-left="0cm" fo:margin-top="0cm" fo:margin-bottom="0cm" table:align="left" style:writing-mode="lr-tb"/>
    </style:style>
    <style:style style:name="Tableau36.A" style:family="table-column">
      <style:table-column-properties style:column-width="4.586cm"/>
    </style:style>
    <style:style style:name="Tableau36.B" style:family="table-column">
      <style:table-column-properties style:column-width="7.835cm"/>
    </style:style>
    <style:style style:name="Tableau36.C" style:family="table-column">
      <style:table-column-properties style:column-width="4.189cm"/>
    </style:style>
    <style:style style:name="Tableau36.1" style:family="table-row">
      <style:table-row-properties style:min-row-height="0.706cm" fo:keep-together="auto"/>
    </style:style>
    <style:style style:name="Tableau36.A1" style:family="table-cell">
      <style:table-cell-properties fo:padding-left="0.199cm" fo:padding-right="0.191cm" fo:padding-top="0cm" fo:padding-bottom="0cm" fo:border="0.5pt solid #00000a"/>
    </style:style>
    <style:style style:name="Tableau36.2" style:family="table-row">
      <style:table-row-properties style:min-row-height="0.794cm" fo:keep-together="auto"/>
    </style:style>
    <style:style style:name="Tableau3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6.3" style:family="table-row">
      <style:table-row-properties style:min-row-height="0.961cm" fo:keep-together="auto"/>
    </style:style>
    <style:style style:name="Tableau36.A3" style:family="table-cell">
      <style:table-cell-properties fo:background-color="#ffffff" fo:padding-left="0.199cm" fo:padding-right="0.191cm" fo:padding-top="0cm" fo:padding-bottom="0cm" fo:border="0.5pt solid #00000a">
        <style:background-image/>
      </style:table-cell-properties>
    </style:style>
    <style:style style:name="Tableau36.B3" style:family="table-cell">
      <style:table-cell-properties fo:background-color="#bdbdbd" fo:padding-left="0.199cm" fo:padding-right="0.191cm" fo:padding-top="0cm" fo:padding-bottom="0cm" fo:border="0.5pt solid #00000a">
        <style:background-image/>
      </style:table-cell-properties>
    </style:style>
    <style:style style:name="Tableau37" style:family="table">
      <style:table-properties style:width="16.611cm" fo:margin-left="0cm" fo:margin-top="0cm" fo:margin-bottom="0cm" table:align="left" style:writing-mode="lr-tb"/>
    </style:style>
    <style:style style:name="Tableau37.A" style:family="table-column">
      <style:table-column-properties style:column-width="4.586cm"/>
    </style:style>
    <style:style style:name="Tableau37.B" style:family="table-column">
      <style:table-column-properties style:column-width="7.835cm"/>
    </style:style>
    <style:style style:name="Tableau37.C" style:family="table-column">
      <style:table-column-properties style:column-width="4.189cm"/>
    </style:style>
    <style:style style:name="Tableau37.1" style:family="table-row">
      <style:table-row-properties style:min-row-height="0.706cm" fo:keep-together="auto"/>
    </style:style>
    <style:style style:name="Tableau37.A1" style:family="table-cell">
      <style:table-cell-properties fo:padding-left="0.199cm" fo:padding-right="0.191cm" fo:padding-top="0cm" fo:padding-bottom="0cm" fo:border="0.5pt solid #00000a"/>
    </style:style>
    <style:style style:name="Tableau37.2" style:family="table-row">
      <style:table-row-properties style:min-row-height="0.697cm" fo:keep-together="auto"/>
    </style:style>
    <style:style style:name="Tableau3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7.3" style:family="table-row">
      <style:table-row-properties style:min-row-height="1.088cm" fo:keep-together="auto"/>
    </style:style>
    <style:style style:name="Tableau37.A3" style:family="table-cell">
      <style:table-cell-properties fo:background-color="#ffffff" fo:padding-left="0.199cm" fo:padding-right="0.191cm" fo:padding-top="0cm" fo:padding-bottom="0cm" fo:border="0.5pt solid #00000a">
        <style:background-image/>
      </style:table-cell-properties>
    </style:style>
    <style:style style:name="Tableau37.B3" style:family="table-cell">
      <style:table-cell-properties fo:background-color="#bdbdbd" fo:padding-left="0.199cm" fo:padding-right="0.191cm" fo:padding-top="0cm" fo:padding-bottom="0cm" fo:border="0.5pt solid #00000a">
        <style:background-image/>
      </style:table-cell-properties>
    </style:style>
    <style:style style:name="Tableau38" style:family="table">
      <style:table-properties style:width="16.611cm" fo:margin-left="0cm" fo:margin-top="0cm" fo:margin-bottom="0cm" table:align="left" style:writing-mode="lr-tb"/>
    </style:style>
    <style:style style:name="Tableau38.A" style:family="table-column">
      <style:table-column-properties style:column-width="6.689cm"/>
    </style:style>
    <style:style style:name="Tableau38.B" style:family="table-column">
      <style:table-column-properties style:column-width="9.922cm"/>
    </style:style>
    <style:style style:name="Tableau38.1" style:family="table-row">
      <style:table-row-properties style:min-row-height="0.706cm" fo:keep-together="auto"/>
    </style:style>
    <style:style style:name="Tableau38.A1" style:family="table-cell">
      <style:table-cell-properties fo:padding-left="0.199cm" fo:padding-right="0.191cm" fo:padding-top="0cm" fo:padding-bottom="0cm" fo:border="0.5pt solid #00000a"/>
    </style:style>
    <style:style style:name="Tableau38.2" style:family="table-row">
      <style:table-row-properties style:min-row-height="0.697cm" fo:keep-together="auto"/>
    </style:style>
    <style:style style:name="Tableau3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8.3" style:family="table-row">
      <style:table-row-properties style:min-row-height="0.961cm" fo:keep-together="auto"/>
    </style:style>
    <style:style style:name="Tableau38.A3" style:family="table-cell">
      <style:table-cell-properties fo:background-color="#ffffff" fo:padding-left="0.199cm" fo:padding-right="0.191cm" fo:padding-top="0cm" fo:padding-bottom="0cm" fo:border="0.5pt solid #00000a">
        <style:background-image/>
      </style:table-cell-properties>
    </style:style>
    <style:style style:name="Tableau38.B3" style:family="table-cell">
      <style:table-cell-properties fo:background-color="#bdbdbd" fo:padding-left="0.199cm" fo:padding-right="0.191cm" fo:padding-top="0cm" fo:padding-bottom="0cm" fo:border="0.5pt solid #00000a">
        <style:background-image/>
      </style:table-cell-properties>
    </style:style>
    <style:style style:name="Tableau39" style:family="table">
      <style:table-properties style:width="16.611cm" fo:margin-left="0cm" fo:margin-top="0cm" fo:margin-bottom="0cm" table:align="left" style:writing-mode="lr-tb"/>
    </style:style>
    <style:style style:name="Tableau39.A" style:family="table-column">
      <style:table-column-properties style:column-width="6.68cm"/>
    </style:style>
    <style:style style:name="Tableau39.B" style:family="table-column">
      <style:table-column-properties style:column-width="9.931cm"/>
    </style:style>
    <style:style style:name="Tableau39.1" style:family="table-row">
      <style:table-row-properties style:min-row-height="0.706cm" fo:keep-together="auto"/>
    </style:style>
    <style:style style:name="Tableau39.A1" style:family="table-cell">
      <style:table-cell-properties fo:padding-left="0.199cm" fo:padding-right="0.191cm" fo:padding-top="0cm" fo:padding-bottom="0cm" fo:border="0.5pt solid #00000a"/>
    </style:style>
    <style:style style:name="Tableau39.2" style:family="table-row">
      <style:table-row-properties style:min-row-height="0.794cm" fo:keep-together="auto"/>
    </style:style>
    <style:style style:name="Tableau3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9.3" style:family="table-row">
      <style:table-row-properties style:min-row-height="0.961cm" fo:keep-together="auto"/>
    </style:style>
    <style:style style:name="Tableau39.A3" style:family="table-cell">
      <style:table-cell-properties fo:background-color="#ffffff" fo:padding-left="0.199cm" fo:padding-right="0.191cm" fo:padding-top="0cm" fo:padding-bottom="0cm" fo:border="0.5pt solid #00000a">
        <style:background-image/>
      </style:table-cell-properties>
    </style:style>
    <style:style style:name="Tableau39.B3" style:family="table-cell">
      <style:table-cell-properties fo:background-color="#bdbdbd" fo:padding-left="0.199cm" fo:padding-right="0.191cm" fo:padding-top="0cm" fo:padding-bottom="0cm" fo:border="0.5pt solid #00000a">
        <style:background-image/>
      </style:table-cell-properties>
    </style:style>
    <style:style style:name="Tableau40" style:family="table">
      <style:table-properties style:width="16.611cm" fo:margin-left="0cm" fo:margin-top="0cm" fo:margin-bottom="0cm" table:align="left" style:writing-mode="lr-tb"/>
    </style:style>
    <style:style style:name="Tableau40.A" style:family="table-column">
      <style:table-column-properties style:column-width="6.68cm"/>
    </style:style>
    <style:style style:name="Tableau40.B" style:family="table-column">
      <style:table-column-properties style:column-width="9.931cm"/>
    </style:style>
    <style:style style:name="Tableau40.1" style:family="table-row">
      <style:table-row-properties style:min-row-height="0.706cm" fo:keep-together="auto"/>
    </style:style>
    <style:style style:name="Tableau40.A1" style:family="table-cell">
      <style:table-cell-properties fo:padding-left="0.199cm" fo:padding-right="0.191cm" fo:padding-top="0cm" fo:padding-bottom="0cm" fo:border="0.5pt solid #00000a"/>
    </style:style>
    <style:style style:name="Tableau40.2" style:family="table-row">
      <style:table-row-properties style:min-row-height="0.697cm" fo:keep-together="auto"/>
    </style:style>
    <style:style style:name="Tableau4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0.3" style:family="table-row">
      <style:table-row-properties style:min-row-height="1.088cm" fo:keep-together="auto"/>
    </style:style>
    <style:style style:name="Tableau40.A3" style:family="table-cell">
      <style:table-cell-properties fo:background-color="#ffffff" fo:padding-left="0.199cm" fo:padding-right="0.191cm" fo:padding-top="0cm" fo:padding-bottom="0cm" fo:border="0.5pt solid #00000a">
        <style:background-image/>
      </style:table-cell-properties>
    </style:style>
    <style:style style:name="Tableau40.B3" style:family="table-cell">
      <style:table-cell-properties fo:background-color="#bdbdbd" fo:padding-left="0.199cm" fo:padding-right="0.191cm" fo:padding-top="0cm" fo:padding-bottom="0cm" fo:border="0.5pt solid #00000a">
        <style:background-image/>
      </style:table-cell-properties>
    </style:style>
    <style:style style:name="Tableau41" style:family="table">
      <style:table-properties style:width="16.611cm" fo:margin-left="0cm" fo:margin-top="0cm" fo:margin-bottom="0cm" table:align="left" style:writing-mode="lr-tb"/>
    </style:style>
    <style:style style:name="Tableau41.A" style:family="table-column">
      <style:table-column-properties style:column-width="6.689cm"/>
    </style:style>
    <style:style style:name="Tableau41.B" style:family="table-column">
      <style:table-column-properties style:column-width="9.922cm"/>
    </style:style>
    <style:style style:name="Tableau41.1" style:family="table-row">
      <style:table-row-properties style:min-row-height="0.706cm" fo:keep-together="auto"/>
    </style:style>
    <style:style style:name="Tableau41.A1" style:family="table-cell">
      <style:table-cell-properties fo:padding-left="0.199cm" fo:padding-right="0.191cm" fo:padding-top="0cm" fo:padding-bottom="0cm" fo:border="0.5pt solid #00000a"/>
    </style:style>
    <style:style style:name="Tableau41.2" style:family="table-row">
      <style:table-row-properties style:min-row-height="0.697cm" fo:keep-together="auto"/>
    </style:style>
    <style:style style:name="Tableau4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1.3" style:family="table-row">
      <style:table-row-properties style:min-row-height="0.961cm" fo:keep-together="auto"/>
    </style:style>
    <style:style style:name="Tableau41.A3" style:family="table-cell">
      <style:table-cell-properties fo:background-color="#ffffff" fo:padding-left="0.199cm" fo:padding-right="0.191cm" fo:padding-top="0cm" fo:padding-bottom="0cm" fo:border="0.5pt solid #00000a">
        <style:background-image/>
      </style:table-cell-properties>
    </style:style>
    <style:style style:name="Tableau41.B3" style:family="table-cell">
      <style:table-cell-properties fo:background-color="#bdbdbd" fo:padding-left="0.199cm" fo:padding-right="0.191cm" fo:padding-top="0cm" fo:padding-bottom="0cm" fo:border="0.5pt solid #00000a">
        <style:background-image/>
      </style:table-cell-properties>
    </style:style>
    <style:style style:name="Tableau42" style:family="table">
      <style:table-properties style:width="16.611cm" fo:margin-left="0cm" fo:margin-top="0cm" fo:margin-bottom="0cm" table:align="left" style:writing-mode="lr-tb"/>
    </style:style>
    <style:style style:name="Tableau42.A" style:family="table-column">
      <style:table-column-properties style:column-width="6.68cm"/>
    </style:style>
    <style:style style:name="Tableau42.B" style:family="table-column">
      <style:table-column-properties style:column-width="9.931cm"/>
    </style:style>
    <style:style style:name="Tableau42.1" style:family="table-row">
      <style:table-row-properties style:min-row-height="0.706cm" fo:keep-together="auto"/>
    </style:style>
    <style:style style:name="Tableau42.A1" style:family="table-cell">
      <style:table-cell-properties fo:padding-left="0.199cm" fo:padding-right="0.191cm" fo:padding-top="0cm" fo:padding-bottom="0cm" fo:border="0.5pt solid #00000a"/>
    </style:style>
    <style:style style:name="Tableau42.2" style:family="table-row">
      <style:table-row-properties style:min-row-height="0.794cm" fo:keep-together="auto"/>
    </style:style>
    <style:style style:name="Tableau4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2.3" style:family="table-row">
      <style:table-row-properties style:min-row-height="0.961cm" fo:keep-together="auto"/>
    </style:style>
    <style:style style:name="Tableau42.A3" style:family="table-cell">
      <style:table-cell-properties fo:background-color="#ffffff" fo:padding-left="0.199cm" fo:padding-right="0.191cm" fo:padding-top="0cm" fo:padding-bottom="0cm" fo:border="0.5pt solid #00000a">
        <style:background-image/>
      </style:table-cell-properties>
    </style:style>
    <style:style style:name="Tableau42.B3" style:family="table-cell">
      <style:table-cell-properties fo:background-color="#bdbdbd" fo:padding-left="0.199cm" fo:padding-right="0.191cm" fo:padding-top="0cm" fo:padding-bottom="0cm" fo:border="0.5pt solid #00000a">
        <style:background-image/>
      </style:table-cell-properties>
    </style:style>
    <style:style style:name="Tableau43" style:family="table">
      <style:table-properties style:width="16.611cm" fo:margin-left="0cm" fo:margin-top="0cm" fo:margin-bottom="0cm" table:align="left" style:writing-mode="lr-tb"/>
    </style:style>
    <style:style style:name="Tableau43.A" style:family="table-column">
      <style:table-column-properties style:column-width="6.68cm"/>
    </style:style>
    <style:style style:name="Tableau43.B" style:family="table-column">
      <style:table-column-properties style:column-width="9.931cm"/>
    </style:style>
    <style:style style:name="Tableau43.1" style:family="table-row">
      <style:table-row-properties style:min-row-height="0.706cm" fo:keep-together="auto"/>
    </style:style>
    <style:style style:name="Tableau43.A1" style:family="table-cell">
      <style:table-cell-properties fo:padding-left="0.199cm" fo:padding-right="0.191cm" fo:padding-top="0cm" fo:padding-bottom="0cm" fo:border="0.5pt solid #00000a"/>
    </style:style>
    <style:style style:name="Tableau43.2" style:family="table-row">
      <style:table-row-properties style:min-row-height="0.697cm" fo:keep-together="auto"/>
    </style:style>
    <style:style style:name="Tableau4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3.3" style:family="table-row">
      <style:table-row-properties style:min-row-height="1.088cm" fo:keep-together="auto"/>
    </style:style>
    <style:style style:name="Tableau43.A3" style:family="table-cell">
      <style:table-cell-properties fo:background-color="#ffffff" fo:padding-left="0.199cm" fo:padding-right="0.191cm" fo:padding-top="0cm" fo:padding-bottom="0cm" fo:border="0.5pt solid #00000a">
        <style:background-image/>
      </style:table-cell-properties>
    </style:style>
    <style:style style:name="Tableau43.B3" style:family="table-cell">
      <style:table-cell-properties fo:background-color="#bdbdbd" fo:padding-left="0.199cm" fo:padding-right="0.191cm" fo:padding-top="0cm" fo:padding-bottom="0cm" fo:border="0.5pt solid #00000a">
        <style:background-image/>
      </style:table-cell-properties>
    </style:style>
    <style:style style:name="Tableau44" style:family="table">
      <style:table-properties style:width="16.611cm" fo:margin-left="0cm" fo:margin-top="0cm" fo:margin-bottom="0cm" table:align="left" style:writing-mode="lr-tb"/>
    </style:style>
    <style:style style:name="Tableau44.A" style:family="table-column">
      <style:table-column-properties style:column-width="6.689cm"/>
    </style:style>
    <style:style style:name="Tableau44.B" style:family="table-column">
      <style:table-column-properties style:column-width="9.922cm"/>
    </style:style>
    <style:style style:name="Tableau44.1" style:family="table-row">
      <style:table-row-properties style:min-row-height="0.706cm" fo:keep-together="auto"/>
    </style:style>
    <style:style style:name="Tableau44.A1" style:family="table-cell">
      <style:table-cell-properties fo:padding-left="0.199cm" fo:padding-right="0.191cm" fo:padding-top="0cm" fo:padding-bottom="0cm" fo:border="0.5pt solid #00000a"/>
    </style:style>
    <style:style style:name="Tableau44.2" style:family="table-row">
      <style:table-row-properties style:min-row-height="0.697cm" fo:keep-together="auto"/>
    </style:style>
    <style:style style:name="Tableau4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4.3" style:family="table-row">
      <style:table-row-properties style:min-row-height="0.961cm" fo:keep-together="auto"/>
    </style:style>
    <style:style style:name="Tableau44.A3" style:family="table-cell">
      <style:table-cell-properties fo:background-color="#ffffff" fo:padding-left="0.199cm" fo:padding-right="0.191cm" fo:padding-top="0cm" fo:padding-bottom="0cm" fo:border="0.5pt solid #00000a">
        <style:background-image/>
      </style:table-cell-properties>
    </style:style>
    <style:style style:name="Tableau44.B3" style:family="table-cell">
      <style:table-cell-properties fo:background-color="#bdbdbd" fo:padding-left="0.199cm" fo:padding-right="0.191cm" fo:padding-top="0cm" fo:padding-bottom="0cm" fo:border="0.5pt solid #00000a">
        <style:background-image/>
      </style:table-cell-properties>
    </style:style>
    <style:style style:name="Tableau45" style:family="table">
      <style:table-properties style:width="16.611cm" fo:margin-left="0cm" fo:margin-top="0cm" fo:margin-bottom="0cm" table:align="left" style:writing-mode="lr-tb"/>
    </style:style>
    <style:style style:name="Tableau45.A" style:family="table-column">
      <style:table-column-properties style:column-width="6.68cm"/>
    </style:style>
    <style:style style:name="Tableau45.B" style:family="table-column">
      <style:table-column-properties style:column-width="9.931cm"/>
    </style:style>
    <style:style style:name="Tableau45.1" style:family="table-row">
      <style:table-row-properties style:min-row-height="0.706cm" fo:keep-together="auto"/>
    </style:style>
    <style:style style:name="Tableau45.A1" style:family="table-cell">
      <style:table-cell-properties fo:padding-left="0.199cm" fo:padding-right="0.191cm" fo:padding-top="0cm" fo:padding-bottom="0cm" fo:border="0.5pt solid #00000a"/>
    </style:style>
    <style:style style:name="Tableau45.2" style:family="table-row">
      <style:table-row-properties style:min-row-height="0.794cm" fo:keep-together="auto"/>
    </style:style>
    <style:style style:name="Tableau4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5.3" style:family="table-row">
      <style:table-row-properties style:min-row-height="0.961cm" fo:keep-together="auto"/>
    </style:style>
    <style:style style:name="Tableau45.A3" style:family="table-cell">
      <style:table-cell-properties fo:background-color="#ffffff" fo:padding-left="0.199cm" fo:padding-right="0.191cm" fo:padding-top="0cm" fo:padding-bottom="0cm" fo:border="0.5pt solid #00000a">
        <style:background-image/>
      </style:table-cell-properties>
    </style:style>
    <style:style style:name="Tableau45.B3" style:family="table-cell">
      <style:table-cell-properties fo:background-color="#bdbdbd" fo:padding-left="0.199cm" fo:padding-right="0.191cm" fo:padding-top="0cm" fo:padding-bottom="0cm" fo:border="0.5pt solid #00000a">
        <style:background-image/>
      </style:table-cell-properties>
    </style:style>
    <style:style style:name="Tableau46" style:family="table">
      <style:table-properties style:width="16.611cm" fo:margin-left="0cm" fo:margin-top="0cm" fo:margin-bottom="0cm" table:align="left" style:writing-mode="lr-tb"/>
    </style:style>
    <style:style style:name="Tableau46.A" style:family="table-column">
      <style:table-column-properties style:column-width="6.68cm"/>
    </style:style>
    <style:style style:name="Tableau46.B" style:family="table-column">
      <style:table-column-properties style:column-width="9.931cm"/>
    </style:style>
    <style:style style:name="Tableau46.1" style:family="table-row">
      <style:table-row-properties style:min-row-height="0.706cm" fo:keep-together="auto"/>
    </style:style>
    <style:style style:name="Tableau46.A1" style:family="table-cell">
      <style:table-cell-properties fo:padding-left="0.199cm" fo:padding-right="0.191cm" fo:padding-top="0cm" fo:padding-bottom="0cm" fo:border="0.5pt solid #00000a"/>
    </style:style>
    <style:style style:name="Tableau46.2" style:family="table-row">
      <style:table-row-properties style:min-row-height="0.697cm" fo:keep-together="auto"/>
    </style:style>
    <style:style style:name="Tableau4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6.3" style:family="table-row">
      <style:table-row-properties style:min-row-height="1.088cm" fo:keep-together="auto"/>
    </style:style>
    <style:style style:name="Tableau46.A3" style:family="table-cell">
      <style:table-cell-properties fo:background-color="#ffffff" fo:padding-left="0.199cm" fo:padding-right="0.191cm" fo:padding-top="0cm" fo:padding-bottom="0cm" fo:border="0.5pt solid #00000a">
        <style:background-image/>
      </style:table-cell-properties>
    </style:style>
    <style:style style:name="Tableau46.B3" style:family="table-cell">
      <style:table-cell-properties fo:background-color="#bdbdbd" fo:padding-left="0.199cm" fo:padding-right="0.191cm" fo:padding-top="0cm" fo:padding-bottom="0cm" fo:border="0.5pt solid #00000a">
        <style:background-image/>
      </style:table-cell-properties>
    </style:style>
    <style:style style:name="Tableau47" style:family="table">
      <style:table-properties style:width="16.611cm" fo:margin-left="0cm" fo:margin-top="0cm" fo:margin-bottom="0cm" table:align="left" style:writing-mode="lr-tb"/>
    </style:style>
    <style:style style:name="Tableau47.A" style:family="table-column">
      <style:table-column-properties style:column-width="6.689cm"/>
    </style:style>
    <style:style style:name="Tableau47.B" style:family="table-column">
      <style:table-column-properties style:column-width="9.922cm"/>
    </style:style>
    <style:style style:name="Tableau47.1" style:family="table-row">
      <style:table-row-properties style:min-row-height="0.706cm" fo:keep-together="auto"/>
    </style:style>
    <style:style style:name="Tableau47.A1" style:family="table-cell">
      <style:table-cell-properties fo:padding-left="0.199cm" fo:padding-right="0.191cm" fo:padding-top="0cm" fo:padding-bottom="0cm" fo:border="0.5pt solid #00000a"/>
    </style:style>
    <style:style style:name="Tableau47.2" style:family="table-row">
      <style:table-row-properties style:min-row-height="0.697cm" fo:keep-together="auto"/>
    </style:style>
    <style:style style:name="Tableau4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7.3" style:family="table-row">
      <style:table-row-properties style:min-row-height="0.961cm" fo:keep-together="auto"/>
    </style:style>
    <style:style style:name="Tableau47.A3" style:family="table-cell">
      <style:table-cell-properties fo:background-color="#ffffff" fo:padding-left="0.199cm" fo:padding-right="0.191cm" fo:padding-top="0cm" fo:padding-bottom="0cm" fo:border="0.5pt solid #00000a">
        <style:background-image/>
      </style:table-cell-properties>
    </style:style>
    <style:style style:name="Tableau47.B3" style:family="table-cell">
      <style:table-cell-properties fo:background-color="#bdbdbd" fo:padding-left="0.199cm" fo:padding-right="0.191cm" fo:padding-top="0cm" fo:padding-bottom="0cm" fo:border="0.5pt solid #00000a">
        <style:background-image/>
      </style:table-cell-properties>
    </style:style>
    <style:style style:name="Tableau48" style:family="table">
      <style:table-properties style:width="16.611cm" fo:margin-left="0cm" fo:margin-top="0cm" fo:margin-bottom="0cm" table:align="left" style:writing-mode="lr-tb"/>
    </style:style>
    <style:style style:name="Tableau48.A" style:family="table-column">
      <style:table-column-properties style:column-width="6.68cm"/>
    </style:style>
    <style:style style:name="Tableau48.B" style:family="table-column">
      <style:table-column-properties style:column-width="9.931cm"/>
    </style:style>
    <style:style style:name="Tableau48.1" style:family="table-row">
      <style:table-row-properties style:min-row-height="0.706cm" fo:keep-together="auto"/>
    </style:style>
    <style:style style:name="Tableau48.A1" style:family="table-cell">
      <style:table-cell-properties fo:padding-left="0.199cm" fo:padding-right="0.191cm" fo:padding-top="0cm" fo:padding-bottom="0cm" fo:border="0.5pt solid #00000a"/>
    </style:style>
    <style:style style:name="Tableau48.2" style:family="table-row">
      <style:table-row-properties style:min-row-height="0.794cm" fo:keep-together="auto"/>
    </style:style>
    <style:style style:name="Tableau4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8.3" style:family="table-row">
      <style:table-row-properties style:min-row-height="0.961cm" fo:keep-together="auto"/>
    </style:style>
    <style:style style:name="Tableau48.A3" style:family="table-cell">
      <style:table-cell-properties fo:background-color="#ffffff" fo:padding-left="0.199cm" fo:padding-right="0.191cm" fo:padding-top="0cm" fo:padding-bottom="0cm" fo:border="0.5pt solid #00000a">
        <style:background-image/>
      </style:table-cell-properties>
    </style:style>
    <style:style style:name="Tableau48.B3" style:family="table-cell">
      <style:table-cell-properties fo:background-color="#bdbdbd" fo:padding-left="0.199cm" fo:padding-right="0.191cm" fo:padding-top="0cm" fo:padding-bottom="0cm" fo:border="0.5pt solid #00000a">
        <style:background-image/>
      </style:table-cell-properties>
    </style:style>
    <style:style style:name="Tableau49" style:family="table">
      <style:table-properties style:width="16.611cm" fo:margin-left="0cm" fo:margin-top="0cm" fo:margin-bottom="0cm" table:align="left" style:writing-mode="lr-tb"/>
    </style:style>
    <style:style style:name="Tableau49.A" style:family="table-column">
      <style:table-column-properties style:column-width="6.68cm"/>
    </style:style>
    <style:style style:name="Tableau49.B" style:family="table-column">
      <style:table-column-properties style:column-width="9.931cm"/>
    </style:style>
    <style:style style:name="Tableau49.1" style:family="table-row">
      <style:table-row-properties style:min-row-height="0.706cm" fo:keep-together="auto"/>
    </style:style>
    <style:style style:name="Tableau49.A1" style:family="table-cell">
      <style:table-cell-properties fo:padding-left="0.199cm" fo:padding-right="0.191cm" fo:padding-top="0cm" fo:padding-bottom="0cm" fo:border="0.5pt solid #00000a"/>
    </style:style>
    <style:style style:name="Tableau49.2" style:family="table-row">
      <style:table-row-properties style:min-row-height="0.697cm" fo:keep-together="auto"/>
    </style:style>
    <style:style style:name="Tableau4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9.3" style:family="table-row">
      <style:table-row-properties style:min-row-height="1.088cm" fo:keep-together="auto"/>
    </style:style>
    <style:style style:name="Tableau49.A3" style:family="table-cell">
      <style:table-cell-properties fo:background-color="#ffffff" fo:padding-left="0.199cm" fo:padding-right="0.191cm" fo:padding-top="0cm" fo:padding-bottom="0cm" fo:border="0.5pt solid #00000a">
        <style:background-image/>
      </style:table-cell-properties>
    </style:style>
    <style:style style:name="Tableau49.B3" style:family="table-cell">
      <style:table-cell-properties fo:background-color="#bdbdbd" fo:padding-left="0.199cm" fo:padding-right="0.191cm" fo:padding-top="0cm" fo:padding-bottom="0cm" fo:border="0.5pt solid #00000a">
        <style:background-image/>
      </style:table-cell-properties>
    </style:style>
    <style:style style:name="Tableau50" style:family="table">
      <style:table-properties style:width="16.611cm" fo:margin-left="0cm" fo:margin-top="0cm" fo:margin-bottom="0cm" table:align="left" style:writing-mode="lr-tb"/>
    </style:style>
    <style:style style:name="Tableau50.A" style:family="table-column">
      <style:table-column-properties style:column-width="6.689cm"/>
    </style:style>
    <style:style style:name="Tableau50.B" style:family="table-column">
      <style:table-column-properties style:column-width="9.922cm"/>
    </style:style>
    <style:style style:name="Tableau50.1" style:family="table-row">
      <style:table-row-properties style:min-row-height="0.706cm" fo:keep-together="auto"/>
    </style:style>
    <style:style style:name="Tableau50.A1" style:family="table-cell">
      <style:table-cell-properties fo:padding-left="0.199cm" fo:padding-right="0.191cm" fo:padding-top="0cm" fo:padding-bottom="0cm" fo:border="0.5pt solid #00000a"/>
    </style:style>
    <style:style style:name="Tableau50.2" style:family="table-row">
      <style:table-row-properties style:min-row-height="0.697cm" fo:keep-together="auto"/>
    </style:style>
    <style:style style:name="Tableau5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0.3" style:family="table-row">
      <style:table-row-properties style:min-row-height="0.961cm" fo:keep-together="auto"/>
    </style:style>
    <style:style style:name="Tableau50.A3" style:family="table-cell">
      <style:table-cell-properties fo:background-color="#ffffff" fo:padding-left="0.199cm" fo:padding-right="0.191cm" fo:padding-top="0cm" fo:padding-bottom="0cm" fo:border="0.5pt solid #00000a">
        <style:background-image/>
      </style:table-cell-properties>
    </style:style>
    <style:style style:name="Tableau50.B3" style:family="table-cell">
      <style:table-cell-properties fo:background-color="#bdbdbd" fo:padding-left="0.199cm" fo:padding-right="0.191cm" fo:padding-top="0cm" fo:padding-bottom="0cm" fo:border="0.5pt solid #00000a">
        <style:background-image/>
      </style:table-cell-properties>
    </style:style>
    <style:style style:name="Tableau51" style:family="table">
      <style:table-properties style:width="16.611cm" fo:margin-left="0cm" fo:margin-top="0cm" fo:margin-bottom="0cm" table:align="left" style:writing-mode="lr-tb"/>
    </style:style>
    <style:style style:name="Tableau51.A" style:family="table-column">
      <style:table-column-properties style:column-width="6.68cm"/>
    </style:style>
    <style:style style:name="Tableau51.B" style:family="table-column">
      <style:table-column-properties style:column-width="9.931cm"/>
    </style:style>
    <style:style style:name="Tableau51.1" style:family="table-row">
      <style:table-row-properties style:min-row-height="0.706cm" fo:keep-together="auto"/>
    </style:style>
    <style:style style:name="Tableau51.A1" style:family="table-cell">
      <style:table-cell-properties fo:padding-left="0.199cm" fo:padding-right="0.191cm" fo:padding-top="0cm" fo:padding-bottom="0cm" fo:border="0.5pt solid #00000a"/>
    </style:style>
    <style:style style:name="Tableau51.2" style:family="table-row">
      <style:table-row-properties style:min-row-height="0.794cm" fo:keep-together="auto"/>
    </style:style>
    <style:style style:name="Tableau5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1.3" style:family="table-row">
      <style:table-row-properties style:min-row-height="0.961cm" fo:keep-together="auto"/>
    </style:style>
    <style:style style:name="Tableau51.A3" style:family="table-cell">
      <style:table-cell-properties fo:background-color="#ffffff" fo:padding-left="0.199cm" fo:padding-right="0.191cm" fo:padding-top="0cm" fo:padding-bottom="0cm" fo:border="0.5pt solid #00000a">
        <style:background-image/>
      </style:table-cell-properties>
    </style:style>
    <style:style style:name="Tableau51.B3" style:family="table-cell">
      <style:table-cell-properties fo:background-color="#bdbdbd" fo:padding-left="0.199cm" fo:padding-right="0.191cm" fo:padding-top="0cm" fo:padding-bottom="0cm" fo:border="0.5pt solid #00000a">
        <style:background-image/>
      </style:table-cell-properties>
    </style:style>
    <style:style style:name="Tableau52" style:family="table">
      <style:table-properties style:width="16.611cm" fo:margin-left="0cm" fo:margin-top="0cm" fo:margin-bottom="0cm" table:align="left" style:writing-mode="lr-tb"/>
    </style:style>
    <style:style style:name="Tableau52.A" style:family="table-column">
      <style:table-column-properties style:column-width="6.68cm"/>
    </style:style>
    <style:style style:name="Tableau52.B" style:family="table-column">
      <style:table-column-properties style:column-width="9.931cm"/>
    </style:style>
    <style:style style:name="Tableau52.1" style:family="table-row">
      <style:table-row-properties style:min-row-height="0.706cm" fo:keep-together="auto"/>
    </style:style>
    <style:style style:name="Tableau52.A1" style:family="table-cell">
      <style:table-cell-properties fo:padding-left="0.199cm" fo:padding-right="0.191cm" fo:padding-top="0cm" fo:padding-bottom="0cm" fo:border="0.5pt solid #00000a"/>
    </style:style>
    <style:style style:name="Tableau52.2" style:family="table-row">
      <style:table-row-properties style:min-row-height="0.697cm" fo:keep-together="auto"/>
    </style:style>
    <style:style style:name="Tableau5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2.3" style:family="table-row">
      <style:table-row-properties style:min-row-height="1.088cm" fo:keep-together="auto"/>
    </style:style>
    <style:style style:name="Tableau52.A3" style:family="table-cell">
      <style:table-cell-properties fo:background-color="#ffffff" fo:padding-left="0.199cm" fo:padding-right="0.191cm" fo:padding-top="0cm" fo:padding-bottom="0cm" fo:border="0.5pt solid #00000a">
        <style:background-image/>
      </style:table-cell-properties>
    </style:style>
    <style:style style:name="Tableau52.B3" style:family="table-cell">
      <style:table-cell-properties fo:background-color="#bdbdbd" fo:padding-left="0.199cm" fo:padding-right="0.191cm" fo:padding-top="0cm" fo:padding-bottom="0cm" fo:border="0.5pt solid #00000a">
        <style:background-image/>
      </style:table-cell-properties>
    </style:style>
    <style:style style:name="Tableau53" style:family="table">
      <style:table-properties style:width="16.611cm" fo:margin-left="0cm" fo:margin-top="0cm" fo:margin-bottom="0cm" table:align="left" style:writing-mode="lr-tb"/>
    </style:style>
    <style:style style:name="Tableau53.A" style:family="table-column">
      <style:table-column-properties style:column-width="6.689cm"/>
    </style:style>
    <style:style style:name="Tableau53.B" style:family="table-column">
      <style:table-column-properties style:column-width="9.922cm"/>
    </style:style>
    <style:style style:name="Tableau53.1" style:family="table-row">
      <style:table-row-properties style:min-row-height="0.706cm" fo:keep-together="auto"/>
    </style:style>
    <style:style style:name="Tableau53.A1" style:family="table-cell">
      <style:table-cell-properties fo:padding-left="0.199cm" fo:padding-right="0.191cm" fo:padding-top="0cm" fo:padding-bottom="0cm" fo:border="0.5pt solid #00000a"/>
    </style:style>
    <style:style style:name="Tableau53.2" style:family="table-row">
      <style:table-row-properties style:min-row-height="0.697cm" fo:keep-together="auto"/>
    </style:style>
    <style:style style:name="Tableau5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3.3" style:family="table-row">
      <style:table-row-properties style:min-row-height="0.961cm" fo:keep-together="auto"/>
    </style:style>
    <style:style style:name="Tableau53.A3" style:family="table-cell">
      <style:table-cell-properties fo:background-color="#ffffff" fo:padding-left="0.199cm" fo:padding-right="0.191cm" fo:padding-top="0cm" fo:padding-bottom="0cm" fo:border="0.5pt solid #00000a">
        <style:background-image/>
      </style:table-cell-properties>
    </style:style>
    <style:style style:name="Tableau53.B3" style:family="table-cell">
      <style:table-cell-properties fo:background-color="#bdbdbd" fo:padding-left="0.199cm" fo:padding-right="0.191cm" fo:padding-top="0cm" fo:padding-bottom="0cm" fo:border="0.5pt solid #00000a">
        <style:background-image/>
      </style:table-cell-properties>
    </style:style>
    <style:style style:name="Tableau54" style:family="table">
      <style:table-properties style:width="16.611cm" fo:margin-left="0cm" fo:margin-top="0cm" fo:margin-bottom="0cm" table:align="left" style:writing-mode="lr-tb"/>
    </style:style>
    <style:style style:name="Tableau54.A" style:family="table-column">
      <style:table-column-properties style:column-width="6.68cm"/>
    </style:style>
    <style:style style:name="Tableau54.B" style:family="table-column">
      <style:table-column-properties style:column-width="9.931cm"/>
    </style:style>
    <style:style style:name="Tableau54.1" style:family="table-row">
      <style:table-row-properties style:min-row-height="0.706cm" fo:keep-together="auto"/>
    </style:style>
    <style:style style:name="Tableau54.A1" style:family="table-cell">
      <style:table-cell-properties fo:padding-left="0.199cm" fo:padding-right="0.191cm" fo:padding-top="0cm" fo:padding-bottom="0cm" fo:border="0.5pt solid #00000a"/>
    </style:style>
    <style:style style:name="Tableau54.2" style:family="table-row">
      <style:table-row-properties style:min-row-height="0.794cm" fo:keep-together="auto"/>
    </style:style>
    <style:style style:name="Tableau5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4.3" style:family="table-row">
      <style:table-row-properties style:min-row-height="0.961cm" fo:keep-together="auto"/>
    </style:style>
    <style:style style:name="Tableau54.A3" style:family="table-cell">
      <style:table-cell-properties fo:background-color="#ffffff" fo:padding-left="0.199cm" fo:padding-right="0.191cm" fo:padding-top="0cm" fo:padding-bottom="0cm" fo:border="0.5pt solid #00000a">
        <style:background-image/>
      </style:table-cell-properties>
    </style:style>
    <style:style style:name="Tableau54.B3" style:family="table-cell">
      <style:table-cell-properties fo:background-color="#bdbdbd" fo:padding-left="0.199cm" fo:padding-right="0.191cm" fo:padding-top="0cm" fo:padding-bottom="0cm" fo:border="0.5pt solid #00000a">
        <style:background-image/>
      </style:table-cell-properties>
    </style:style>
    <style:style style:name="Tableau55" style:family="table">
      <style:table-properties style:width="16.611cm" fo:margin-left="0cm" fo:margin-top="0cm" fo:margin-bottom="0cm" table:align="left" style:writing-mode="lr-tb"/>
    </style:style>
    <style:style style:name="Tableau55.A" style:family="table-column">
      <style:table-column-properties style:column-width="6.68cm"/>
    </style:style>
    <style:style style:name="Tableau55.B" style:family="table-column">
      <style:table-column-properties style:column-width="9.931cm"/>
    </style:style>
    <style:style style:name="Tableau55.1" style:family="table-row">
      <style:table-row-properties style:min-row-height="0.706cm" fo:keep-together="auto"/>
    </style:style>
    <style:style style:name="Tableau55.A1" style:family="table-cell">
      <style:table-cell-properties fo:padding-left="0.199cm" fo:padding-right="0.191cm" fo:padding-top="0cm" fo:padding-bottom="0cm" fo:border="0.5pt solid #00000a"/>
    </style:style>
    <style:style style:name="Tableau55.2" style:family="table-row">
      <style:table-row-properties style:min-row-height="0.697cm" fo:keep-together="auto"/>
    </style:style>
    <style:style style:name="Tableau5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5.3" style:family="table-row">
      <style:table-row-properties style:min-row-height="1.088cm" fo:keep-together="auto"/>
    </style:style>
    <style:style style:name="Tableau55.A3" style:family="table-cell">
      <style:table-cell-properties fo:background-color="#ffffff" fo:padding-left="0.199cm" fo:padding-right="0.191cm" fo:padding-top="0cm" fo:padding-bottom="0cm" fo:border="0.5pt solid #00000a">
        <style:background-image/>
      </style:table-cell-properties>
    </style:style>
    <style:style style:name="Tableau55.B3" style:family="table-cell">
      <style:table-cell-properties fo:background-color="#bdbdbd" fo:padding-left="0.199cm" fo:padding-right="0.191cm" fo:padding-top="0cm" fo:padding-bottom="0cm" fo:border="0.5pt solid #00000a">
        <style:background-image/>
      </style:table-cell-properties>
    </style:style>
    <style:style style:name="Tableau56" style:family="table">
      <style:table-properties style:width="16.611cm" fo:margin-left="0cm" fo:margin-top="0cm" fo:margin-bottom="0cm" table:align="left" style:writing-mode="lr-tb"/>
    </style:style>
    <style:style style:name="Tableau56.A" style:family="table-column">
      <style:table-column-properties style:column-width="6.689cm"/>
    </style:style>
    <style:style style:name="Tableau56.B" style:family="table-column">
      <style:table-column-properties style:column-width="9.922cm"/>
    </style:style>
    <style:style style:name="Tableau56.1" style:family="table-row">
      <style:table-row-properties style:min-row-height="0.706cm" fo:keep-together="auto"/>
    </style:style>
    <style:style style:name="Tableau56.A1" style:family="table-cell">
      <style:table-cell-properties fo:padding-left="0.199cm" fo:padding-right="0.191cm" fo:padding-top="0cm" fo:padding-bottom="0cm" fo:border="0.5pt solid #00000a"/>
    </style:style>
    <style:style style:name="Tableau56.2" style:family="table-row">
      <style:table-row-properties style:min-row-height="0.697cm" fo:keep-together="auto"/>
    </style:style>
    <style:style style:name="Tableau5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6.3" style:family="table-row">
      <style:table-row-properties style:min-row-height="0.961cm" fo:keep-together="auto"/>
    </style:style>
    <style:style style:name="Tableau56.A3" style:family="table-cell">
      <style:table-cell-properties fo:background-color="#ffffff" fo:padding-left="0.199cm" fo:padding-right="0.191cm" fo:padding-top="0cm" fo:padding-bottom="0cm" fo:border="0.5pt solid #00000a">
        <style:background-image/>
      </style:table-cell-properties>
    </style:style>
    <style:style style:name="Tableau56.B3" style:family="table-cell">
      <style:table-cell-properties fo:background-color="#bdbdbd" fo:padding-left="0.199cm" fo:padding-right="0.191cm" fo:padding-top="0cm" fo:padding-bottom="0cm" fo:border="0.5pt solid #00000a">
        <style:background-image/>
      </style:table-cell-properties>
    </style:style>
    <style:style style:name="Tableau57" style:family="table">
      <style:table-properties style:width="16.611cm" fo:margin-left="0cm" fo:margin-top="0cm" fo:margin-bottom="0cm" table:align="left" style:writing-mode="lr-tb"/>
    </style:style>
    <style:style style:name="Tableau57.A" style:family="table-column">
      <style:table-column-properties style:column-width="6.68cm"/>
    </style:style>
    <style:style style:name="Tableau57.B" style:family="table-column">
      <style:table-column-properties style:column-width="9.931cm"/>
    </style:style>
    <style:style style:name="Tableau57.1" style:family="table-row">
      <style:table-row-properties style:min-row-height="0.706cm" fo:keep-together="auto"/>
    </style:style>
    <style:style style:name="Tableau57.A1" style:family="table-cell">
      <style:table-cell-properties fo:padding-left="0.199cm" fo:padding-right="0.191cm" fo:padding-top="0cm" fo:padding-bottom="0cm" fo:border="0.5pt solid #00000a"/>
    </style:style>
    <style:style style:name="Tableau57.2" style:family="table-row">
      <style:table-row-properties style:min-row-height="0.794cm" fo:keep-together="auto"/>
    </style:style>
    <style:style style:name="Tableau5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7.3" style:family="table-row">
      <style:table-row-properties style:min-row-height="0.961cm" fo:keep-together="auto"/>
    </style:style>
    <style:style style:name="Tableau57.A3" style:family="table-cell">
      <style:table-cell-properties fo:background-color="#ffffff" fo:padding-left="0.199cm" fo:padding-right="0.191cm" fo:padding-top="0cm" fo:padding-bottom="0cm" fo:border="0.5pt solid #00000a">
        <style:background-image/>
      </style:table-cell-properties>
    </style:style>
    <style:style style:name="Tableau57.B3" style:family="table-cell">
      <style:table-cell-properties fo:background-color="#bdbdbd" fo:padding-left="0.199cm" fo:padding-right="0.191cm" fo:padding-top="0cm" fo:padding-bottom="0cm" fo:border="0.5pt solid #00000a">
        <style:background-image/>
      </style:table-cell-properties>
    </style:style>
    <style:style style:name="Tableau58" style:family="table">
      <style:table-properties style:width="16.611cm" fo:margin-left="0cm" fo:margin-top="0cm" fo:margin-bottom="0cm" table:align="left" style:writing-mode="lr-tb"/>
    </style:style>
    <style:style style:name="Tableau58.A" style:family="table-column">
      <style:table-column-properties style:column-width="6.68cm"/>
    </style:style>
    <style:style style:name="Tableau58.B" style:family="table-column">
      <style:table-column-properties style:column-width="9.931cm"/>
    </style:style>
    <style:style style:name="Tableau58.1" style:family="table-row">
      <style:table-row-properties style:min-row-height="0.706cm" fo:keep-together="auto"/>
    </style:style>
    <style:style style:name="Tableau58.A1" style:family="table-cell">
      <style:table-cell-properties fo:padding-left="0.199cm" fo:padding-right="0.191cm" fo:padding-top="0cm" fo:padding-bottom="0cm" fo:border="0.5pt solid #00000a"/>
    </style:style>
    <style:style style:name="Tableau58.2" style:family="table-row">
      <style:table-row-properties style:min-row-height="0.697cm" fo:keep-together="auto"/>
    </style:style>
    <style:style style:name="Tableau5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8.3" style:family="table-row">
      <style:table-row-properties style:min-row-height="1.088cm" fo:keep-together="auto"/>
    </style:style>
    <style:style style:name="Tableau58.A3" style:family="table-cell">
      <style:table-cell-properties fo:background-color="#ffffff" fo:padding-left="0.199cm" fo:padding-right="0.191cm" fo:padding-top="0cm" fo:padding-bottom="0cm" fo:border="0.5pt solid #00000a">
        <style:background-image/>
      </style:table-cell-properties>
    </style:style>
    <style:style style:name="Tableau58.B3" style:family="table-cell">
      <style:table-cell-properties fo:background-color="#bdbdbd" fo:padding-left="0.199cm" fo:padding-right="0.191cm" fo:padding-top="0cm" fo:padding-bottom="0cm" fo:border="0.5pt solid #00000a">
        <style:background-image/>
      </style:table-cell-properties>
    </style:style>
    <style:style style:name="Tableau59" style:family="table">
      <style:table-properties style:width="16.611cm" fo:margin-left="0cm" fo:margin-top="0cm" fo:margin-bottom="0cm" table:align="left" style:writing-mode="lr-tb"/>
    </style:style>
    <style:style style:name="Tableau59.A" style:family="table-column">
      <style:table-column-properties style:column-width="6.689cm"/>
    </style:style>
    <style:style style:name="Tableau59.B" style:family="table-column">
      <style:table-column-properties style:column-width="9.922cm"/>
    </style:style>
    <style:style style:name="Tableau59.1" style:family="table-row">
      <style:table-row-properties style:min-row-height="0.706cm" fo:keep-together="auto"/>
    </style:style>
    <style:style style:name="Tableau59.A1" style:family="table-cell">
      <style:table-cell-properties fo:padding-left="0.199cm" fo:padding-right="0.191cm" fo:padding-top="0cm" fo:padding-bottom="0cm" fo:border="0.5pt solid #00000a"/>
    </style:style>
    <style:style style:name="Tableau59.2" style:family="table-row">
      <style:table-row-properties style:min-row-height="0.697cm" fo:keep-together="auto"/>
    </style:style>
    <style:style style:name="Tableau5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9.3" style:family="table-row">
      <style:table-row-properties style:min-row-height="0.961cm" fo:keep-together="auto"/>
    </style:style>
    <style:style style:name="Tableau59.A3" style:family="table-cell">
      <style:table-cell-properties fo:background-color="#ffffff" fo:padding-left="0.199cm" fo:padding-right="0.191cm" fo:padding-top="0cm" fo:padding-bottom="0cm" fo:border="0.5pt solid #00000a">
        <style:background-image/>
      </style:table-cell-properties>
    </style:style>
    <style:style style:name="Tableau59.B3" style:family="table-cell">
      <style:table-cell-properties fo:background-color="#bdbdbd" fo:padding-left="0.199cm" fo:padding-right="0.191cm" fo:padding-top="0cm" fo:padding-bottom="0cm" fo:border="0.5pt solid #00000a">
        <style:background-image/>
      </style:table-cell-properties>
    </style:style>
    <style:style style:name="Tableau60" style:family="table">
      <style:table-properties style:width="16.611cm" fo:margin-left="0cm" fo:margin-top="0cm" fo:margin-bottom="0cm" table:align="left" style:writing-mode="lr-tb"/>
    </style:style>
    <style:style style:name="Tableau60.A" style:family="table-column">
      <style:table-column-properties style:column-width="6.68cm"/>
    </style:style>
    <style:style style:name="Tableau60.B" style:family="table-column">
      <style:table-column-properties style:column-width="9.931cm"/>
    </style:style>
    <style:style style:name="Tableau60.1" style:family="table-row">
      <style:table-row-properties style:min-row-height="0.706cm" fo:keep-together="auto"/>
    </style:style>
    <style:style style:name="Tableau60.A1" style:family="table-cell">
      <style:table-cell-properties fo:padding-left="0.199cm" fo:padding-right="0.191cm" fo:padding-top="0cm" fo:padding-bottom="0cm" fo:border="0.5pt solid #00000a"/>
    </style:style>
    <style:style style:name="Tableau60.2" style:family="table-row">
      <style:table-row-properties style:min-row-height="0.794cm" fo:keep-together="auto"/>
    </style:style>
    <style:style style:name="Tableau6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0.3" style:family="table-row">
      <style:table-row-properties style:min-row-height="0.961cm" fo:keep-together="auto"/>
    </style:style>
    <style:style style:name="Tableau60.A3" style:family="table-cell">
      <style:table-cell-properties fo:background-color="#ffffff" fo:padding-left="0.199cm" fo:padding-right="0.191cm" fo:padding-top="0cm" fo:padding-bottom="0cm" fo:border="0.5pt solid #00000a">
        <style:background-image/>
      </style:table-cell-properties>
    </style:style>
    <style:style style:name="Tableau60.B3" style:family="table-cell">
      <style:table-cell-properties fo:background-color="#bdbdbd" fo:padding-left="0.199cm" fo:padding-right="0.191cm" fo:padding-top="0cm" fo:padding-bottom="0cm" fo:border="0.5pt solid #00000a">
        <style:background-image/>
      </style:table-cell-properties>
    </style:style>
    <style:style style:name="Tableau61" style:family="table">
      <style:table-properties style:width="16.611cm" fo:margin-left="0cm" fo:margin-top="0cm" fo:margin-bottom="0cm" table:align="left" style:writing-mode="lr-tb"/>
    </style:style>
    <style:style style:name="Tableau61.A" style:family="table-column">
      <style:table-column-properties style:column-width="6.68cm"/>
    </style:style>
    <style:style style:name="Tableau61.B" style:family="table-column">
      <style:table-column-properties style:column-width="9.931cm"/>
    </style:style>
    <style:style style:name="Tableau61.1" style:family="table-row">
      <style:table-row-properties style:min-row-height="0.706cm" fo:keep-together="auto"/>
    </style:style>
    <style:style style:name="Tableau61.A1" style:family="table-cell">
      <style:table-cell-properties fo:padding-left="0.199cm" fo:padding-right="0.191cm" fo:padding-top="0cm" fo:padding-bottom="0cm" fo:border="0.5pt solid #00000a"/>
    </style:style>
    <style:style style:name="Tableau61.2" style:family="table-row">
      <style:table-row-properties style:min-row-height="0.697cm" fo:keep-together="auto"/>
    </style:style>
    <style:style style:name="Tableau6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1.3" style:family="table-row">
      <style:table-row-properties style:min-row-height="1.088cm" fo:keep-together="auto"/>
    </style:style>
    <style:style style:name="Tableau61.A3" style:family="table-cell">
      <style:table-cell-properties fo:background-color="#ffffff" fo:padding-left="0.199cm" fo:padding-right="0.191cm" fo:padding-top="0cm" fo:padding-bottom="0cm" fo:border="0.5pt solid #00000a">
        <style:background-image/>
      </style:table-cell-properties>
    </style:style>
    <style:style style:name="Tableau61.B3" style:family="table-cell">
      <style:table-cell-properties fo:background-color="#bdbdbd" fo:padding-left="0.199cm" fo:padding-right="0.191cm" fo:padding-top="0cm" fo:padding-bottom="0cm" fo:border="0.5pt solid #00000a">
        <style:background-image/>
      </style:table-cell-properties>
    </style:style>
    <style:style style:name="P1" style:family="paragraph" style:parent-style-name="Footer">
      <style:text-properties officeooo:paragraph-rsid="00151f0f"/>
    </style:style>
    <style:style style:name="P2" style:family="paragraph" style:parent-style-name="Table_20_Contents">
      <style:paragraph-properties style:line-height-at-least="0.564cm"/>
    </style:style>
    <style:style style:name="P3" style:family="paragraph" style:parent-style-name="Table_20_Contents">
      <style:paragraph-properties fo:margin-top="0cm" fo:margin-bottom="0.282cm" loext:contextual-spacing="false" style:line-height-at-least="0.564cm"/>
    </style:style>
    <style:style style:name="P4" style:family="paragraph" style:parent-style-name="Standard">
      <style:paragraph-properties fo:margin-top="0cm" fo:margin-bottom="0.282cm" loext:contextual-spacing="false" fo:line-height="108%" fo:text-align="start" style:justify-single-word="false" fo:orphans="2" fo:widows="2" style:writing-mode="lr-tb"/>
    </style:style>
    <style:style style:name="P5" style:family="paragraph" style:parent-style-name="Standard">
      <style:paragraph-properties fo:margin-top="0cm" fo:margin-bottom="0.282cm" loext:contextual-spacing="false" fo:line-height="108%" fo:text-align="justify" style:justify-single-word="false" fo:orphans="2" fo:widows="2" style:writing-mode="lr-tb"/>
    </style:style>
    <style:style style:name="P6" style:family="paragraph" style:parent-style-name="Standard">
      <style:paragraph-properties fo:margin-top="0cm" fo:margin-bottom="0.282cm" loext:contextual-spacing="false" fo:line-height="108%" fo:text-align="start" style:justify-single-word="false" fo:orphans="2" fo:widows="2" style:writing-mode="lr-tb"/>
      <style:text-properties fo:font-size="25pt" fo:font-weight="bold" style:font-size-asian="25pt" style:font-weight-asian="bold" style:font-size-complex="25pt" style:font-weight-complex="bold"/>
    </style:style>
    <style:style style:name="P7" style:family="paragraph" style:parent-style-name="Standard">
      <style:paragraph-properties fo:margin-top="0cm" fo:margin-bottom="0.282cm" loext:contextual-spacing="false" fo:line-height="108%" fo:text-align="justify" style:justify-single-word="false" fo:orphans="2" fo:widows="2" style:writing-mode="lr-tb"/>
      <style:text-properties fo:font-size="12pt" fo:font-weight="normal" style:font-size-asian="12pt" style:font-weight-asian="normal" style:font-size-complex="12pt" style:font-weight-complex="normal"/>
    </style:style>
    <style:style style:name="P8" style:family="paragraph" style:parent-style-name="Standard">
      <style:paragraph-properties fo:margin-top="0cm" fo:margin-bottom="0.282cm" loext:contextual-spacing="false" fo:line-height="108%" fo:text-align="start" style:justify-single-word="false" fo:orphans="2" fo:widows="2" style:writing-mode="lr-tb"/>
      <style:text-properties style:font-name="Arial" fo:font-size="28pt" fo:font-weight="bold" style:font-size-asian="28pt" style:font-weight-asian="bold" style:font-name-complex="Arial1" style:font-size-complex="28pt" style:font-weight-complex="bold"/>
    </style:style>
    <style:style style:name="P9" style:family="paragraph" style:parent-style-name="Standard">
      <style:paragraph-properties fo:margin-top="0cm" fo:margin-bottom="0.282cm" loext:contextual-spacing="false" fo:line-height="108%" fo:text-align="start" style:justify-single-word="false" fo:orphans="2" fo:widows="2" fo:break-before="page" style:writing-mode="lr-tb"/>
    </style:style>
    <style:style style:name="P10" style:family="paragraph" style:parent-style-name="Standard">
      <style:paragraph-properties fo:margin-top="0cm" fo:margin-bottom="0.282cm" loext:contextual-spacing="false"/>
    </style:style>
    <style:style style:name="P11" style:family="paragraph" style:parent-style-name="Obsah_20_tabulky">
      <style:paragraph-properties fo:margin-top="0cm" fo:margin-bottom="0cm" loext:contextual-spacing="false" fo:line-height="100%" fo:text-align="center" style:justify-single-word="false"/>
    </style:style>
    <style:style style:name="P12" style:family="paragraph" style:parent-style-name="Frame_20_contents">
      <style:paragraph-properties fo:margin-top="0cm" fo:margin-bottom="0cm" loext:contextual-spacing="false" fo:line-height="100%" style:punctuation-wrap="simple"/>
    </style:style>
    <style:style style:name="P13" style:family="paragraph" style:parent-style-name="Frame_20_contents">
      <style:paragraph-properties fo:margin-top="0cm" fo:margin-bottom="0cm" loext:contextual-spacing="false" fo:line-height="100%" fo:text-align="justify" style:justify-single-word="false" style:punctuation-wrap="simple"/>
      <style:text-properties officeooo:paragraph-rsid="001c0834"/>
    </style:style>
    <style:style style:name="P14" style:family="paragraph" style:parent-style-name="Frame_20_contents">
      <style:paragraph-properties fo:margin-top="0cm" fo:margin-bottom="0cm" loext:contextual-spacing="false" fo:line-height="100%" fo:text-align="justify" style:justify-single-word="false" style:punctuation-wrap="simple"/>
      <style:text-properties officeooo:paragraph-rsid="00281221"/>
    </style:style>
    <style:style style:name="P15" style:family="paragraph" style:parent-style-name="Frame_20_contents">
      <style:paragraph-properties fo:margin-top="0cm" fo:margin-bottom="0cm" loext:contextual-spacing="false" fo:line-height="100%" fo:text-align="justify" style:justify-single-word="false" style:punctuation-wrap="simple"/>
      <style:text-properties officeooo:paragraph-rsid="0030c107"/>
    </style:style>
    <style:style style:name="P16" style:family="paragraph" style:parent-style-name="Frame_20_contents">
      <style:paragraph-properties fo:margin-top="0cm" fo:margin-bottom="0cm" loext:contextual-spacing="false" fo:line-height="100%"/>
      <style:text-properties officeooo:paragraph-rsid="0033388d"/>
    </style:style>
    <style:style style:name="P17" style:family="paragraph" style:parent-style-name="Frame_20_contents">
      <style:paragraph-properties fo:margin-top="0cm" fo:margin-bottom="0cm" loext:contextual-spacing="false" fo:line-height="100%" style:punctuation-wrap="simple"/>
      <style:text-properties fo:color="#00000a" style:font-name="Calibri" fo:font-weight="bold" style:font-name-asian="Calibri3" style:font-weight-asian="bold" style:font-weight-complex="bold"/>
    </style:style>
    <style:style style:name="P18" style:family="paragraph" style:parent-style-name="Frame_20_contents">
      <style:paragraph-properties fo:margin-top="0cm" fo:margin-bottom="0cm" loext:contextual-spacing="false" fo:line-height="100%" style:punctuation-wrap="simple"/>
      <style:text-properties fo:color="#00000a" style:font-name="Calibri" fo:font-weight="bold" officeooo:paragraph-rsid="002088ef" style:font-name-asian="Calibri3" style:font-weight-asian="bold" style:font-weight-complex="bold"/>
    </style:style>
    <style:style style:name="P19" style:family="paragraph" style:parent-style-name="Frame_20_contents">
      <style:paragraph-properties fo:margin-top="0cm" fo:margin-bottom="0cm" loext:contextual-spacing="false" fo:line-height="100%" style:punctuation-wrap="simple"/>
      <style:text-properties fo:color="#00000a" style:font-name="Calibri" fo:font-weight="bold" officeooo:paragraph-rsid="0033388d" style:font-name-asian="Calibri3" style:font-weight-asian="bold" style:font-weight-complex="bold"/>
    </style:style>
    <style:style style:name="P20" style:family="paragraph" style:parent-style-name="Frame_20_contents">
      <style:paragraph-properties fo:margin-top="0cm" fo:margin-bottom="0cm" loext:contextual-spacing="false" fo:line-height="100%"/>
      <style:text-properties fo:color="#00000a" style:font-name="Calibri" fo:font-weight="bold" officeooo:paragraph-rsid="0033388d" style:font-name-asian="Calibri3" style:font-weight-asian="bold" style:font-weight-complex="bold"/>
    </style:style>
    <style:style style:name="P21" style:family="paragraph" style:parent-style-name="Frame_20_contents">
      <style:paragraph-properties fo:margin-top="0cm" fo:margin-bottom="0cm" loext:contextual-spacing="false" fo:line-height="100%" style:punctuation-wrap="simple"/>
      <style:text-properties fo:color="#00000a" style:font-name="Calibri" fo:font-weight="bold" officeooo:rsid="0006fbeb" officeooo:paragraph-rsid="002088ef" style:font-name-asian="Calibri3" style:font-weight-asian="bold" style:font-weight-complex="bold"/>
    </style:style>
    <style:style style:name="P22" style:family="paragraph" style:parent-style-name="Frame_20_contents">
      <style:paragraph-properties fo:margin-top="0cm" fo:margin-bottom="0cm" loext:contextual-spacing="false" fo:line-height="100%" style:punctuation-wrap="simple"/>
      <style:text-properties fo:color="#00000a" style:font-name="Calibri" fo:font-weight="bold" officeooo:rsid="002ba4fc" officeooo:paragraph-rsid="002ba4fc" style:font-name-asian="Calibri3" style:font-weight-asian="bold" style:font-weight-complex="bold"/>
    </style:style>
    <style:style style:name="P23" style:family="paragraph" style:parent-style-name="Frame_20_contents">
      <style:paragraph-properties fo:margin-top="0cm" fo:margin-bottom="0cm" loext:contextual-spacing="false" fo:line-height="100%" style:punctuation-wrap="simple"/>
      <style:text-properties fo:color="#00000a" style:font-name="Calibri" fo:font-weight="bold" officeooo:rsid="002e09b9" officeooo:paragraph-rsid="002e09b9" style:font-name-asian="Calibri3" style:font-weight-asian="bold" style:font-weight-complex="bold"/>
    </style:style>
    <style:style style:name="P24" style:family="paragraph" style:parent-style-name="Frame_20_contents">
      <style:paragraph-properties fo:margin-top="0cm" fo:margin-bottom="0cm" loext:contextual-spacing="false" fo:line-height="100%" style:punctuation-wrap="simple"/>
      <style:text-properties fo:color="#00000a" style:font-name="Calibri" fo:font-weight="bold" fo:background-color="transparent" style:font-name-asian="Calibri3" style:font-weight-asian="bold" style:font-weight-complex="bold"/>
    </style:style>
    <style:style style:name="P25" style:family="paragraph" style:parent-style-name="Frame_20_contents">
      <style:paragraph-properties fo:margin-top="0cm" fo:margin-bottom="0cm" loext:contextual-spacing="false" fo:line-height="100%" style:punctuation-wrap="simple"/>
      <style:text-properties fo:color="#00000a" style:font-name="Calibri" fo:font-weight="normal" style:font-name-asian="Calibri3" style:font-weight-asian="normal" style:font-weight-complex="normal"/>
    </style:style>
    <style:style style:name="P26" style:family="paragraph" style:parent-style-name="Frame_20_contents">
      <style:paragraph-properties fo:margin-top="0cm" fo:margin-bottom="0cm" loext:contextual-spacing="false" fo:line-height="100%" fo:text-align="justify" style:justify-single-word="false" style:punctuation-wrap="hanging"/>
      <style:text-properties fo:color="#00000a" style:font-name="Calibri" fo:font-size="9pt" fo:font-weight="normal" officeooo:paragraph-rsid="002088ef" style:font-name-asian="Calibri3" style:font-size-asian="9pt" style:font-weight-asian="normal" style:font-size-complex="9pt" style:font-weight-complex="normal"/>
    </style:style>
    <style:style style:name="P27" style:family="paragraph" style:parent-style-name="Frame_20_contents">
      <style:paragraph-properties fo:margin-top="0cm" fo:margin-bottom="0cm" loext:contextual-spacing="false" fo:line-height="100%"/>
      <style:text-properties fo:color="#00000a" style:font-name="Calibri" officeooo:paragraph-rsid="0033388d" style:font-name-asian="Calibri3" style:font-weight-complex="bold"/>
    </style:style>
    <style:style style:name="P28" style:family="paragraph" style:parent-style-name="Frame_20_contents">
      <style:paragraph-properties fo:margin-top="0cm" fo:margin-bottom="0cm" loext:contextual-spacing="false" fo:line-height="100%" style:punctuation-wrap="simple"/>
      <style:text-properties fo:color="#00000a" fo:font-weight="bold" style:font-name-asian="Calibri3" style:font-weight-asian="bold" style:font-weight-complex="bold"/>
    </style:style>
    <style:style style:name="P29" style:family="paragraph" style:parent-style-name="Frame_20_contents">
      <style:paragraph-properties fo:margin-top="0cm" fo:margin-bottom="0cm" loext:contextual-spacing="false" fo:line-height="100%" style:punctuation-wrap="simple"/>
      <style:text-properties fo:color="#00000a" fo:font-size="10pt" fo:font-weight="bold" style:font-name-asian="Calibri3" style:font-size-asian="10pt" style:font-weight-asian="bold" style:font-size-complex="10pt" style:font-weight-complex="bold"/>
    </style:style>
    <style:style style:name="P30" style:family="paragraph" style:parent-style-name="Frame_20_contents">
      <style:paragraph-properties fo:margin-top="0cm" fo:margin-bottom="0cm" loext:contextual-spacing="false" fo:line-height="100%" style:punctuation-wrap="simple"/>
      <style:text-properties fo:color="#00000a" fo:font-size="10pt" fo:font-weight="bold" officeooo:paragraph-rsid="001f8225" style:font-name-asian="Calibri3" style:font-size-asian="10pt" style:font-weight-asian="bold" style:font-size-complex="10pt" style:font-weight-complex="bold"/>
    </style:style>
    <style:style style:name="P31" style:family="paragraph" style:parent-style-name="Frame_20_contents">
      <style:paragraph-properties fo:margin-top="0cm" fo:margin-bottom="0cm" loext:contextual-spacing="false" fo:line-height="100%" style:punctuation-wrap="simple"/>
      <style:text-properties fo:color="#00000a" fo:font-size="10pt" fo:font-weight="bold" officeooo:paragraph-rsid="002088ef" style:font-name-asian="Calibri3" style:font-size-asian="10pt" style:font-weight-asian="bold" style:font-size-complex="10pt" style:font-weight-complex="bold"/>
    </style:style>
    <style:style style:name="P32" style:family="paragraph" style:parent-style-name="Frame_20_contents">
      <style:paragraph-properties fo:margin-top="0cm" fo:margin-bottom="0cm" loext:contextual-spacing="false" fo:line-height="100%"/>
      <style:text-properties fo:color="#00000a" fo:font-size="10pt" fo:font-weight="bold" officeooo:paragraph-rsid="0033388d" style:font-name-asian="Calibri3" style:font-size-asian="10pt" style:font-weight-asian="bold" style:font-size-complex="10pt" style:font-weight-complex="bold"/>
    </style:style>
    <style:style style:name="P33" style:family="paragraph" style:parent-style-name="Frame_20_contents">
      <style:paragraph-properties fo:margin-top="0cm" fo:margin-bottom="0cm" loext:contextual-spacing="false" fo:line-height="100%" style:punctuation-wrap="simple"/>
      <style:text-properties fo:color="#00000a" fo:font-size="10pt" fo:font-weight="bold" fo:background-color="transparent" style:font-name-asian="Calibri3" style:font-size-asian="10pt" style:font-weight-asian="bold" style:font-size-complex="10pt" style:font-weight-complex="bold"/>
    </style:style>
    <style:style style:name="P34" style:family="paragraph" style:parent-style-name="Frame_20_contents">
      <style:paragraph-properties fo:margin-top="0cm" fo:margin-bottom="0cm" loext:contextual-spacing="false" fo:line-height="100%" style:punctuation-wrap="simple"/>
      <style:text-properties fo:color="#00000a" style:font-name="Calibri1" fo:font-size="9pt" fo:font-weight="bold" style:font-name-asian="Calibri3" style:font-size-asian="9pt" style:font-weight-asian="bold" style:font-size-complex="9pt" style:font-weight-complex="bold"/>
    </style:style>
    <style:style style:name="P35" style:family="paragraph" style:parent-style-name="Frame_20_contents">
      <style:paragraph-properties fo:margin-top="0cm" fo:margin-bottom="0cm" loext:contextual-spacing="false" fo:line-height="100%" style:punctuation-wrap="simple"/>
      <style:text-properties fo:font-weight="normal" style:font-weight-asian="normal" style:font-weight-complex="normal"/>
    </style:style>
    <style:style style:name="P36" style:family="paragraph" style:parent-style-name="Frame_20_contents">
      <style:paragraph-properties fo:margin-top="0cm" fo:margin-bottom="0cm" loext:contextual-spacing="false" fo:line-height="100%" fo:text-align="justify" style:justify-single-word="false" style:punctuation-wrap="simple"/>
      <style:text-properties style:font-name="Calibri1" fo:font-size="11pt" officeooo:paragraph-rsid="001c0834" style:font-size-asian="11pt" style:font-size-complex="11pt"/>
    </style:style>
    <style:style style:name="P37" style:family="paragraph" style:parent-style-name="Frame_20_contents">
      <style:paragraph-properties fo:margin-top="0cm" fo:margin-bottom="0cm" loext:contextual-spacing="false" fo:line-height="100%" fo:text-align="justify" style:justify-single-word="false" style:punctuation-wrap="simple"/>
      <style:text-properties style:font-name="Calibri1" fo:font-size="11pt" officeooo:rsid="001f2133" officeooo:paragraph-rsid="001c0834" style:font-size-asian="11pt" style:font-size-complex="11pt"/>
    </style:style>
    <style:style style:name="P38" style:family="paragraph" style:parent-style-name="Frame_20_contents">
      <style:paragraph-properties fo:margin-top="0cm" fo:margin-bottom="0cm" loext:contextual-spacing="false" fo:line-height="100%" fo:text-align="justify" style:justify-single-word="false" style:punctuation-wrap="simple"/>
      <style:text-properties style:font-name="Calibri1" fo:font-size="9pt" officeooo:paragraph-rsid="002694dd" style:font-size-asian="9pt" style:font-size-complex="9pt"/>
    </style:style>
    <style:style style:name="P39" style:family="paragraph" style:parent-style-name="Frame_20_contents">
      <style:paragraph-properties fo:margin-top="0cm" fo:margin-bottom="0cm" loext:contextual-spacing="false" fo:line-height="100%" style:punctuation-wrap="simple"/>
      <style:text-properties officeooo:rsid="001e2356" officeooo:paragraph-rsid="001c0834"/>
    </style:style>
    <style:style style:name="P40" style:family="paragraph" style:parent-style-name="Frame_20_contents">
      <style:paragraph-properties fo:margin-top="0cm" fo:margin-bottom="0cm" loext:contextual-spacing="false" fo:line-height="100%" style:punctuation-wrap="simple"/>
      <style:text-properties officeooo:rsid="001e2356" officeooo:paragraph-rsid="0030c107"/>
    </style:style>
    <style:style style:name="P41" style:family="paragraph" style:parent-style-name="Frame_20_contents">
      <style:paragraph-properties fo:margin-top="0cm" fo:margin-bottom="0cm" loext:contextual-spacing="false" fo:line-height="100%" fo:text-align="justify" style:justify-single-word="false" style:punctuation-wrap="simple"/>
      <style:text-properties style:text-outline="false" style:text-line-through-style="none" style:text-line-through-type="none" style:font-name="Calibri1" fo:font-size="11pt" fo:font-style="normal" fo:text-shadow="none" style:text-underline-style="none" fo:font-weight="normal" officeooo:rsid="001f2133" officeooo:paragraph-rsid="001c0834" style:font-size-asian="11pt" style:font-style-asian="normal" style:font-weight-asian="normal" style:font-size-complex="11pt" style:font-weight-complex="normal" style:text-emphasize="none"/>
    </style:style>
    <style:style style:name="P42" style:family="paragraph" style:parent-style-name="Frame_20_contents">
      <style:paragraph-properties fo:margin-top="0cm" fo:margin-bottom="0cm" loext:contextual-spacing="false" fo:line-height="100%" style:punctuation-wrap="simple"/>
      <style:text-properties fo:color="#000000" style:font-name="Calibri" fo:font-size="10pt" fo:font-weight="normal" officeooo:rsid="0019c5bc" officeooo:paragraph-rsid="0019c5bc" style:font-name-asian="Calibri3" style:font-size-asian="10pt" style:font-weight-asian="normal" style:font-size-complex="10pt" style:font-weight-complex="normal"/>
    </style:style>
    <style:style style:name="P43" style:family="paragraph" style:parent-style-name="Frame_20_contents">
      <style:paragraph-properties fo:margin-top="0cm" fo:margin-bottom="0cm" loext:contextual-spacing="false" fo:line-height="100%" style:punctuation-wrap="simple"/>
      <style:text-properties fo:color="#000000" style:text-outline="false" style:text-line-through-style="none" style:text-line-through-type="none" style:font-name="Calibri1" fo:font-size="9pt" fo:font-style="normal" fo:text-shadow="none" style:text-underline-style="none" fo:font-weight="bold" officeooo:rsid="0037714d" style:font-name-asian="Calibri3" style:font-size-asian="9pt" style:font-style-asian="normal" style:font-weight-asian="bold" style:font-name-complex="Calibri3" style:font-size-complex="9pt" style:font-weight-complex="bold" style:text-emphasize="none"/>
    </style:style>
    <style:style style:name="P44" style:family="paragraph" style:parent-style-name="Frame_20_contents">
      <style:paragraph-properties fo:margin-top="0cm" fo:margin-bottom="0cm" loext:contextual-spacing="false" fo:line-height="100%" fo:text-align="justify" style:justify-single-word="false" style:punctuation-wrap="simple"/>
      <style:text-properties fo:color="#000000" fo:font-size="10pt" officeooo:rsid="00241338" officeooo:paragraph-rsid="00151f0f" style:font-size-asian="10pt" style:font-size-complex="10pt"/>
    </style:style>
    <style:style style:name="P45" style:family="paragraph" style:parent-style-name="Frame_20_contents">
      <style:paragraph-properties fo:margin-top="0cm" fo:margin-bottom="0cm" loext:contextual-spacing="false" fo:line-height="100%" fo:text-align="start" style:justify-single-word="false" style:punctuation-wrap="simple"/>
      <style:text-properties fo:font-size="10pt" officeooo:paragraph-rsid="0020e40f" style:font-size-asian="10pt" style:font-size-complex="10pt"/>
    </style:style>
    <style:style style:name="P46" style:family="paragraph" style:parent-style-name="Frame_20_contents">
      <style:paragraph-properties fo:margin-top="0cm" fo:margin-bottom="0cm" loext:contextual-spacing="false" fo:line-height="100%" fo:text-align="justify" style:justify-single-word="false" style:punctuation-wrap="simple"/>
      <style:text-properties fo:font-size="10pt" officeooo:paragraph-rsid="0020e40f" style:font-size-asian="10pt" style:font-size-complex="10pt"/>
    </style:style>
    <style:style style:name="P47" style:family="paragraph" style:parent-style-name="Frame_20_contents">
      <style:paragraph-properties fo:margin-top="0cm" fo:margin-bottom="0cm" loext:contextual-spacing="false" fo:line-height="100%"/>
      <style:text-properties fo:font-size="10pt" officeooo:paragraph-rsid="0033388d" style:font-size-asian="10pt" style:font-size-complex="10pt"/>
    </style:style>
    <style:style style:name="P48" style:family="paragraph" style:parent-style-name="Frame_20_contents">
      <style:paragraph-properties fo:margin-top="0cm" fo:margin-bottom="0cm" loext:contextual-spacing="false" fo:line-height="100%" fo:text-align="justify" style:justify-single-word="false" style:punctuation-wrap="simple"/>
      <style:text-properties fo:font-size="10pt" officeooo:rsid="00281221" officeooo:paragraph-rsid="00281221" style:font-size-asian="10pt" style:font-size-complex="10pt"/>
    </style:style>
    <style:style style:name="P49" style:family="paragraph" style:parent-style-name="Frame_20_contents">
      <style:paragraph-properties fo:margin-top="0cm" fo:margin-bottom="0cm" loext:contextual-spacing="false" fo:line-height="100%" fo:text-align="start" style:justify-single-word="false" style:punctuation-wrap="simple"/>
      <style:text-properties fo:font-size="10pt" officeooo:rsid="00241338" officeooo:paragraph-rsid="0020e40f" style:font-size-asian="10pt" style:font-size-complex="10pt"/>
    </style:style>
    <style:style style:name="P50" style:family="paragraph" style:parent-style-name="Frame_20_contents">
      <style:paragraph-properties fo:margin-top="0cm" fo:margin-bottom="0cm" loext:contextual-spacing="false" fo:line-height="100%" fo:text-align="justify" style:justify-single-word="false" style:punctuation-wrap="simple"/>
      <style:text-properties fo:font-size="9pt" officeooo:paragraph-rsid="002694dd" style:font-size-asian="9pt" style:font-size-complex="9pt"/>
    </style:style>
    <style:style style:name="P51" style:family="paragraph" style:parent-style-name="Frame_20_contents">
      <style:paragraph-properties fo:margin-top="0cm" fo:margin-bottom="0cm" loext:contextual-spacing="false" fo:line-height="100%" fo:text-align="start" style:justify-single-word="false" style:punctuation-wrap="simple"/>
      <style:text-properties fo:font-size="9pt" officeooo:rsid="00241338" officeooo:paragraph-rsid="0020e40f" style:font-size-asian="9pt" style:font-size-complex="9pt"/>
    </style:style>
    <style:style style:name="P52" style:family="paragraph" style:parent-style-name="Standard">
      <style:paragraph-properties fo:margin-top="0cm" fo:margin-bottom="0cm" loext:contextual-spacing="false" fo:line-height="100%" fo:text-align="center" style:justify-single-word="false"/>
    </style:style>
    <style:style style:name="P53" style:family="paragraph" style:parent-style-name="Standard">
      <style:paragraph-properties fo:margin-top="0cm" fo:margin-bottom="0cm" loext:contextual-spacing="false" fo:line-height="100%" fo:text-align="center" style:justify-single-word="false"/>
      <style:text-properties fo:font-size="10pt" style:font-size-asian="10pt" style:font-size-complex="10pt"/>
    </style:style>
    <style:style style:name="P54" style:family="paragraph" style:parent-style-name="Standard">
      <style:paragraph-properties fo:margin-top="0cm" fo:margin-bottom="0cm" loext:contextual-spacing="false" fo:line-height="100%" fo:text-align="justify" style:justify-single-word="false" style:punctuation-wrap="simple"/>
      <style:text-properties fo:font-size="10pt" officeooo:rsid="002266d5" officeooo:paragraph-rsid="0020e40f" style:font-size-asian="10pt" style:font-size-complex="10pt"/>
    </style:style>
    <style:style style:name="P55" style:family="paragraph" style:parent-style-name="Standard">
      <style:paragraph-properties fo:margin-top="0cm" fo:margin-bottom="0cm" loext:contextual-spacing="false" fo:line-height="100%" fo:text-align="center" style:justify-single-word="false"/>
      <style:text-properties style:font-name="Arial" fo:font-size="10pt" style:font-size-asian="10pt" style:font-name-complex="Arial1" style:font-size-complex="10pt"/>
    </style:style>
    <style:style style:name="P56" style:family="paragraph" style:parent-style-name="Standard">
      <style:paragraph-properties fo:margin-top="0cm" fo:margin-bottom="0cm" loext:contextual-spacing="false" fo:line-height="100%" fo:text-align="center" style:justify-single-word="false"/>
      <style:text-properties style:font-name="Arial" fo:font-size="10pt" officeooo:rsid="00151f0f" officeooo:paragraph-rsid="00151f0f" style:font-size-asian="10pt" style:font-name-complex="Arial1" style:font-size-complex="10pt"/>
    </style:style>
    <style:style style:name="P57" style:family="paragraph" style:parent-style-name="Standard">
      <style:paragraph-properties fo:margin-top="0cm" fo:margin-bottom="0cm" loext:contextual-spacing="false" fo:line-height="100%" fo:text-align="center" style:justify-single-word="false"/>
      <style:text-properties style:font-name="Arial" fo:font-size="10pt" officeooo:rsid="00180285" officeooo:paragraph-rsid="00180285" style:font-size-asian="10pt" style:font-name-complex="Arial1" style:font-size-complex="10pt"/>
    </style:style>
    <style:style style:name="P58" style:family="paragraph" style:parent-style-name="Standard">
      <style:paragraph-properties fo:margin-top="0cm" fo:margin-bottom="0cm" loext:contextual-spacing="false" fo:line-height="100%" fo:text-align="center" style:justify-single-word="false"/>
      <style:text-properties style:font-name="Arial" fo:font-size="10pt" officeooo:rsid="0029b51e" officeooo:paragraph-rsid="0029b51e" style:font-size-asian="10pt" style:font-name-complex="Arial1" style:font-size-complex="10pt"/>
    </style:style>
    <style:style style:name="P59" style:family="paragraph" style:parent-style-name="Standard">
      <style:paragraph-properties fo:margin-top="0cm" fo:margin-bottom="0cm" loext:contextual-spacing="false" fo:line-height="100%" fo:text-align="center" style:justify-single-word="false"/>
      <style:text-properties fo:color="#ffffff" style:font-name="Arial" fo:font-size="10pt" fo:font-weight="bold" style:font-size-asian="10pt" style:font-weight-asian="bold" style:font-name-complex="Arial1" style:font-size-complex="10pt" style:font-weight-complex="bold"/>
    </style:style>
    <style:style style:name="P60" style:family="paragraph" style:parent-style-name="Standard">
      <style:paragraph-properties fo:margin-top="0cm" fo:margin-bottom="0cm" loext:contextual-spacing="false" fo:line-height="100%" fo:text-align="justify" style:justify-single-word="false" style:punctuation-wrap="simple"/>
      <style:text-properties fo:color="#000000" style:font-name="Calibri1" fo:font-size="10pt" fo:font-weight="normal" officeooo:paragraph-rsid="00180285" style:font-name-asian="Calibri3" style:font-size-asian="10pt" style:font-weight-asian="normal" style:font-size-complex="10pt" style:font-weight-complex="normal"/>
    </style:style>
    <style:style style:name="P61" style:family="paragraph" style:parent-style-name="Standard">
      <style:paragraph-properties fo:margin-top="0cm" fo:margin-bottom="0cm" loext:contextual-spacing="false" fo:line-height="100%" fo:text-align="justify" style:justify-single-word="false" style:punctuation-wrap="simple"/>
      <style:text-properties fo:color="#000000" style:font-name="Calibri1" fo:font-size="10pt" fo:font-weight="normal" officeooo:rsid="0037714d" officeooo:paragraph-rsid="00180285" style:font-size-asian="10pt" style:font-weight-asian="normal" style:font-size-complex="10pt" style:font-weight-complex="normal"/>
    </style:style>
    <style:style style:name="P62" style:family="paragraph" style:parent-style-name="Standard">
      <style:paragraph-properties fo:margin-top="0cm" fo:margin-bottom="0cm" loext:contextual-spacing="false" fo:line-height="100%" fo:text-align="justify" style:justify-single-word="false" style:punctuation-wrap="simple"/>
      <style:text-properties fo:color="#000000" style:font-name="Calibri1" fo:font-size="9pt" officeooo:paragraph-rsid="00151f0f" style:font-size-asian="9pt" style:font-size-complex="9pt"/>
    </style:style>
    <style:style style:name="P63" style:family="paragraph" style:parent-style-name="Standard">
      <style:paragraph-properties fo:margin-top="0cm" fo:margin-bottom="0cm" loext:contextual-spacing="false" fo:line-height="100%" fo:text-align="justify" style:justify-single-word="false"/>
      <style:text-properties fo:color="#000000" style:text-outline="false" style:text-line-through-style="none" style:text-line-through-type="none" style:font-name="Calibri1" fo:font-size="9pt" fo:font-style="normal" fo:text-shadow="none" style:text-underline-style="none" officeooo:rsid="0037714d" officeooo:paragraph-rsid="00173946" style:font-size-asian="9pt" style:font-style-asian="normal" style:font-name-complex="Calibri3" style:font-size-complex="9pt" style:text-emphasize="none"/>
    </style:style>
    <style:style style:name="P64" style:family="paragraph" style:parent-style-name="Standard">
      <style:paragraph-properties fo:margin-top="0cm" fo:margin-bottom="0cm" loext:contextual-spacing="false" fo:line-height="100%" fo:text-align="justify" style:justify-single-word="false" style:punctuation-wrap="simple"/>
      <style:text-properties fo:color="#000000" style:text-outline="false" style:text-line-through-style="none" style:text-line-through-type="none" style:font-name="Calibri1" fo:font-size="9pt" fo:font-style="normal" fo:text-shadow="none" style:text-underline-style="none" fo:font-weight="bold" officeooo:rsid="0037714d" officeooo:paragraph-rsid="00173946" style:font-name-asian="Calibri3" style:font-size-asian="9pt" style:font-style-asian="normal" style:font-weight-asian="bold" style:font-name-complex="Calibri3" style:font-size-complex="9pt" style:font-weight-complex="bold" style:text-emphasize="none"/>
    </style:style>
    <style:style style:name="P65" style:family="paragraph" style:parent-style-name="Standard">
      <style:paragraph-properties fo:margin-top="0cm" fo:margin-bottom="0cm" loext:contextual-spacing="false" fo:line-height="100%" fo:text-align="justify" style:justify-single-word="false" style:punctuation-wrap="simple"/>
      <style:text-properties style:use-window-font-color="true" style:font-name="Calibri1" fo:font-size="10pt" fo:font-weight="normal" officeooo:rsid="0037714d" officeooo:paragraph-rsid="00180285" style:font-size-asian="10pt" style:font-weight-asian="normal" style:font-size-complex="10pt" style:font-weight-complex="normal"/>
    </style:style>
    <style:style style:name="P66" style:family="paragraph" style:parent-style-name="Standard">
      <style:paragraph-properties fo:margin-top="0cm" fo:margin-bottom="0cm" loext:contextual-spacing="false" fo:line-height="100%" fo:text-align="justify" style:justify-single-word="false" style:punctuation-wrap="simple"/>
      <style:text-properties fo:font-size="9pt" style:text-underline-style="none" fo:font-weight="normal" officeooo:paragraph-rsid="00182aad" style:font-size-asian="9pt" style:font-weight-asian="normal" style:font-size-complex="9pt" style:font-weight-complex="normal"/>
    </style:style>
    <style:style style:name="P67" style:family="paragraph" style:parent-style-name="Standard">
      <style:paragraph-properties fo:margin-top="0cm" fo:margin-bottom="0cm" loext:contextual-spacing="false" fo:line-height="100%" fo:text-align="justify" style:justify-single-word="false" style:punctuation-wrap="simple"/>
      <style:text-properties style:font-name="Calibri1" fo:font-size="9pt" officeooo:paragraph-rsid="00151f0f" style:font-size-asian="9pt" style:font-size-complex="9pt"/>
    </style:style>
    <style:style style:name="P68" style:family="paragraph" style:parent-style-name="Standard">
      <style:paragraph-properties fo:margin-top="0cm" fo:margin-bottom="0cm" loext:contextual-spacing="false" fo:line-height="100%" fo:text-align="justify" style:justify-single-word="false" style:punctuation-wrap="simple"/>
      <style:text-properties style:font-name="Calibri1" officeooo:paragraph-rsid="00151f0f"/>
    </style:style>
    <style:style style:name="P69" style:family="paragraph" style:parent-style-name="Standard">
      <style:paragraph-properties fo:margin-top="0cm" fo:margin-bottom="0cm" loext:contextual-spacing="false" fo:line-height="100%"/>
      <style:text-properties fo:color="#00000a" style:font-name="Calibri" fo:font-weight="bold" officeooo:paragraph-rsid="0033388d" style:font-name-asian="Calibri3" style:font-weight-asian="bold" style:font-weight-complex="bold"/>
    </style:style>
    <style:style style:name="P70" style:family="paragraph" style:parent-style-name="Text_20_body">
      <style:paragraph-properties fo:margin-top="0cm" fo:margin-bottom="0cm" loext:contextual-spacing="false" fo:line-height="100%" fo:text-align="justify" style:justify-single-word="false"/>
      <style:text-properties fo:color="#000000" style:font-name="Calibri1" fo:font-size="9pt" officeooo:paragraph-rsid="00173946" style:font-size-asian="9pt" style:font-size-complex="9pt"/>
    </style:style>
    <style:style style:name="P71" style:family="paragraph" style:parent-style-name="Standard">
      <style:paragraph-properties fo:margin-top="0cm" fo:margin-bottom="0cm" loext:contextual-spacing="false" fo:line-height="115%" fo:text-align="justify" style:justify-single-word="false" style:writing-mode="page">
        <style:tab-stops>
          <style:tab-stop style:position="8.999cm"/>
        </style:tab-stops>
      </style:paragraph-properties>
      <style:text-properties style:font-name="Calibri1" officeooo:paragraph-rsid="0023f551"/>
    </style:style>
    <style:style style:name="P72" style:family="paragraph" style:parent-style-name="Standard">
      <style:paragraph-properties fo:margin-top="0cm" fo:margin-bottom="0cm" loext:contextual-spacing="false" fo:line-height="115%" fo:text-align="justify" style:justify-single-word="false" style:writing-mode="page">
        <style:tab-stops>
          <style:tab-stop style:position="8.999cm"/>
        </style:tab-stops>
      </style:paragraph-properties>
      <style:text-properties fo:color="#000000" style:font-name="Calibri1" fo:font-size="9pt" style:text-underline-style="none" fo:font-weight="bold" officeooo:rsid="00475a7f" officeooo:paragraph-rsid="001f8225" fo:background-color="transparent" style:font-size-asian="9pt" style:font-weight-asian="bold" style:font-size-complex="9pt" style:font-weight-complex="bold"/>
    </style:style>
    <style:style style:name="P73" style:family="paragraph" style:parent-style-name="Standard">
      <style:paragraph-properties fo:margin-top="0cm" fo:margin-bottom="0cm" loext:contextual-spacing="false" fo:line-height="115%" fo:text-align="justify" style:justify-single-word="false" style:writing-mode="page">
        <style:tab-stops>
          <style:tab-stop style:position="8.999cm"/>
        </style:tab-stops>
      </style:paragraph-properties>
      <style:text-properties fo:color="#111111" style:text-outline="false" style:text-line-through-style="none" style:text-line-through-type="none" style:font-name="Calibri1" fo:font-size="8pt" fo:font-style="normal" fo:text-shadow="none" style:text-underline-style="none" fo:font-weight="normal" officeooo:rsid="0023f551" officeooo:paragraph-rsid="0023f551" style:font-size-asian="8pt" style:font-style-asian="normal" style:font-weight-asian="normal" style:font-size-complex="8pt" style:font-weight-complex="normal" style:text-emphasize="none"/>
    </style:style>
    <style:style style:name="P74" style:family="paragraph" style:parent-style-name="Standard">
      <style:paragraph-properties fo:margin-top="0cm" fo:margin-bottom="0cm" loext:contextual-spacing="false" fo:line-height="115%" fo:text-align="justify" style:justify-single-word="false" style:writing-mode="page">
        <style:tab-stops>
          <style:tab-stop style:position="8.999cm"/>
        </style:tab-stops>
      </style:paragraph-properties>
      <style:text-properties fo:color="#111111" style:text-outline="false" style:text-line-through-style="none" style:text-line-through-type="none" style:font-name="Calibri1" fo:font-size="9pt" fo:font-style="normal" fo:text-shadow="none" style:text-underline-style="none" fo:font-weight="normal" officeooo:rsid="00074aef" officeooo:paragraph-rsid="001f8225" style:font-size-asian="9pt" style:font-style-asian="normal" style:font-weight-asian="normal" style:font-size-complex="9pt" style:font-weight-complex="normal" style:text-emphasize="none"/>
    </style:style>
    <style:style style:name="P75" style:family="paragraph" style:parent-style-name="Standard">
      <style:paragraph-properties fo:margin-top="0cm" fo:margin-bottom="0cm" loext:contextual-spacing="false" fo:line-height="115%" fo:text-align="justify" style:justify-single-word="false" style:writing-mode="page">
        <style:tab-stops>
          <style:tab-stop style:position="8.999cm"/>
        </style:tab-stops>
      </style:paragraph-properties>
      <style:text-properties fo:color="#111111" style:text-outline="false" style:text-line-through-style="none" style:text-line-through-type="none" style:font-name="Calibri1" fo:font-size="9pt" fo:font-style="normal" fo:text-shadow="none" style:text-underline-style="none" fo:font-weight="bold" officeooo:rsid="00074aef" officeooo:paragraph-rsid="0023f551" style:font-size-asian="9pt" style:font-style-asian="normal" style:font-weight-asian="bold" style:font-size-complex="9pt" style:font-weight-complex="bold" style:text-emphasize="none"/>
    </style:style>
    <style:style style:name="P76" style:family="paragraph" style:parent-style-name="Standard">
      <style:text-properties style:font-name="Arial" fo:font-size="28pt" style:font-size-asian="28pt" style:font-name-complex="Arial1" style:font-size-complex="28pt"/>
    </style:style>
    <style:style style:name="P77" style:family="paragraph" style:parent-style-name="Standard">
      <style:text-properties style:font-name="Arial" fo:font-size="28pt" fo:font-weight="bold" style:font-size-asian="28pt" style:font-weight-asian="bold" style:font-name-complex="Arial1" style:font-size-complex="28pt" style:font-weight-complex="bold"/>
    </style:style>
    <style:style style:name="P78" style:family="paragraph" style:parent-style-name="Standard">
      <style:text-properties style:font-name="Arial" fo:font-size="20pt" fo:font-style="italic" style:font-size-asian="20pt" style:font-style-asian="italic" style:font-name-complex="Arial1" style:font-size-complex="20pt" style:font-style-complex="italic"/>
    </style:style>
    <style:style style:name="P79" style:family="paragraph" style:parent-style-name="Standard">
      <style:text-properties style:font-name="Arial" fo:font-size="10pt" style:font-size-asian="10pt" style:font-name-complex="Arial1" style:font-size-complex="10pt"/>
    </style:style>
    <style:style style:name="P80" style:family="paragraph" style:parent-style-name="Standard">
      <style:paragraph-properties fo:text-align="center" style:justify-single-word="false"/>
      <style:text-properties style:font-name="Arial" fo:font-size="11pt" fo:font-style="italic" officeooo:paragraph-rsid="00151f0f" style:font-size-asian="11pt" style:font-style-asian="italic" style:font-name-complex="Arial1" style:font-size-complex="11pt" style:font-style-complex="italic"/>
    </style:style>
    <style:style style:name="P81" style:family="paragraph" style:parent-style-name="Standard">
      <style:text-properties fo:font-size="2pt" style:font-size-asian="2pt" style:font-size-complex="2pt"/>
    </style:style>
    <style:style style:name="P82" style:family="paragraph" style:parent-style-name="Standard">
      <style:paragraph-properties fo:text-align="justify" style:justify-single-word="false"/>
      <style:text-properties fo:font-size="9pt" officeooo:paragraph-rsid="00182aad" style:font-size-asian="9pt" style:font-size-complex="9pt"/>
    </style:style>
    <style:style style:name="P83" style:family="paragraph" style:parent-style-name="Standard">
      <style:text-properties officeooo:paragraph-rsid="0033388d"/>
    </style:style>
    <style:style style:name="P84" style:family="paragraph" style:parent-style-name="Standard">
      <style:paragraph-properties fo:break-before="page"/>
    </style:style>
    <style:style style:name="P85" style:family="paragraph" style:parent-style-name="Standard">
      <style:paragraph-properties fo:break-before="page"/>
      <style:text-properties style:font-name="Arial" fo:font-size="28pt" style:font-size-asian="28pt" style:font-name-complex="Arial1" style:font-size-complex="28pt"/>
    </style:style>
    <style:style style:name="P86" style:family="paragraph" style:parent-style-name="Standard">
      <style:paragraph-properties fo:text-align="center" style:justify-single-word="false" fo:break-before="page"/>
      <style:text-properties style:font-name="Arial" fo:font-size="14pt" fo:font-weight="bold" style:font-size-asian="14pt" style:font-weight-asian="bold" style:font-name-complex="Arial1" style:font-size-complex="14pt" style:font-weight-complex="bold"/>
    </style:style>
    <style:style style:name="P87" style:family="paragraph" style:parent-style-name="Standard">
      <style:paragraph-properties fo:text-align="center" style:justify-single-word="false" fo:break-before="page"/>
      <style:text-properties style:font-name="Arial" fo:font-size="14pt" fo:font-weight="bold" officeooo:paragraph-rsid="00151f0f" style:font-size-asian="14pt" style:font-weight-asian="bold" style:font-name-complex="Arial1" style:font-size-complex="14pt" style:font-weight-complex="bold"/>
    </style:style>
    <style:style style:name="P88" style:family="paragraph" style:parent-style-name="Text_20_body">
      <style:text-properties fo:color="#000000" style:font-name="Calibri1" fo:font-size="9pt" officeooo:paragraph-rsid="00173946" style:font-size-asian="9pt" style:font-size-complex="9pt"/>
    </style:style>
    <style:style style:name="P89" style:family="paragraph" style:parent-style-name="Text_20_body">
      <style:paragraph-properties fo:text-align="justify" style:justify-single-word="false"/>
      <style:text-properties fo:color="#000000" style:font-name="Calibri1" fo:font-size="9pt" officeooo:paragraph-rsid="00173946" style:font-size-asian="9pt" style:font-size-complex="9pt"/>
    </style:style>
    <style:style style:name="P90" style:family="paragraph" style:parent-style-name="Text_20_body">
      <style:text-properties fo:color="#000000" style:text-outline="false" style:text-line-through-style="none" style:text-line-through-type="none" style:font-name="Calibri1" fo:font-size="9pt" fo:font-style="normal" fo:text-shadow="none" style:text-underline-style="none" officeooo:rsid="0037714d" officeooo:paragraph-rsid="00173946" style:font-size-asian="9pt" style:font-style-asian="normal" style:font-name-complex="Calibri3" style:font-size-complex="9pt" style:text-emphasize="none"/>
    </style:style>
    <style:style style:name="P91" style:family="paragraph" style:parent-style-name="Standard">
      <style:paragraph-properties fo:margin-top="0cm" fo:margin-bottom="0.081cm" loext:contextual-spacing="false" fo:line-height="100%" fo:text-align="center" style:justify-single-word="false"/>
      <style:text-properties style:font-name="Arial" fo:font-size="11pt" fo:font-style="italic" style:font-size-asian="11pt" style:font-style-asian="italic" style:font-name-complex="Arial1" style:font-size-complex="11pt" style:font-style-complex="italic"/>
    </style:style>
    <style:style style:name="P92" style:family="paragraph" style:parent-style-name="Frame_20_contents">
      <style:text-properties fo:color="#00000a" style:font-name="Calibri" fo:font-weight="bold" officeooo:paragraph-rsid="0033388d" style:font-name-asian="Calibri3" style:font-weight-asian="bold" style:font-weight-complex="bold"/>
    </style:style>
    <style:style style:name="P93" style:family="paragraph" style:parent-style-name="Standard" style:master-page-name="Standard">
      <style:paragraph-properties style:page-number="auto"/>
    </style:style>
    <style:style style:name="P94" style:family="paragraph" style:parent-style-name="Frame_20_contents">
      <style:paragraph-properties fo:margin-top="0cm" fo:margin-bottom="0cm" loext:contextual-spacing="false" fo:line-height="100%" fo:text-align="center" style:justify-single-word="false" style:punctuation-wrap="hanging"/>
    </style:style>
    <style:style style:name="P95" style:family="paragraph" style:parent-style-name="Frame_20_contents">
      <style:paragraph-properties fo:margin-top="0cm" fo:margin-bottom="0cm" loext:contextual-spacing="false" fo:line-height="100%" fo:text-align="center" style:justify-single-word="false" style:punctuation-wrap="simple"/>
    </style:style>
    <style:style style:name="P96" style:family="paragraph" style:parent-style-name="Frame_20_contents" style:list-style-name="WWNum1">
      <style:paragraph-properties fo:margin-top="0cm" fo:margin-bottom="0cm" loext:contextual-spacing="false" fo:line-height="100%"/>
      <style:text-properties officeooo:paragraph-rsid="0033388d"/>
    </style:style>
    <style:style style:name="P97" style:family="paragraph">
      <loext:graphic-properties draw:fill="none"/>
      <style:paragraph-properties fo:text-align="start"/>
      <style:text-properties fo:color="#000000" fo:font-size="18pt"/>
    </style:style>
    <style:style style:name="P98" style:family="paragraph">
      <loext:graphic-properties draw:fill="none"/>
      <style:paragraph-properties fo:text-align="start"/>
      <style:text-properties fo:font-size="18pt"/>
    </style:style>
    <style:style style:name="T1" style:family="text">
      <style:text-properties style:font-name="Arial" fo:font-size="10pt" style:font-size-asian="10pt" style:font-name-complex="Arial1" style:font-size-complex="10pt"/>
    </style:style>
    <style:style style:name="T2" style:family="text">
      <style:text-properties fo:font-weight="bold" style:font-weight-asian="bold" style:font-weight-complex="bold"/>
    </style:style>
    <style:style style:name="T3" style:family="text">
      <style:text-properties fo:font-weight="bold" officeooo:rsid="00472fed" style:font-weight-asian="bold" style:font-weight-complex="bold"/>
    </style:style>
    <style:style style:name="T4" style:family="text">
      <style:text-properties fo:font-weight="bold" officeooo:rsid="00173946" style:font-weight-asian="bold" style:font-weight-complex="bold"/>
    </style:style>
    <style:style style:name="T5" style:family="text">
      <style:text-properties fo:font-weight="bold" officeooo:rsid="001e2356" style:font-weight-asian="bold" style:font-weight-complex="bold"/>
    </style:style>
    <style:style style:name="T6" style:family="text">
      <style:text-properties fo:color="#00000a" style:font-name="Calibri" fo:font-size="9pt" style:font-name-asian="Calibri3" style:font-size-asian="9pt" style:font-size-complex="9pt"/>
    </style:style>
    <style:style style:name="T7" style:family="text">
      <style:text-properties fo:color="#00000a" style:font-name="Calibri" fo:font-weight="bold" style:font-name-asian="Calibri3" style:font-weight-asian="bold" style:font-weight-complex="bold"/>
    </style:style>
    <style:style style:name="T8" style:family="text">
      <style:text-properties fo:color="#00000a" fo:font-size="9pt" style:font-name-asian="Calibri3" style:font-size-asian="9pt" style:font-size-complex="9pt"/>
    </style:style>
    <style:style style:name="T9" style:family="text">
      <style:text-properties fo:color="#00000a" style:text-position="super 58%" style:font-name="Calibri" fo:font-weight="bold" style:font-name-asian="Calibri3" style:font-weight-asian="bold" style:font-weight-complex="bold"/>
    </style:style>
    <style:style style:name="T10" style:family="text">
      <style:text-properties fo:color="#00000a" fo:font-size="10pt" fo:font-weight="bold" style:font-name-asian="Calibri3"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officeooo:rsid="00241338"/>
    </style:style>
    <style:style style:name="T14" style:family="text">
      <style:text-properties style:use-window-font-color="true" fo:font-size="9pt" fo:font-weight="bold" officeooo:rsid="001c8bd3" style:font-name-asian="Calibri3" style:font-size-asian="9pt" style:font-weight-asian="bold" style:font-size-complex="9pt" style:font-weight-complex="bold"/>
    </style:style>
    <style:style style:name="T15" style:family="text">
      <style:text-properties style:use-window-font-color="true" fo:font-size="9pt" fo:font-weight="normal" officeooo:rsid="001c8bd3" style:font-name-asian="Calibri3" style:font-size-asian="9pt" style:font-weight-asian="normal" style:font-size-complex="9pt" style:font-weight-complex="normal"/>
    </style:style>
    <style:style style:name="T16" style:family="text">
      <style:text-properties fo:color="#000000"/>
    </style:style>
    <style:style style:name="T17" style:family="text">
      <style:text-properties fo:color="#000000" style:text-outline="false" style:text-line-through-style="none" style:text-line-through-type="none" style:font-name="Calibri1" fo:font-size="11pt" fo:font-style="normal" fo:text-shadow="none" style:text-underline-style="none" fo:font-weight="normal" officeooo:rsid="001d940f" style:font-size-asian="11pt" style:font-style-asian="normal" style:font-weight-asian="normal" style:font-size-complex="11pt" style:font-weight-complex="bold" style:text-emphasize="none"/>
    </style:style>
    <style:style style:name="T18" style:family="text">
      <style:text-properties fo:color="#000000" style:text-outline="false" style:text-line-through-style="none" style:text-line-through-type="none" fo:font-size="9pt" fo:font-style="normal" fo:text-shadow="none" style:text-underline-style="none" fo:font-weight="normal" officeooo:rsid="00074aef" fo:background-color="transparent" loext:char-shading-value="0" style:font-size-asian="9pt" style:font-style-asian="normal" style:font-weight-asian="normal" style:font-size-complex="9pt" style:font-weight-complex="normal" style:text-emphasize="none"/>
    </style:style>
    <style:style style:name="T19" style:family="text">
      <style:text-properties fo:color="#000000" fo:font-weight="bold" officeooo:rsid="001e2356" style:font-weight-asian="bold" style:font-weight-complex="bold"/>
    </style:style>
    <style:style style:name="T20" style:family="text">
      <style:text-properties fo:color="#000000" fo:font-weight="bold" officeooo:rsid="001c8bd3" style:font-name-asian="Calibri3" style:font-weight-asian="bold" style:font-weight-complex="bold"/>
    </style:style>
    <style:style style:name="T21" style:family="text">
      <style:text-properties fo:color="#000000" fo:font-weight="bold" officeooo:rsid="0037714d" style:font-name-asian="Calibri3" style:font-weight-asian="bold" style:font-weight-complex="bold"/>
    </style:style>
    <style:style style:name="T22" style:family="text">
      <style:text-properties fo:color="#000000" fo:font-weight="bold" officeooo:rsid="001c7581" style:font-name-asian="Calibri3" style:font-weight-asian="bold" style:font-weight-complex="bold"/>
    </style:style>
    <style:style style:name="T23" style:family="text">
      <style:text-properties fo:color="#000000" fo:font-weight="bold" officeooo:rsid="003b9ca3" style:font-name-asian="Calibri3" style:font-weight-asian="bold" style:font-weight-complex="bold"/>
    </style:style>
    <style:style style:name="T24" style:family="text">
      <style:text-properties fo:color="#000000" fo:font-size="9pt" style:text-underline-style="none" fo:font-weight="normal" officeooo:rsid="004a66d4" fo:background-color="transparent" loext:char-shading-value="0" style:font-size-asian="9pt" style:font-weight-asian="normal" style:font-size-complex="9pt" style:font-weight-complex="normal"/>
    </style:style>
    <style:style style:name="T25" style:family="text">
      <style:text-properties fo:color="#000000" fo:font-size="9pt" style:text-underline-style="none" fo:font-weight="normal" officeooo:rsid="004c382b" fo:background-color="transparent" loext:char-shading-value="0" style:font-size-asian="9pt" style:font-weight-asian="normal" style:font-size-complex="9pt" style:font-weight-complex="normal"/>
    </style:style>
    <style:style style:name="T26" style:family="text">
      <style:text-properties fo:color="#000000" fo:font-size="9pt" style:text-underline-style="none" fo:font-weight="normal" officeooo:rsid="004d3371" fo:background-color="transparent" loext:char-shading-value="0" style:font-size-asian="9pt" style:font-weight-asian="normal" style:font-size-complex="9pt" style:font-weight-complex="normal"/>
    </style:style>
    <style:style style:name="T27" style:family="text">
      <style:text-properties fo:color="#000000" fo:font-size="9pt" style:text-underline-style="none" fo:font-weight="normal" officeooo:rsid="0058757b" fo:background-color="transparent" loext:char-shading-value="0" style:font-size-asian="9pt" style:font-weight-asian="normal" style:font-size-complex="9pt" style:font-weight-complex="normal"/>
    </style:style>
    <style:style style:name="T28" style:family="text">
      <style:text-properties fo:color="#000000" fo:font-size="9pt" style:text-underline-style="none" fo:font-weight="bold" officeooo:rsid="00475a7f" fo:background-color="transparent" loext:char-shading-value="0" style:font-size-asian="9pt" style:font-weight-asian="bold" style:font-size-complex="9pt" style:font-weight-complex="bold"/>
    </style:style>
    <style:style style:name="T29" style:family="text">
      <style:text-properties fo:color="#000000" fo:font-size="9pt" style:text-underline-style="none" fo:font-weight="bold" officeooo:rsid="00478318" fo:background-color="transparent" loext:char-shading-value="0" style:font-size-asian="9pt" style:font-weight-asian="bold" style:font-size-complex="9pt" style:font-weight-complex="bold"/>
    </style:style>
    <style:style style:name="T30" style:family="text">
      <style:text-properties fo:color="#000000" fo:font-size="9pt" style:text-underline-style="none" fo:font-weight="bold" officeooo:rsid="00493be8" fo:background-color="transparent" loext:char-shading-value="0" style:font-size-asian="9pt" style:font-weight-asian="bold" style:font-size-complex="9pt" style:font-weight-complex="bold"/>
    </style:style>
    <style:style style:name="T31" style:family="text">
      <style:text-properties fo:color="#000000" fo:font-size="9pt" fo:font-weight="normal" style:font-size-asian="9pt" style:font-weight-asian="normal" style:font-size-complex="9pt" style:font-weight-complex="normal"/>
    </style:style>
    <style:style style:name="T32" style:family="text">
      <style:text-properties fo:color="#000000" fo:font-size="9pt" fo:font-weight="normal" officeooo:rsid="00151f0f" style:font-size-asian="9pt" style:font-weight-asian="normal" style:font-size-complex="9pt" style:font-weight-complex="normal"/>
    </style:style>
    <style:style style:name="T33" style:family="text">
      <style:text-properties fo:color="#000000" officeooo:rsid="00241338"/>
    </style:style>
    <style:style style:name="T34" style:family="text">
      <style:text-properties fo:color="#000000" fo:font-weight="normal" officeooo:rsid="001c8bd3" style:font-name-asian="Calibri3" style:font-weight-asian="normal" style:font-weight-complex="normal"/>
    </style:style>
    <style:style style:name="T35" style:family="text">
      <style:text-properties fo:color="#000000" officeooo:rsid="001c8bd3"/>
    </style:style>
    <style:style style:name="T36" style:family="text">
      <style:text-properties style:text-outline="false" style:text-line-through-style="none" style:text-line-through-type="none" fo:font-style="normal" fo:text-shadow="none" style:text-underline-style="none" fo:font-weight="bold" officeooo:rsid="0037714d" style:font-style-asian="normal" style:font-weight-asian="bold" style:font-name-complex="Calibri3" style:font-weight-complex="bold" style:text-emphasize="none"/>
    </style:style>
    <style:style style:name="T37" style:family="text">
      <style:text-properties style:text-outline="false" style:text-line-through-style="none" style:text-line-through-type="none" fo:font-style="normal" fo:text-shadow="none" style:text-underline-style="none" fo:font-weight="bold" officeooo:rsid="00173946" style:font-style-asian="normal" style:font-weight-asian="bold" style:font-name-complex="Calibri3" style:font-weight-complex="bold" style:text-emphasize="none"/>
    </style:style>
    <style:style style:name="T38"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39" style:family="text">
      <style:text-properties style:text-outline="false" style:text-line-through-style="none" style:text-line-through-type="none" fo:font-style="normal" fo:text-shadow="none" style:text-underline-style="none" fo:font-weight="bold" officeooo:rsid="001e2356" style:font-style-asian="normal" style:font-weight-asian="bold" style:font-weight-complex="bold" style:text-emphasize="none"/>
    </style:style>
    <style:style style:name="T40" style:family="text">
      <style:text-properties style:text-outline="false" style:text-line-through-style="none" style:text-line-through-type="none" fo:font-style="normal" fo:text-shadow="none" style:text-underline-style="none" fo:font-weight="bold" officeooo:rsid="001e2356" style:font-style-asian="normal" style:font-weight-asian="bold" style:text-emphasize="none"/>
    </style:style>
    <style:style style:name="T41"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42" style:family="text">
      <style:text-properties style:text-outline="false" style:text-line-through-style="none" style:text-line-through-type="none" fo:font-style="normal" fo:text-shadow="none" style:text-underline-style="none" fo:font-weight="normal" officeooo:rsid="001e2356" style:font-style-asian="normal" style:font-weight-asian="normal" style:font-weight-complex="normal" style:text-emphasize="none"/>
    </style:style>
    <style:style style:name="T43" style:family="text">
      <style:text-properties style:text-outline="false" style:text-line-through-style="none" style:text-line-through-type="none" fo:font-style="normal" fo:text-shadow="none" style:text-underline-style="none" fo:font-weight="normal" officeooo:rsid="001f2133" style:font-style-asian="normal" style:font-weight-asian="normal" style:font-weight-complex="normal" style:text-emphasize="none"/>
    </style:style>
    <style:style style:name="T44" style:family="text">
      <style:text-properties style:text-outline="false" style:text-line-through-style="none" style:text-line-through-type="none" style:font-name="Calibri1" fo:font-size="11pt" fo:font-style="normal" fo:text-shadow="none" style:text-underline-style="none" fo:font-weight="normal" officeooo:rsid="001f2133" style:font-size-asian="11pt" style:font-style-asian="normal" style:font-weight-asian="normal" style:font-size-complex="11pt" style:font-weight-complex="normal" style:text-emphasize="none"/>
    </style:style>
    <style:style style:name="T45" style:family="text">
      <style:text-properties style:text-outline="false" style:text-line-through-style="none" style:text-line-through-type="none" style:font-name="Calibri1" fo:font-size="11pt" fo:font-style="normal" fo:text-shadow="none" style:text-underline-style="none" fo:font-weight="normal" officeooo:rsid="0020e630" style:font-size-asian="11pt" style:font-style-asian="normal" style:font-weight-asian="normal" style:font-size-complex="11pt" style:font-weight-complex="normal" style:text-emphasize="none"/>
    </style:style>
    <style:style style:name="T46" style:family="text">
      <style:text-properties style:text-outline="false" style:text-line-through-style="none" style:text-line-through-type="none" style:font-name="Calibri1" fo:font-size="11pt" fo:font-style="normal" fo:text-shadow="none" style:text-underline-style="none" fo:font-weight="bold" officeooo:rsid="001f2133" style:font-size-asian="11pt" style:font-style-asian="normal" style:font-weight-asian="bold" style:font-size-complex="11pt" style:font-weight-complex="bold" style:text-emphasize="none"/>
    </style:style>
    <style:style style:name="T47" style:family="text">
      <style:text-properties style:text-outline="false" style:text-line-through-style="none" style:text-line-through-type="none" style:font-name="Calibri1" fo:font-size="11pt" fo:font-style="normal" fo:text-shadow="none" style:text-underline-style="none" fo:font-weight="bold" officeooo:rsid="0020e630" style:font-size-asian="11pt" style:font-style-asian="normal" style:font-weight-asian="bold" style:font-size-complex="11pt" style:font-weight-complex="bold" style:text-emphasize="none"/>
    </style:style>
    <style:style style:name="T48" style:family="text">
      <style:text-properties style:text-outline="false" style:text-line-through-style="none" style:text-line-through-type="none" fo:font-size="9pt" fo:font-style="normal" fo:text-shadow="none" style:text-underline-style="none" fo:font-weight="normal" style:font-size-asian="9pt" style:font-style-asian="normal" style:font-weight-asian="normal" style:font-size-complex="9pt" style:text-emphasize="none"/>
    </style:style>
    <style:style style:name="T49" style:family="text">
      <style:text-properties style:text-outline="false" style:text-line-through-style="none" style:text-line-through-type="none" fo:font-size="9pt" fo:font-style="normal" fo:text-shadow="none" style:text-underline-style="none" fo:font-weight="normal" officeooo:rsid="004c382b" style:font-size-asian="9pt" style:font-style-asian="normal" style:font-weight-asian="normal" style:font-size-complex="9pt" style:text-emphasize="none"/>
    </style:style>
    <style:style style:name="T50" style:family="text">
      <style:text-properties style:text-outline="false" style:text-line-through-style="none" style:text-line-through-type="none" fo:font-size="9pt" fo:font-style="normal" fo:text-shadow="none" style:text-underline-style="none" fo:font-weight="normal" style:font-size-asian="9pt" style:font-style-asian="normal" style:font-weight-asian="normal" style:font-size-complex="9pt" style:font-weight-complex="normal" style:text-emphasize="none"/>
    </style:style>
    <style:style style:name="T51" style:family="text">
      <style:text-properties style:text-outline="false" style:text-line-through-style="none" style:text-line-through-type="none" fo:font-size="9pt" fo:font-style="normal" fo:text-shadow="none" style:text-underline-style="none" fo:font-weight="normal" officeooo:rsid="004d3371" style:font-size-asian="9pt" style:font-style-asian="normal" style:font-weight-asian="normal" style:font-size-complex="9pt" style:font-weight-complex="normal" style:text-emphasize="none"/>
    </style:style>
    <style:style style:name="T52" style:family="text">
      <style:text-properties officeooo:rsid="00173946"/>
    </style:style>
    <style:style style:name="T53" style:family="text">
      <style:text-properties officeooo:rsid="00335518"/>
    </style:style>
    <style:style style:name="T54" style:family="text">
      <style:text-properties style:font-name-asian="Calibri3"/>
    </style:style>
    <style:style style:name="T55" style:family="text">
      <style:text-properties officeooo:rsid="00180285" style:font-name-asian="Calibri3"/>
    </style:style>
    <style:style style:name="T56" style:family="text">
      <style:text-properties style:text-position="super 58%"/>
    </style:style>
    <style:style style:name="T57" style:family="text">
      <style:text-properties style:text-position="super 58%" fo:font-size="10pt" style:font-size-asian="10pt" style:font-size-complex="10pt"/>
    </style:style>
    <style:style style:name="T58" style:family="text">
      <style:text-properties officeooo:rsid="00182aad"/>
    </style:style>
    <style:style style:name="T59" style:family="text">
      <style:text-properties officeooo:rsid="001e2356"/>
    </style:style>
    <style:style style:name="T60" style:family="text">
      <style:text-properties fo:color="#111111" style:text-outline="false" style:text-line-through-style="none" style:text-line-through-type="none" fo:font-size="9pt" fo:font-style="normal" fo:text-shadow="none" style:text-underline-style="none" fo:font-weight="normal" officeooo:rsid="004d3371" style:font-size-asian="9pt" style:font-style-asian="normal" style:font-weight-asian="normal" style:font-size-complex="9pt" style:font-weight-complex="normal" style:text-emphasize="none"/>
    </style:style>
    <style:style style:name="T61" style:family="text">
      <style:text-properties fo:color="#111111" style:text-outline="false" style:text-line-through-style="none" style:text-line-through-type="none" fo:font-size="9pt" fo:font-style="normal" fo:text-shadow="none" style:text-underline-style="none" fo:font-weight="normal" officeooo:rsid="00074aef" style:font-size-asian="9pt" style:font-style-asian="normal" style:font-weight-asian="normal" style:font-size-complex="9pt" style:font-weight-complex="normal" style:text-emphasize="none"/>
    </style:style>
    <style:style style:name="T62" style:family="text">
      <style:text-properties fo:background-color="transparent" loext:char-shading-value="0"/>
    </style:style>
    <style:style style:name="T63" style:family="text">
      <style:text-properties officeooo:rsid="002ae6cf" fo:background-color="transparent" loext:char-shading-value="0"/>
    </style:style>
    <style:style style:name="T64" style:family="text">
      <style:text-properties officeooo:rsid="0006548d"/>
    </style:style>
    <style:style style:name="T65" style:family="text">
      <style:text-properties officeooo:rsid="00222ac5"/>
    </style:style>
    <style:style style:name="T66" style:family="text">
      <style:text-properties officeooo:rsid="002694dd"/>
    </style:style>
    <style:style style:name="T67" style:family="text">
      <style:text-properties officeooo:rsid="0026e1c7"/>
    </style:style>
    <style:style style:name="T68" style:family="text">
      <style:text-properties officeooo:rsid="002905f9"/>
    </style:style>
    <style:style style:name="T69" style:family="text">
      <style:text-properties officeooo:rsid="0029b51e"/>
    </style:style>
    <style:style style:name="T70" style:family="text">
      <style:text-properties officeooo:rsid="002c0d51"/>
    </style:style>
    <style:style style:name="T71" style:family="text">
      <style:text-properties officeooo:rsid="002d72d6"/>
    </style:style>
    <style:style style:name="T72" style:family="text">
      <style:text-properties fo:font-style="italic" style:font-style-asian="italic"/>
    </style:style>
    <style:style style:name="T73" style:family="text">
      <style:text-properties fo:color="#000080" fo:font-size="10pt" fo:font-weight="bold" style:font-name-asian="Calibri3" style:font-size-asian="10pt" style:font-weight-asian="bold" style:font-size-complex="10pt" style:font-weight-complex="bold"/>
    </style:style>
    <style:style style:name="fr1"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cm" svg:stroke-color="#000000"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none" draw:textarea-vertical-align="top" draw:auto-grow-height="false" fo:min-height="6.484cm" fo:min-width="16.092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cm" draw:fill="none" draw:textarea-vertical-align="top" draw:auto-grow-height="false" fo:min-height="7.362cm" fo:min-width="16.59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Standard"/>
      <text:p text:style-name="Standard"/>
      <text:p text:style-name="Standard"/>
      <text:p text:style-name="Standard"/>
      <text:p text:style-name="Standard"/>
      <text:p text:style-name="Standard"/>
      <text:p text:style-name="P76"/>
      <text:p text:style-name="P77">SUIVI TERRITORIAL</text:p>
      <text:p text:style-name="P77">DU PLAN RELANCE</text:p>
      <text:p text:style-name="P76"/>
      <text:p text:style-name="P78">Données pour le département : Var</text:p>
      <text:p text:style-name="P78">Date : 2021-04-28</text:p>
      <text:p text:style-name="P4"/>
      <text:p text:style-name="P9"/>
      <text:p text:style-name="P6"/>
      <text:p text:style-name="P6">Sommaire</text:p>
      <table:table table:name="Tableau1" table:style-name="Tableau1">
        <table:table-column table:style-name="Tableau1.A"/>
        <table:table-column table:style-name="Tableau1.B"/>
        <table:table-row table:style-name="Tableau1.1">
          <table:table-cell table:style-name="Tableau1.A1" office:value-type="string">
            <text:p text:style-name="P7">Ecologie ---------------------------------------------------------------------------------- </text:p>
            <text:p text:style-name="P7"><text:tab/>Ma Prime Rénov' -------------------------------------------------------------- </text:p>
            <text:p text:style-name="P7"><text:tab/>Bonus électrique -------------------------------------------------------------- </text:p>
            <text:p text:style-name="P7"><text:tab/>AAP Efficacité énergétique ------------------------------------------------ </text:p>
            <text:p text:style-name="P7"><text:s text:c="9"/>AAP industrie : Modernisation des filières auto et aéro ---------- </text:p>
            <text:p text:style-name="P7"><text:tab/>Prime à la conversion des véhicules légers -------------------------- <text:s/></text:p>
            <text:p text:style-name="P7"><text:tab/>Soutien recherche aéronautique civil ---------------------------------- </text:p>
            <text:p text:style-name="P7"><text:tab/>Rénovation des bâtiments Etats (marchés notifiés) -------------- </text:p>
            <text:p text:style-name="P7">Compétitivité -------------------------------------------------------------------------- </text:p>
            <text:p text:style-name="P7"><text:tab/>Assurance prospection -----------------------------------------------------</text:p>
            <text:p text:style-name="P7"><text:tab/>France Num : aide à la numérisation des TPE,PME,ETI ----------- </text:p>
            <text:p text:style-name="P7"><text:tab/>AAP Industrie : Soutien aux projets industriels territoires ------- </text:p>
            <text:p text:style-name="P7"><text:tab/>AAP Industrie : Sécurisation approvisionnements critiques ----- </text:p>
            <text:p text:style-name="P7"><text:tab/>Renforcement subventions Business France ------------------------ </text:p>
            <text:p text:style-name="P7">Cohésion -------------------------------------------------------------------------------- </text:p>
            <text:p text:style-name="P7"><text:tab/>Apprentissage ----------------------------------------------------------------- </text:p>
            <text:p text:style-name="P7"><text:tab/>Prime à l'embauche des jeunes -----------------------------------------</text:p>
            <text:p text:style-name="P7"><text:tab/>Prime à l'embauche pour les travailleurs handicapés ------------ </text:p>
            <text:p text:style-name="P7"><text:tab/>Contrats Initiatives Emploi (CIE) Jeunes -------------------------------</text:p>
            <text:p text:style-name="P7"><text:tab/>Contrats de professionnalisation ---------------------------------------- </text:p>
            <text:p text:style-name="P7"><text:tab/>Garantie jeunes ---------------------------------------------------------------</text:p>
            <text:p text:style-name="P7"><text:tab/>Parcours emploi compétences (PEC) Jeunes -------------------------</text:p>
            <text:p text:style-name="P7"><text:tab/>Service civique ----------------------------------------------------------------</text:p>
          </table:table-cell>
          <table:table-cell table:style-name="Tableau1.A1" office:value-type="string">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3">24</text:p>
          </table:table-cell>
        </table:table-row>
      </table:table>
      <text:p text:style-name="P5"/>
      <text:p text:style-name="Standard"/>
      <text:p text:style-name="P85"/>
      <text:p text:style-name="P8"><draw:custom-shape text:anchor-type="paragraph" draw:z-index="64" draw:name="Forme1" draw:style-name="gr1" draw:text-style-name="P97" svg:width="16.885cm" svg:height="17.947cm" svg:x="-0.533cm" svg:y="1.935cm"><text:p text:style-name="P28"><text:s/>Commentaires généraux :</text:p><text:p text:style-name="P51"/><text:p text:style-name="P51"/><text:p text:style-name="P51"/><text:p text:style-name="P51"/><text:p text:style-name="P51"/><text:p text:style-name="P49">France Relance dans le Var c’est 27,1 M€ mobilisés pour 128 projets de rénovation des bâtiments de l’Etat, pour un meilleur confort des agents et des usagers dont :</text:p><text:p text:style-name="P45"><text:span text:style-name="T13"><text:line-break/>- </text:span><text:span text:style-name="T33">Des sites des armées à Toulon, Draguignan, Cuers, Fréjus, Hyères, au Cannet-des-Maures<text:line-break/></text:span><text:span text:style-name="T13">- </text:span><text:span text:style-name="T33">Des bâtiments des forces de l’ordre, Police et Gendarmerie, à Toulon, Hyères, Brignoles<text:line-break/></text:span><text:span text:style-name="T13">- </text:span><text:span text:style-name="T33">L’université de Toulon<text:line-break/></text:span><text:span text:style-name="T13">- </text:span><text:span text:style-name="T33">Les locaux de la préfecture à Toulon<text:line-break/></text:span><text:span text:style-name="T13">- </text:span><text:span text:style-name="T33">Les bâtiments des finances publiques de Toulon, Draguignan et Brignoles<text:line-break/></text:span><text:span text:style-name="T13">- </text:span><text:span text:style-name="T33">Les locaux de Pôle Emploi à Toulon</text:span></text:p><text:p text:style-name="P46"><text:span text:style-name="T33"><text:line-break/>En 2021, </text:span><text:span text:style-name="T13">France Relance soutient les collectivités territoriales du Var dans leur rénovation énergétique à hauteur de 9,4 M€. France relance a également accompagné les Varois dans le verdissement de leur véhicule automobile </text:span><text:span text:style-name="T33">avec 3366 primes à la conversion et 2148 bonus écologiques accordés.</text:span></text:p><text:p text:style-name="P44"/><text:p text:style-name="P54"><text:span text:style-name="T65">Du côté des appels à projets, l</text:span>’association varoise Soptom, basée à Carnoules et spécialisée dans la protection des reptiles, est lauréate de l’appel à projets « restauration écologique », de l’Office française de la biodiversité, pour un montant de 125 474 euros. Cette subvention lui permettra de restaurer la population de Tortue d’Hermann sur un site incendié. </text:p><text:p text:style-name="P46"/><text:p text:style-name="P46"><text:span text:style-name="T13">Le parc national de Port-Cros va bénéficier d’une enveloppe totale de</text:span> 1 7<text:span text:style-name="T13">27</text:span> 000 € dans le cadre du plan de relance eau et biodiversité sur des actions en faveur des aires protégées et de la restauration écologique. 285 000 € de Crédits de paiement sont prévus en 2021. <text:span text:style-name="T13">Par ailleurs, le parc national de Port Cros a également été retenu dans le cadre de l'appel à projets de la direction immobilière de l'Etat, pour l'isolation et la remise aux normes de ses bâtiments techniques de Porquerolles, pour un montant global de 4 850 000 euros. U</text:span>ne première subdélégation de crédits de 242 000 € a été intégrée <text:span text:style-name="T68">pour </text:span>lancer les marchés afférents de maitrise d’œuvre. </text:p><text:p text:style-name="P46"/><text:p text:style-name="P48">Enfin, au titre de la mesure assainissement du plan France Relance, 3 projets sont retenus pour le département du Var pour un montant total de <text:s/>1 <text:s/>258 <text:s/>350 euros ( deux projets de réhabilitation de réseaux à Toulon et un projet à Hyères). </text:p><text:p text:style-name="P14"/><text:p text:style-name="P14"/><text:p text:style-name="P14"/><text:p text:style-name="P14"/><text:p text:style-name="P14"/><text:p text:style-name="P1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5" draw:name="Forme2" draw:style-name="gr2" draw:text-style-name="P98" svg:width="20.905cm" svg:height="0.687cm" svg:x="-2.438cm" svg:y="20.055cm"><text:p text:style-name="P94"><text:span text:style-name="T6">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let : Ecologie</text:p>
      <text:p text:style-name="P86">Ma Prime Rénov'</text:p>
      <text:p text:style-name="P91">Données cumulées depuis le début du financement de la mesure par le plan de relance</text:p>
      <text:p text:style-name="P79">Mars <text:s text:c="4"/>2021, Montant total des primes versées : 1.3 M€</text:p>
      <table:table table:name="Tableau2" table:style-name="Tableau2">
        <table:table-column table:style-name="Tableau2.A"/>
        <table:table-column table:style-name="Tableau2.B"/>
        <table:table-column table:style-name="Tableau2.C"/>
        <table:table-column table:style-name="Tableau2.D" table:number-columns-repeated="2"/>
        <table:table-row table:style-name="Tableau2.1">
          <table:table-cell table:style-name="Tableau2.A1" table:number-columns-spanned="5" office:value-type="string">
            <text:p text:style-name="P11"><text:span text:style-name="T11"><text:s/></text:span><text:span text:style-name="T12">Niveau National</text:span></text:p>
          </table:table-cell>
          <table:covered-table-cell/>
          <table:covered-table-cell/>
          <table:covered-table-cell/>
          <table:covered-table-cell/>
        </table:table-row>
        <table:table-row table:style-name="Tableau2.2">
          <table:table-cell table:style-name="Tableau2.A2" office:value-type="string">
            <text:p text:style-name="P55"><text:s text:c="9"/></text:p>
            <text:p text:style-name="P59">Date</text:p>
          </table:table-cell>
          <table:table-cell table:style-name="Tableau2.A2" office:value-type="string">
            <text:p text:style-name="P55"><text:s text:c="9"/></text:p>
            <text:p text:style-name="P59">Montant total des primes versées</text:p>
          </table:table-cell>
          <table:table-cell table:style-name="Tableau2.A2" office:value-type="string">
            <text:p text:style-name="P55"><text:s text:c="9"/></text:p>
            <text:p text:style-name="P59">Montant total des travaux</text:p>
          </table:table-cell>
          <table:table-cell table:style-name="Tableau2.A2" office:value-type="string">
            <text:p text:style-name="P55"><text:s text:c="9"/></text:p>
            <text:p text:style-name="P59">Nombre de bénéficiaires</text:p>
          </table:table-cell>
          <table:table-cell table:style-name="Tableau2.A2" office:value-type="string">
            <text:p text:style-name="P55"><text:s text:c="9"/></text:p>
            <text:p text:style-name="P59">Nombre de dossiers payés</text:p>
          </table:table-cell>
        </table:table-row>
        <table:table-row table:style-name="Tableau2.3">
          <table:table-cell table:style-name="Tableau2.A3" office:value-type="string">
            <text:p text:style-name="P52"/>
            <text:p text:style-name="P55">Mars <text:s text:c="4"/>2021 <text:s/></text:p>
          </table:table-cell>
          <table:table-cell table:style-name="Tableau2.B3" office:value-type="string">
            <text:p text:style-name="P52"/>
            <text:p text:style-name="P55">190.4 M€ <text:s/></text:p>
          </table:table-cell>
          <table:table-cell table:style-name="Tableau2.A3" office:value-type="string">
            <text:p text:style-name="P52"/>
            <text:p text:style-name="P55">1142.1 M€ <text:s/></text:p>
          </table:table-cell>
          <table:table-cell table:style-name="Tableau2.B3" office:value-type="string">
            <text:p text:style-name="P52"/>
            <text:p text:style-name="P55">116692 <text:s/></text:p>
          </table:table-cell>
          <table:table-cell table:style-name="Tableau2.A3" office:value-type="string">
            <text:p text:style-name="P52"/>
            <text:p text:style-name="P55">56759 <text:s/></text:p>
          </table:table-cell>
        </table:table-row>
        <table:table-row table:style-name="Tableau2.3">
          <table:table-cell table:style-name="Tableau2.A3" office:value-type="string">
            <text:p text:style-name="P52"/>
            <text:p text:style-name="P55">Février <text:s/>2021 <text:s/></text:p>
          </table:table-cell>
          <table:table-cell table:style-name="Tableau2.B3" office:value-type="string">
            <text:p text:style-name="P52"/>
            <text:p text:style-name="P55">113.2 M€ <text:s/></text:p>
          </table:table-cell>
          <table:table-cell table:style-name="Tableau2.A3" office:value-type="string">
            <text:p text:style-name="P52"/>
            <text:p text:style-name="P55">700.8 M€ <text:s/></text:p>
          </table:table-cell>
          <table:table-cell table:style-name="Tableau2.B3" office:value-type="string">
            <text:p text:style-name="P52"/>
            <text:p text:style-name="P55">70944 <text:s/></text:p>
          </table:table-cell>
          <table:table-cell table:style-name="Tableau2.A3" office:value-type="string">
            <text:p text:style-name="P52"/>
            <text:p text:style-name="P55">30743 <text:s/></text:p>
          </table:table-cell>
        </table:table-row>
        <table:table-row table:style-name="Tableau2.3">
          <table:table-cell table:style-name="Tableau2.A3" office:value-type="string">
            <text:p text:style-name="P52"/>
            <text:p text:style-name="P55">Janvier <text:s text:c="2"/>2021 <text:s/></text:p>
          </table:table-cell>
          <table:table-cell table:style-name="Tableau2.B3" office:value-type="string">
            <text:p text:style-name="P52"/>
            <text:p text:style-name="P55">53.7 M€ <text:s/></text:p>
          </table:table-cell>
          <table:table-cell table:style-name="Tableau2.A3" office:value-type="string">
            <text:p text:style-name="P52"/>
            <text:p text:style-name="P55">337.9 M€ <text:s/></text:p>
          </table:table-cell>
          <table:table-cell table:style-name="Tableau2.B3" office:value-type="string">
            <text:p text:style-name="P52"/>
            <text:p text:style-name="P55">- <text:s/></text:p>
          </table:table-cell>
          <table:table-cell table:style-name="Tableau2.A3" office:value-type="string">
            <text:p text:style-name="P52"/>
            <text:p text:style-name="P55">12462 <text:s/></text:p>
          </table:table-cell>
        </table:table-row>
      </table:table>
      <text:p text:style-name="P81"/>
      <table:table table:name="Tableau3" table:style-name="Tableau3">
        <table:table-column table:style-name="Tableau3.A"/>
        <table:table-column table:style-name="Tableau3.B"/>
        <table:table-column table:style-name="Tableau3.C"/>
        <table:table-column table:style-name="Tableau3.D" table:number-columns-repeated="2"/>
        <table:table-row table:style-name="Tableau3.1">
          <table:table-cell table:style-name="Tableau3.A1" table:number-columns-spanned="5" office:value-type="string">
            <text:p text:style-name="P11"><text:span text:style-name="T11"><text:s/></text:span><text:span text:style-name="T12">Niveau Régional </text:span><text:bookmark-start text:name="__DdeLink__225_3614400758"/><text:span text:style-name="T12">: Provence-Alpes-Côte d'Azur</text:span><text:bookmark-end text:name="__DdeLink__225_3614400758"/></text:p>
          </table:table-cell>
          <table:covered-table-cell/>
          <table:covered-table-cell/>
          <table:covered-table-cell/>
          <table:covered-table-cell/>
        </table:table-row>
        <table:table-row table:style-name="Tableau3.2">
          <table:table-cell table:style-name="Tableau3.A2" office:value-type="string">
            <text:p text:style-name="P55"><text:s text:c="3"/></text:p>
            <text:p text:style-name="P59">Date</text:p>
          </table:table-cell>
          <table:table-cell table:style-name="Tableau3.A2" office:value-type="string">
            <text:p text:style-name="P55"><text:s text:c="3"/></text:p>
            <text:p text:style-name="P59">Montant total des primes versées</text:p>
          </table:table-cell>
          <table:table-cell table:style-name="Tableau3.A2" office:value-type="string">
            <text:p text:style-name="P55"><text:s text:c="3"/></text:p>
            <text:p text:style-name="P59">Montant total des travaux</text:p>
          </table:table-cell>
          <table:table-cell table:style-name="Tableau3.A2" office:value-type="string">
            <text:p text:style-name="P55"><text:s text:c="3"/></text:p>
            <text:p text:style-name="P59">Nombre de bénéficiaires</text:p>
          </table:table-cell>
          <table:table-cell table:style-name="Tableau3.A2" office:value-type="string">
            <text:p text:style-name="P55"><text:s text:c="3"/></text:p>
            <text:p text:style-name="P59">Nombre de dossiers payés</text:p>
          </table:table-cell>
        </table:table-row>
        <table:table-row table:style-name="Tableau3.3">
          <table:table-cell table:style-name="Tableau3.A3" office:value-type="string">
            <text:p text:style-name="P52"/>
            <text:p text:style-name="P52"><text:span text:style-name="Source_20_Text"><text:span text:style-name="T1">Mars <text:s text:c="4"/>2021 <text:s/></text:span></text:span></text:p>
          </table:table-cell>
          <table:table-cell table:style-name="Tableau3.B3" office:value-type="string">
            <text:p text:style-name="P52"/>
            <text:p text:style-name="P52"><text:span text:style-name="Source_20_Text"><text:span text:style-name="T1">6.4 M€ <text:s/></text:span></text:span></text:p>
          </table:table-cell>
          <table:table-cell table:style-name="Tableau3.A3" office:value-type="string">
            <text:p text:style-name="P52"/>
            <text:p text:style-name="P52"><text:span text:style-name="Source_20_Text"><text:span text:style-name="T1">41.6 M€ <text:s/></text:span></text:span></text:p>
          </table:table-cell>
          <table:table-cell table:style-name="Tableau3.B3" office:value-type="string">
            <text:p text:style-name="P52"/>
            <text:p text:style-name="P52"><text:span text:style-name="Source_20_Text"><text:span text:style-name="T1">4773 <text:s/></text:span></text:span></text:p>
          </table:table-cell>
          <table:table-cell table:style-name="Tableau3.A3" office:value-type="string">
            <text:p text:style-name="P52"/>
            <text:p text:style-name="P52"><text:span text:style-name="Source_20_Text"><text:span text:style-name="T1">2290 <text:s/></text:span></text:span></text:p>
          </table:table-cell>
        </table:table-row>
        <table:table-row table:style-name="Tableau3.3">
          <table:table-cell table:style-name="Tableau3.A3" office:value-type="string">
            <text:p text:style-name="P52"/>
            <text:p text:style-name="P52"><text:span text:style-name="Source_20_Text"><text:span text:style-name="T1">Février <text:s/>2021 <text:s/></text:span></text:span></text:p>
          </table:table-cell>
          <table:table-cell table:style-name="Tableau3.B3" office:value-type="string">
            <text:p text:style-name="P52"/>
            <text:p text:style-name="P52"><text:span text:style-name="Source_20_Text"><text:span text:style-name="T1">3.3 M€ <text:s/></text:span></text:span></text:p>
          </table:table-cell>
          <table:table-cell table:style-name="Tableau3.A3" office:value-type="string">
            <text:p text:style-name="P52"/>
            <text:p text:style-name="P52"><text:span text:style-name="Source_20_Text"><text:span text:style-name="T1">25.4 M€ <text:s/></text:span></text:span></text:p>
          </table:table-cell>
          <table:table-cell table:style-name="Tableau3.B3" office:value-type="string">
            <text:p text:style-name="P52"/>
            <text:p text:style-name="P52"><text:span text:style-name="Source_20_Text"><text:span text:style-name="T1">3033 <text:s/></text:span></text:span></text:p>
          </table:table-cell>
          <table:table-cell table:style-name="Tableau3.A3" office:value-type="string">
            <text:p text:style-name="P52"/>
            <text:p text:style-name="P52"><text:span text:style-name="Source_20_Text"><text:span text:style-name="T1">1139 <text:s/></text:span></text:span></text:p>
          </table:table-cell>
        </table:table-row>
        <table:table-row table:style-name="Tableau3.3">
          <table:table-cell table:style-name="Tableau3.A3" office:value-type="string">
            <text:p text:style-name="P52"/>
            <text:p text:style-name="P52"><text:span text:style-name="Source_20_Text"><text:span text:style-name="T1">Janvier <text:s text:c="2"/>2021 <text:s/></text:span></text:span></text:p>
          </table:table-cell>
          <table:table-cell table:style-name="Tableau3.B3" office:value-type="string">
            <text:p text:style-name="P52"/>
            <text:p text:style-name="P52"><text:span text:style-name="Source_20_Text"><text:span text:style-name="T1">1.3 M€ <text:s/></text:span></text:span></text:p>
          </table:table-cell>
          <table:table-cell table:style-name="Tableau3.A3" office:value-type="string">
            <text:p text:style-name="P52"/>
            <text:p text:style-name="P52"><text:span text:style-name="Source_20_Text"><text:span text:style-name="T1">12.0 M€ <text:s/></text:span></text:span></text:p>
          </table:table-cell>
          <table:table-cell table:style-name="Tableau3.B3" office:value-type="string">
            <text:p text:style-name="P52"/>
            <text:p text:style-name="P52"><text:span text:style-name="Source_20_Text"><text:span text:style-name="T1">- <text:s/></text:span></text:span></text:p>
          </table:table-cell>
          <table:table-cell table:style-name="Tableau3.A3" office:value-type="string">
            <text:p text:style-name="P52"/>
            <text:p text:style-name="P52"><text:span text:style-name="Source_20_Text"><text:span text:style-name="T1">421 <text:s/></text:span></text:span></text:p>
          </table:table-cell>
        </table:table-row>
      </table:table>
      <text:p text:style-name="P81"/>
      <table:table table:name="Tableau4" table:style-name="Tableau4">
        <table:table-column table:style-name="Tableau4.A"/>
        <table:table-column table:style-name="Tableau4.B"/>
        <table:table-column table:style-name="Tableau4.C"/>
        <table:table-column table:style-name="Tableau4.D" table:number-columns-repeated="2"/>
        <table:table-row table:style-name="Tableau4.1">
          <table:table-cell table:style-name="Tableau4.A1" table:number-columns-spanned="5" office:value-type="string">
            <text:p text:style-name="P11"><text:span text:style-name="T11"><text:s/></text:span><text:span text:style-name="T12">Niveau Départemental: Var</text:span></text:p>
          </table:table-cell>
          <table:covered-table-cell/>
          <table:covered-table-cell/>
          <table:covered-table-cell/>
          <table:covered-table-cell/>
        </table:table-row>
        <table:table-row table:style-name="Tableau4.2">
          <table:table-cell table:style-name="Tableau4.A2" office:value-type="string">
            <text:p text:style-name="P53"/>
            <text:p text:style-name="P59">Date</text:p>
          </table:table-cell>
          <table:table-cell table:style-name="Tableau4.A2" office:value-type="string">
            <text:p text:style-name="P53"/>
            <text:p text:style-name="P59">Montant total des primes versées</text:p>
          </table:table-cell>
          <table:table-cell table:style-name="Tableau4.A2" office:value-type="string">
            <text:p text:style-name="P53"/>
            <text:p text:style-name="P59">Montant total des travaux</text:p>
          </table:table-cell>
          <table:table-cell table:style-name="Tableau4.A2" office:value-type="string">
            <text:p text:style-name="P53"/>
            <text:p text:style-name="P59">Nombre de bénéficiaires</text:p>
          </table:table-cell>
          <table:table-cell table:style-name="Tableau4.A2" office:value-type="string">
            <text:p text:style-name="P53"/>
            <text:p text:style-name="P59">Nombre de dossiers payés</text:p>
          </table:table-cell>
        </table:table-row>
        <table:table-row table:style-name="Tableau4.3">
          <table:table-cell table:style-name="Tableau4.A3" office:value-type="string">
            <text:p text:style-name="P52"/>
            <text:p text:style-name="P55">Mars <text:s text:c="4"/>2021 <text:s/></text:p>
          </table:table-cell>
          <table:table-cell table:style-name="Tableau4.B3" office:value-type="string">
            <text:p text:style-name="P52"/>
            <text:p text:style-name="P55">1.3 M€ <text:s/></text:p>
          </table:table-cell>
          <table:table-cell table:style-name="Tableau4.A3" office:value-type="string">
            <text:p text:style-name="P52"/>
            <text:p text:style-name="P55">7.9 M€ <text:s/></text:p>
          </table:table-cell>
          <table:table-cell table:style-name="Tableau4.B3" office:value-type="string">
            <text:p text:style-name="P52"/>
            <text:p text:style-name="P55">1041 <text:s/></text:p>
          </table:table-cell>
          <table:table-cell table:style-name="Tableau4.A3" office:value-type="string">
            <text:p text:style-name="P52"/>
            <text:p text:style-name="P55">522 <text:s/></text:p>
          </table:table-cell>
        </table:table-row>
        <table:table-row table:style-name="Tableau4.3">
          <table:table-cell table:style-name="Tableau4.A3" office:value-type="string">
            <text:p text:style-name="P52"/>
            <text:p text:style-name="P55">Février <text:s/>2021 <text:s/></text:p>
          </table:table-cell>
          <table:table-cell table:style-name="Tableau4.B3" office:value-type="string">
            <text:p text:style-name="P52"/>
            <text:p text:style-name="P55">672.1 k€ <text:s/></text:p>
          </table:table-cell>
          <table:table-cell table:style-name="Tableau4.A3" office:value-type="string">
            <text:p text:style-name="P52"/>
            <text:p text:style-name="P55">5.0 M€ <text:s/></text:p>
          </table:table-cell>
          <table:table-cell table:style-name="Tableau4.B3" office:value-type="string">
            <text:p text:style-name="P52"/>
            <text:p text:style-name="P55">677 <text:s/></text:p>
          </table:table-cell>
          <table:table-cell table:style-name="Tableau4.A3" office:value-type="string">
            <text:p text:style-name="P52"/>
            <text:p text:style-name="P55">265 <text:s/></text:p>
          </table:table-cell>
        </table:table-row>
        <table:table-row table:style-name="Tableau4.3">
          <table:table-cell table:style-name="Tableau4.A3" office:value-type="string">
            <text:p text:style-name="P52"/>
            <text:p text:style-name="P55">Janvier <text:s text:c="2"/>2021 <text:s/></text:p>
          </table:table-cell>
          <table:table-cell table:style-name="Tableau4.B3" office:value-type="string">
            <text:p text:style-name="P52"/>
            <text:p text:style-name="P55">199.9 k€ <text:s/></text:p>
          </table:table-cell>
          <table:table-cell table:style-name="Tableau4.A3" office:value-type="string">
            <text:p text:style-name="P52"/>
            <text:p text:style-name="P55">2.4 M€ <text:s/></text:p>
          </table:table-cell>
          <table:table-cell table:style-name="Tableau4.B3" office:value-type="string">
            <text:p text:style-name="P52"/>
            <text:p text:style-name="P55">- <text:s/></text:p>
          </table:table-cell>
          <table:table-cell table:style-name="Tableau4.A3" office:value-type="string">
            <text:p text:style-name="P52"/>
            <text:p text:style-name="P55">81 <text:s/></text:p>
          </table:table-cell>
        </table:table-row>
      </table:table>
      <text:p text:style-name="P10"><draw:custom-shape text:anchor-type="paragraph" draw:z-index="66"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7" draw:name="Forme1" draw:style-name="gr2" draw:text-style-name="P97" svg:width="20.965cm" svg:height="0.687cm" svg:x="-2.508cm" svg:y="7.16cm"><text:p text:style-name="P95"><text:span text:style-name="T8"><text:s/>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8" draw:name="Cadre1" draw:style-name="gr4" draw:text-style-name="P98" svg:width="16.592cm" svg:height="7.361cm" svg:x="-0.208cm" svg:y="0.079cm"><text:p text:style-name="P29"/><text:p text:style-name="P29"/><text:p text:style-name="P31"><text:s/>Espace Commentaires :</text:p><text:p text:style-name="P31"/><text:p text:style-name="P26"><text:span text:style-name="T64">L</text:span>e dispositif de subventionnement Ma Prime Renov est géré par le niveau central de l’Anah pour l’ensemble des départements. Dans le var, comme ailleurs, la délégation locale de l’Anah, dont les missions sont assurées par la DDTM pour le compte du préfet, hormis sur le territoire de la Dracénie Provence Verdon Agglomération, unique délégataire des aides à la pierre, n’intervient pas dans ce dispositif pleinement centralisé. L’ensemble de la chaîne d’instruction, des renseignements donnés aux particuliers jusqu’à la délivrance et au paiement des subventions sont assurés par le niveau central de l’Anah. Au niveau local, il peut juste être constaté que dans le Var, l’objectif national de massification de rénovation énergétique des logements, via Ma Prime Renov fonctionne bien, avec en ce début d’année 2021, 1718 bénéficiaires à rapprocher des 989 en 2020 et des 435 pétitionnaires qui avaient bénéficié en 2018 et 2019 de l’ancien mode de subventionnement de l’Anah.</text:p><text:p text:style-name="P18"/><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86">Bonus électrique</text:p>
      <text:p text:style-name="P91">Données cumulées depuis le début du financement de la mesure par le plan de relance</text:p>
      <text:p text:style-name="P79">Mars <text:s text:c="4"/>2021, Nombre de bonus octroyés à des véhicules électriques : 2497</text:p>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1"><text:span text:style-name="T11"><text:s/></text:span><text:span text:style-name="T12">Niveau National</text:span></text:p>
          </table:table-cell>
          <table:covered-table-cell/>
        </table:table-row>
        <table:table-row table:style-name="Tableau5.2">
          <table:table-cell table:style-name="Tableau5.A2" office:value-type="string">
            <text:p text:style-name="P55"><text:s text:c="9"/></text:p>
            <text:p text:style-name="P59">Date</text:p>
          </table:table-cell>
          <table:table-cell table:style-name="Tableau5.A2" office:value-type="string">
            <text:p text:style-name="P55"><text:s text:c="9"/></text:p>
            <text:p text:style-name="P59">Nombre de bonus octroyés à des véhicules électriques</text:p>
          </table:table-cell>
        </table:table-row>
        <table:table-row table:style-name="Tableau5.3">
          <table:table-cell table:style-name="Tableau5.A3" office:value-type="string">
            <text:p text:style-name="P52"/>
            <text:p text:style-name="P55">Mars <text:s text:c="4"/>2021 <text:s/></text:p>
          </table:table-cell>
          <table:table-cell table:style-name="Tableau5.B3" office:value-type="string">
            <text:p text:style-name="P52"/>
            <text:p text:style-name="P55">135585 <text:s/></text:p>
          </table:table-cell>
        </table:table-row>
        <table:table-row table:style-name="Tableau5.3">
          <table:table-cell table:style-name="Tableau5.A3" office:value-type="string">
            <text:p text:style-name="P52"/>
            <text:p text:style-name="P55">Février <text:s/>2021 <text:s/></text:p>
          </table:table-cell>
          <table:table-cell table:style-name="Tableau5.B3" office:value-type="string">
            <text:p text:style-name="P52"/>
            <text:p text:style-name="P55">116916 <text:s/></text:p>
          </table:table-cell>
        </table:table-row>
        <table:table-row table:style-name="Tableau5.3">
          <table:table-cell table:style-name="Tableau5.A3" office:value-type="string">
            <text:p text:style-name="P52"/>
            <text:p text:style-name="P55">Janvier <text:s text:c="2"/>2021 <text:s/></text:p>
          </table:table-cell>
          <table:table-cell table:style-name="Tableau5.B3" office:value-type="string">
            <text:p text:style-name="P52"/>
            <text:p text:style-name="P55">100882 <text:s/></text:p>
          </table:table-cell>
        </table:table-row>
      </table:table>
      <text:p text:style-name="P81"/>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1"><text:span text:style-name="T11"><text:s/></text:span><text:span text:style-name="T12">Niveau Régional </text:span><text:bookmark-start text:name="__DdeLink__225_36144007581"/><text:span text:style-name="T12">: Provence-Alpes-Côte d'Azur</text:span><text:bookmark-end text:name="__DdeLink__225_36144007581"/></text:p>
          </table:table-cell>
          <table:covered-table-cell/>
        </table:table-row>
        <table:table-row table:style-name="Tableau6.2">
          <table:table-cell table:style-name="Tableau6.A2" office:value-type="string">
            <text:p text:style-name="P55"><text:s text:c="3"/></text:p>
            <text:p text:style-name="P59">Date</text:p>
          </table:table-cell>
          <table:table-cell table:style-name="Tableau6.A2" office:value-type="string">
            <text:p text:style-name="P55"><text:s text:c="3"/></text:p>
            <text:p text:style-name="P59">Nombre de bonus octroyés à des véhicules électriques</text:p>
          </table:table-cell>
        </table:table-row>
        <table:table-row table:style-name="Tableau6.3">
          <table:table-cell table:style-name="Tableau6.A3" office:value-type="string">
            <text:p text:style-name="P52"/>
            <text:p text:style-name="P52"><text:span text:style-name="Source_20_Text"><text:span text:style-name="T1">Mars <text:s text:c="4"/>2021 <text:s/></text:span></text:span></text:p>
          </table:table-cell>
          <table:table-cell table:style-name="Tableau6.B3" office:value-type="string">
            <text:p text:style-name="P52"/>
            <text:p text:style-name="P52"><text:span text:style-name="Source_20_Text"><text:span text:style-name="T1">14299 <text:s/></text:span></text:span></text:p>
          </table:table-cell>
        </table:table-row>
        <table:table-row table:style-name="Tableau6.3">
          <table:table-cell table:style-name="Tableau6.A3" office:value-type="string">
            <text:p text:style-name="P52"/>
            <text:p text:style-name="P52"><text:span text:style-name="Source_20_Text"><text:span text:style-name="T1">Février <text:s/>2021 <text:s/></text:span></text:span></text:p>
          </table:table-cell>
          <table:table-cell table:style-name="Tableau6.B3" office:value-type="string">
            <text:p text:style-name="P52"/>
            <text:p text:style-name="P52"><text:span text:style-name="Source_20_Text"><text:span text:style-name="T1">12333 <text:s/></text:span></text:span></text:p>
          </table:table-cell>
        </table:table-row>
        <table:table-row table:style-name="Tableau6.3">
          <table:table-cell table:style-name="Tableau6.A3" office:value-type="string">
            <text:p text:style-name="P52"/>
            <text:p text:style-name="P52"><text:span text:style-name="Source_20_Text"><text:span text:style-name="T1">Janvier <text:s text:c="2"/>2021 <text:s/></text:span></text:span></text:p>
          </table:table-cell>
          <table:table-cell table:style-name="Tableau6.B3" office:value-type="string">
            <text:p text:style-name="P52"/>
            <text:p text:style-name="P52"><text:span text:style-name="Source_20_Text"><text:span text:style-name="T1">10619 <text:s/></text:span></text:span></text:p>
          </table:table-cell>
        </table:table-row>
      </table:table>
      <text:p text:style-name="P81"/>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1"><text:span text:style-name="T11"><text:s/></text:span><text:span text:style-name="T12">Niveau Départemental: Var</text:span></text:p>
          </table:table-cell>
          <table:covered-table-cell/>
        </table:table-row>
        <table:table-row table:style-name="Tableau7.2">
          <table:table-cell table:style-name="Tableau7.A2" office:value-type="string">
            <text:p text:style-name="P53"/>
            <text:p text:style-name="P59">Date</text:p>
          </table:table-cell>
          <table:table-cell table:style-name="Tableau7.A2" office:value-type="string">
            <text:p text:style-name="P53"/>
            <text:p text:style-name="P59">Nombre de bonus octroyés à des véhicules électriques</text:p>
          </table:table-cell>
        </table:table-row>
        <table:table-row table:style-name="Tableau7.3">
          <table:table-cell table:style-name="Tableau7.A3" office:value-type="string">
            <text:p text:style-name="P52"/>
            <text:p text:style-name="P55">Mars <text:s text:c="4"/>2021 <text:s/></text:p>
          </table:table-cell>
          <table:table-cell table:style-name="Tableau7.B3" office:value-type="string">
            <text:p text:style-name="P52"/>
            <text:p text:style-name="P55">2497 <text:s/></text:p>
          </table:table-cell>
        </table:table-row>
        <table:table-row table:style-name="Tableau7.3">
          <table:table-cell table:style-name="Tableau7.A3" office:value-type="string">
            <text:p text:style-name="P52"/>
            <text:p text:style-name="P55">Février <text:s/>2021 <text:s/></text:p>
          </table:table-cell>
          <table:table-cell table:style-name="Tableau7.B3" office:value-type="string">
            <text:p text:style-name="P52"/>
            <text:p text:style-name="P55">2148 <text:s/></text:p>
          </table:table-cell>
        </table:table-row>
        <table:table-row table:style-name="Tableau7.3">
          <table:table-cell table:style-name="Tableau7.A3" office:value-type="string">
            <text:p text:style-name="P52"/>
            <text:p text:style-name="P55">Janvier <text:s text:c="2"/>2021 <text:s/></text:p>
          </table:table-cell>
          <table:table-cell table:style-name="Tableau7.B3" office:value-type="string">
            <text:p text:style-name="P52"/>
            <text:p text:style-name="P55">1878 <text:s/></text:p>
          </table:table-cell>
        </table:table-row>
      </table:table>
      <text:p text:style-name="P10"><draw:custom-shape text:anchor-type="paragraph" draw:z-index="69"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0" draw:name="Forme1" draw:style-name="gr2" draw:text-style-name="P97" svg:width="20.965cm" svg:height="0.687cm" svg:x="-2.508cm" svg:y="7.16cm"><text:p text:style-name="P95"><text:span text:style-name="T8"><text:s/>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1" draw:name="Cadre1" draw:style-name="gr4" draw:text-style-name="P98" svg:width="16.592cm" svg:height="7.361cm" svg:x="-0.208cm" svg:y="0.079cm"><text:p text:style-name="P29"><text:s/>Espace Commentaires :</text:p><text:p text:style-name="P17"/><text:p text:style-name="P21">Suivi niveau national.</text:p><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6">AAP Efficacité énergétique</text:p>
      <text:p text:style-name="P91">Données cumulées depuis le début du financement de la mesure par le plan de relance</text:p>
      <text:p text:style-name="P79">Mars <text:s text:c="4"/>2021, Nombre d'entreprises ayant reçu l'aide : 0</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1"><text:span text:style-name="T11"><text:s/></text:span><text:span text:style-name="T12">Niveau National</text:span></text:p>
          </table:table-cell>
          <table:covered-table-cell/>
        </table:table-row>
        <table:table-row table:style-name="Tableau8.2">
          <table:table-cell table:style-name="Tableau8.A2" office:value-type="string">
            <text:p text:style-name="P55"><text:s text:c="9"/></text:p>
            <text:p text:style-name="P59">Date</text:p>
          </table:table-cell>
          <table:table-cell table:style-name="Tableau8.A2" office:value-type="string">
            <text:p text:style-name="P55"><text:s text:c="9"/></text:p>
            <text:p text:style-name="P59">Nombre d'entreprises ayant reçu l'aide</text:p>
          </table:table-cell>
        </table:table-row>
        <table:table-row table:style-name="Tableau8.3">
          <table:table-cell table:style-name="Tableau8.A3" office:value-type="string">
            <text:p text:style-name="P52"/>
            <text:p text:style-name="P55">Mars <text:s text:c="4"/>2021 <text:s/></text:p>
          </table:table-cell>
          <table:table-cell table:style-name="Tableau8.B3" office:value-type="string">
            <text:p text:style-name="P52"/>
            <text:p text:style-name="P55">13 <text:s/></text:p>
          </table:table-cell>
        </table:table-row>
        <table:table-row table:style-name="Tableau8.3">
          <table:table-cell table:style-name="Tableau8.A3" office:value-type="string">
            <text:p text:style-name="P52"/>
            <text:p text:style-name="P55">Février <text:s/>2021 <text:s/></text:p>
          </table:table-cell>
          <table:table-cell table:style-name="Tableau8.B3" office:value-type="string">
            <text:p text:style-name="P52"/>
            <text:p text:style-name="P55">12 <text:s/></text:p>
          </table:table-cell>
        </table:table-row>
        <table:table-row table:style-name="Tableau8.3">
          <table:table-cell table:style-name="Tableau8.A3" office:value-type="string">
            <text:p text:style-name="P52"/>
            <text:p text:style-name="P55">Janvier <text:s text:c="2"/>2021 <text:s/></text:p>
          </table:table-cell>
          <table:table-cell table:style-name="Tableau8.B3" office:value-type="string">
            <text:p text:style-name="P52"/>
            <text:p text:style-name="P55">12 <text:s/></text:p>
          </table:table-cell>
        </table:table-row>
      </table:table>
      <text:p text:style-name="P81"/>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1"><text:span text:style-name="T11"><text:s/></text:span><text:span text:style-name="T12">Niveau Régional </text:span><text:bookmark-start text:name="__DdeLink__225_36144007582"/><text:span text:style-name="T12">: Provence-Alpes-Côte d'Azur</text:span><text:bookmark-end text:name="__DdeLink__225_36144007582"/></text:p>
          </table:table-cell>
          <table:covered-table-cell/>
        </table:table-row>
        <table:table-row table:style-name="Tableau9.2">
          <table:table-cell table:style-name="Tableau9.A2" office:value-type="string">
            <text:p text:style-name="P55"><text:s text:c="3"/></text:p>
            <text:p text:style-name="P59">Date</text:p>
          </table:table-cell>
          <table:table-cell table:style-name="Tableau9.A2" office:value-type="string">
            <text:p text:style-name="P55"><text:s text:c="3"/></text:p>
            <text:p text:style-name="P59">Nombre d'entreprises ayant reçu l'aide</text:p>
          </table:table-cell>
        </table:table-row>
        <table:table-row table:style-name="Tableau9.3">
          <table:table-cell table:style-name="Tableau9.A3" office:value-type="string">
            <text:p text:style-name="P52"/>
            <text:p text:style-name="P52"><text:span text:style-name="Source_20_Text"><text:span text:style-name="T1">Mars <text:s text:c="4"/>2021 <text:s/></text:span></text:span></text:p>
          </table:table-cell>
          <table:table-cell table:style-name="Tableau9.B3" office:value-type="string">
            <text:p text:style-name="P52"/>
            <text:p text:style-name="P52"><text:span text:style-name="Source_20_Text"><text:span text:style-name="T1">2 <text:s/></text:span></text:span></text:p>
          </table:table-cell>
        </table:table-row>
        <table:table-row table:style-name="Tableau9.3">
          <table:table-cell table:style-name="Tableau9.A3" office:value-type="string">
            <text:p text:style-name="P52"/>
            <text:p text:style-name="P52"><text:span text:style-name="Source_20_Text"><text:span text:style-name="T1">Février <text:s/>2021 <text:s/></text:span></text:span></text:p>
          </table:table-cell>
          <table:table-cell table:style-name="Tableau9.B3" office:value-type="string">
            <text:p text:style-name="P52"/>
            <text:p text:style-name="P52"><text:span text:style-name="Source_20_Text"><text:span text:style-name="T1">2 <text:s/></text:span></text:span></text:p>
          </table:table-cell>
        </table:table-row>
        <table:table-row table:style-name="Tableau9.3">
          <table:table-cell table:style-name="Tableau9.A3" office:value-type="string">
            <text:p text:style-name="P52"/>
            <text:p text:style-name="P52"><text:span text:style-name="Source_20_Text"><text:span text:style-name="T1">Janvier <text:s text:c="2"/>2021 <text:s/></text:span></text:span></text:p>
          </table:table-cell>
          <table:table-cell table:style-name="Tableau9.B3" office:value-type="string">
            <text:p text:style-name="P52"/>
            <text:p text:style-name="P52"><text:span text:style-name="Source_20_Text"><text:span text:style-name="T1">2 <text:s/></text:span></text:span></text:p>
          </table:table-cell>
        </table:table-row>
      </table:table>
      <text:p text:style-name="P81"/>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11"><text:span text:style-name="T11"><text:s/></text:span><text:span text:style-name="T12">Niveau Départemental: Var</text:span></text:p>
          </table:table-cell>
          <table:covered-table-cell/>
        </table:table-row>
        <table:table-row table:style-name="Tableau10.2">
          <table:table-cell table:style-name="Tableau10.A2" office:value-type="string">
            <text:p text:style-name="P53"/>
            <text:p text:style-name="P59">Date</text:p>
          </table:table-cell>
          <table:table-cell table:style-name="Tableau10.A2" office:value-type="string">
            <text:p text:style-name="P53"/>
            <text:p text:style-name="P59">Nombre d'entreprises ayant reçu l'aide</text:p>
          </table:table-cell>
        </table:table-row>
        <table:table-row table:style-name="Tableau10.3">
          <table:table-cell table:style-name="Tableau10.A3" office:value-type="string">
            <text:p text:style-name="P52"/>
            <text:p text:style-name="P55">Mars <text:s text:c="4"/>2021 <text:s/></text:p>
          </table:table-cell>
          <table:table-cell table:style-name="Tableau10.B3" office:value-type="string">
            <text:p text:style-name="P52"/>
            <text:p text:style-name="P55">0 <text:s/></text:p>
          </table:table-cell>
        </table:table-row>
        <table:table-row table:style-name="Tableau10.3">
          <table:table-cell table:style-name="Tableau10.A3" office:value-type="string">
            <text:p text:style-name="P52"/>
            <text:p text:style-name="P55">Février <text:s/>2021 <text:s/></text:p>
          </table:table-cell>
          <table:table-cell table:style-name="Tableau10.B3" office:value-type="string">
            <text:p text:style-name="P52"/>
            <text:p text:style-name="P55">0 <text:s/></text:p>
          </table:table-cell>
        </table:table-row>
        <table:table-row table:style-name="Tableau10.3">
          <table:table-cell table:style-name="Tableau10.A3" office:value-type="string">
            <text:p text:style-name="P52"/>
            <text:p text:style-name="P55">Janvier <text:s text:c="2"/>2021 <text:s/></text:p>
          </table:table-cell>
          <table:table-cell table:style-name="Tableau10.B3" office:value-type="string">
            <text:p text:style-name="P52"/>
            <text:p text:style-name="P55">0 <text:s/></text:p>
          </table:table-cell>
        </table:table-row>
      </table:table>
      <text:p text:style-name="P10"><draw:custom-shape text:anchor-type="paragraph" draw:z-index="72"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3" draw:name="Forme1" draw:style-name="gr2" draw:text-style-name="P97" svg:width="20.965cm" svg:height="0.687cm" svg:x="-2.508cm" svg:y="7.16cm"><text:p text:style-name="P95"><text:span text:style-name="T8"><text:s/>5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4" draw:name="Cadre1" draw:style-name="gr4" draw:text-style-name="P98" svg:width="16.592cm" svg:height="7.361cm" svg:x="-0.208cm" svg:y="0.079cm"><text:p text:style-name="P29"><text:s/>Exemples de lauréats :</text:p><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7">AAP industrie : Modernisation des filières auto et aéro</text:p>
      <text:p text:style-name="P80">Données cumulées depuis le début du financement de la mesure par le plan de relance</text:p>
      <text:p text:style-name="P79">Mars <text:s text:c="4"/>2021, Nombre de PME : 2</text:p>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1"><text:span text:style-name="T11"><text:s/></text:span><text:span text:style-name="T12">Niveau National</text:span></text:p>
          </table:table-cell>
          <table:covered-table-cell/>
        </table:table-row>
        <table:table-row table:style-name="Tableau11.2">
          <table:table-cell table:style-name="Tableau11.A2" office:value-type="string">
            <text:p text:style-name="P55"><text:s text:c="9"/></text:p>
            <text:p text:style-name="P59">Date</text:p>
          </table:table-cell>
          <table:table-cell table:style-name="Tableau11.A2" office:value-type="string">
            <text:p text:style-name="P55"><text:s text:c="9"/></text:p>
            <text:p text:style-name="P59">Nombre de PME</text:p>
          </table:table-cell>
        </table:table-row>
        <table:table-row table:style-name="Tableau11.3">
          <table:table-cell table:style-name="Tableau11.A3" office:value-type="string">
            <text:p text:style-name="P52"/>
            <text:p text:style-name="P55">Mars <text:s text:c="4"/>2021 <text:s/></text:p>
          </table:table-cell>
          <table:table-cell table:style-name="Tableau11.B3" office:value-type="string">
            <text:p text:style-name="P52"/>
            <text:p text:style-name="P55">299 <text:s/></text:p>
          </table:table-cell>
        </table:table-row>
        <table:table-row table:style-name="Tableau11.3">
          <table:table-cell table:style-name="Tableau11.A3" office:value-type="string">
            <text:p text:style-name="P52"/>
            <text:p text:style-name="P55">Février <text:s/>2021 <text:s/></text:p>
          </table:table-cell>
          <table:table-cell table:style-name="Tableau11.B3" office:value-type="string">
            <text:p text:style-name="P52"/>
            <text:p text:style-name="P55">299 <text:s/></text:p>
          </table:table-cell>
        </table:table-row>
        <table:table-row table:style-name="Tableau11.3">
          <table:table-cell table:style-name="Tableau11.A3" office:value-type="string">
            <text:p text:style-name="P52"/>
            <text:p text:style-name="P55">Janvier <text:s text:c="2"/>2021 <text:s/></text:p>
          </table:table-cell>
          <table:table-cell table:style-name="Tableau11.B3" office:value-type="string">
            <text:p text:style-name="P52"/>
            <text:p text:style-name="P55">299 <text:s/></text:p>
          </table:table-cell>
        </table:table-row>
      </table:table>
      <text:p text:style-name="P81"/>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11"><text:span text:style-name="T11"><text:s/></text:span><text:span text:style-name="T12">Niveau Régional </text:span><text:bookmark-start text:name="__DdeLink__225_36144007583"/><text:span text:style-name="T12">: Provence-Alpes-Côte d'Azur</text:span><text:bookmark-end text:name="__DdeLink__225_36144007583"/></text:p>
          </table:table-cell>
          <table:covered-table-cell/>
        </table:table-row>
        <table:table-row table:style-name="Tableau12.2">
          <table:table-cell table:style-name="Tableau12.A2" office:value-type="string">
            <text:p text:style-name="P55"><text:s text:c="3"/></text:p>
            <text:p text:style-name="P59">Date</text:p>
          </table:table-cell>
          <table:table-cell table:style-name="Tableau12.A2" office:value-type="string">
            <text:p text:style-name="P55"><text:s text:c="3"/></text:p>
            <text:p text:style-name="P59">Nombre de PME</text:p>
          </table:table-cell>
        </table:table-row>
        <table:table-row table:style-name="Tableau12.3">
          <table:table-cell table:style-name="Tableau12.A3" office:value-type="string">
            <text:p text:style-name="P52"/>
            <text:p text:style-name="P52"><text:span text:style-name="Source_20_Text"><text:span text:style-name="T1">Mars <text:s text:c="4"/>2021 <text:s/></text:span></text:span></text:p>
          </table:table-cell>
          <table:table-cell table:style-name="Tableau12.B3" office:value-type="string">
            <text:p text:style-name="P52"/>
            <text:p text:style-name="P52"><text:span text:style-name="Source_20_Text"><text:span text:style-name="T1">15 <text:s/></text:span></text:span></text:p>
          </table:table-cell>
        </table:table-row>
        <table:table-row table:style-name="Tableau12.3">
          <table:table-cell table:style-name="Tableau12.A3" office:value-type="string">
            <text:p text:style-name="P52"/>
            <text:p text:style-name="P52"><text:span text:style-name="Source_20_Text"><text:span text:style-name="T1">Février <text:s/>2021 <text:s/></text:span></text:span></text:p>
          </table:table-cell>
          <table:table-cell table:style-name="Tableau12.B3" office:value-type="string">
            <text:p text:style-name="P52"/>
            <text:p text:style-name="P52"><text:span text:style-name="Source_20_Text"><text:span text:style-name="T1">15 <text:s/></text:span></text:span></text:p>
          </table:table-cell>
        </table:table-row>
        <table:table-row table:style-name="Tableau12.3">
          <table:table-cell table:style-name="Tableau12.A3" office:value-type="string">
            <text:p text:style-name="P52"/>
            <text:p text:style-name="P52"><text:span text:style-name="Source_20_Text"><text:span text:style-name="T1">Janvier <text:s text:c="2"/>2021 <text:s/></text:span></text:span></text:p>
          </table:table-cell>
          <table:table-cell table:style-name="Tableau12.B3" office:value-type="string">
            <text:p text:style-name="P52"/>
            <text:p text:style-name="P52"><text:span text:style-name="Source_20_Text"><text:span text:style-name="T1">15 <text:s/></text:span></text:span></text:p>
          </table:table-cell>
        </table:table-row>
      </table:table>
      <text:p text:style-name="P81"/>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1"><text:span text:style-name="T11"><text:s/></text:span><text:span text:style-name="T12">Niveau Départemental: Var</text:span></text:p>
          </table:table-cell>
          <table:covered-table-cell/>
        </table:table-row>
        <table:table-row table:style-name="Tableau13.2">
          <table:table-cell table:style-name="Tableau13.A2" office:value-type="string">
            <text:p text:style-name="P53"/>
            <text:p text:style-name="P59">Date</text:p>
          </table:table-cell>
          <table:table-cell table:style-name="Tableau13.A2" office:value-type="string">
            <text:p text:style-name="P53"/>
            <text:p text:style-name="P59">Nombre de PME</text:p>
          </table:table-cell>
        </table:table-row>
        <table:table-row table:style-name="Tableau13.3">
          <table:table-cell table:style-name="Tableau13.A3" office:value-type="string">
            <text:p text:style-name="P52"/>
            <text:p text:style-name="P55">Mars <text:s text:c="4"/>2021 <text:s/></text:p>
          </table:table-cell>
          <table:table-cell table:style-name="Tableau13.B3" office:value-type="string">
            <text:p text:style-name="P52"/>
            <text:p text:style-name="P55">2 <text:s/></text:p>
          </table:table-cell>
        </table:table-row>
        <table:table-row table:style-name="Tableau13.3">
          <table:table-cell table:style-name="Tableau13.A3" office:value-type="string">
            <text:p text:style-name="P52"/>
            <text:p text:style-name="P55">Février <text:s/>2021 <text:s/></text:p>
          </table:table-cell>
          <table:table-cell table:style-name="Tableau13.B3" office:value-type="string">
            <text:p text:style-name="P52"/>
            <text:p text:style-name="P55">2 <text:s/></text:p>
          </table:table-cell>
        </table:table-row>
        <table:table-row table:style-name="Tableau13.3">
          <table:table-cell table:style-name="Tableau13.A3" office:value-type="string">
            <text:p text:style-name="P52"/>
            <text:p text:style-name="P55">Janvier <text:s text:c="2"/>2021 <text:s/></text:p>
          </table:table-cell>
          <table:table-cell table:style-name="Tableau13.B3" office:value-type="string">
            <text:p text:style-name="P52"/>
            <text:p text:style-name="P55">2 <text:s/></text:p>
          </table:table-cell>
        </table:table-row>
      </table:table>
      <text:p text:style-name="P10"><draw:custom-shape text:anchor-type="paragraph" draw:z-index="75"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6" draw:name="Forme1" draw:style-name="gr2" draw:text-style-name="P97" svg:width="20.965cm" svg:height="0.687cm" svg:x="-2.508cm" svg:y="7.16cm"><text:p text:style-name="P95"><text:span text:style-name="T8"><text:s/>6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7" draw:name="Cadre1" draw:style-name="gr4" draw:text-style-name="P98" svg:width="16.592cm" svg:height="7.361cm" svg:x="-0.208cm" svg:y="0.079cm"><text:p text:style-name="P29"><text:s/>Exemples de lauréats :</text:p><text:p text:style-name="P29"/><text:p text:style-name="P67"><text:span text:style-name="T20">L’entreprise </text:span><text:span text:style-name="T21">Pyroalliance, </text:span><text:span text:style-name="T20">basée à Toulon, est lauréate de cet appel à projets pour un montant de </text:span><text:span text:style-name="T22">25</text:span><text:span text:style-name="T23">3</text:span><text:span text:style-name="T21"> </text:span><text:span text:style-name="T23">414</text:span><text:span text:style-name="T21"> €. </text:span><text:span text:style-name="T34">Son activité consiste à concevoir, développer, industrialiser et produire des équipements énergétiques pour les marchés de la défense, de l’espace, de l’aéronautique et de l’industrie. </text:span><text:span text:style-name="T35">Sur l’ensemble de ses activités. Pyroalliance a réalisé en 2019 un chiffres d’affaires de 38M€, dont une partie à l’international. </text:span><text:span text:style-name="T16">Pyroalliance travaille pour tous les grands comptes du secteur : Airbus DS, ArianeGroup, Dassault, Avio, Daher, Leonardo… A ce jour 171 employés sont répartis sur ses 2 sites de Toulon (70) et des Mureaux (101). Le projet consiste à moderniser et numériser les chaînes de production du site afin de pérenniser un savoir-faire et un niveau de compétitivité dans un contexte de plus en plus concurrentiel à l’international. </text:span></text:p><text:p text:style-name="P62"/><text:p text:style-name="P68"><text:span text:style-name="T14">L’entreprise ATEM</text:span><text:span text:style-name="T15">, basée à Solliès-Pont, spécialisée dans la conception et la fabrication de sous-ensembles haute fréquence pour les marchés de la défense et de l’aéronautique, </text:span><text:span text:style-name="T14">est lauréate de cet appel à projets pour un montant de 800 000 €. </text:span><text:span text:style-name="T31">L’objectif du projet est de moderniser l’outil de production des 2 sociétés du groupe Atem pour leur permettre de produire plus (automatisation de certaines tâches), mieux </text:span><text:span text:style-name="T32">(</text:span><text:span text:style-name="T31">machines plus performantes, moins de non-conformités), de manière plus flexible (internalisation de tâches d’usinage et de sérigraphie aujourd’hui sous-traitées par Atem) et plus respectueuse de l’environnement (machines moins gourmandes en énergie). </text:span></text:p><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86">Prime à la conversion des véhicules légers</text:p>
      <text:p text:style-name="P91">Données cumulées depuis le début du financement de la mesure par le plan de relance</text:p>
      <text:p text:style-name="P79">Mars <text:s text:c="4"/>2021, Nombre de primes à la conversion : 3591</text:p>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11"><text:span text:style-name="T11"><text:s/></text:span><text:span text:style-name="T12">Niveau National</text:span></text:p>
          </table:table-cell>
          <table:covered-table-cell/>
        </table:table-row>
        <table:table-row table:style-name="Tableau14.2">
          <table:table-cell table:style-name="Tableau14.A2" office:value-type="string">
            <text:p text:style-name="P55"><text:s text:c="9"/></text:p>
            <text:p text:style-name="P59">Date</text:p>
          </table:table-cell>
          <table:table-cell table:style-name="Tableau14.A2" office:value-type="string">
            <text:p text:style-name="P55"><text:s text:c="9"/></text:p>
            <text:p text:style-name="P59">Nombre de primes à la conversion</text:p>
          </table:table-cell>
        </table:table-row>
        <table:table-row table:style-name="Tableau14.3">
          <table:table-cell table:style-name="Tableau14.A3" office:value-type="string">
            <text:p text:style-name="P52"/>
            <text:p text:style-name="P55">Mars <text:s text:c="4"/>2021 <text:s/></text:p>
          </table:table-cell>
          <table:table-cell table:style-name="Tableau14.B3" office:value-type="string">
            <text:p text:style-name="P52"/>
            <text:p text:style-name="P55">170850 <text:s/></text:p>
          </table:table-cell>
        </table:table-row>
        <table:table-row table:style-name="Tableau14.3">
          <table:table-cell table:style-name="Tableau14.A3" office:value-type="string">
            <text:p text:style-name="P52"/>
            <text:p text:style-name="P55">Février <text:s/>2021 <text:s/></text:p>
          </table:table-cell>
          <table:table-cell table:style-name="Tableau14.B3" office:value-type="string">
            <text:p text:style-name="P52"/>
            <text:p text:style-name="P55">159795 <text:s/></text:p>
          </table:table-cell>
        </table:table-row>
        <table:table-row table:style-name="Tableau14.3">
          <table:table-cell table:style-name="Tableau14.A3" office:value-type="string">
            <text:p text:style-name="P52"/>
            <text:p text:style-name="P55">Janvier <text:s text:c="2"/>2021 <text:s/></text:p>
          </table:table-cell>
          <table:table-cell table:style-name="Tableau14.B3" office:value-type="string">
            <text:p text:style-name="P52"/>
            <text:p text:style-name="P55">150045 <text:s/></text:p>
          </table:table-cell>
        </table:table-row>
      </table:table>
      <text:p text:style-name="P81"/>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1"><text:span text:style-name="T11"><text:s/></text:span><text:span text:style-name="T12">Niveau Régional </text:span><text:bookmark-start text:name="__DdeLink__225_36144007584"/><text:span text:style-name="T12">: Provence-Alpes-Côte d'Azur</text:span><text:bookmark-end text:name="__DdeLink__225_36144007584"/></text:p>
          </table:table-cell>
          <table:covered-table-cell/>
        </table:table-row>
        <table:table-row table:style-name="Tableau15.2">
          <table:table-cell table:style-name="Tableau15.A2" office:value-type="string">
            <text:p text:style-name="P55"><text:s text:c="3"/></text:p>
            <text:p text:style-name="P59">Date</text:p>
          </table:table-cell>
          <table:table-cell table:style-name="Tableau15.A2" office:value-type="string">
            <text:p text:style-name="P55"><text:s text:c="3"/></text:p>
            <text:p text:style-name="P59">Nombre de primes à la conversion</text:p>
          </table:table-cell>
        </table:table-row>
        <table:table-row table:style-name="Tableau15.3">
          <table:table-cell table:style-name="Tableau15.A3" office:value-type="string">
            <text:p text:style-name="P52"/>
            <text:p text:style-name="P52"><text:span text:style-name="Source_20_Text"><text:span text:style-name="T1">Mars <text:s text:c="4"/>2021 <text:s/></text:span></text:span></text:p>
          </table:table-cell>
          <table:table-cell table:style-name="Tableau15.B3" office:value-type="string">
            <text:p text:style-name="P52"/>
            <text:p text:style-name="P52"><text:span text:style-name="Source_20_Text"><text:span text:style-name="T1">15289 <text:s/></text:span></text:span></text:p>
          </table:table-cell>
        </table:table-row>
        <table:table-row table:style-name="Tableau15.3">
          <table:table-cell table:style-name="Tableau15.A3" office:value-type="string">
            <text:p text:style-name="P52"/>
            <text:p text:style-name="P52"><text:span text:style-name="Source_20_Text"><text:span text:style-name="T1">Février <text:s/>2021 <text:s/></text:span></text:span></text:p>
          </table:table-cell>
          <table:table-cell table:style-name="Tableau15.B3" office:value-type="string">
            <text:p text:style-name="P52"/>
            <text:p text:style-name="P52"><text:span text:style-name="Source_20_Text"><text:span text:style-name="T1">14336 <text:s/></text:span></text:span></text:p>
          </table:table-cell>
        </table:table-row>
        <table:table-row table:style-name="Tableau15.3">
          <table:table-cell table:style-name="Tableau15.A3" office:value-type="string">
            <text:p text:style-name="P52"/>
            <text:p text:style-name="P52"><text:span text:style-name="Source_20_Text"><text:span text:style-name="T1">Janvier <text:s text:c="2"/>2021 <text:s/></text:span></text:span></text:p>
          </table:table-cell>
          <table:table-cell table:style-name="Tableau15.B3" office:value-type="string">
            <text:p text:style-name="P52"/>
            <text:p text:style-name="P52"><text:span text:style-name="Source_20_Text"><text:span text:style-name="T1">13341 <text:s/></text:span></text:span></text:p>
          </table:table-cell>
        </table:table-row>
      </table:table>
      <text:p text:style-name="P81"/>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11"><text:span text:style-name="T11"><text:s/></text:span><text:span text:style-name="T12">Niveau Départemental: Var</text:span></text:p>
          </table:table-cell>
          <table:covered-table-cell/>
        </table:table-row>
        <table:table-row table:style-name="Tableau16.2">
          <table:table-cell table:style-name="Tableau16.A2" office:value-type="string">
            <text:p text:style-name="P53"/>
            <text:p text:style-name="P59">Date</text:p>
          </table:table-cell>
          <table:table-cell table:style-name="Tableau16.A2" office:value-type="string">
            <text:p text:style-name="P53"/>
            <text:p text:style-name="P59">Nombre de primes à la conversion</text:p>
          </table:table-cell>
        </table:table-row>
        <table:table-row table:style-name="Tableau16.3">
          <table:table-cell table:style-name="Tableau16.A3" office:value-type="string">
            <text:p text:style-name="P52"/>
            <text:p text:style-name="P55">Mars <text:s text:c="4"/>2021 <text:s/></text:p>
          </table:table-cell>
          <table:table-cell table:style-name="Tableau16.B3" office:value-type="string">
            <text:p text:style-name="P52"/>
            <text:p text:style-name="P55">3591 <text:s/></text:p>
          </table:table-cell>
        </table:table-row>
        <table:table-row table:style-name="Tableau16.3">
          <table:table-cell table:style-name="Tableau16.A3" office:value-type="string">
            <text:p text:style-name="P52"/>
            <text:p text:style-name="P55">Février <text:s/>2021 <text:s/></text:p>
          </table:table-cell>
          <table:table-cell table:style-name="Tableau16.B3" office:value-type="string">
            <text:p text:style-name="P52"/>
            <text:p text:style-name="P55">3366 <text:s/></text:p>
          </table:table-cell>
        </table:table-row>
        <table:table-row table:style-name="Tableau16.3">
          <table:table-cell table:style-name="Tableau16.A3" office:value-type="string">
            <text:p text:style-name="P52"/>
            <text:p text:style-name="P55">Janvier <text:s text:c="2"/>2021 <text:s/></text:p>
          </table:table-cell>
          <table:table-cell table:style-name="Tableau16.B3" office:value-type="string">
            <text:p text:style-name="P52"/>
            <text:p text:style-name="P55">3170 <text:s/></text:p>
          </table:table-cell>
        </table:table-row>
      </table:table>
      <text:p text:style-name="P10"><draw:custom-shape text:anchor-type="paragraph" draw:z-index="78"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9" draw:name="Forme1" draw:style-name="gr2" draw:text-style-name="P97" svg:width="20.965cm" svg:height="0.687cm" svg:x="-2.508cm" svg:y="7.16cm"><text:p text:style-name="P95"><text:span text:style-name="T8"><text:s/>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0" draw:name="Cadre1" draw:style-name="gr4" draw:text-style-name="P98" svg:width="16.592cm" svg:height="7.361cm" svg:x="-0.208cm" svg:y="0.079cm"><text:p text:style-name="P29"><text:s/>Espace Commentaires :</text:p><text:p text:style-name="P17"/><text:p text:style-name="P17"/><text:p text:style-name="P21">Suivi niveau national.</text:p><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6">Soutien recherche aéronautique civil</text:p>
      <text:p text:style-name="P91">Données cumulées depuis le début du financement de la mesure par le plan de relance</text:p>
      <text:p text:style-name="P79">Mars <text:s text:c="4"/>2021, Nombre de projets soutenus : 2</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1"><text:span text:style-name="T11"><text:s/></text:span><text:span text:style-name="T12">Niveau National</text:span></text:p>
          </table:table-cell>
          <table:covered-table-cell/>
        </table:table-row>
        <table:table-row table:style-name="Tableau17.2">
          <table:table-cell table:style-name="Tableau17.A2" office:value-type="string">
            <text:p text:style-name="P55"><text:s text:c="9"/></text:p>
            <text:p text:style-name="P59">Date</text:p>
          </table:table-cell>
          <table:table-cell table:style-name="Tableau17.A2" office:value-type="string">
            <text:p text:style-name="P55"><text:s text:c="9"/></text:p>
            <text:p text:style-name="P59">Nombre de projets soutenus</text:p>
          </table:table-cell>
        </table:table-row>
        <table:table-row table:style-name="Tableau17.3">
          <table:table-cell table:style-name="Tableau17.A3" office:value-type="string">
            <text:p text:style-name="P52"/>
            <text:p text:style-name="P55">Mars <text:s text:c="4"/>2021 <text:s/></text:p>
          </table:table-cell>
          <table:table-cell table:style-name="Tableau17.B3" office:value-type="string">
            <text:p text:style-name="P52"/>
            <text:p text:style-name="P55">234 <text:s/></text:p>
          </table:table-cell>
        </table:table-row>
        <table:table-row table:style-name="Tableau17.3">
          <table:table-cell table:style-name="Tableau17.A3" office:value-type="string">
            <text:p text:style-name="P52"/>
            <text:p text:style-name="P55">Février <text:s/>2021 <text:s/></text:p>
          </table:table-cell>
          <table:table-cell table:style-name="Tableau17.B3" office:value-type="string">
            <text:p text:style-name="P52"/>
            <text:p text:style-name="P55">198 <text:s/></text:p>
          </table:table-cell>
        </table:table-row>
        <table:table-row table:style-name="Tableau17.3">
          <table:table-cell table:style-name="Tableau17.A3" office:value-type="string">
            <text:p text:style-name="P52"/>
            <text:p text:style-name="P55">Janvier <text:s text:c="2"/>2021 <text:s/></text:p>
          </table:table-cell>
          <table:table-cell table:style-name="Tableau17.B3" office:value-type="string">
            <text:p text:style-name="P52"/>
            <text:p text:style-name="P55">198 <text:s/></text:p>
          </table:table-cell>
        </table:table-row>
      </table:table>
      <text:p text:style-name="P81"/>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11"><text:span text:style-name="T11"><text:s/></text:span><text:span text:style-name="T12">Niveau Régional </text:span><text:bookmark-start text:name="__DdeLink__225_36144007585"/><text:span text:style-name="T12">: Provence-Alpes-Côte d'Azur</text:span><text:bookmark-end text:name="__DdeLink__225_36144007585"/></text:p>
          </table:table-cell>
          <table:covered-table-cell/>
        </table:table-row>
        <table:table-row table:style-name="Tableau18.2">
          <table:table-cell table:style-name="Tableau18.A2" office:value-type="string">
            <text:p text:style-name="P55"><text:s text:c="3"/></text:p>
            <text:p text:style-name="P59">Date</text:p>
          </table:table-cell>
          <table:table-cell table:style-name="Tableau18.A2" office:value-type="string">
            <text:p text:style-name="P55"><text:s text:c="3"/></text:p>
            <text:p text:style-name="P59">Nombre de projets soutenus</text:p>
          </table:table-cell>
        </table:table-row>
        <table:table-row table:style-name="Tableau18.3">
          <table:table-cell table:style-name="Tableau18.A3" office:value-type="string">
            <text:p text:style-name="P52"/>
            <text:p text:style-name="P52"><text:span text:style-name="Source_20_Text"><text:span text:style-name="T1">Mars <text:s text:c="4"/>2021 <text:s/></text:span></text:span></text:p>
          </table:table-cell>
          <table:table-cell table:style-name="Tableau18.B3" office:value-type="string">
            <text:p text:style-name="P52"/>
            <text:p text:style-name="P52"><text:span text:style-name="Source_20_Text"><text:span text:style-name="T1">19 <text:s/></text:span></text:span></text:p>
          </table:table-cell>
        </table:table-row>
        <table:table-row table:style-name="Tableau18.3">
          <table:table-cell table:style-name="Tableau18.A3" office:value-type="string">
            <text:p text:style-name="P52"/>
            <text:p text:style-name="P52"><text:span text:style-name="Source_20_Text"><text:span text:style-name="T1">Février <text:s/>2021 <text:s/></text:span></text:span></text:p>
          </table:table-cell>
          <table:table-cell table:style-name="Tableau18.B3" office:value-type="string">
            <text:p text:style-name="P52"/>
            <text:p text:style-name="P52"><text:span text:style-name="Source_20_Text"><text:span text:style-name="T1">17 <text:s/></text:span></text:span></text:p>
          </table:table-cell>
        </table:table-row>
        <table:table-row table:style-name="Tableau18.3">
          <table:table-cell table:style-name="Tableau18.A3" office:value-type="string">
            <text:p text:style-name="P52"/>
            <text:p text:style-name="P52"><text:span text:style-name="Source_20_Text"><text:span text:style-name="T1">Janvier <text:s text:c="2"/>2021 <text:s/></text:span></text:span></text:p>
          </table:table-cell>
          <table:table-cell table:style-name="Tableau18.B3" office:value-type="string">
            <text:p text:style-name="P52"/>
            <text:p text:style-name="P52"><text:span text:style-name="Source_20_Text"><text:span text:style-name="T1">17 <text:s/></text:span></text:span></text:p>
          </table:table-cell>
        </table:table-row>
      </table:table>
      <text:p text:style-name="P81"/>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11"><text:span text:style-name="T11"><text:s/></text:span><text:span text:style-name="T12">Niveau Départemental: Var</text:span></text:p>
          </table:table-cell>
          <table:covered-table-cell/>
        </table:table-row>
        <table:table-row table:style-name="Tableau19.2">
          <table:table-cell table:style-name="Tableau19.A2" office:value-type="string">
            <text:p text:style-name="P53"/>
            <text:p text:style-name="P59">Date</text:p>
          </table:table-cell>
          <table:table-cell table:style-name="Tableau19.A2" office:value-type="string">
            <text:p text:style-name="P53"/>
            <text:p text:style-name="P59">Nombre de projets soutenus</text:p>
          </table:table-cell>
        </table:table-row>
        <table:table-row table:style-name="Tableau19.3">
          <table:table-cell table:style-name="Tableau19.A3" office:value-type="string">
            <text:p text:style-name="P52"/>
            <text:p text:style-name="P55">Mars <text:s text:c="4"/>2021 <text:s/></text:p>
          </table:table-cell>
          <table:table-cell table:style-name="Tableau19.B3" office:value-type="string">
            <text:p text:style-name="P52"/>
            <text:p text:style-name="P55">2 <text:s/></text:p>
          </table:table-cell>
        </table:table-row>
        <table:table-row table:style-name="Tableau19.3">
          <table:table-cell table:style-name="Tableau19.A3" office:value-type="string">
            <text:p text:style-name="P52"/>
            <text:p text:style-name="P55">Février <text:s/>2021 <text:s/></text:p>
          </table:table-cell>
          <table:table-cell table:style-name="Tableau19.B3" office:value-type="string">
            <text:p text:style-name="P52"/>
            <text:p text:style-name="P55">2 <text:s/></text:p>
          </table:table-cell>
        </table:table-row>
        <table:table-row table:style-name="Tableau19.3">
          <table:table-cell table:style-name="Tableau19.A3" office:value-type="string">
            <text:p text:style-name="P52"/>
            <text:p text:style-name="P55">Janvier <text:s text:c="2"/>2021 <text:s/></text:p>
          </table:table-cell>
          <table:table-cell table:style-name="Tableau19.B3" office:value-type="string">
            <text:p text:style-name="P52"/>
            <text:p text:style-name="P55">2 <text:s/></text:p>
          </table:table-cell>
        </table:table-row>
      </table:table>
      <text:p text:style-name="P10"><draw:custom-shape text:anchor-type="paragraph" draw:z-index="81"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2" draw:name="Forme1" draw:style-name="gr2" draw:text-style-name="P97" svg:width="20.965cm" svg:height="0.687cm" svg:x="-2.508cm" svg:y="7.16cm"><text:p text:style-name="P95"><text:span text:style-name="T8"><text:s/>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3" draw:name="Cadre1" draw:style-name="gr4" draw:text-style-name="P98" svg:width="16.592cm" svg:height="7.361cm" svg:x="-0.208cm" svg:y="0.079cm"><text:p text:style-name="P33"><text:s/>Exemples de lauréats :</text:p><text:p text:style-name="P24"/><text:p text:style-name="P17"/><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6">Rénovation des bâtiments Etats (marchés notifiés)</text:p>
      <text:p text:style-name="P91">Données cumulées depuis le début du financement de la mesure par le plan de relance</text:p>
      <text:p text:style-name="P79">Mars <text:s text:c="4"/>2021, Nombre de bâtiments dont le marché de rénovation est notifié : 10</text:p>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11"><text:span text:style-name="T11"><text:s/></text:span><text:span text:style-name="T12">Niveau National</text:span></text:p>
          </table:table-cell>
          <table:covered-table-cell/>
        </table:table-row>
        <table:table-row table:style-name="Tableau20.2">
          <table:table-cell table:style-name="Tableau20.A2" office:value-type="string">
            <text:p text:style-name="P55"><text:s text:c="9"/></text:p>
            <text:p text:style-name="P59">Date</text:p>
          </table:table-cell>
          <table:table-cell table:style-name="Tableau20.A2" office:value-type="string">
            <text:p text:style-name="P55"><text:s text:c="9"/></text:p>
            <text:p text:style-name="P59">Nombre de bâtiments dont le marché de rénovation est notifié</text:p>
          </table:table-cell>
        </table:table-row>
        <table:table-row table:style-name="Tableau20.3">
          <table:table-cell table:style-name="Tableau20.A3" office:value-type="string">
            <text:p text:style-name="P52"/>
            <text:p text:style-name="P55">Mars <text:s text:c="4"/>2021 <text:s/></text:p>
          </table:table-cell>
          <table:table-cell table:style-name="Tableau20.B3" office:value-type="string">
            <text:p text:style-name="P52"/>
            <text:p text:style-name="P55">587 <text:s/></text:p>
          </table:table-cell>
        </table:table-row>
        <table:table-row table:style-name="Tableau20.3">
          <table:table-cell table:style-name="Tableau20.A3" office:value-type="string">
            <text:p text:style-name="P52"/>
            <text:p text:style-name="P55">Février <text:s/>2021 <text:s/></text:p>
          </table:table-cell>
          <table:table-cell table:style-name="Tableau20.B3" office:value-type="string">
            <text:p text:style-name="P52"/>
            <text:p text:style-name="P55">296 <text:s/></text:p>
          </table:table-cell>
        </table:table-row>
        <table:table-row table:style-name="Tableau20.3">
          <table:table-cell table:style-name="Tableau20.A3" office:value-type="string">
            <text:p text:style-name="P52"/>
            <text:p text:style-name="P55">Janvier <text:s text:c="2"/>2021 <text:s/></text:p>
          </table:table-cell>
          <table:table-cell table:style-name="Tableau20.B3" office:value-type="string">
            <text:p text:style-name="P52"/>
            <text:p text:style-name="P55">107 <text:s/></text:p>
          </table:table-cell>
        </table:table-row>
      </table:table>
      <text:p text:style-name="P81"/>
      <table:table table:name="Tableau21" table:style-name="Tableau21">
        <table:table-column table:style-name="Tableau21.A"/>
        <table:table-column table:style-name="Tableau21.B"/>
        <table:table-row table:style-name="Tableau21.1">
          <table:table-cell table:style-name="Tableau21.A1" table:number-columns-spanned="2" office:value-type="string">
            <text:p text:style-name="P11"><text:span text:style-name="T11"><text:s/></text:span><text:span text:style-name="T12">Niveau Régional </text:span><text:bookmark-start text:name="__DdeLink__225_36144007586"/><text:span text:style-name="T12">: Provence-Alpes-Côte d'Azur</text:span><text:bookmark-end text:name="__DdeLink__225_36144007586"/></text:p>
          </table:table-cell>
          <table:covered-table-cell/>
        </table:table-row>
        <table:table-row table:style-name="Tableau21.2">
          <table:table-cell table:style-name="Tableau21.A2" office:value-type="string">
            <text:p text:style-name="P55"><text:s text:c="3"/></text:p>
            <text:p text:style-name="P59">Date</text:p>
          </table:table-cell>
          <table:table-cell table:style-name="Tableau21.A2" office:value-type="string">
            <text:p text:style-name="P55"><text:s text:c="3"/></text:p>
            <text:p text:style-name="P59">Nombre de bâtiments dont le marché de rénovation est notifié</text:p>
          </table:table-cell>
        </table:table-row>
        <table:table-row table:style-name="Tableau21.3">
          <table:table-cell table:style-name="Tableau21.A3" office:value-type="string">
            <text:p text:style-name="P52"/>
            <text:p text:style-name="P52"><text:span text:style-name="Source_20_Text"><text:span text:style-name="T1">Mars <text:s text:c="4"/>2021 <text:s/></text:span></text:span></text:p>
          </table:table-cell>
          <table:table-cell table:style-name="Tableau21.B3" office:value-type="string">
            <text:p text:style-name="P52"/>
            <text:p text:style-name="P52"><text:span text:style-name="Source_20_Text"><text:span text:style-name="T1">62 <text:s/></text:span></text:span></text:p>
          </table:table-cell>
        </table:table-row>
        <table:table-row table:style-name="Tableau21.3">
          <table:table-cell table:style-name="Tableau21.A3" office:value-type="string">
            <text:p text:style-name="P52"/>
            <text:p text:style-name="P52"><text:span text:style-name="Source_20_Text"><text:span text:style-name="T1">Février <text:s/>2021 <text:s/></text:span></text:span></text:p>
          </table:table-cell>
          <table:table-cell table:style-name="Tableau21.B3" office:value-type="string">
            <text:p text:style-name="P52"/>
            <text:p text:style-name="P52"><text:span text:style-name="Source_20_Text"><text:span text:style-name="T1">16 <text:s/></text:span></text:span></text:p>
          </table:table-cell>
        </table:table-row>
        <table:table-row table:style-name="Tableau21.3">
          <table:table-cell table:style-name="Tableau21.A3" office:value-type="string">
            <text:p text:style-name="P52"/>
            <text:p text:style-name="P52"><text:span text:style-name="Source_20_Text"><text:span text:style-name="T1">Janvier <text:s text:c="2"/>2021 <text:s/></text:span></text:span></text:p>
          </table:table-cell>
          <table:table-cell table:style-name="Tableau21.B3" office:value-type="string">
            <text:p text:style-name="P52"/>
            <text:p text:style-name="P52"><text:span text:style-name="Source_20_Text"><text:span text:style-name="T1">8 <text:s/></text:span></text:span></text:p>
          </table:table-cell>
        </table:table-row>
      </table:table>
      <text:p text:style-name="P81"/>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11"><text:span text:style-name="T11"><text:s/></text:span><text:span text:style-name="T12">Niveau Départemental: Var</text:span></text:p>
          </table:table-cell>
          <table:covered-table-cell/>
        </table:table-row>
        <table:table-row table:style-name="Tableau22.2">
          <table:table-cell table:style-name="Tableau22.A2" office:value-type="string">
            <text:p text:style-name="P53"/>
            <text:p text:style-name="P59">Date</text:p>
          </table:table-cell>
          <table:table-cell table:style-name="Tableau22.A2" office:value-type="string">
            <text:p text:style-name="P53"/>
            <text:p text:style-name="P59">Nombre de bâtiments dont le marché de rénovation est notifié</text:p>
          </table:table-cell>
        </table:table-row>
        <table:table-row table:style-name="Tableau22.3">
          <table:table-cell table:style-name="Tableau22.A3" office:value-type="string">
            <text:p text:style-name="P52"/>
            <text:p text:style-name="P55">Mars <text:s text:c="4"/>2021 <text:s/></text:p>
          </table:table-cell>
          <table:table-cell table:style-name="Tableau22.B3" office:value-type="string">
            <text:p text:style-name="P52"/>
            <text:p text:style-name="P55">10 <text:s/></text:p>
          </table:table-cell>
        </table:table-row>
        <table:table-row table:style-name="Tableau22.3">
          <table:table-cell table:style-name="Tableau22.A3" office:value-type="string">
            <text:p text:style-name="P52"/>
            <text:p text:style-name="P55">Février <text:s/>2021 <text:s/></text:p>
          </table:table-cell>
          <table:table-cell table:style-name="Tableau22.B3" office:value-type="string">
            <text:p text:style-name="P52"/>
            <text:p text:style-name="P55">4 <text:s/></text:p>
          </table:table-cell>
        </table:table-row>
        <table:table-row table:style-name="Tableau22.3">
          <table:table-cell table:style-name="Tableau22.A3" office:value-type="string">
            <text:p text:style-name="P52"/>
            <text:p text:style-name="P55">Janvier <text:s text:c="2"/>2021 <text:s/></text:p>
          </table:table-cell>
          <table:table-cell table:style-name="Tableau22.B3" office:value-type="string">
            <text:p text:style-name="P52"/>
            <text:p text:style-name="P55">1 <text:s/></text:p>
          </table:table-cell>
        </table:table-row>
      </table:table>
      <text:p text:style-name="P10"><draw:custom-shape text:anchor-type="paragraph" draw:z-index="84"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5" draw:name="Forme1" draw:style-name="gr2" draw:text-style-name="P97" svg:width="20.965cm" svg:height="0.687cm" svg:x="-2.508cm" svg:y="7.16cm"><text:p text:style-name="P95"><text:span text:style-name="T8"><text:s/>9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6" draw:name="Cadre1" draw:style-name="gr4" draw:text-style-name="P98" svg:width="16.592cm" svg:height="7.361cm" svg:x="-0.208cm" svg:y="0.079cm"><text:p text:style-name="P30">Espace Commentaires :</text:p><text:p text:style-name="P72"/><text:p text:style-name="P71"><text:span text:style-name="T28">1</text:span><text:span text:style-name="T29">28 projets </text:span><text:span text:style-name="T30">varois ont été sélectionnés dans le cadre </text:span><text:span text:style-name="T29">de </text:span><text:span text:style-name="T30">la </text:span><text:span text:style-name="T29">rénovation énergétique des bâtiments de l’État pour un montant total de 27 155 200 €. </text:span><text:span text:style-name="T18">Au total, 38 opérations ont déjà réalisé un premier engagement au 14 avril 2020. </text:span><text:span text:style-name="T24">On remarque que plus de la moitié des bâtiments sélectionnés </text:span><text:span text:style-name="T25">(84)</text:span><text:span text:style-name="T24">, appartiennent au périmètre du Ministère des Armées. </text:span><text:span text:style-name="T25">Ils sont répartis entre les communes de Toulon, Fréjus, Draguignan, </text:span><text:span text:style-name="T48">Cuers, Montferrat, Le Cannet-des-Maures, Saint Mandrier sur Mer, P</text:span><text:span text:style-name="T49">lan d’Aups-Sainte-Baume et Hy</text:span><text:span text:style-name="T48">ères. </text:span><text:span text:style-name="T26">En ce qui concerne les montants accordés pour la rénovation énergétique, en proportion d</text:span><text:span text:style-name="T27">u nombre d</text:span><text:span text:style-name="T26">e bâtiments rénovés, un projet de grande ampleur se distingue pour un montant global de 4 850 000 €. Il s’agit de la r</text:span><text:span text:style-name="T50">estructuration du Hameau sur l'Ile de Porquerolles </text:span><text:span text:style-name="T51">par le Parc National de Port Cros. </text:span><text:span text:style-name="T60">C</text:span><text:span text:style-name="T61">ette opération bénéficie donc d’un suivi régional renforcé.Le projet de rénovation énergétique de l’UEHC de Toulon (ministère de la justice) par DPJJ-UEHCA pour 800 000 €, bénéficie également d’un suivi régional renforcé. </text:span></text:p><text:p text:style-name="P75"/><text:p text:style-name="P73"/><text:p text:style-name="P74"/><text:p text:style-name="P74"/><text:p text:style-name="P74"/><text:p text:style-name="P74"/><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84"/>
      <text:p text:style-name="P76"/>
      <text:p text:style-name="P8"><draw:custom-shape text:anchor-type="paragraph" draw:z-index="87" draw:name="Forme1" draw:style-name="gr1" draw:text-style-name="P97" svg:width="16.885cm" svg:height="9.475cm" svg:x="-0.533cm" svg:y="3.799cm"><text:p text:style-name="P28"><text:s/>Commentaires généraux :</text:p><text:p text:style-name="P34"/><text:p text:style-name="P38">France relance renforce la compétitivité du territoire avec une baisse des impôts de production<text:line-break/>de 70 M€ pour 10 891 entreprises du département.</text:p><text:p text:style-name="P38"><text:line-break/><text:span text:style-name="T62">France Relance soutient les entreprises (TPE, PME et ETI) dans leur transition numérique. </text:span><text:span text:style-name="T63">928 entreprises ont bénéficié du chèque numérique France Num de 500 euros. </text:span></text:p><text:p text:style-name="P38"><text:line-break/> <text:span text:style-name="T16">France Relance soutient le Conservatoire du littoral à hauteur de 1,3 M€ pour réaliser un investissement de plus de 2 M€ dans des travaux de restauration et de valorisation du site du Rayol, de la Maison Foncin et du château de la Moutte.</text:span></text:p><text:p text:style-name="P50"/><text:p text:style-name="P66"><text:span text:style-name="T66">Par ailleurs, bien que le Var soit très peu industrialisé, a</text:span>vec 6,4 % d'emploi salarié industriel, <text:span text:style-name="T67">l</text:span>es entreprises savent se positionner sur les appels à projet du Plan de Relance, grâce à l’accompagnement que leur apporte le relais des acteurs de proximité : Chambre de commerce, Afuzi, TVT, Banque de France, Métropole, Communautés de communes…A ce jour, les entreprises remportent 12,5% des aides reçues par les entreprises de PACA de<text:bookmark text:name="_GoBack"/> l’AAP Territorial, et 7,9% des AAP Stratégiques.</text:p><text:p text:style-name="P66"/><text:p text:style-name="P82">Elles ont notamment pu déposer des candidatures auprès du guichet de l’ASP « industrie du futur » (42 candidats), de l’AAP Aéronautique (2 lauréats), de l’AAP Résilience/Santé (1 lauréat) et du volet territorial « Industrie du Futur » (7 <text:s/>lauréats). Les prochaines relèves des différents AAP d’ici le 1<text:span text:style-name="T56">er</text:span> juin permettront d’apporter des financements à des entreprises varoises qui ont déjà déposé leur candidature. A noter toutefois qu’aucun AAP ne porte sur la spécificité des activités industrielles du département du Var, filière mer (naval et plaisance<text:span text:style-name="T58">)</text:span></text:p><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8" draw:name="Forme2" draw:style-name="gr2" draw:text-style-name="P98" svg:width="20.905cm" svg:height="0.687cm" svg:x="-2.438cm" svg:y="20.055cm"><text:p text:style-name="P94"><text:span text:style-name="T6">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let : Compétitivité</text:p>
      <text:p text:style-name="Standard"/>
      <text:p text:style-name="P86">Assurance prospection</text:p>
      <text:p text:style-name="P91">Données cumulées depuis le début du financement de la mesure par le plan de relance</text:p>
      <text:p text:style-name="P79">Mars <text:s text:c="4"/>2021, Nombre de TPE,PME,ETI bénéficiaires : 6</text:p>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11"><text:span text:style-name="T11"><text:s/></text:span><text:span text:style-name="T12">Niveau National</text:span></text:p>
          </table:table-cell>
          <table:covered-table-cell/>
        </table:table-row>
        <table:table-row table:style-name="Tableau23.2">
          <table:table-cell table:style-name="Tableau23.A2" office:value-type="string">
            <text:p text:style-name="P55"><text:s text:c="9"/></text:p>
            <text:p text:style-name="P59">Date</text:p>
          </table:table-cell>
          <table:table-cell table:style-name="Tableau23.A2" office:value-type="string">
            <text:p text:style-name="P55"><text:s text:c="9"/></text:p>
            <text:p text:style-name="P59">Nombre de TPE,PME,ETI bénéficiaires</text:p>
          </table:table-cell>
        </table:table-row>
        <table:table-row table:style-name="Tableau23.3">
          <table:table-cell table:style-name="Tableau23.A3" office:value-type="string">
            <text:p text:style-name="P52"/>
            <text:p text:style-name="P55">Mars <text:s text:c="4"/>2021 <text:s/></text:p>
          </table:table-cell>
          <table:table-cell table:style-name="Tableau23.B3" office:value-type="string">
            <text:p text:style-name="P52"/>
            <text:p text:style-name="P55">562 <text:s/></text:p>
          </table:table-cell>
        </table:table-row>
        <table:table-row table:style-name="Tableau23.3">
          <table:table-cell table:style-name="Tableau23.A3" office:value-type="string">
            <text:p text:style-name="P52"/>
            <text:p text:style-name="P55">Février <text:s/>2021 <text:s/></text:p>
          </table:table-cell>
          <table:table-cell table:style-name="Tableau23.B3" office:value-type="string">
            <text:p text:style-name="P52"/>
            <text:p text:style-name="P55">444 <text:s/></text:p>
          </table:table-cell>
        </table:table-row>
        <table:table-row table:style-name="Tableau23.3">
          <table:table-cell table:style-name="Tableau23.A3" office:value-type="string">
            <text:p text:style-name="P52"/>
            <text:p text:style-name="P55">Janvier <text:s text:c="2"/>2021 <text:s/></text:p>
          </table:table-cell>
          <table:table-cell table:style-name="Tableau23.B3" office:value-type="string">
            <text:p text:style-name="P52"/>
            <text:p text:style-name="P55">358 <text:s/></text:p>
          </table:table-cell>
        </table:table-row>
      </table:table>
      <text:p text:style-name="P81"/>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11"><text:span text:style-name="T11"><text:s/></text:span><text:span text:style-name="T12">Niveau Régional </text:span><text:bookmark-start text:name="__DdeLink__225_36144007587"/><text:span text:style-name="T12">: Provence-Alpes-Côte d'Azur</text:span><text:bookmark-end text:name="__DdeLink__225_36144007587"/></text:p>
          </table:table-cell>
          <table:covered-table-cell/>
        </table:table-row>
        <table:table-row table:style-name="Tableau24.2">
          <table:table-cell table:style-name="Tableau24.A2" office:value-type="string">
            <text:p text:style-name="P55"><text:s text:c="3"/></text:p>
            <text:p text:style-name="P59">Date</text:p>
          </table:table-cell>
          <table:table-cell table:style-name="Tableau24.A2" office:value-type="string">
            <text:p text:style-name="P55"><text:s text:c="3"/></text:p>
            <text:p text:style-name="P59">Nombre de TPE,PME,ETI bénéficiaires</text:p>
          </table:table-cell>
        </table:table-row>
        <table:table-row table:style-name="Tableau24.3">
          <table:table-cell table:style-name="Tableau24.A3" office:value-type="string">
            <text:p text:style-name="P52"/>
            <text:p text:style-name="P52"><text:span text:style-name="Source_20_Text"><text:span text:style-name="T1">Mars <text:s text:c="4"/>2021 <text:s/></text:span></text:span></text:p>
          </table:table-cell>
          <table:table-cell table:style-name="Tableau24.B3" office:value-type="string">
            <text:p text:style-name="P52"/>
            <text:p text:style-name="P52"><text:span text:style-name="Source_20_Text"><text:span text:style-name="T1">47 <text:s/></text:span></text:span></text:p>
          </table:table-cell>
        </table:table-row>
        <table:table-row table:style-name="Tableau24.3">
          <table:table-cell table:style-name="Tableau24.A3" office:value-type="string">
            <text:p text:style-name="P52"/>
            <text:p text:style-name="P52"><text:span text:style-name="Source_20_Text"><text:span text:style-name="T1">Février <text:s/>2021 <text:s/></text:span></text:span></text:p>
          </table:table-cell>
          <table:table-cell table:style-name="Tableau24.B3" office:value-type="string">
            <text:p text:style-name="P52"/>
            <text:p text:style-name="P52"><text:span text:style-name="Source_20_Text"><text:span text:style-name="T1">40 <text:s/></text:span></text:span></text:p>
          </table:table-cell>
        </table:table-row>
        <table:table-row table:style-name="Tableau24.3">
          <table:table-cell table:style-name="Tableau24.A3" office:value-type="string">
            <text:p text:style-name="P52"/>
            <text:p text:style-name="P52"><text:span text:style-name="Source_20_Text"><text:span text:style-name="T1">Janvier <text:s text:c="2"/>2021 <text:s/></text:span></text:span></text:p>
          </table:table-cell>
          <table:table-cell table:style-name="Tableau24.B3" office:value-type="string">
            <text:p text:style-name="P52"/>
            <text:p text:style-name="P52"><text:span text:style-name="Source_20_Text"><text:span text:style-name="T1">31 <text:s/></text:span></text:span></text:p>
          </table:table-cell>
        </table:table-row>
      </table:table>
      <text:p text:style-name="P81"/>
      <table:table table:name="Tableau25" table:style-name="Tableau25">
        <table:table-column table:style-name="Tableau25.A"/>
        <table:table-column table:style-name="Tableau25.B"/>
        <table:table-row table:style-name="Tableau25.1">
          <table:table-cell table:style-name="Tableau25.A1" table:number-columns-spanned="2" office:value-type="string">
            <text:p text:style-name="P11"><text:span text:style-name="T11"><text:s/></text:span><text:span text:style-name="T12">Niveau Départemental: Var</text:span></text:p>
          </table:table-cell>
          <table:covered-table-cell/>
        </table:table-row>
        <table:table-row table:style-name="Tableau25.2">
          <table:table-cell table:style-name="Tableau25.A2" office:value-type="string">
            <text:p text:style-name="P53"/>
            <text:p text:style-name="P59">Date</text:p>
          </table:table-cell>
          <table:table-cell table:style-name="Tableau25.A2" office:value-type="string">
            <text:p text:style-name="P53"/>
            <text:p text:style-name="P59">Nombre de TPE,PME,ETI bénéficiaires</text:p>
          </table:table-cell>
        </table:table-row>
        <table:table-row table:style-name="Tableau25.3">
          <table:table-cell table:style-name="Tableau25.A3" office:value-type="string">
            <text:p text:style-name="P52"/>
            <text:p text:style-name="P55">Mars <text:s text:c="4"/>2021 <text:s/></text:p>
          </table:table-cell>
          <table:table-cell table:style-name="Tableau25.B3" office:value-type="string">
            <text:p text:style-name="P52"/>
            <text:p text:style-name="P55">6 <text:s/></text:p>
          </table:table-cell>
        </table:table-row>
        <table:table-row table:style-name="Tableau25.3">
          <table:table-cell table:style-name="Tableau25.A3" office:value-type="string">
            <text:p text:style-name="P52"/>
            <text:p text:style-name="P55">Février <text:s/>2021 <text:s/></text:p>
          </table:table-cell>
          <table:table-cell table:style-name="Tableau25.B3" office:value-type="string">
            <text:p text:style-name="P52"/>
            <text:p text:style-name="P55">5 <text:s/></text:p>
          </table:table-cell>
        </table:table-row>
        <table:table-row table:style-name="Tableau25.3">
          <table:table-cell table:style-name="Tableau25.A3" office:value-type="string">
            <text:p text:style-name="P52"/>
            <text:p text:style-name="P55">Janvier <text:s text:c="2"/>2021 <text:s/></text:p>
          </table:table-cell>
          <table:table-cell table:style-name="Tableau25.B3" office:value-type="string">
            <text:p text:style-name="P52"/>
            <text:p text:style-name="P55">3 <text:s/></text:p>
          </table:table-cell>
        </table:table-row>
      </table:table>
      <text:p text:style-name="P10"><draw:custom-shape text:anchor-type="paragraph" draw:z-index="89"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0" draw:name="Forme1" draw:style-name="gr2" draw:text-style-name="P97" svg:width="20.965cm" svg:height="0.687cm" svg:x="-2.508cm" svg:y="7.16cm"><text:p text:style-name="P95"><text:span text:style-name="T8"><text:s/>11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1" draw:name="Cadre1" draw:style-name="gr4" draw:text-style-name="P98" svg:width="16.592cm" svg:height="7.361cm" svg:x="-0.208cm" svg:y="0.079cm"><text:p text:style-name="P29"><text:s/>Exemples de lauréats :</text:p><text:p text:style-name="P17"/><text:p text:style-name="P22">Pas de visibilité à ce stade. </text:p><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6">France Num : aide à la numérisation des TPE,PME,ETI</text:p>
      <text:p text:style-name="P91">Données cumulées depuis le début du financement de la mesure par le plan de relance</text:p>
      <text:p text:style-name="P79">Mars <text:s text:c="4"/>2021, Nombre d'accompagnements dispensés : <text:span text:style-name="T69">928</text:span></text:p>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11"><text:span text:style-name="T11"><text:s/></text:span><text:span text:style-name="T12">Niveau National</text:span></text:p>
          </table:table-cell>
          <table:covered-table-cell/>
        </table:table-row>
        <table:table-row table:style-name="Tableau26.2">
          <table:table-cell table:style-name="Tableau26.A2" office:value-type="string">
            <text:p text:style-name="P55"><text:s text:c="9"/></text:p>
            <text:p text:style-name="P59">Date</text:p>
          </table:table-cell>
          <table:table-cell table:style-name="Tableau26.A2" office:value-type="string">
            <text:p text:style-name="P55"><text:s text:c="9"/></text:p>
            <text:p text:style-name="P59">Nombre d'accompagnements dispensés</text:p>
          </table:table-cell>
        </table:table-row>
        <table:table-row table:style-name="Tableau26.3">
          <table:table-cell table:style-name="Tableau26.A3" office:value-type="string">
            <text:p text:style-name="P52"/>
            <text:p text:style-name="P55">Mars <text:s text:c="4"/>2021 <text:s/></text:p>
          </table:table-cell>
          <table:table-cell table:style-name="Tableau26.B3" office:value-type="string">
            <text:p text:style-name="P52"/>
            <text:p text:style-name="P55">27991 <text:s/></text:p>
          </table:table-cell>
        </table:table-row>
        <table:table-row table:style-name="Tableau26.3">
          <table:table-cell table:style-name="Tableau26.A3" office:value-type="string">
            <text:p text:style-name="P52"/>
            <text:p text:style-name="P55">Février <text:s/>2021 <text:s/></text:p>
          </table:table-cell>
          <table:table-cell table:style-name="Tableau26.B3" office:value-type="string">
            <text:p text:style-name="P52"/>
            <text:p text:style-name="P55">11866 <text:s/></text:p>
          </table:table-cell>
        </table:table-row>
        <table:table-row table:style-name="Tableau26.3">
          <table:table-cell table:style-name="Tableau26.A3" office:value-type="string">
            <text:p text:style-name="P52"/>
            <text:p text:style-name="P55">Janvier <text:s text:c="2"/>2021 <text:s/></text:p>
          </table:table-cell>
          <table:table-cell table:style-name="Tableau26.B3" office:value-type="string">
            <text:p text:style-name="P52"/>
            <text:p text:style-name="P55">4106 <text:s/></text:p>
          </table:table-cell>
        </table:table-row>
      </table:table>
      <text:p text:style-name="P81"/>
      <table:table table:name="Tableau27" table:style-name="Tableau27">
        <table:table-column table:style-name="Tableau27.A"/>
        <table:table-column table:style-name="Tableau27.B"/>
        <table:table-row table:style-name="Tableau27.1">
          <table:table-cell table:style-name="Tableau27.A1" table:number-columns-spanned="2" office:value-type="string">
            <text:p text:style-name="P11"><text:span text:style-name="T11"><text:s/></text:span><text:span text:style-name="T12">Niveau Régional </text:span><text:bookmark-start text:name="__DdeLink__225_36144007588"/><text:span text:style-name="T12">: Provence-Alpes-Côte d'Azur</text:span><text:bookmark-end text:name="__DdeLink__225_36144007588"/></text:p>
          </table:table-cell>
          <table:covered-table-cell/>
        </table:table-row>
        <table:table-row table:style-name="Tableau27.2">
          <table:table-cell table:style-name="Tableau27.A2" office:value-type="string">
            <text:p text:style-name="P55"><text:s text:c="3"/></text:p>
            <text:p text:style-name="P59">Date</text:p>
          </table:table-cell>
          <table:table-cell table:style-name="Tableau27.A2" office:value-type="string">
            <text:p text:style-name="P55"><text:s text:c="3"/></text:p>
            <text:p text:style-name="P59">Nombre d'accompagnements dispensés</text:p>
          </table:table-cell>
        </table:table-row>
        <table:table-row table:style-name="Tableau27.3">
          <table:table-cell table:style-name="Tableau27.A3" office:value-type="string">
            <text:p text:style-name="P52"/>
            <text:p text:style-name="P52"><text:span text:style-name="Source_20_Text"><text:span text:style-name="T1">Mars <text:s text:c="4"/>2021 <text:s/></text:span></text:span></text:p>
          </table:table-cell>
          <table:table-cell table:style-name="Tableau27.B3" office:value-type="string">
            <text:p text:style-name="P52"/>
            <text:p text:style-name="P52"><text:span text:style-name="Source_20_Text"><text:span text:style-name="T1">2938 <text:s/></text:span></text:span></text:p>
          </table:table-cell>
        </table:table-row>
        <table:table-row table:style-name="Tableau27.3">
          <table:table-cell table:style-name="Tableau27.A3" office:value-type="string">
            <text:p text:style-name="P52"/>
            <text:p text:style-name="P52"><text:span text:style-name="Source_20_Text"><text:span text:style-name="T1">Février <text:s/>2021 <text:s/></text:span></text:span></text:p>
          </table:table-cell>
          <table:table-cell table:style-name="Tableau27.B3" office:value-type="string">
            <text:p text:style-name="P52"/>
            <text:p text:style-name="P52"><text:span text:style-name="Source_20_Text"><text:span text:style-name="T1">1192 <text:s/></text:span></text:span></text:p>
          </table:table-cell>
        </table:table-row>
        <table:table-row table:style-name="Tableau27.3">
          <table:table-cell table:style-name="Tableau27.A3" office:value-type="string">
            <text:p text:style-name="P52"/>
            <text:p text:style-name="P52"><text:span text:style-name="Source_20_Text"><text:span text:style-name="T1">Janvier <text:s text:c="2"/>2021 <text:s/></text:span></text:span></text:p>
          </table:table-cell>
          <table:table-cell table:style-name="Tableau27.B3" office:value-type="string">
            <text:p text:style-name="P52"/>
            <text:p text:style-name="P52"><text:span text:style-name="Source_20_Text"><text:span text:style-name="T1">355 <text:s/></text:span></text:span></text:p>
          </table:table-cell>
        </table:table-row>
      </table:table>
      <text:p text:style-name="P81"/>
      <table:table table:name="Tableau28" table:style-name="Tableau28">
        <table:table-column table:style-name="Tableau28.A"/>
        <table:table-column table:style-name="Tableau28.B"/>
        <table:table-row table:style-name="Tableau28.1">
          <table:table-cell table:style-name="Tableau28.A1" table:number-columns-spanned="2" office:value-type="string">
            <text:p text:style-name="P11"><text:span text:style-name="T11"><text:s/></text:span><text:span text:style-name="T12">Niveau Départemental: Var</text:span></text:p>
          </table:table-cell>
          <table:covered-table-cell/>
        </table:table-row>
        <table:table-row table:style-name="Tableau28.2">
          <table:table-cell table:style-name="Tableau28.A2" office:value-type="string">
            <text:p text:style-name="P53"/>
            <text:p text:style-name="P59">Date</text:p>
          </table:table-cell>
          <table:table-cell table:style-name="Tableau28.A2" office:value-type="string">
            <text:p text:style-name="P53"/>
            <text:p text:style-name="P59">Nombre d'accompagnements dispensés</text:p>
          </table:table-cell>
        </table:table-row>
        <table:table-row table:style-name="Tableau28.3">
          <table:table-cell table:style-name="Tableau28.A3" office:value-type="string">
            <text:p text:style-name="P52"/>
            <text:p text:style-name="P55">Mars <text:s text:c="4"/>2021 <text:s/></text:p>
          </table:table-cell>
          <table:table-cell table:style-name="Tableau28.B3" office:value-type="string">
            <text:p text:style-name="P52"/>
            <text:p text:style-name="P58">928</text:p>
          </table:table-cell>
        </table:table-row>
        <table:table-row table:style-name="Tableau28.3">
          <table:table-cell table:style-name="Tableau28.A3" office:value-type="string">
            <text:p text:style-name="P52"/>
            <text:p text:style-name="P55">Février <text:s/>2021 <text:s/></text:p>
          </table:table-cell>
          <table:table-cell table:style-name="Tableau28.B3" office:value-type="string">
            <text:p text:style-name="P52"/>
            <text:p text:style-name="P55">276 <text:s/></text:p>
          </table:table-cell>
        </table:table-row>
        <table:table-row table:style-name="Tableau28.3">
          <table:table-cell table:style-name="Tableau28.A3" office:value-type="string">
            <text:p text:style-name="P52"/>
            <text:p text:style-name="P55">Janvier <text:s text:c="2"/>2021 <text:s/></text:p>
          </table:table-cell>
          <table:table-cell table:style-name="Tableau28.B3" office:value-type="string">
            <text:p text:style-name="P52"/>
            <text:p text:style-name="P55">86 <text:s/></text:p>
          </table:table-cell>
        </table:table-row>
      </table:table>
      <text:p text:style-name="P10"><draw:custom-shape text:anchor-type="paragraph" draw:z-index="92"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3" draw:name="Forme1" draw:style-name="gr2" draw:text-style-name="P97" svg:width="20.965cm" svg:height="0.687cm" svg:x="-2.508cm" svg:y="7.16cm"><text:p text:style-name="P95"><text:span text:style-name="T8"><text:s/>1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4" draw:name="Cadre1" draw:style-name="gr4" draw:text-style-name="P98" svg:width="16.592cm" svg:height="7.361cm" svg:x="-0.208cm" svg:y="0.079cm"><text:p text:style-name="P29"><text:s/>Exemples de lauréats :</text:p><text:p text:style-name="P17"/><text:p text:style-name="P42">928 entreprises ont pu bénéficier du chèque FRANCE NUM, au 31 mars 2021 <text:span text:style-name="T69">pour couvrir tout ou une partie des dépenses pour la numérisation</text:span>. Parmi elles, de nombreuses entreprises de la restauration et du commerce de détail et de gros. </text:p><text:p text:style-name="P17"/><text:p text:style-name="P17"/><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6">AAP Industrie : Soutien aux projets industriels territoires</text:p>
      <text:p text:style-name="P91">Données cumulées depuis le début du financement de la mesure par le plan de relance</text:p>
      <text:p text:style-name="P79">Mars <text:s text:c="4"/>2021, Nombre de TPE,PME,ETI bénéficiaires : <text:span text:style-name="T70">7</text:span></text:p>
      <table:table table:name="Tableau29" table:style-name="Tableau29">
        <table:table-column table:style-name="Tableau29.A"/>
        <table:table-column table:style-name="Tableau29.B"/>
        <table:table-row table:style-name="Tableau29.1">
          <table:table-cell table:style-name="Tableau29.A1" table:number-columns-spanned="2" office:value-type="string">
            <text:p text:style-name="P11"><text:span text:style-name="T11"><text:s/></text:span><text:span text:style-name="T12">Niveau National</text:span></text:p>
          </table:table-cell>
          <table:covered-table-cell/>
        </table:table-row>
        <table:table-row table:style-name="Tableau29.2">
          <table:table-cell table:style-name="Tableau29.A2" office:value-type="string">
            <text:p text:style-name="P55"><text:s text:c="9"/></text:p>
            <text:p text:style-name="P59">Date</text:p>
          </table:table-cell>
          <table:table-cell table:style-name="Tableau29.A2" office:value-type="string">
            <text:p text:style-name="P55"><text:s text:c="9"/></text:p>
            <text:p text:style-name="P59">Nombre de TPE,PME,ETI bénéficiaires</text:p>
          </table:table-cell>
        </table:table-row>
        <table:table-row table:style-name="Tableau29.3">
          <table:table-cell table:style-name="Tableau29.A3" office:value-type="string">
            <text:p text:style-name="P52"/>
            <text:p text:style-name="P55">Mars <text:s text:c="4"/>2021 <text:s/></text:p>
          </table:table-cell>
          <table:table-cell table:style-name="Tableau29.B3" office:value-type="string">
            <text:p text:style-name="P52"/>
            <text:p text:style-name="P55">507 <text:s/></text:p>
          </table:table-cell>
        </table:table-row>
        <table:table-row table:style-name="Tableau29.3">
          <table:table-cell table:style-name="Tableau29.A3" office:value-type="string">
            <text:p text:style-name="P52"/>
            <text:p text:style-name="P55">Février <text:s/>2021 <text:s/></text:p>
          </table:table-cell>
          <table:table-cell table:style-name="Tableau29.B3" office:value-type="string">
            <text:p text:style-name="P52"/>
            <text:p text:style-name="P55">473 <text:s/></text:p>
          </table:table-cell>
        </table:table-row>
        <table:table-row table:style-name="Tableau29.3">
          <table:table-cell table:style-name="Tableau29.A3" office:value-type="string">
            <text:p text:style-name="P52"/>
            <text:p text:style-name="P55">Janvier <text:s text:c="2"/>2021 <text:s/></text:p>
          </table:table-cell>
          <table:table-cell table:style-name="Tableau29.B3" office:value-type="string">
            <text:p text:style-name="P52"/>
            <text:p text:style-name="P55">425 <text:s/></text:p>
          </table:table-cell>
        </table:table-row>
      </table:table>
      <text:p text:style-name="P81"/>
      <table:table table:name="Tableau30" table:style-name="Tableau30">
        <table:table-column table:style-name="Tableau30.A"/>
        <table:table-column table:style-name="Tableau30.B"/>
        <table:table-row table:style-name="Tableau30.1">
          <table:table-cell table:style-name="Tableau30.A1" table:number-columns-spanned="2" office:value-type="string">
            <text:p text:style-name="P11"><text:span text:style-name="T11"><text:s/></text:span><text:span text:style-name="T12">Niveau Régional </text:span><text:bookmark-start text:name="__DdeLink__225_36144007589"/><text:span text:style-name="T12">: Provence-Alpes-Côte d'Azur</text:span><text:bookmark-end text:name="__DdeLink__225_36144007589"/></text:p>
          </table:table-cell>
          <table:covered-table-cell/>
        </table:table-row>
        <table:table-row table:style-name="Tableau30.2">
          <table:table-cell table:style-name="Tableau30.A2" office:value-type="string">
            <text:p text:style-name="P55"><text:s text:c="3"/></text:p>
            <text:p text:style-name="P59">Date</text:p>
          </table:table-cell>
          <table:table-cell table:style-name="Tableau30.A2" office:value-type="string">
            <text:p text:style-name="P55"><text:s text:c="3"/></text:p>
            <text:p text:style-name="P59">Nombre de TPE,PME,ETI bénéficiaires</text:p>
          </table:table-cell>
        </table:table-row>
        <table:table-row table:style-name="Tableau30.3">
          <table:table-cell table:style-name="Tableau30.A3" office:value-type="string">
            <text:p text:style-name="P52"/>
            <text:p text:style-name="P52"><text:span text:style-name="Source_20_Text"><text:span text:style-name="T1">Mars <text:s text:c="4"/>2021 <text:s/></text:span></text:span></text:p>
          </table:table-cell>
          <table:table-cell table:style-name="Tableau30.B3" office:value-type="string">
            <text:p text:style-name="P52"/>
            <text:p text:style-name="P52"><text:span text:style-name="Source_20_Text"><text:span text:style-name="T1">25 <text:s/></text:span></text:span></text:p>
          </table:table-cell>
        </table:table-row>
        <table:table-row table:style-name="Tableau30.3">
          <table:table-cell table:style-name="Tableau30.A3" office:value-type="string">
            <text:p text:style-name="P52"/>
            <text:p text:style-name="P52"><text:span text:style-name="Source_20_Text"><text:span text:style-name="T1">Février <text:s/>2021 <text:s/></text:span></text:span></text:p>
          </table:table-cell>
          <table:table-cell table:style-name="Tableau30.B3" office:value-type="string">
            <text:p text:style-name="P52"/>
            <text:p text:style-name="P52"><text:span text:style-name="Source_20_Text"><text:span text:style-name="T1">25 <text:s/></text:span></text:span></text:p>
          </table:table-cell>
        </table:table-row>
        <table:table-row table:style-name="Tableau30.3">
          <table:table-cell table:style-name="Tableau30.A3" office:value-type="string">
            <text:p text:style-name="P52"/>
            <text:p text:style-name="P52"><text:span text:style-name="Source_20_Text"><text:span text:style-name="T1">Janvier <text:s text:c="2"/>2021 <text:s/></text:span></text:span></text:p>
          </table:table-cell>
          <table:table-cell table:style-name="Tableau30.B3" office:value-type="string">
            <text:p text:style-name="P52"/>
            <text:p text:style-name="P52"><text:span text:style-name="Source_20_Text"><text:span text:style-name="T1">25 <text:s/></text:span></text:span></text:p>
          </table:table-cell>
        </table:table-row>
      </table:table>
      <text:p text:style-name="P81"/>
      <table:table table:name="Tableau31" table:style-name="Tableau31">
        <table:table-column table:style-name="Tableau31.A"/>
        <table:table-column table:style-name="Tableau31.B"/>
        <table:table-row table:style-name="Tableau31.1">
          <table:table-cell table:style-name="Tableau31.A1" table:number-columns-spanned="2" office:value-type="string">
            <text:p text:style-name="P11"><text:span text:style-name="T11"><text:s/></text:span><text:span text:style-name="T12">Niveau Départemental: Var</text:span></text:p>
          </table:table-cell>
          <table:covered-table-cell/>
        </table:table-row>
        <table:table-row table:style-name="Tableau31.2">
          <table:table-cell table:style-name="Tableau31.A2" office:value-type="string">
            <text:p text:style-name="P53"/>
            <text:p text:style-name="P59">Date</text:p>
          </table:table-cell>
          <table:table-cell table:style-name="Tableau31.A2" office:value-type="string">
            <text:p text:style-name="P53"/>
            <text:p text:style-name="P59">Nombre de TPE,PME,ETI bénéficiaires</text:p>
          </table:table-cell>
        </table:table-row>
        <table:table-row table:style-name="Tableau31.3">
          <table:table-cell table:style-name="Tableau31.A3" office:value-type="string">
            <text:p text:style-name="P52"/>
            <text:p text:style-name="P55">Mars <text:s text:c="4"/>2021 <text:s/></text:p>
          </table:table-cell>
          <table:table-cell table:style-name="Tableau31.B3" office:value-type="string">
            <text:p text:style-name="P52"/>
            <text:p text:style-name="P56">7</text:p>
          </table:table-cell>
        </table:table-row>
        <table:table-row table:style-name="Tableau31.3">
          <table:table-cell table:style-name="Tableau31.A3" office:value-type="string">
            <text:p text:style-name="P52"/>
            <text:p text:style-name="P55">Février <text:s/>2021 <text:s/></text:p>
          </table:table-cell>
          <table:table-cell table:style-name="Tableau31.B3" office:value-type="string">
            <text:p text:style-name="P52"/>
            <text:p text:style-name="P55">1 <text:s/></text:p>
          </table:table-cell>
        </table:table-row>
        <table:table-row table:style-name="Tableau31.3">
          <table:table-cell table:style-name="Tableau31.A3" office:value-type="string">
            <text:p text:style-name="P52"/>
            <text:p text:style-name="P55">Janvier <text:s text:c="2"/>2021 <text:s/></text:p>
          </table:table-cell>
          <table:table-cell table:style-name="Tableau31.B3" office:value-type="string">
            <text:p text:style-name="P52"/>
            <text:p text:style-name="P55">1 <text:s/></text:p>
          </table:table-cell>
        </table:table-row>
      </table:table>
      <text:p text:style-name="P10"><draw:custom-shape text:anchor-type="paragraph" draw:z-index="95"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6" draw:name="Forme1" draw:style-name="gr2" draw:text-style-name="P97" svg:width="20.965cm" svg:height="0.687cm" svg:x="-2.508cm" svg:y="7.16cm"><text:p text:style-name="P95"><text:span text:style-name="T8"><text:s/>1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7" draw:name="Cadre1" draw:style-name="gr4" draw:text-style-name="P98" svg:width="16.592cm" svg:height="7.361cm" svg:x="-0.208cm" svg:y="0.079cm"><text:p text:style-name="P29"><text:s/>Exemples de lauréats :</text:p><text:p text:style-name="P43"/><text:p text:style-name="P70"><text:span text:style-name="T36">Sonocar industrie </text:span><text:span text:style-name="T37">pour 600 000 euros. </text:span>Activités de l’entreprise :Préparation et traitement de surface spécialisée en réparation navale lourde, nettoyage et peinture industrielle - carénage et tank coating. Objectifs du projet: Maintien de l'activité économique de <text:span text:style-name="T52">l’e</text:span>ntreprise régionale tout en recherchant une amélioration de<text:span text:style-name="T52">s</text:span> performances environnementales pou<text:span text:style-name="T52">r</text:span> la diminution des déchets industriels générés. Le deuxième aspect de <text:span text:style-name="T52">la</text:span> recherche de modernisation de<text:span text:style-name="T52">s </text:span>process de décapage est l'amélioration des conditions de travail des décapeurs par la robotisation.</text:p><text:p text:style-name="P70"/><text:p text:style-name="P89"><text:span text:style-name="T3">Cartesiam pour 400 000 euros. </text:span>Basé à Toulon, Cartesiam est un éditeur de logiciel ayant développé le seul logiciel au monde capable d’apprendre en « Full Edge » (directement dans les objets) et utilisable par un ingénieur non expert en Intelligence Artificielle Embarquée. Sa technologie disruptive est reconnue par Gartner et de nombreux experts. Objectifs du projet : L'Atelier sera à la fois, un lieu de recherche, un lieu de création et de fabrication de solutions industrielles et une passerelle industrielle. L’atelier s’adresse aux entreprises industrielles fabricantes de produits industriels connectables ou désireuse d’aller vers l’industrie du futur.</text:p><text:p text:style-name="P88"><text:span text:style-name="T2">EDMA </text:span><text:span text:style-name="T4">pour 210 000 euros. </text:span>Activités de l’entreprise: Conception, Production et commercialisation d'outillages à main pour le second œuvre du bâtiment.Objectifs du projet : Développement des activités de plasturgie et découpe laser.</text:p><text:p text:style-name="P90"/><text:p text:style-name="P88">Objectifs du projet : Développement des activités de plasturgie et découpe laser.</text:p><text:p text:style-name="P63"/><text:p text:style-name="P63"/><text:p text:style-name="P64"/><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86">AAP Industrie : Sécurisation approvisionnements critiques</text:p>
      <text:p text:style-name="P91">Données cumulées depuis le début du financement de la mesure par le plan de relance</text:p>
      <text:p text:style-name="P79">Mars <text:s text:c="4"/>2021, Nombre de TPE,PME,ETI bénéficiaires : <text:span text:style-name="T71">1</text:span></text:p>
      <table:table table:name="Tableau32" table:style-name="Tableau32">
        <table:table-column table:style-name="Tableau32.A"/>
        <table:table-column table:style-name="Tableau32.B"/>
        <table:table-row table:style-name="Tableau32.1">
          <table:table-cell table:style-name="Tableau32.A1" table:number-columns-spanned="2" office:value-type="string">
            <text:p text:style-name="P11"><text:span text:style-name="T11"><text:s/></text:span><text:span text:style-name="T12">Niveau National</text:span></text:p>
          </table:table-cell>
          <table:covered-table-cell/>
        </table:table-row>
        <table:table-row table:style-name="Tableau32.2">
          <table:table-cell table:style-name="Tableau32.A2" office:value-type="string">
            <text:p text:style-name="P55"><text:s text:c="9"/></text:p>
            <text:p text:style-name="P59">Date</text:p>
          </table:table-cell>
          <table:table-cell table:style-name="Tableau32.A2" office:value-type="string">
            <text:p text:style-name="P55"><text:s text:c="9"/></text:p>
            <text:p text:style-name="P59">Nombre de TPE,PME,ETI bénéficiaires</text:p>
          </table:table-cell>
        </table:table-row>
        <table:table-row table:style-name="Tableau32.3">
          <table:table-cell table:style-name="Tableau32.A3" office:value-type="string">
            <text:p text:style-name="P52"/>
            <text:p text:style-name="P55">Mars <text:s text:c="4"/>2021 <text:s/></text:p>
          </table:table-cell>
          <table:table-cell table:style-name="Tableau32.B3" office:value-type="string">
            <text:p text:style-name="P52"/>
            <text:p text:style-name="P55">211 <text:s/></text:p>
          </table:table-cell>
        </table:table-row>
        <table:table-row table:style-name="Tableau32.3">
          <table:table-cell table:style-name="Tableau32.A3" office:value-type="string">
            <text:p text:style-name="P52"/>
            <text:p text:style-name="P55">Février <text:s/>2021 <text:s/></text:p>
          </table:table-cell>
          <table:table-cell table:style-name="Tableau32.B3" office:value-type="string">
            <text:p text:style-name="P52"/>
            <text:p text:style-name="P55">127 <text:s/></text:p>
          </table:table-cell>
        </table:table-row>
        <table:table-row table:style-name="Tableau32.3">
          <table:table-cell table:style-name="Tableau32.A3" office:value-type="string">
            <text:p text:style-name="P52"/>
            <text:p text:style-name="P55">Janvier <text:s text:c="2"/>2021 <text:s/></text:p>
          </table:table-cell>
          <table:table-cell table:style-name="Tableau32.B3" office:value-type="string">
            <text:p text:style-name="P52"/>
            <text:p text:style-name="P55">46 <text:s/></text:p>
          </table:table-cell>
        </table:table-row>
      </table:table>
      <text:p text:style-name="P81"/>
      <table:table table:name="Tableau33" table:style-name="Tableau33">
        <table:table-column table:style-name="Tableau33.A"/>
        <table:table-column table:style-name="Tableau33.B"/>
        <table:table-row table:style-name="Tableau33.1">
          <table:table-cell table:style-name="Tableau33.A1" table:number-columns-spanned="2" office:value-type="string">
            <text:p text:style-name="P11"><text:span text:style-name="T11"><text:s/></text:span><text:span text:style-name="T12">Niveau Régional </text:span><text:bookmark-start text:name="__DdeLink__225_361440075810"/><text:span text:style-name="T12">: Provence-Alpes-Côte d'Azur</text:span><text:bookmark-end text:name="__DdeLink__225_361440075810"/></text:p>
          </table:table-cell>
          <table:covered-table-cell/>
        </table:table-row>
        <table:table-row table:style-name="Tableau33.2">
          <table:table-cell table:style-name="Tableau33.A2" office:value-type="string">
            <text:p text:style-name="P55"><text:s text:c="3"/></text:p>
            <text:p text:style-name="P59">Date</text:p>
          </table:table-cell>
          <table:table-cell table:style-name="Tableau33.A2" office:value-type="string">
            <text:p text:style-name="P55"><text:s text:c="3"/></text:p>
            <text:p text:style-name="P59">Nombre de TPE,PME,ETI bénéficiaires</text:p>
          </table:table-cell>
        </table:table-row>
        <table:table-row table:style-name="Tableau33.3">
          <table:table-cell table:style-name="Tableau33.A3" office:value-type="string">
            <text:p text:style-name="P52"/>
            <text:p text:style-name="P52"><text:span text:style-name="Source_20_Text"><text:span text:style-name="T1">Mars <text:s text:c="4"/>2021 <text:s/></text:span></text:span></text:p>
          </table:table-cell>
          <table:table-cell table:style-name="Tableau33.B3" office:value-type="string">
            <text:p text:style-name="P52"/>
            <text:p text:style-name="P52"><text:span text:style-name="Source_20_Text"><text:span text:style-name="T1">22 <text:s/></text:span></text:span></text:p>
          </table:table-cell>
        </table:table-row>
        <table:table-row table:style-name="Tableau33.3">
          <table:table-cell table:style-name="Tableau33.A3" office:value-type="string">
            <text:p text:style-name="P52"/>
            <text:p text:style-name="P52"><text:span text:style-name="Source_20_Text"><text:span text:style-name="T1">Février <text:s/>2021 <text:s/></text:span></text:span></text:p>
          </table:table-cell>
          <table:table-cell table:style-name="Tableau33.B3" office:value-type="string">
            <text:p text:style-name="P52"/>
            <text:p text:style-name="P52"><text:span text:style-name="Source_20_Text"><text:span text:style-name="T1">13 <text:s/></text:span></text:span></text:p>
          </table:table-cell>
        </table:table-row>
        <table:table-row table:style-name="Tableau33.3">
          <table:table-cell table:style-name="Tableau33.A3" office:value-type="string">
            <text:p text:style-name="P52"/>
            <text:p text:style-name="P52"><text:span text:style-name="Source_20_Text"><text:span text:style-name="T1">Janvier <text:s text:c="2"/>2021 <text:s/></text:span></text:span></text:p>
          </table:table-cell>
          <table:table-cell table:style-name="Tableau33.B3" office:value-type="string">
            <text:p text:style-name="P52"/>
            <text:p text:style-name="P52"><text:span text:style-name="Source_20_Text"><text:span text:style-name="T1">4 <text:s/></text:span></text:span></text:p>
          </table:table-cell>
        </table:table-row>
      </table:table>
      <text:p text:style-name="P81"/>
      <table:table table:name="Tableau34" table:style-name="Tableau34">
        <table:table-column table:style-name="Tableau34.A"/>
        <table:table-column table:style-name="Tableau34.B"/>
        <table:table-row table:style-name="Tableau34.1">
          <table:table-cell table:style-name="Tableau34.A1" table:number-columns-spanned="2" office:value-type="string">
            <text:p text:style-name="P11"><text:span text:style-name="T11"><text:s/></text:span><text:span text:style-name="T12">Niveau Départemental: Var</text:span></text:p>
          </table:table-cell>
          <table:covered-table-cell/>
        </table:table-row>
        <table:table-row table:style-name="Tableau34.2">
          <table:table-cell table:style-name="Tableau34.A2" office:value-type="string">
            <text:p text:style-name="P53"/>
            <text:p text:style-name="P59">Date</text:p>
          </table:table-cell>
          <table:table-cell table:style-name="Tableau34.A2" office:value-type="string">
            <text:p text:style-name="P53"/>
            <text:p text:style-name="P59">Nombre de TPE,PME,ETI bénéficiaires</text:p>
          </table:table-cell>
        </table:table-row>
        <table:table-row table:style-name="Tableau34.3">
          <table:table-cell table:style-name="Tableau34.A3" office:value-type="string">
            <text:p text:style-name="P52"/>
            <text:p text:style-name="P55">Mars <text:s text:c="4"/>2021 <text:s/></text:p>
          </table:table-cell>
          <table:table-cell table:style-name="Tableau34.B3" office:value-type="string">
            <text:p text:style-name="P52"/>
            <text:p text:style-name="P57">1</text:p>
          </table:table-cell>
        </table:table-row>
        <table:table-row table:style-name="Tableau34.3">
          <table:table-cell table:style-name="Tableau34.A3" office:value-type="string">
            <text:p text:style-name="P52"/>
            <text:p text:style-name="P55">Février <text:s/>2021 <text:s/></text:p>
          </table:table-cell>
          <table:table-cell table:style-name="Tableau34.B3" office:value-type="string">
            <text:p text:style-name="P52"/>
            <text:p text:style-name="P55">0 <text:s/></text:p>
          </table:table-cell>
        </table:table-row>
        <table:table-row table:style-name="Tableau34.3">
          <table:table-cell table:style-name="Tableau34.A3" office:value-type="string">
            <text:p text:style-name="P52"/>
            <text:p text:style-name="P55">Janvier <text:s text:c="2"/>2021 <text:s/></text:p>
          </table:table-cell>
          <table:table-cell table:style-name="Tableau34.B3" office:value-type="string">
            <text:p text:style-name="P52"/>
            <text:p text:style-name="P55">0 <text:s/></text:p>
          </table:table-cell>
        </table:table-row>
      </table:table>
      <text:p text:style-name="P10"><draw:custom-shape text:anchor-type="paragraph" draw:z-index="98"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9" draw:name="Forme1" draw:style-name="gr2" draw:text-style-name="P97" svg:width="20.965cm" svg:height="0.687cm" svg:x="-2.508cm" svg:y="7.16cm"><text:p text:style-name="P95"><text:span text:style-name="T8"><text:s/>1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0" draw:name="Cadre1" draw:style-name="gr4" draw:text-style-name="P98" svg:width="16.592cm" svg:height="7.361cm" svg:x="-0.208cm" svg:y="0.079cm"><text:p text:style-name="P29"><text:s/>Exemples de lauréats :</text:p><text:p text:style-name="P17"/><text:p text:style-name="P65"><text:span text:style-name="T55">Le laboratoire </text:span><text:span text:style-name="T54">IPSEN Pharma Biotech </text:span><text:span text:style-name="T55">est lauréate de cet appel à projets pour 800 000 euros. Basée à Signes, l’entreprise est </text:span><text:span text:style-name="T16">spécialisée dans la fabrication de préparations pharmaceutiques. Son effectif est compris entre 250 et 499 salariés.</text:span></text:p><text:p text:style-name="P61"/><text:p text:style-name="P60"><text:span text:style-name="T53">Projet : </text:span>Son projet consiste à opérer un transfert technologique du process de fabrication d'un médicament contre le cancer du pancréas. La relocalisation de la production de ce médicament vers le site de Signes implique le réaménagement complet d'une zone de fabrication du site, la construction d'une extension de bâtiment, ainsi que l'acquisition des équipements de production nécessaires au process de fabrication.</text:p><text:p text:style-name="P25"/><text:p text:style-name="P25"/><text:p text:style-name="P25"/><text:p text:style-name="P35"/><text:p text:style-name="P35"/><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86">Renforcement subventions Business France</text:p>
      <text:p text:style-name="P91">Données cumulées depuis le début du financement de la mesure par le plan de relance</text:p>
      <text:p text:style-name="P79">Mars <text:s text:c="4"/>2021, Nombre d'entreprises bénéficiaires : 33</text:p>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3" office:value-type="string">
            <text:p text:style-name="P11"><text:span text:style-name="T11"><text:s/></text:span><text:span text:style-name="T12">Niveau National</text:span></text:p>
          </table:table-cell>
          <table:covered-table-cell/>
          <table:covered-table-cell/>
        </table:table-row>
        <table:table-row table:style-name="Tableau35.2">
          <table:table-cell table:style-name="Tableau35.A2" office:value-type="string">
            <text:p text:style-name="P55"><text:s text:c="9"/></text:p>
            <text:p text:style-name="P59">Date</text:p>
          </table:table-cell>
          <table:table-cell table:style-name="Tableau35.A2" office:value-type="string">
            <text:p text:style-name="P55"><text:s text:c="9"/></text:p>
            <text:p text:style-name="P59">Nombre d'entreprises bénéficiaires</text:p>
          </table:table-cell>
          <table:table-cell table:style-name="Tableau35.A2" office:value-type="string">
            <text:p text:style-name="P55"><text:s text:c="9"/></text:p>
            <text:p text:style-name="P59">Nombre de TPE,PME,ETI bénéficiaires</text:p>
          </table:table-cell>
        </table:table-row>
        <table:table-row table:style-name="Tableau35.3">
          <table:table-cell table:style-name="Tableau35.A3" office:value-type="string">
            <text:p text:style-name="P52"/>
            <text:p text:style-name="P55">Mars <text:s text:c="4"/>2021 <text:s/></text:p>
          </table:table-cell>
          <table:table-cell table:style-name="Tableau35.B3" office:value-type="string">
            <text:p text:style-name="P52"/>
            <text:p text:style-name="P55">2525 <text:s/></text:p>
          </table:table-cell>
          <table:table-cell table:style-name="Tableau35.A3" office:value-type="string">
            <text:p text:style-name="P52"/>
            <text:p text:style-name="P55">2518 <text:s/></text:p>
          </table:table-cell>
        </table:table-row>
        <table:table-row table:style-name="Tableau35.3">
          <table:table-cell table:style-name="Tableau35.A3" office:value-type="string">
            <text:p text:style-name="P52"/>
            <text:p text:style-name="P55">Février <text:s/>2021 <text:s/></text:p>
          </table:table-cell>
          <table:table-cell table:style-name="Tableau35.B3" office:value-type="string">
            <text:p text:style-name="P52"/>
            <text:p text:style-name="P55">2057 <text:s/></text:p>
          </table:table-cell>
          <table:table-cell table:style-name="Tableau35.A3" office:value-type="string">
            <text:p text:style-name="P52"/>
            <text:p text:style-name="P55">2054 <text:s/></text:p>
          </table:table-cell>
        </table:table-row>
        <table:table-row table:style-name="Tableau35.3">
          <table:table-cell table:style-name="Tableau35.A3" office:value-type="string">
            <text:p text:style-name="P52"/>
            <text:p text:style-name="P55">Janvier <text:s text:c="2"/>2021 <text:s/></text:p>
          </table:table-cell>
          <table:table-cell table:style-name="Tableau35.B3" office:value-type="string">
            <text:p text:style-name="P52"/>
            <text:p text:style-name="P55">1647 <text:s/></text:p>
          </table:table-cell>
          <table:table-cell table:style-name="Tableau35.A3" office:value-type="string">
            <text:p text:style-name="P52"/>
            <text:p text:style-name="P55">1645 <text:s/></text:p>
          </table:table-cell>
        </table:table-row>
      </table:table>
      <text:p text:style-name="P81"/>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3" office:value-type="string">
            <text:p text:style-name="P11"><text:span text:style-name="T11"><text:s/></text:span><text:span text:style-name="T12">Niveau Régional </text:span><text:bookmark-start text:name="__DdeLink__225_361440075811"/><text:span text:style-name="T12">: Provence-Alpes-Côte d'Azur</text:span><text:bookmark-end text:name="__DdeLink__225_361440075811"/></text:p>
          </table:table-cell>
          <table:covered-table-cell/>
          <table:covered-table-cell/>
        </table:table-row>
        <table:table-row table:style-name="Tableau36.2">
          <table:table-cell table:style-name="Tableau36.A2" office:value-type="string">
            <text:p text:style-name="P55"><text:s text:c="3"/></text:p>
            <text:p text:style-name="P59">Date</text:p>
          </table:table-cell>
          <table:table-cell table:style-name="Tableau36.A2" office:value-type="string">
            <text:p text:style-name="P55"><text:s text:c="3"/></text:p>
            <text:p text:style-name="P59">Nombre d'entreprises bénéficiaires</text:p>
          </table:table-cell>
          <table:table-cell table:style-name="Tableau36.A2" office:value-type="string">
            <text:p text:style-name="P55"><text:s text:c="3"/></text:p>
            <text:p text:style-name="P59">Nombre de TPE,PME,ETI bénéficiaires</text:p>
          </table:table-cell>
        </table:table-row>
        <table:table-row table:style-name="Tableau36.3">
          <table:table-cell table:style-name="Tableau36.A3" office:value-type="string">
            <text:p text:style-name="P52"/>
            <text:p text:style-name="P52"><text:span text:style-name="Source_20_Text"><text:span text:style-name="T1">Mars <text:s text:c="4"/>2021 <text:s/></text:span></text:span></text:p>
          </table:table-cell>
          <table:table-cell table:style-name="Tableau36.B3" office:value-type="string">
            <text:p text:style-name="P52"/>
            <text:p text:style-name="P52"><text:span text:style-name="Source_20_Text"><text:span text:style-name="T1">239 <text:s/></text:span></text:span></text:p>
          </table:table-cell>
          <table:table-cell table:style-name="Tableau36.A3" office:value-type="string">
            <text:p text:style-name="P52"/>
            <text:p text:style-name="P52"><text:span text:style-name="Source_20_Text"><text:span text:style-name="T1">239 <text:s/></text:span></text:span></text:p>
          </table:table-cell>
        </table:table-row>
        <table:table-row table:style-name="Tableau36.3">
          <table:table-cell table:style-name="Tableau36.A3" office:value-type="string">
            <text:p text:style-name="P52"/>
            <text:p text:style-name="P52"><text:span text:style-name="Source_20_Text"><text:span text:style-name="T1">Février <text:s/>2021 <text:s/></text:span></text:span></text:p>
          </table:table-cell>
          <table:table-cell table:style-name="Tableau36.B3" office:value-type="string">
            <text:p text:style-name="P52"/>
            <text:p text:style-name="P52"><text:span text:style-name="Source_20_Text"><text:span text:style-name="T1">189 <text:s/></text:span></text:span></text:p>
          </table:table-cell>
          <table:table-cell table:style-name="Tableau36.A3" office:value-type="string">
            <text:p text:style-name="P52"/>
            <text:p text:style-name="P52"><text:span text:style-name="Source_20_Text"><text:span text:style-name="T1">189 <text:s/></text:span></text:span></text:p>
          </table:table-cell>
        </table:table-row>
        <table:table-row table:style-name="Tableau36.3">
          <table:table-cell table:style-name="Tableau36.A3" office:value-type="string">
            <text:p text:style-name="P52"/>
            <text:p text:style-name="P52"><text:span text:style-name="Source_20_Text"><text:span text:style-name="T1">Janvier <text:s text:c="2"/>2021 <text:s/></text:span></text:span></text:p>
          </table:table-cell>
          <table:table-cell table:style-name="Tableau36.B3" office:value-type="string">
            <text:p text:style-name="P52"/>
            <text:p text:style-name="P52"><text:span text:style-name="Source_20_Text"><text:span text:style-name="T1">151 <text:s/></text:span></text:span></text:p>
          </table:table-cell>
          <table:table-cell table:style-name="Tableau36.A3" office:value-type="string">
            <text:p text:style-name="P52"/>
            <text:p text:style-name="P52"><text:span text:style-name="Source_20_Text"><text:span text:style-name="T1">151 <text:s/></text:span></text:span></text:p>
          </table:table-cell>
        </table:table-row>
      </table:table>
      <text:p text:style-name="P81"/>
      <table:table table:name="Tableau37" table:style-name="Tableau37">
        <table:table-column table:style-name="Tableau37.A"/>
        <table:table-column table:style-name="Tableau37.B"/>
        <table:table-column table:style-name="Tableau37.C"/>
        <table:table-row table:style-name="Tableau37.1">
          <table:table-cell table:style-name="Tableau37.A1" table:number-columns-spanned="3" office:value-type="string">
            <text:p text:style-name="P11"><text:span text:style-name="T11"><text:s/></text:span><text:span text:style-name="T12">Niveau Départemental: Var</text:span></text:p>
          </table:table-cell>
          <table:covered-table-cell/>
          <table:covered-table-cell/>
        </table:table-row>
        <table:table-row table:style-name="Tableau37.2">
          <table:table-cell table:style-name="Tableau37.A2" office:value-type="string">
            <text:p text:style-name="P53"/>
            <text:p text:style-name="P59">Date</text:p>
          </table:table-cell>
          <table:table-cell table:style-name="Tableau37.A2" office:value-type="string">
            <text:p text:style-name="P53"/>
            <text:p text:style-name="P59">Nombre d'entreprises bénéficiaires</text:p>
          </table:table-cell>
          <table:table-cell table:style-name="Tableau37.A2" office:value-type="string">
            <text:p text:style-name="P53"/>
            <text:p text:style-name="P59">Nombre de TPE,PME,ETI bénéficiaires</text:p>
          </table:table-cell>
        </table:table-row>
        <table:table-row table:style-name="Tableau37.3">
          <table:table-cell table:style-name="Tableau37.A3" office:value-type="string">
            <text:p text:style-name="P52"/>
            <text:p text:style-name="P55">Mars <text:s text:c="4"/>2021 <text:s/></text:p>
          </table:table-cell>
          <table:table-cell table:style-name="Tableau37.B3" office:value-type="string">
            <text:p text:style-name="P52"/>
            <text:p text:style-name="P55">33 <text:s/></text:p>
          </table:table-cell>
          <table:table-cell table:style-name="Tableau37.A3" office:value-type="string">
            <text:p text:style-name="P52"/>
            <text:p text:style-name="P55">33 <text:s/></text:p>
          </table:table-cell>
        </table:table-row>
        <table:table-row table:style-name="Tableau37.3">
          <table:table-cell table:style-name="Tableau37.A3" office:value-type="string">
            <text:p text:style-name="P52"/>
            <text:p text:style-name="P55">Février <text:s/>2021 <text:s/></text:p>
          </table:table-cell>
          <table:table-cell table:style-name="Tableau37.B3" office:value-type="string">
            <text:p text:style-name="P52"/>
            <text:p text:style-name="P55">27 <text:s/></text:p>
          </table:table-cell>
          <table:table-cell table:style-name="Tableau37.A3" office:value-type="string">
            <text:p text:style-name="P52"/>
            <text:p text:style-name="P55">27 <text:s/></text:p>
          </table:table-cell>
        </table:table-row>
        <table:table-row table:style-name="Tableau37.3">
          <table:table-cell table:style-name="Tableau37.A3" office:value-type="string">
            <text:p text:style-name="P52"/>
            <text:p text:style-name="P55">Janvier <text:s text:c="2"/>2021 <text:s/></text:p>
          </table:table-cell>
          <table:table-cell table:style-name="Tableau37.B3" office:value-type="string">
            <text:p text:style-name="P52"/>
            <text:p text:style-name="P55">24 <text:s/></text:p>
          </table:table-cell>
          <table:table-cell table:style-name="Tableau37.A3" office:value-type="string">
            <text:p text:style-name="P52"/>
            <text:p text:style-name="P55">24 <text:s/></text:p>
          </table:table-cell>
        </table:table-row>
      </table:table>
      <text:p text:style-name="P10"><draw:custom-shape text:anchor-type="paragraph" draw:z-index="101"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2" draw:name="Forme1" draw:style-name="gr2" draw:text-style-name="P97" svg:width="20.965cm" svg:height="0.687cm" svg:x="-2.508cm" svg:y="7.16cm"><text:p text:style-name="P95"><text:span text:style-name="T8"><text:s/>15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3" draw:name="Cadre1" draw:style-name="gr4" draw:text-style-name="P98" svg:width="16.592cm" svg:height="7.361cm" svg:x="-0.208cm" svg:y="0.079cm"><text:p text:style-name="P29"><text:s/>Exemples de lauréats :</text:p><text:p text:style-name="P17"/><text:p text:style-name="P23">Pas de visibilité à ce stade.</text:p><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84"/>
      <text:p text:style-name="P76"/>
      <text:p text:style-name="P8"><draw:custom-shape text:anchor-type="paragraph" draw:z-index="104" draw:name="Forme1" draw:style-name="gr1" draw:text-style-name="P97" svg:width="16.885cm" svg:height="20.226cm" svg:x="-0.691cm" svg:y="1.498cm"><text:p text:style-name="P28"><text:s/>Commentaires généraux :</text:p><text:p text:style-name="P28"/><text:p text:style-name="P16">Le volet cohésion du plan de relance comprend notamment les mesures prises en faveur de l’insertion professionnelle des jeunes du plan « 1 jeune, une solution » et des aides à l’embauche des travailleurs handicapés.</text:p><text:p text:style-name="P16">Lancées au cours de l’été 2020 ces mesures visent à amortir les effets de la crise sur un public déjà fragilisé.</text:p><text:p text:style-name="P16">S’agissant du plan « 1 jeune, une solution », celui-ci compte plus d’une vingtaine de mesures réunit autour de 3 priorités :</text:p><text:list xml:id="list2770624657" text:style-name="WWNum1"><text:list-item><text:p text:style-name="P96">Faciliter l’entrée dans la vie professionnelle</text:p></text:list-item><text:list-item><text:p text:style-name="P96">Orienter et former les jeunes vers des métiers d’avenir</text:p></text:list-item><text:list-item><text:p text:style-name="P96">Accompagner les jeunes éloignés de l’emploi par la construction de parcours d’insertion</text:p></text:list-item></text:list><text:p text:style-name="P16">Dans le département, qui compte 156 000 jeunes <text:span text:style-name="T72">(15-29 ans source INSEE 2017)</text:span> la mise en œuvre de ces mesures s’est traduite par la mobilisation autour de l’Etat du service public de l’emploi et particulièrement des missions locales.</text:p><text:p text:style-name="P16">Des objectifs chiffrés ont été déclinés au niveau départemental et font l’objet d’un suivi régulier.</text:p><text:p text:style-name="P16">On note d’une manière globale sur l’ensemble des dispositifs, les premiers effets de levier du plan de relance. </text:p><text:p text:style-name="P16"/><text:p text:style-name="P40">Au-delà des mesures phares du dispositif 1jeune1solution et de l’ensemble des aides à l’embauche, la mise en oeuvre du volet cohésion du plan de relance, dans le département du Var, se traduit par des résultats encourageants pour plusieurs appel à projets : </text:p><text:p text:style-name="P39"/><text:p text:style-name="P36"><text:span text:style-name="T59">- </text:span><text:span text:style-name="T19">10</text:span><text:span text:style-name="T5"> associations varoises sont lauréates de l’appel à projets « soutien aux associations qui luttent contre la pauvreté <text:s/>» pour un montant total de </text:span><text:span text:style-name="T38">993 466 </text:span><text:span text:style-name="T39">euros.</text:span><text:span text:style-name="T40"> <text:s/></text:span><text:span text:style-name="T42">Leurs différents projets varient de l’aide alimentaire (achat de véhicule pour des distributions, création d’une épicerie solidaire, sensibilisation à une alimentation durable etc.), à l’insertion (réduction des inégalités sociales et de santé, modernisation des moyens de déplacement, développement d’une application pour les personnes en situation de précarité etc.</text:span><text:span text:style-name="T43">) en passant par la thématique de l’accès aux droits, avec des investissements numérique pour un meilleur accès aux droits dématérialisés. </text:span></text:p><text:p text:style-name="P41"/><text:p text:style-name="P37"><text:span text:style-name="T41">- </text:span><text:span text:style-name="T38">Le collège Le Fenouillet, situé sur la commune de la Crau, est lauréat de l’appel à projets « internats d’excellence » pour un montant de 249 000 euros. </text:span><text:span text:style-name="T41">Cette subvention lui permettra de rénover son internat et créer 20 places supplémentaires pour la rentrée 2021. </text:span></text:p><text:p text:style-name="P41"/><text:p text:style-name="P13"><text:span text:style-name="T44">- </text:span><text:span text:style-name="T46">Dans le cadre d</text:span><text:span text:style-name="T47">e l’AMI </text:span><text:span text:style-name="T46">Fabrique des territoires, deux associations varoises sont lauréates pour un montant global de 300 000 euros</text:span><text:span text:style-name="T44"> : l</text:span><text:span text:style-name="T46">’association C-Num et l’association La Vallée du Gapeau en Transition.</text:span><text:span text:style-name="T45"> Le projet de la première association </text:span><text:span text:style-name="T17">correspond à une concentration géographique et interconnectée d’associations, dans le secteur du numérique et de l’économie solidaire alliant développement et coopération. </text:span></text:p><text:p text:style-name="P12"/><text:p text:style-name="P1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5" draw:name="Forme2" draw:style-name="gr2" draw:text-style-name="P98" svg:width="20.905cm" svg:height="0.687cm" svg:x="-2.438cm" svg:y="20.055cm"><text:p text:style-name="P94"><text:span text:style-name="T6">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let : Cohésion</text:p>
      <text:p text:style-name="P86">Apprentissage</text:p>
      <text:p text:style-name="P91">Données cumulées depuis le début du financement de la mesure par le plan de relance</text:p>
      <text:p text:style-name="P79">Mars <text:s text:c="4"/>2021, Nombre de contrats d’apprentissage : 5424</text:p>
      <table:table table:name="Tableau38" table:style-name="Tableau38">
        <table:table-column table:style-name="Tableau38.A"/>
        <table:table-column table:style-name="Tableau38.B"/>
        <table:table-row table:style-name="Tableau38.1">
          <table:table-cell table:style-name="Tableau38.A1" table:number-columns-spanned="2" office:value-type="string">
            <text:p text:style-name="P11"><text:span text:style-name="T11"><text:s/></text:span><text:span text:style-name="T12">Niveau National</text:span></text:p>
          </table:table-cell>
          <table:covered-table-cell/>
        </table:table-row>
        <table:table-row table:style-name="Tableau38.2">
          <table:table-cell table:style-name="Tableau38.A2" office:value-type="string">
            <text:p text:style-name="P55"><text:s text:c="9"/></text:p>
            <text:p text:style-name="P59">Date</text:p>
          </table:table-cell>
          <table:table-cell table:style-name="Tableau38.A2" office:value-type="string">
            <text:p text:style-name="P55"><text:s text:c="9"/></text:p>
            <text:p text:style-name="P59">Nombre de contrats d’apprentissage</text:p>
          </table:table-cell>
        </table:table-row>
        <table:table-row table:style-name="Tableau38.3">
          <table:table-cell table:style-name="Tableau38.A3" office:value-type="string">
            <text:p text:style-name="P52"/>
            <text:p text:style-name="P55">Mars <text:s text:c="4"/>2021 <text:s/></text:p>
          </table:table-cell>
          <table:table-cell table:style-name="Tableau38.B3" office:value-type="string">
            <text:p text:style-name="P52"/>
            <text:p text:style-name="P55">396156 <text:s/></text:p>
          </table:table-cell>
        </table:table-row>
        <table:table-row table:style-name="Tableau38.3">
          <table:table-cell table:style-name="Tableau38.A3" office:value-type="string">
            <text:p text:style-name="P52"/>
            <text:p text:style-name="P55">Février <text:s/>2021 <text:s/></text:p>
          </table:table-cell>
          <table:table-cell table:style-name="Tableau38.B3" office:value-type="string">
            <text:p text:style-name="P52"/>
            <text:p text:style-name="P55">345720 <text:s/></text:p>
          </table:table-cell>
        </table:table-row>
        <table:table-row table:style-name="Tableau38.3">
          <table:table-cell table:style-name="Tableau38.A3" office:value-type="string">
            <text:p text:style-name="P52"/>
            <text:p text:style-name="P55">Janvier <text:s text:c="2"/>2021 <text:s/></text:p>
          </table:table-cell>
          <table:table-cell table:style-name="Tableau38.B3" office:value-type="string">
            <text:p text:style-name="P52"/>
            <text:p text:style-name="P55">273520 <text:s/></text:p>
          </table:table-cell>
        </table:table-row>
      </table:table>
      <text:p text:style-name="P81"/>
      <table:table table:name="Tableau39" table:style-name="Tableau39">
        <table:table-column table:style-name="Tableau39.A"/>
        <table:table-column table:style-name="Tableau39.B"/>
        <table:table-row table:style-name="Tableau39.1">
          <table:table-cell table:style-name="Tableau39.A1" table:number-columns-spanned="2" office:value-type="string">
            <text:p text:style-name="P11"><text:span text:style-name="T11"><text:s/></text:span><text:span text:style-name="T12">Niveau Régional </text:span><text:bookmark-start text:name="__DdeLink__225_361440075812"/><text:span text:style-name="T12">: Provence-Alpes-Côte d'Azur</text:span><text:bookmark-end text:name="__DdeLink__225_361440075812"/></text:p>
          </table:table-cell>
          <table:covered-table-cell/>
        </table:table-row>
        <table:table-row table:style-name="Tableau39.2">
          <table:table-cell table:style-name="Tableau39.A2" office:value-type="string">
            <text:p text:style-name="P55"><text:s text:c="3"/></text:p>
            <text:p text:style-name="P59">Date</text:p>
          </table:table-cell>
          <table:table-cell table:style-name="Tableau39.A2" office:value-type="string">
            <text:p text:style-name="P55"><text:s text:c="3"/></text:p>
            <text:p text:style-name="P59">Nombre de contrats d’apprentissage</text:p>
          </table:table-cell>
        </table:table-row>
        <table:table-row table:style-name="Tableau39.3">
          <table:table-cell table:style-name="Tableau39.A3" office:value-type="string">
            <text:p text:style-name="P52"/>
            <text:p text:style-name="P52"><text:span text:style-name="Source_20_Text"><text:span text:style-name="T1">Mars <text:s text:c="4"/>2021 <text:s/></text:span></text:span></text:p>
          </table:table-cell>
          <table:table-cell table:style-name="Tableau39.B3" office:value-type="string">
            <text:p text:style-name="P52"/>
            <text:p text:style-name="P52"><text:span text:style-name="Source_20_Text"><text:span text:style-name="T1">29595 <text:s/></text:span></text:span></text:p>
          </table:table-cell>
        </table:table-row>
        <table:table-row table:style-name="Tableau39.3">
          <table:table-cell table:style-name="Tableau39.A3" office:value-type="string">
            <text:p text:style-name="P52"/>
            <text:p text:style-name="P52"><text:span text:style-name="Source_20_Text"><text:span text:style-name="T1">Février <text:s/>2021 <text:s/></text:span></text:span></text:p>
          </table:table-cell>
          <table:table-cell table:style-name="Tableau39.B3" office:value-type="string">
            <text:p text:style-name="P52"/>
            <text:p text:style-name="P52"><text:span text:style-name="Source_20_Text"><text:span text:style-name="T1">25333 <text:s/></text:span></text:span></text:p>
          </table:table-cell>
        </table:table-row>
        <table:table-row table:style-name="Tableau39.3">
          <table:table-cell table:style-name="Tableau39.A3" office:value-type="string">
            <text:p text:style-name="P52"/>
            <text:p text:style-name="P52"><text:span text:style-name="Source_20_Text"><text:span text:style-name="T1">Janvier <text:s text:c="2"/>2021 <text:s/></text:span></text:span></text:p>
          </table:table-cell>
          <table:table-cell table:style-name="Tableau39.B3" office:value-type="string">
            <text:p text:style-name="P52"/>
            <text:p text:style-name="P52"><text:span text:style-name="Source_20_Text"><text:span text:style-name="T1">18909 <text:s/></text:span></text:span></text:p>
          </table:table-cell>
        </table:table-row>
      </table:table>
      <text:p text:style-name="P81"/>
      <table:table table:name="Tableau40" table:style-name="Tableau40">
        <table:table-column table:style-name="Tableau40.A"/>
        <table:table-column table:style-name="Tableau40.B"/>
        <table:table-row table:style-name="Tableau40.1">
          <table:table-cell table:style-name="Tableau40.A1" table:number-columns-spanned="2" office:value-type="string">
            <text:p text:style-name="P11"><text:span text:style-name="T11"><text:s/></text:span><text:span text:style-name="T12">Niveau Départemental: Var</text:span></text:p>
          </table:table-cell>
          <table:covered-table-cell/>
        </table:table-row>
        <table:table-row table:style-name="Tableau40.2">
          <table:table-cell table:style-name="Tableau40.A2" office:value-type="string">
            <text:p text:style-name="P53"/>
            <text:p text:style-name="P59">Date</text:p>
          </table:table-cell>
          <table:table-cell table:style-name="Tableau40.A2" office:value-type="string">
            <text:p text:style-name="P53"/>
            <text:p text:style-name="P59">Nombre de contrats d’apprentissage</text:p>
          </table:table-cell>
        </table:table-row>
        <table:table-row table:style-name="Tableau40.3">
          <table:table-cell table:style-name="Tableau40.A3" office:value-type="string">
            <text:p text:style-name="P52"/>
            <text:p text:style-name="P55">Mars <text:s text:c="4"/>2021 <text:s/></text:p>
          </table:table-cell>
          <table:table-cell table:style-name="Tableau40.B3" office:value-type="string">
            <text:p text:style-name="P52"/>
            <text:p text:style-name="P55">5424 <text:s/></text:p>
          </table:table-cell>
        </table:table-row>
        <table:table-row table:style-name="Tableau40.3">
          <table:table-cell table:style-name="Tableau40.A3" office:value-type="string">
            <text:p text:style-name="P52"/>
            <text:p text:style-name="P55">Février <text:s/>2021 <text:s/></text:p>
          </table:table-cell>
          <table:table-cell table:style-name="Tableau40.B3" office:value-type="string">
            <text:p text:style-name="P52"/>
            <text:p text:style-name="P55">4709 <text:s/></text:p>
          </table:table-cell>
        </table:table-row>
        <table:table-row table:style-name="Tableau40.3">
          <table:table-cell table:style-name="Tableau40.A3" office:value-type="string">
            <text:p text:style-name="P52"/>
            <text:p text:style-name="P55">Janvier <text:s text:c="2"/>2021 <text:s/></text:p>
          </table:table-cell>
          <table:table-cell table:style-name="Tableau40.B3" office:value-type="string">
            <text:p text:style-name="P52"/>
            <text:p text:style-name="P55">3533 <text:s/></text:p>
          </table:table-cell>
        </table:table-row>
      </table:table>
      <text:p text:style-name="P10"><draw:custom-shape text:anchor-type="paragraph" draw:z-index="106"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7" draw:name="Forme1" draw:style-name="gr2" draw:text-style-name="P97" svg:width="20.965cm" svg:height="0.687cm" svg:x="-2.508cm" svg:y="7.16cm"><text:p text:style-name="P95"><text:span text:style-name="T8"><text:s/>1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8" draw:name="Cadre1" draw:style-name="gr4" draw:text-style-name="P98" svg:width="16.592cm" svg:height="7.361cm" svg:x="-0.208cm" svg:y="0.079cm"><text:p text:style-name="P29"><text:s/>Espace Commentaires :</text:p><text:p text:style-name="P17"/><text:p text:style-name="P20">Le développement de l’apprentissage fait l’objet d’un suivi resserré dans le cadre du baromètre de l’action publique (suivi de l’évolution du nombre de contrats d’apprentissage par an).</text:p><text:p text:style-name="P20">Il ressort du baromètre, <text:s/>que le Var connaît une progression de 20 % du nombre de contrats d’apprentissage entre 2017 et 2019. Cette progression se poursuit entre 2020 et 2021 malgré la crise, le dispositif étant soutenu depuis le mois de juillet 2020 par l’aide à l’embauche en apprentissage une aide entre 5 000 et 8 000 euros). </text:p><text:p text:style-name="P16"><text:span text:style-name="T7">En 2019 avec 5 486 contrats d’apprentissage, le Var se classait à la 21</text:span><text:span text:style-name="T9">ème</text:span><text:span text:style-name="T7"> place au niveau national. </text:span></text:p><text:p text:style-name="P27"/><text:p text:style-name="P19"/><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6">Prime à l'embauche des jeunes</text:p>
      <text:p text:style-name="P91">Données cumulées depuis le début du financement de la mesure par le plan de relance</text:p>
      <text:p text:style-name="P79">Mars <text:s text:c="4"/>2021, Nombre d'aides à l'embauche des jeunes : 3060</text:p>
      <table:table table:name="Tableau41" table:style-name="Tableau41">
        <table:table-column table:style-name="Tableau41.A"/>
        <table:table-column table:style-name="Tableau41.B"/>
        <table:table-row table:style-name="Tableau41.1">
          <table:table-cell table:style-name="Tableau41.A1" table:number-columns-spanned="2" office:value-type="string">
            <text:p text:style-name="P11"><text:span text:style-name="T11"><text:s/></text:span><text:span text:style-name="T12">Niveau National</text:span></text:p>
          </table:table-cell>
          <table:covered-table-cell/>
        </table:table-row>
        <table:table-row table:style-name="Tableau41.2">
          <table:table-cell table:style-name="Tableau41.A2" office:value-type="string">
            <text:p text:style-name="P55"><text:s text:c="9"/></text:p>
            <text:p text:style-name="P59">Date</text:p>
          </table:table-cell>
          <table:table-cell table:style-name="Tableau41.A2" office:value-type="string">
            <text:p text:style-name="P55"><text:s text:c="9"/></text:p>
            <text:p text:style-name="P59">Nombre d'aides à l'embauche des jeunes</text:p>
          </table:table-cell>
        </table:table-row>
        <table:table-row table:style-name="Tableau41.3">
          <table:table-cell table:style-name="Tableau41.A3" office:value-type="string">
            <text:p text:style-name="P52"/>
            <text:p text:style-name="P55">Mars <text:s text:c="4"/>2021 <text:s/></text:p>
          </table:table-cell>
          <table:table-cell table:style-name="Tableau41.B3" office:value-type="string">
            <text:p text:style-name="P52"/>
            <text:p text:style-name="P55">275636 <text:s/></text:p>
          </table:table-cell>
        </table:table-row>
        <table:table-row table:style-name="Tableau41.3">
          <table:table-cell table:style-name="Tableau41.A3" office:value-type="string">
            <text:p text:style-name="P52"/>
            <text:p text:style-name="P55">Février <text:s/>2021 <text:s/></text:p>
          </table:table-cell>
          <table:table-cell table:style-name="Tableau41.B3" office:value-type="string">
            <text:p text:style-name="P52"/>
            <text:p text:style-name="P55">209998 <text:s/></text:p>
          </table:table-cell>
        </table:table-row>
        <table:table-row table:style-name="Tableau41.3">
          <table:table-cell table:style-name="Tableau41.A3" office:value-type="string">
            <text:p text:style-name="P52"/>
            <text:p text:style-name="P55">Janvier <text:s text:c="2"/>2021 <text:s/></text:p>
          </table:table-cell>
          <table:table-cell table:style-name="Tableau41.B3" office:value-type="string">
            <text:p text:style-name="P52"/>
            <text:p text:style-name="P55">98036 <text:s/></text:p>
          </table:table-cell>
        </table:table-row>
      </table:table>
      <text:p text:style-name="P81"/>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11"><text:span text:style-name="T11"><text:s/></text:span><text:span text:style-name="T12">Niveau Régional </text:span><text:bookmark-start text:name="__DdeLink__225_361440075813"/><text:span text:style-name="T12">: Provence-Alpes-Côte d'Azur</text:span><text:bookmark-end text:name="__DdeLink__225_361440075813"/></text:p>
          </table:table-cell>
          <table:covered-table-cell/>
        </table:table-row>
        <table:table-row table:style-name="Tableau42.2">
          <table:table-cell table:style-name="Tableau42.A2" office:value-type="string">
            <text:p text:style-name="P55"><text:s text:c="3"/></text:p>
            <text:p text:style-name="P59">Date</text:p>
          </table:table-cell>
          <table:table-cell table:style-name="Tableau42.A2" office:value-type="string">
            <text:p text:style-name="P55"><text:s text:c="3"/></text:p>
            <text:p text:style-name="P59">Nombre d'aides à l'embauche des jeunes</text:p>
          </table:table-cell>
        </table:table-row>
        <table:table-row table:style-name="Tableau42.3">
          <table:table-cell table:style-name="Tableau42.A3" office:value-type="string">
            <text:p text:style-name="P52"/>
            <text:p text:style-name="P52"><text:span text:style-name="Source_20_Text"><text:span text:style-name="T1">Mars <text:s text:c="4"/>2021 <text:s/></text:span></text:span></text:p>
          </table:table-cell>
          <table:table-cell table:style-name="Tableau42.B3" office:value-type="string">
            <text:p text:style-name="P52"/>
            <text:p text:style-name="P52"><text:span text:style-name="Source_20_Text"><text:span text:style-name="T1">16876 <text:s/></text:span></text:span></text:p>
          </table:table-cell>
        </table:table-row>
        <table:table-row table:style-name="Tableau42.3">
          <table:table-cell table:style-name="Tableau42.A3" office:value-type="string">
            <text:p text:style-name="P52"/>
            <text:p text:style-name="P52"><text:span text:style-name="Source_20_Text"><text:span text:style-name="T1">Février <text:s/>2021 <text:s/></text:span></text:span></text:p>
          </table:table-cell>
          <table:table-cell table:style-name="Tableau42.B3" office:value-type="string">
            <text:p text:style-name="P52"/>
            <text:p text:style-name="P52"><text:span text:style-name="Source_20_Text"><text:span text:style-name="T1">13747 <text:s/></text:span></text:span></text:p>
          </table:table-cell>
        </table:table-row>
        <table:table-row table:style-name="Tableau42.3">
          <table:table-cell table:style-name="Tableau42.A3" office:value-type="string">
            <text:p text:style-name="P52"/>
            <text:p text:style-name="P52"><text:span text:style-name="Source_20_Text"><text:span text:style-name="T1">Janvier <text:s text:c="2"/>2021 <text:s/></text:span></text:span></text:p>
          </table:table-cell>
          <table:table-cell table:style-name="Tableau42.B3" office:value-type="string">
            <text:p text:style-name="P52"/>
            <text:p text:style-name="P52"><text:span text:style-name="Source_20_Text"><text:span text:style-name="T1">9088 <text:s/></text:span></text:span></text:p>
          </table:table-cell>
        </table:table-row>
      </table:table>
      <text:p text:style-name="P81"/>
      <table:table table:name="Tableau43" table:style-name="Tableau43">
        <table:table-column table:style-name="Tableau43.A"/>
        <table:table-column table:style-name="Tableau43.B"/>
        <table:table-row table:style-name="Tableau43.1">
          <table:table-cell table:style-name="Tableau43.A1" table:number-columns-spanned="2" office:value-type="string">
            <text:p text:style-name="P11"><text:span text:style-name="T11"><text:s/></text:span><text:span text:style-name="T12">Niveau Départemental: Var</text:span></text:p>
          </table:table-cell>
          <table:covered-table-cell/>
        </table:table-row>
        <table:table-row table:style-name="Tableau43.2">
          <table:table-cell table:style-name="Tableau43.A2" office:value-type="string">
            <text:p text:style-name="P53"/>
            <text:p text:style-name="P59">Date</text:p>
          </table:table-cell>
          <table:table-cell table:style-name="Tableau43.A2" office:value-type="string">
            <text:p text:style-name="P53"/>
            <text:p text:style-name="P59">Nombre d'aides à l'embauche des jeunes</text:p>
          </table:table-cell>
        </table:table-row>
        <table:table-row table:style-name="Tableau43.3">
          <table:table-cell table:style-name="Tableau43.A3" office:value-type="string">
            <text:p text:style-name="P52"/>
            <text:p text:style-name="P55">Mars <text:s text:c="4"/>2021 <text:s/></text:p>
          </table:table-cell>
          <table:table-cell table:style-name="Tableau43.B3" office:value-type="string">
            <text:p text:style-name="P52"/>
            <text:p text:style-name="P55">3060 <text:s/></text:p>
          </table:table-cell>
        </table:table-row>
        <table:table-row table:style-name="Tableau43.3">
          <table:table-cell table:style-name="Tableau43.A3" office:value-type="string">
            <text:p text:style-name="P52"/>
            <text:p text:style-name="P55">Février <text:s/>2021 <text:s/></text:p>
          </table:table-cell>
          <table:table-cell table:style-name="Tableau43.B3" office:value-type="string">
            <text:p text:style-name="P52"/>
            <text:p text:style-name="P55">2508 <text:s/></text:p>
          </table:table-cell>
        </table:table-row>
        <table:table-row table:style-name="Tableau43.3">
          <table:table-cell table:style-name="Tableau43.A3" office:value-type="string">
            <text:p text:style-name="P52"/>
            <text:p text:style-name="P55">Janvier <text:s text:c="2"/>2021 <text:s/></text:p>
          </table:table-cell>
          <table:table-cell table:style-name="Tableau43.B3" office:value-type="string">
            <text:p text:style-name="P52"/>
            <text:p text:style-name="P55">1695 <text:s/></text:p>
          </table:table-cell>
        </table:table-row>
      </table:table>
      <text:p text:style-name="P10"><draw:custom-shape text:anchor-type="paragraph" draw:z-index="109"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0" draw:name="Forme1" draw:style-name="gr2" draw:text-style-name="P97" svg:width="20.965cm" svg:height="0.687cm" svg:x="-2.508cm" svg:y="7.16cm"><text:p text:style-name="P95"><text:span text:style-name="T8"><text:s/>1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1" draw:name="Cadre1" draw:style-name="gr4" draw:text-style-name="P98" svg:width="16.592cm" svg:height="7.361cm" svg:x="-0.208cm" svg:y="0.079cm"><text:p text:style-name="P29"><text:s/>Espace Commentaires :</text:p><text:p text:style-name="P17"/><text:p text:style-name="P16"><text:span text:style-name="T11">Même si on constate un ralentissement du nombre de demandeurs d’emplois à la fin du dernier trimestre 2020 chez les jeunes, ces derniers restent la catégorie la plus impactée par l’évolution du nombre demandeurs d’emplois de catégorie A , B, C avec une évolution de +5.9 % entre le 1</text:span><text:span text:style-name="T57">er</text:span><text:span text:style-name="T11"> trimestre 2021 et le 1</text:span><text:span text:style-name="T57">er</text:span><text:span text:style-name="T11"> trimestre 2021 contre 2.9% sur l’ensemble des catégories. </text:span></text:p><text:p text:style-name="P47">Les aides à l’embauche (4 000 euros), lancées en août 2020 et prolongées jusqu’au 31 mai 2021 ont toutefois permis d’amortir les effets de la crise chez les jeunes. </text:p><text:p text:style-name="P47"/><text:p text:style-name="P20"/><text:p text:style-name="P20"/><text:p text:style-name="P20"/><text:p text:style-name="P19"/><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6">Prime à l'embauche pour les travailleurs handicapés</text:p>
      <text:p text:style-name="P91">Données cumulées depuis le début du financement de la mesure par le plan de relance</text:p>
      <text:p text:style-name="P79">Mars <text:s text:c="4"/>2021, Nombre d'aides à l'embauche des travailleurs handicapés : 116</text:p>
      <table:table table:name="Tableau44" table:style-name="Tableau44">
        <table:table-column table:style-name="Tableau44.A"/>
        <table:table-column table:style-name="Tableau44.B"/>
        <table:table-row table:style-name="Tableau44.1">
          <table:table-cell table:style-name="Tableau44.A1" table:number-columns-spanned="2" office:value-type="string">
            <text:p text:style-name="P11"><text:span text:style-name="T11"><text:s/></text:span><text:span text:style-name="T12">Niveau National</text:span></text:p>
          </table:table-cell>
          <table:covered-table-cell/>
        </table:table-row>
        <table:table-row table:style-name="Tableau44.2">
          <table:table-cell table:style-name="Tableau44.A2" office:value-type="string">
            <text:p text:style-name="P55"><text:s text:c="9"/></text:p>
            <text:p text:style-name="P59">Date</text:p>
          </table:table-cell>
          <table:table-cell table:style-name="Tableau44.A2" office:value-type="string">
            <text:p text:style-name="P55"><text:s text:c="9"/></text:p>
            <text:p text:style-name="P59">Nombre d'aides à l'embauche des travailleurs handicapés</text:p>
          </table:table-cell>
        </table:table-row>
        <table:table-row table:style-name="Tableau44.3">
          <table:table-cell table:style-name="Tableau44.A3" office:value-type="string">
            <text:p text:style-name="P52"/>
            <text:p text:style-name="P55">Mars <text:s text:c="4"/>2021 <text:s/></text:p>
          </table:table-cell>
          <table:table-cell table:style-name="Tableau44.B3" office:value-type="string">
            <text:p text:style-name="P52"/>
            <text:p text:style-name="P55">8498 <text:s/></text:p>
          </table:table-cell>
        </table:table-row>
        <table:table-row table:style-name="Tableau44.3">
          <table:table-cell table:style-name="Tableau44.A3" office:value-type="string">
            <text:p text:style-name="P52"/>
            <text:p text:style-name="P55">Février <text:s/>2021 <text:s/></text:p>
          </table:table-cell>
          <table:table-cell table:style-name="Tableau44.B3" office:value-type="string">
            <text:p text:style-name="P52"/>
            <text:p text:style-name="P55">5745 <text:s/></text:p>
          </table:table-cell>
        </table:table-row>
        <table:table-row table:style-name="Tableau44.3">
          <table:table-cell table:style-name="Tableau44.A3" office:value-type="string">
            <text:p text:style-name="P52"/>
            <text:p text:style-name="P55">Janvier <text:s text:c="2"/>2021 <text:s/></text:p>
          </table:table-cell>
          <table:table-cell table:style-name="Tableau44.B3" office:value-type="string">
            <text:p text:style-name="P52"/>
            <text:p text:style-name="P55">2624 <text:s/></text:p>
          </table:table-cell>
        </table:table-row>
      </table:table>
      <text:p text:style-name="P81"/>
      <table:table table:name="Tableau45" table:style-name="Tableau45">
        <table:table-column table:style-name="Tableau45.A"/>
        <table:table-column table:style-name="Tableau45.B"/>
        <table:table-row table:style-name="Tableau45.1">
          <table:table-cell table:style-name="Tableau45.A1" table:number-columns-spanned="2" office:value-type="string">
            <text:p text:style-name="P11"><text:span text:style-name="T11"><text:s/></text:span><text:span text:style-name="T12">Niveau Régional </text:span><text:bookmark-start text:name="__DdeLink__225_361440075814"/><text:span text:style-name="T12">: Provence-Alpes-Côte d'Azur</text:span><text:bookmark-end text:name="__DdeLink__225_361440075814"/></text:p>
          </table:table-cell>
          <table:covered-table-cell/>
        </table:table-row>
        <table:table-row table:style-name="Tableau45.2">
          <table:table-cell table:style-name="Tableau45.A2" office:value-type="string">
            <text:p text:style-name="P55"><text:s text:c="3"/></text:p>
            <text:p text:style-name="P59">Date</text:p>
          </table:table-cell>
          <table:table-cell table:style-name="Tableau45.A2" office:value-type="string">
            <text:p text:style-name="P55"><text:s text:c="3"/></text:p>
            <text:p text:style-name="P59">Nombre d'aides à l'embauche des travailleurs handicapés</text:p>
          </table:table-cell>
        </table:table-row>
        <table:table-row table:style-name="Tableau45.3">
          <table:table-cell table:style-name="Tableau45.A3" office:value-type="string">
            <text:p text:style-name="P52"/>
            <text:p text:style-name="P52"><text:span text:style-name="Source_20_Text"><text:span text:style-name="T1">Mars <text:s text:c="4"/>2021 <text:s/></text:span></text:span></text:p>
          </table:table-cell>
          <table:table-cell table:style-name="Tableau45.B3" office:value-type="string">
            <text:p text:style-name="P52"/>
            <text:p text:style-name="P52"><text:span text:style-name="Source_20_Text"><text:span text:style-name="T1">651 <text:s/></text:span></text:span></text:p>
          </table:table-cell>
        </table:table-row>
        <table:table-row table:style-name="Tableau45.3">
          <table:table-cell table:style-name="Tableau45.A3" office:value-type="string">
            <text:p text:style-name="P52"/>
            <text:p text:style-name="P52"><text:span text:style-name="Source_20_Text"><text:span text:style-name="T1">Février <text:s/>2021 <text:s/></text:span></text:span></text:p>
          </table:table-cell>
          <table:table-cell table:style-name="Tableau45.B3" office:value-type="string">
            <text:p text:style-name="P52"/>
            <text:p text:style-name="P52"><text:span text:style-name="Source_20_Text"><text:span text:style-name="T1">441 <text:s/></text:span></text:span></text:p>
          </table:table-cell>
        </table:table-row>
        <table:table-row table:style-name="Tableau45.3">
          <table:table-cell table:style-name="Tableau45.A3" office:value-type="string">
            <text:p text:style-name="P52"/>
            <text:p text:style-name="P52"><text:span text:style-name="Source_20_Text"><text:span text:style-name="T1">Janvier <text:s text:c="2"/>2021 <text:s/></text:span></text:span></text:p>
          </table:table-cell>
          <table:table-cell table:style-name="Tableau45.B3" office:value-type="string">
            <text:p text:style-name="P52"/>
            <text:p text:style-name="P52"><text:span text:style-name="Source_20_Text"><text:span text:style-name="T1">195 <text:s/></text:span></text:span></text:p>
          </table:table-cell>
        </table:table-row>
      </table:table>
      <text:p text:style-name="P81"/>
      <table:table table:name="Tableau46" table:style-name="Tableau46">
        <table:table-column table:style-name="Tableau46.A"/>
        <table:table-column table:style-name="Tableau46.B"/>
        <table:table-row table:style-name="Tableau46.1">
          <table:table-cell table:style-name="Tableau46.A1" table:number-columns-spanned="2" office:value-type="string">
            <text:p text:style-name="P11"><text:span text:style-name="T11"><text:s/></text:span><text:span text:style-name="T12">Niveau Départemental: Var</text:span></text:p>
          </table:table-cell>
          <table:covered-table-cell/>
        </table:table-row>
        <table:table-row table:style-name="Tableau46.2">
          <table:table-cell table:style-name="Tableau46.A2" office:value-type="string">
            <text:p text:style-name="P53"/>
            <text:p text:style-name="P59">Date</text:p>
          </table:table-cell>
          <table:table-cell table:style-name="Tableau46.A2" office:value-type="string">
            <text:p text:style-name="P53"/>
            <text:p text:style-name="P59">Nombre d'aides à l'embauche des travailleurs handicapés</text:p>
          </table:table-cell>
        </table:table-row>
        <table:table-row table:style-name="Tableau46.3">
          <table:table-cell table:style-name="Tableau46.A3" office:value-type="string">
            <text:p text:style-name="P52"/>
            <text:p text:style-name="P55">Mars <text:s text:c="4"/>2021 <text:s/></text:p>
          </table:table-cell>
          <table:table-cell table:style-name="Tableau46.B3" office:value-type="string">
            <text:p text:style-name="P52"/>
            <text:p text:style-name="P55">116 <text:s/></text:p>
          </table:table-cell>
        </table:table-row>
        <table:table-row table:style-name="Tableau46.3">
          <table:table-cell table:style-name="Tableau46.A3" office:value-type="string">
            <text:p text:style-name="P52"/>
            <text:p text:style-name="P55">Février <text:s/>2021 <text:s/></text:p>
          </table:table-cell>
          <table:table-cell table:style-name="Tableau46.B3" office:value-type="string">
            <text:p text:style-name="P52"/>
            <text:p text:style-name="P55">89 <text:s/></text:p>
          </table:table-cell>
        </table:table-row>
        <table:table-row table:style-name="Tableau46.3">
          <table:table-cell table:style-name="Tableau46.A3" office:value-type="string">
            <text:p text:style-name="P52"/>
            <text:p text:style-name="P55">Janvier <text:s text:c="2"/>2021 <text:s/></text:p>
          </table:table-cell>
          <table:table-cell table:style-name="Tableau46.B3" office:value-type="string">
            <text:p text:style-name="P52"/>
            <text:p text:style-name="P55">39 <text:s/></text:p>
          </table:table-cell>
        </table:table-row>
      </table:table>
      <text:p text:style-name="P10"><draw:custom-shape text:anchor-type="paragraph" draw:z-index="112"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3" draw:name="Forme1" draw:style-name="gr2" draw:text-style-name="P97" svg:width="20.965cm" svg:height="0.687cm" svg:x="-2.508cm" svg:y="7.16cm"><text:p text:style-name="P95"><text:span text:style-name="T8"><text:s/>19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4" draw:name="Cadre1" draw:style-name="gr4" draw:text-style-name="P98" svg:width="16.592cm" svg:height="7.361cm" svg:x="-0.208cm" svg:y="0.079cm"><text:p text:style-name="P29"><text:s/>Espace Commentaires :</text:p><text:p text:style-name="P17"/><text:p text:style-name="P32">Dans le cadre du plan de relance, le gouvernement a décidé de créer une aide à l’embauche visant à favoriser l’emploi des personnes en situation de handicap quel que soit leur âge</text:p><text:p text:style-name="P16"><text:span text:style-name="T10">Cette aide est attribuée aux employeurs pour l’embauche des personnes ayant la </text:span><text:a xlink:type="simple" xlink:href="https://travail-emploi.gouv.fr/emploi/emploi-et-handicap/ameeth" text:style-name="Internet_20_link" text:visited-style-name="Visited_20_Internet_20_Link"><text:span text:style-name="T73">reconnaissance de la qualité de travailleur handicapé (RQTH)</text:span></text:a><text:span text:style-name="T10">, en contrat à durée indéterminée ou à durée déterminée d’au moins trois mois, pour une rémunération inférieure ou égale à deux fois le salaire minimum horaire de croissance. Le montant de l’aide s’élève au plus à 4 000 euros par salarié.</text:span></text:p><text:p text:style-name="P32"/><text:p text:style-name="P32">Au 24 avril dans le Var, 134 contrats ont été conclus pour 123 employeurs.</text:p><text:p text:style-name="P20"/><text:p text:style-name="P20"/><text:p text:style-name="P19"/><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86">Contrats Initiatives Emploi (CIE) Jeunes</text:p>
      <text:p text:style-name="P91">Données cumulées depuis le début du financement de la mesure par le plan de relance</text:p>
      <text:p text:style-name="P79">Mars <text:s text:c="4"/>2021, Entrées de jeunes en CIE : 213</text:p>
      <table:table table:name="Tableau47" table:style-name="Tableau47">
        <table:table-column table:style-name="Tableau47.A"/>
        <table:table-column table:style-name="Tableau47.B"/>
        <table:table-row table:style-name="Tableau47.1">
          <table:table-cell table:style-name="Tableau47.A1" table:number-columns-spanned="2" office:value-type="string">
            <text:p text:style-name="P11"><text:span text:style-name="T11"><text:s/></text:span><text:span text:style-name="T12">Niveau National</text:span></text:p>
          </table:table-cell>
          <table:covered-table-cell/>
        </table:table-row>
        <table:table-row table:style-name="Tableau47.2">
          <table:table-cell table:style-name="Tableau47.A2" office:value-type="string">
            <text:p text:style-name="P55"><text:s text:c="9"/></text:p>
            <text:p text:style-name="P59">Date</text:p>
          </table:table-cell>
          <table:table-cell table:style-name="Tableau47.A2" office:value-type="string">
            <text:p text:style-name="P55"><text:s text:c="9"/></text:p>
            <text:p text:style-name="P59">Entrées de jeunes en CIE</text:p>
          </table:table-cell>
        </table:table-row>
        <table:table-row table:style-name="Tableau47.3">
          <table:table-cell table:style-name="Tableau47.A3" office:value-type="string">
            <text:p text:style-name="P52"/>
            <text:p text:style-name="P55">Mars <text:s text:c="4"/>2021 <text:s/></text:p>
          </table:table-cell>
          <table:table-cell table:style-name="Tableau47.B3" office:value-type="string">
            <text:p text:style-name="P52"/>
            <text:p text:style-name="P55">9805 <text:s/></text:p>
          </table:table-cell>
        </table:table-row>
        <table:table-row table:style-name="Tableau47.3">
          <table:table-cell table:style-name="Tableau47.A3" office:value-type="string">
            <text:p text:style-name="P52"/>
            <text:p text:style-name="P55">Février <text:s/>2021 <text:s/></text:p>
          </table:table-cell>
          <table:table-cell table:style-name="Tableau47.B3" office:value-type="string">
            <text:p text:style-name="P52"/>
            <text:p text:style-name="P55">5619 <text:s/></text:p>
          </table:table-cell>
        </table:table-row>
        <table:table-row table:style-name="Tableau47.3">
          <table:table-cell table:style-name="Tableau47.A3" office:value-type="string">
            <text:p text:style-name="P52"/>
            <text:p text:style-name="P55">Janvier <text:s text:c="2"/>2021 <text:s/></text:p>
          </table:table-cell>
          <table:table-cell table:style-name="Tableau47.B3" office:value-type="string">
            <text:p text:style-name="P52"/>
            <text:p text:style-name="P55">2955 <text:s/></text:p>
          </table:table-cell>
        </table:table-row>
      </table:table>
      <text:p text:style-name="P81"/>
      <table:table table:name="Tableau48" table:style-name="Tableau48">
        <table:table-column table:style-name="Tableau48.A"/>
        <table:table-column table:style-name="Tableau48.B"/>
        <table:table-row table:style-name="Tableau48.1">
          <table:table-cell table:style-name="Tableau48.A1" table:number-columns-spanned="2" office:value-type="string">
            <text:p text:style-name="P11"><text:span text:style-name="T11"><text:s/></text:span><text:span text:style-name="T12">Niveau Régional </text:span><text:bookmark-start text:name="__DdeLink__225_361440075815"/><text:span text:style-name="T12">: Provence-Alpes-Côte d'Azur</text:span><text:bookmark-end text:name="__DdeLink__225_361440075815"/></text:p>
          </table:table-cell>
          <table:covered-table-cell/>
        </table:table-row>
        <table:table-row table:style-name="Tableau48.2">
          <table:table-cell table:style-name="Tableau48.A2" office:value-type="string">
            <text:p text:style-name="P55"><text:s text:c="3"/></text:p>
            <text:p text:style-name="P59">Date</text:p>
          </table:table-cell>
          <table:table-cell table:style-name="Tableau48.A2" office:value-type="string">
            <text:p text:style-name="P55"><text:s text:c="3"/></text:p>
            <text:p text:style-name="P59">Entrées de jeunes en CIE</text:p>
          </table:table-cell>
        </table:table-row>
        <table:table-row table:style-name="Tableau48.3">
          <table:table-cell table:style-name="Tableau48.A3" office:value-type="string">
            <text:p text:style-name="P52"/>
            <text:p text:style-name="P52"><text:span text:style-name="Source_20_Text"><text:span text:style-name="T1">Mars <text:s text:c="4"/>2021 <text:s/></text:span></text:span></text:p>
          </table:table-cell>
          <table:table-cell table:style-name="Tableau48.B3" office:value-type="string">
            <text:p text:style-name="P52"/>
            <text:p text:style-name="P52"><text:span text:style-name="Source_20_Text"><text:span text:style-name="T1">770 <text:s/></text:span></text:span></text:p>
          </table:table-cell>
        </table:table-row>
        <table:table-row table:style-name="Tableau48.3">
          <table:table-cell table:style-name="Tableau48.A3" office:value-type="string">
            <text:p text:style-name="P52"/>
            <text:p text:style-name="P52"><text:span text:style-name="Source_20_Text"><text:span text:style-name="T1">Février <text:s/>2021 <text:s/></text:span></text:span></text:p>
          </table:table-cell>
          <table:table-cell table:style-name="Tableau48.B3" office:value-type="string">
            <text:p text:style-name="P52"/>
            <text:p text:style-name="P52"><text:span text:style-name="Source_20_Text"><text:span text:style-name="T1">524 <text:s/></text:span></text:span></text:p>
          </table:table-cell>
        </table:table-row>
        <table:table-row table:style-name="Tableau48.3">
          <table:table-cell table:style-name="Tableau48.A3" office:value-type="string">
            <text:p text:style-name="P52"/>
            <text:p text:style-name="P52"><text:span text:style-name="Source_20_Text"><text:span text:style-name="T1">Janvier <text:s text:c="2"/>2021 <text:s/></text:span></text:span></text:p>
          </table:table-cell>
          <table:table-cell table:style-name="Tableau48.B3" office:value-type="string">
            <text:p text:style-name="P52"/>
            <text:p text:style-name="P52"><text:span text:style-name="Source_20_Text"><text:span text:style-name="T1">274 <text:s/></text:span></text:span></text:p>
          </table:table-cell>
        </table:table-row>
      </table:table>
      <text:p text:style-name="P81"/>
      <table:table table:name="Tableau49" table:style-name="Tableau49">
        <table:table-column table:style-name="Tableau49.A"/>
        <table:table-column table:style-name="Tableau49.B"/>
        <table:table-row table:style-name="Tableau49.1">
          <table:table-cell table:style-name="Tableau49.A1" table:number-columns-spanned="2" office:value-type="string">
            <text:p text:style-name="P11"><text:span text:style-name="T11"><text:s/></text:span><text:span text:style-name="T12">Niveau Départemental: Var</text:span></text:p>
          </table:table-cell>
          <table:covered-table-cell/>
        </table:table-row>
        <table:table-row table:style-name="Tableau49.2">
          <table:table-cell table:style-name="Tableau49.A2" office:value-type="string">
            <text:p text:style-name="P53"/>
            <text:p text:style-name="P59">Date</text:p>
          </table:table-cell>
          <table:table-cell table:style-name="Tableau49.A2" office:value-type="string">
            <text:p text:style-name="P53"/>
            <text:p text:style-name="P59">Entrées de jeunes en CIE</text:p>
          </table:table-cell>
        </table:table-row>
        <table:table-row table:style-name="Tableau49.3">
          <table:table-cell table:style-name="Tableau49.A3" office:value-type="string">
            <text:p text:style-name="P52"/>
            <text:p text:style-name="P55">Mars <text:s text:c="4"/>2021 <text:s/></text:p>
          </table:table-cell>
          <table:table-cell table:style-name="Tableau49.B3" office:value-type="string">
            <text:p text:style-name="P52"/>
            <text:p text:style-name="P55">213 <text:s/></text:p>
          </table:table-cell>
        </table:table-row>
        <table:table-row table:style-name="Tableau49.3">
          <table:table-cell table:style-name="Tableau49.A3" office:value-type="string">
            <text:p text:style-name="P52"/>
            <text:p text:style-name="P55">Février <text:s/>2021 <text:s/></text:p>
          </table:table-cell>
          <table:table-cell table:style-name="Tableau49.B3" office:value-type="string">
            <text:p text:style-name="P52"/>
            <text:p text:style-name="P55">142 <text:s/></text:p>
          </table:table-cell>
        </table:table-row>
        <table:table-row table:style-name="Tableau49.3">
          <table:table-cell table:style-name="Tableau49.A3" office:value-type="string">
            <text:p text:style-name="P52"/>
            <text:p text:style-name="P55">Janvier <text:s text:c="2"/>2021 <text:s/></text:p>
          </table:table-cell>
          <table:table-cell table:style-name="Tableau49.B3" office:value-type="string">
            <text:p text:style-name="P52"/>
            <text:p text:style-name="P55">65 <text:s/></text:p>
          </table:table-cell>
        </table:table-row>
      </table:table>
      <text:p text:style-name="P10"><draw:custom-shape text:anchor-type="paragraph" draw:z-index="115"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6" draw:name="Forme1" draw:style-name="gr2" draw:text-style-name="P97" svg:width="20.965cm" svg:height="0.687cm" svg:x="-2.508cm" svg:y="7.16cm"><text:p text:style-name="P95"><text:span text:style-name="T8"><text:s/>20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7" draw:name="Cadre1" draw:style-name="gr4" draw:text-style-name="P98" svg:width="16.592cm" svg:height="7.361cm" svg:x="-0.208cm" svg:y="0.079cm"><text:p text:style-name="P29"><text:s/>Espace Commentaires :</text:p><text:p text:style-name="P17"/><text:p text:style-name="P20">Dans le cadre du plan "1jeune1solution", les employeurs du secteur marchand peuvent bénéficier d’une aide financière lorsqu’ils recrutent un jeune âgé de moins de 26 ans ou un jeune reconnu travailleur handicapé (jusqu’à 30 ans inclus) en Contrat Initiative Emploi Jeunes (CIE Jeunes).</text:p><text:p text:style-name="P20">En 2021, le Var doit atteindre un objectif de 670 CIE</text:p><text:p text:style-name="P20">Plus attractif que les PEC (dans le secteur non marchand), avec des possibilités de pérennisation plus importantes, <text:s/>ces derniers mériteraient d’être développés. </text:p><text:p text:style-name="P20"/><text:p text:style-name="P20"/><text:p text:style-name="P19"/><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6">Contrats de professionnalisation</text:p>
      <text:p text:style-name="P91">Données cumulées depuis le début du financement de la mesure par le plan de relance</text:p>
      <text:p text:style-name="P79">Mars <text:s text:c="4"/>2021, Nombre de contrats de professionnalisation : 416</text:p>
      <table:table table:name="Tableau50" table:style-name="Tableau50">
        <table:table-column table:style-name="Tableau50.A"/>
        <table:table-column table:style-name="Tableau50.B"/>
        <table:table-row table:style-name="Tableau50.1">
          <table:table-cell table:style-name="Tableau50.A1" table:number-columns-spanned="2" office:value-type="string">
            <text:p text:style-name="P11"><text:span text:style-name="T11"><text:s/></text:span><text:span text:style-name="T12">Niveau National</text:span></text:p>
          </table:table-cell>
          <table:covered-table-cell/>
        </table:table-row>
        <table:table-row table:style-name="Tableau50.2">
          <table:table-cell table:style-name="Tableau50.A2" office:value-type="string">
            <text:p text:style-name="P55"><text:s text:c="9"/></text:p>
            <text:p text:style-name="P59">Date</text:p>
          </table:table-cell>
          <table:table-cell table:style-name="Tableau50.A2" office:value-type="string">
            <text:p text:style-name="P55"><text:s text:c="9"/></text:p>
            <text:p text:style-name="P59">Nombre de contrats de professionnalisation</text:p>
          </table:table-cell>
        </table:table-row>
        <table:table-row table:style-name="Tableau50.3">
          <table:table-cell table:style-name="Tableau50.A3" office:value-type="string">
            <text:p text:style-name="P52"/>
            <text:p text:style-name="P55">Mars <text:s text:c="4"/>2021 <text:s/></text:p>
          </table:table-cell>
          <table:table-cell table:style-name="Tableau50.B3" office:value-type="string">
            <text:p text:style-name="P52"/>
            <text:p text:style-name="P55">38193 <text:s/></text:p>
          </table:table-cell>
        </table:table-row>
        <table:table-row table:style-name="Tableau50.3">
          <table:table-cell table:style-name="Tableau50.A3" office:value-type="string">
            <text:p text:style-name="P52"/>
            <text:p text:style-name="P55">Février <text:s/>2021 <text:s/></text:p>
          </table:table-cell>
          <table:table-cell table:style-name="Tableau50.B3" office:value-type="string">
            <text:p text:style-name="P52"/>
            <text:p text:style-name="P55">30459 <text:s/></text:p>
          </table:table-cell>
        </table:table-row>
        <table:table-row table:style-name="Tableau50.3">
          <table:table-cell table:style-name="Tableau50.A3" office:value-type="string">
            <text:p text:style-name="P52"/>
            <text:p text:style-name="P55">Janvier <text:s text:c="2"/>2021 <text:s/></text:p>
          </table:table-cell>
          <table:table-cell table:style-name="Tableau50.B3" office:value-type="string">
            <text:p text:style-name="P52"/>
            <text:p text:style-name="P55">23517 <text:s/></text:p>
          </table:table-cell>
        </table:table-row>
      </table:table>
      <text:p text:style-name="P81"/>
      <table:table table:name="Tableau51" table:style-name="Tableau51">
        <table:table-column table:style-name="Tableau51.A"/>
        <table:table-column table:style-name="Tableau51.B"/>
        <table:table-row table:style-name="Tableau51.1">
          <table:table-cell table:style-name="Tableau51.A1" table:number-columns-spanned="2" office:value-type="string">
            <text:p text:style-name="P11"><text:span text:style-name="T11"><text:s/></text:span><text:span text:style-name="T12">Niveau Régional </text:span><text:bookmark-start text:name="__DdeLink__225_361440075816"/><text:span text:style-name="T12">: Provence-Alpes-Côte d'Azur</text:span><text:bookmark-end text:name="__DdeLink__225_361440075816"/></text:p>
          </table:table-cell>
          <table:covered-table-cell/>
        </table:table-row>
        <table:table-row table:style-name="Tableau51.2">
          <table:table-cell table:style-name="Tableau51.A2" office:value-type="string">
            <text:p text:style-name="P55"><text:s text:c="3"/></text:p>
            <text:p text:style-name="P59">Date</text:p>
          </table:table-cell>
          <table:table-cell table:style-name="Tableau51.A2" office:value-type="string">
            <text:p text:style-name="P55"><text:s text:c="3"/></text:p>
            <text:p text:style-name="P59">Nombre de contrats de professionnalisation</text:p>
          </table:table-cell>
        </table:table-row>
        <table:table-row table:style-name="Tableau51.3">
          <table:table-cell table:style-name="Tableau51.A3" office:value-type="string">
            <text:p text:style-name="P52"/>
            <text:p text:style-name="P52"><text:span text:style-name="Source_20_Text"><text:span text:style-name="T1">Mars <text:s text:c="4"/>2021 <text:s/></text:span></text:span></text:p>
          </table:table-cell>
          <table:table-cell table:style-name="Tableau51.B3" office:value-type="string">
            <text:p text:style-name="P52"/>
            <text:p text:style-name="P52"><text:span text:style-name="Source_20_Text"><text:span text:style-name="T1">2311 <text:s/></text:span></text:span></text:p>
          </table:table-cell>
        </table:table-row>
        <table:table-row table:style-name="Tableau51.3">
          <table:table-cell table:style-name="Tableau51.A3" office:value-type="string">
            <text:p text:style-name="P52"/>
            <text:p text:style-name="P52"><text:span text:style-name="Source_20_Text"><text:span text:style-name="T1">Février <text:s/>2021 <text:s/></text:span></text:span></text:p>
          </table:table-cell>
          <table:table-cell table:style-name="Tableau51.B3" office:value-type="string">
            <text:p text:style-name="P52"/>
            <text:p text:style-name="P52"><text:span text:style-name="Source_20_Text"><text:span text:style-name="T1">1420 <text:s/></text:span></text:span></text:p>
          </table:table-cell>
        </table:table-row>
        <table:table-row table:style-name="Tableau51.3">
          <table:table-cell table:style-name="Tableau51.A3" office:value-type="string">
            <text:p text:style-name="P52"/>
            <text:p text:style-name="P52"><text:span text:style-name="Source_20_Text"><text:span text:style-name="T1">Janvier <text:s text:c="2"/>2021 <text:s/></text:span></text:span></text:p>
          </table:table-cell>
          <table:table-cell table:style-name="Tableau51.B3" office:value-type="string">
            <text:p text:style-name="P52"/>
            <text:p text:style-name="P52"><text:span text:style-name="Source_20_Text"><text:span text:style-name="T1">1091 <text:s/></text:span></text:span></text:p>
          </table:table-cell>
        </table:table-row>
      </table:table>
      <text:p text:style-name="P81"/>
      <table:table table:name="Tableau52" table:style-name="Tableau52">
        <table:table-column table:style-name="Tableau52.A"/>
        <table:table-column table:style-name="Tableau52.B"/>
        <table:table-row table:style-name="Tableau52.1">
          <table:table-cell table:style-name="Tableau52.A1" table:number-columns-spanned="2" office:value-type="string">
            <text:p text:style-name="P11"><text:span text:style-name="T11"><text:s/></text:span><text:span text:style-name="T12">Niveau Départemental: Var</text:span></text:p>
          </table:table-cell>
          <table:covered-table-cell/>
        </table:table-row>
        <table:table-row table:style-name="Tableau52.2">
          <table:table-cell table:style-name="Tableau52.A2" office:value-type="string">
            <text:p text:style-name="P53"/>
            <text:p text:style-name="P59">Date</text:p>
          </table:table-cell>
          <table:table-cell table:style-name="Tableau52.A2" office:value-type="string">
            <text:p text:style-name="P53"/>
            <text:p text:style-name="P59">Nombre de contrats de professionnalisation</text:p>
          </table:table-cell>
        </table:table-row>
        <table:table-row table:style-name="Tableau52.3">
          <table:table-cell table:style-name="Tableau52.A3" office:value-type="string">
            <text:p text:style-name="P52"/>
            <text:p text:style-name="P55">Mars <text:s text:c="4"/>2021 <text:s/></text:p>
          </table:table-cell>
          <table:table-cell table:style-name="Tableau52.B3" office:value-type="string">
            <text:p text:style-name="P52"/>
            <text:p text:style-name="P55">416 <text:s/></text:p>
          </table:table-cell>
        </table:table-row>
        <table:table-row table:style-name="Tableau52.3">
          <table:table-cell table:style-name="Tableau52.A3" office:value-type="string">
            <text:p text:style-name="P52"/>
            <text:p text:style-name="P55">Février <text:s/>2021 <text:s/></text:p>
          </table:table-cell>
          <table:table-cell table:style-name="Tableau52.B3" office:value-type="string">
            <text:p text:style-name="P52"/>
            <text:p text:style-name="P55">309 <text:s/></text:p>
          </table:table-cell>
        </table:table-row>
        <table:table-row table:style-name="Tableau52.3">
          <table:table-cell table:style-name="Tableau52.A3" office:value-type="string">
            <text:p text:style-name="P52"/>
            <text:p text:style-name="P55">Janvier <text:s text:c="2"/>2021 <text:s/></text:p>
          </table:table-cell>
          <table:table-cell table:style-name="Tableau52.B3" office:value-type="string">
            <text:p text:style-name="P52"/>
            <text:p text:style-name="P55">257 <text:s/></text:p>
          </table:table-cell>
        </table:table-row>
      </table:table>
      <text:p text:style-name="P10"><draw:custom-shape text:anchor-type="paragraph" draw:z-index="118"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9" draw:name="Forme1" draw:style-name="gr2" draw:text-style-name="P97" svg:width="20.965cm" svg:height="0.687cm" svg:x="-2.508cm" svg:y="7.16cm"><text:p text:style-name="P95"><text:span text:style-name="T8"><text:s/>21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0" draw:name="Cadre1" draw:style-name="gr4" draw:text-style-name="P98" svg:width="16.592cm" svg:height="7.361cm" svg:x="-0.208cm" svg:y="0.079cm"><text:p text:style-name="P29"><text:s/>Espace Commentaires :</text:p><text:p text:style-name="P17"/><text:p text:style-name="P17"/><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6">Garantie jeunes</text:p>
      <text:p text:style-name="P91">Données cumulées depuis le début du financement de la mesure par le plan de relance</text:p>
      <text:p text:style-name="P79">Mars <text:s text:c="4"/>2021, Entrées en garanties jeunes : 2164</text:p>
      <table:table table:name="Tableau53" table:style-name="Tableau53">
        <table:table-column table:style-name="Tableau53.A"/>
        <table:table-column table:style-name="Tableau53.B"/>
        <table:table-row table:style-name="Tableau53.1">
          <table:table-cell table:style-name="Tableau53.A1" table:number-columns-spanned="2" office:value-type="string">
            <text:p text:style-name="P11"><text:span text:style-name="T11"><text:s/></text:span><text:span text:style-name="T12">Niveau National</text:span></text:p>
          </table:table-cell>
          <table:covered-table-cell/>
        </table:table-row>
        <table:table-row table:style-name="Tableau53.2">
          <table:table-cell table:style-name="Tableau53.A2" office:value-type="string">
            <text:p text:style-name="P55"><text:s text:c="9"/></text:p>
            <text:p text:style-name="P59">Date</text:p>
          </table:table-cell>
          <table:table-cell table:style-name="Tableau53.A2" office:value-type="string">
            <text:p text:style-name="P55"><text:s text:c="9"/></text:p>
            <text:p text:style-name="P59">Entrées en garanties jeunes</text:p>
          </table:table-cell>
        </table:table-row>
        <table:table-row table:style-name="Tableau53.3">
          <table:table-cell table:style-name="Tableau53.A3" office:value-type="string">
            <text:p text:style-name="P52"/>
            <text:p text:style-name="P55">Mars <text:s text:c="4"/>2021 <text:s/></text:p>
          </table:table-cell>
          <table:table-cell table:style-name="Tableau53.B3" office:value-type="string">
            <text:p text:style-name="P52"/>
            <text:p text:style-name="P55">127822 <text:s/></text:p>
          </table:table-cell>
        </table:table-row>
        <table:table-row table:style-name="Tableau53.3">
          <table:table-cell table:style-name="Tableau53.A3" office:value-type="string">
            <text:p text:style-name="P52"/>
            <text:p text:style-name="P55">Février <text:s/>2021 <text:s/></text:p>
          </table:table-cell>
          <table:table-cell table:style-name="Tableau53.B3" office:value-type="string">
            <text:p text:style-name="P52"/>
            <text:p text:style-name="P55">112356 <text:s/></text:p>
          </table:table-cell>
        </table:table-row>
        <table:table-row table:style-name="Tableau53.3">
          <table:table-cell table:style-name="Tableau53.A3" office:value-type="string">
            <text:p text:style-name="P52"/>
            <text:p text:style-name="P55">Janvier <text:s text:c="2"/>2021 <text:s/></text:p>
          </table:table-cell>
          <table:table-cell table:style-name="Tableau53.B3" office:value-type="string">
            <text:p text:style-name="P52"/>
            <text:p text:style-name="P55">100904 <text:s/></text:p>
          </table:table-cell>
        </table:table-row>
      </table:table>
      <text:p text:style-name="P81"/>
      <table:table table:name="Tableau54" table:style-name="Tableau54">
        <table:table-column table:style-name="Tableau54.A"/>
        <table:table-column table:style-name="Tableau54.B"/>
        <table:table-row table:style-name="Tableau54.1">
          <table:table-cell table:style-name="Tableau54.A1" table:number-columns-spanned="2" office:value-type="string">
            <text:p text:style-name="P11"><text:span text:style-name="T11"><text:s/></text:span><text:span text:style-name="T12">Niveau Régional </text:span><text:bookmark-start text:name="__DdeLink__225_361440075817"/><text:span text:style-name="T12">: Provence-Alpes-Côte d'Azur</text:span><text:bookmark-end text:name="__DdeLink__225_361440075817"/></text:p>
          </table:table-cell>
          <table:covered-table-cell/>
        </table:table-row>
        <table:table-row table:style-name="Tableau54.2">
          <table:table-cell table:style-name="Tableau54.A2" office:value-type="string">
            <text:p text:style-name="P55"><text:s text:c="3"/></text:p>
            <text:p text:style-name="P59">Date</text:p>
          </table:table-cell>
          <table:table-cell table:style-name="Tableau54.A2" office:value-type="string">
            <text:p text:style-name="P55"><text:s text:c="3"/></text:p>
            <text:p text:style-name="P59">Entrées en garanties jeunes</text:p>
          </table:table-cell>
        </table:table-row>
        <table:table-row table:style-name="Tableau54.3">
          <table:table-cell table:style-name="Tableau54.A3" office:value-type="string">
            <text:p text:style-name="P52"/>
            <text:p text:style-name="P52"><text:span text:style-name="Source_20_Text"><text:span text:style-name="T1">Mars <text:s text:c="4"/>2021 <text:s/></text:span></text:span></text:p>
          </table:table-cell>
          <table:table-cell table:style-name="Tableau54.B3" office:value-type="string">
            <text:p text:style-name="P52"/>
            <text:p text:style-name="P52"><text:span text:style-name="Source_20_Text"><text:span text:style-name="T1">10004 <text:s/></text:span></text:span></text:p>
          </table:table-cell>
        </table:table-row>
        <table:table-row table:style-name="Tableau54.3">
          <table:table-cell table:style-name="Tableau54.A3" office:value-type="string">
            <text:p text:style-name="P52"/>
            <text:p text:style-name="P52"><text:span text:style-name="Source_20_Text"><text:span text:style-name="T1">Février <text:s/>2021 <text:s/></text:span></text:span></text:p>
          </table:table-cell>
          <table:table-cell table:style-name="Tableau54.B3" office:value-type="string">
            <text:p text:style-name="P52"/>
            <text:p text:style-name="P52"><text:span text:style-name="Source_20_Text"><text:span text:style-name="T1">8879 <text:s/></text:span></text:span></text:p>
          </table:table-cell>
        </table:table-row>
        <table:table-row table:style-name="Tableau54.3">
          <table:table-cell table:style-name="Tableau54.A3" office:value-type="string">
            <text:p text:style-name="P52"/>
            <text:p text:style-name="P52"><text:span text:style-name="Source_20_Text"><text:span text:style-name="T1">Janvier <text:s text:c="2"/>2021 <text:s/></text:span></text:span></text:p>
          </table:table-cell>
          <table:table-cell table:style-name="Tableau54.B3" office:value-type="string">
            <text:p text:style-name="P52"/>
            <text:p text:style-name="P52"><text:span text:style-name="Source_20_Text"><text:span text:style-name="T1">7879 <text:s/></text:span></text:span></text:p>
          </table:table-cell>
        </table:table-row>
      </table:table>
      <text:p text:style-name="P81"/>
      <table:table table:name="Tableau55" table:style-name="Tableau55">
        <table:table-column table:style-name="Tableau55.A"/>
        <table:table-column table:style-name="Tableau55.B"/>
        <table:table-row table:style-name="Tableau55.1">
          <table:table-cell table:style-name="Tableau55.A1" table:number-columns-spanned="2" office:value-type="string">
            <text:p text:style-name="P11"><text:span text:style-name="T11"><text:s/></text:span><text:span text:style-name="T12">Niveau Départemental: Var</text:span></text:p>
          </table:table-cell>
          <table:covered-table-cell/>
        </table:table-row>
        <table:table-row table:style-name="Tableau55.2">
          <table:table-cell table:style-name="Tableau55.A2" office:value-type="string">
            <text:p text:style-name="P53"/>
            <text:p text:style-name="P59">Date</text:p>
          </table:table-cell>
          <table:table-cell table:style-name="Tableau55.A2" office:value-type="string">
            <text:p text:style-name="P53"/>
            <text:p text:style-name="P59">Entrées en garanties jeunes</text:p>
          </table:table-cell>
        </table:table-row>
        <table:table-row table:style-name="Tableau55.3">
          <table:table-cell table:style-name="Tableau55.A3" office:value-type="string">
            <text:p text:style-name="P52"/>
            <text:p text:style-name="P55">Mars <text:s text:c="4"/>2021 <text:s/></text:p>
          </table:table-cell>
          <table:table-cell table:style-name="Tableau55.B3" office:value-type="string">
            <text:p text:style-name="P52"/>
            <text:p text:style-name="P55">2164 <text:s/></text:p>
          </table:table-cell>
        </table:table-row>
        <table:table-row table:style-name="Tableau55.3">
          <table:table-cell table:style-name="Tableau55.A3" office:value-type="string">
            <text:p text:style-name="P52"/>
            <text:p text:style-name="P55">Février <text:s/>2021 <text:s/></text:p>
          </table:table-cell>
          <table:table-cell table:style-name="Tableau55.B3" office:value-type="string">
            <text:p text:style-name="P52"/>
            <text:p text:style-name="P55">1894 <text:s/></text:p>
          </table:table-cell>
        </table:table-row>
        <table:table-row table:style-name="Tableau55.3">
          <table:table-cell table:style-name="Tableau55.A3" office:value-type="string">
            <text:p text:style-name="P52"/>
            <text:p text:style-name="P55">Janvier <text:s text:c="2"/>2021 <text:s/></text:p>
          </table:table-cell>
          <table:table-cell table:style-name="Tableau55.B3" office:value-type="string">
            <text:p text:style-name="P52"/>
            <text:p text:style-name="P55">1675 <text:s/></text:p>
          </table:table-cell>
        </table:table-row>
      </table:table>
      <text:p text:style-name="P10"><draw:custom-shape text:anchor-type="paragraph" draw:z-index="121"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2" draw:name="Forme1" draw:style-name="gr2" draw:text-style-name="P97" svg:width="20.965cm" svg:height="0.687cm" svg:x="-2.508cm" svg:y="7.16cm"><text:p text:style-name="P95"><text:span text:style-name="T8"><text:s/>2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3" draw:name="Cadre1" draw:style-name="gr4" draw:text-style-name="P98" svg:width="16.592cm" svg:height="7.361cm" svg:x="-0.208cm" svg:y="0.079cm"><text:p text:style-name="P29"><text:s/>Espace Commentaires :</text:p><text:p text:style-name="P17"/><text:p text:style-name="P83"><text:span text:style-name="T7">Parcours d’accompagnement intensif et personnalisé par les missions locales ouvrant droit à une allocation d’un montant mensuel maximum équivalent à celui du Revenu de Solidarité Active (RSA) pour une personne seule, déduction faite du forfait logement. Au 1</text:span><text:span text:style-name="T9">er</text:span><text:span text:style-name="T7"> avril 2020, le montant maximum de l’allocation versée au titre de la Garantie jeunes était ainsi égal à 497,01 € par mois.</text:span></text:p><text:p text:style-name="P92">La Garantie jeunes est un dispositif, réservé aux jeunes de 16 à 25 ans en situation de précarité, NEET, sans soutien familial, sous condition de ressources, motivés pour suivre un parcours d’accompagnement intensif.</text:p><text:p text:style-name="P92">L’objectif 2021 pour le Var en 2021 est fixé à 3 101 parcours (vs 1562 en 2020)</text:p><text:p text:style-name="P20"/><text:p text:style-name="P19"/><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6">Parcours emploi compétences (PEC) Jeunes</text:p>
      <text:p text:style-name="P91">Données cumulées depuis le début du financement de la mesure par le plan de relance</text:p>
      <text:p text:style-name="P79">Mars <text:s text:c="4"/>2021, Entrées de jeunes en PEC : 723</text:p>
      <table:table table:name="Tableau56" table:style-name="Tableau56">
        <table:table-column table:style-name="Tableau56.A"/>
        <table:table-column table:style-name="Tableau56.B"/>
        <table:table-row table:style-name="Tableau56.1">
          <table:table-cell table:style-name="Tableau56.A1" table:number-columns-spanned="2" office:value-type="string">
            <text:p text:style-name="P11"><text:span text:style-name="T11"><text:s/></text:span><text:span text:style-name="T12">Niveau National</text:span></text:p>
          </table:table-cell>
          <table:covered-table-cell/>
        </table:table-row>
        <table:table-row table:style-name="Tableau56.2">
          <table:table-cell table:style-name="Tableau56.A2" office:value-type="string">
            <text:p text:style-name="P55"><text:s text:c="9"/></text:p>
            <text:p text:style-name="P59">Date</text:p>
          </table:table-cell>
          <table:table-cell table:style-name="Tableau56.A2" office:value-type="string">
            <text:p text:style-name="P55"><text:s text:c="9"/></text:p>
            <text:p text:style-name="P59">Entrées de jeunes en PEC</text:p>
          </table:table-cell>
        </table:table-row>
        <table:table-row table:style-name="Tableau56.3">
          <table:table-cell table:style-name="Tableau56.A3" office:value-type="string">
            <text:p text:style-name="P52"/>
            <text:p text:style-name="P55">Mars <text:s text:c="4"/>2021 <text:s/></text:p>
          </table:table-cell>
          <table:table-cell table:style-name="Tableau56.B3" office:value-type="string">
            <text:p text:style-name="P52"/>
            <text:p text:style-name="P55">24788 <text:s/></text:p>
          </table:table-cell>
        </table:table-row>
        <table:table-row table:style-name="Tableau56.3">
          <table:table-cell table:style-name="Tableau56.A3" office:value-type="string">
            <text:p text:style-name="P52"/>
            <text:p text:style-name="P55">Février <text:s/>2021 <text:s/></text:p>
          </table:table-cell>
          <table:table-cell table:style-name="Tableau56.B3" office:value-type="string">
            <text:p text:style-name="P52"/>
            <text:p text:style-name="P55">21782 <text:s/></text:p>
          </table:table-cell>
        </table:table-row>
        <table:table-row table:style-name="Tableau56.3">
          <table:table-cell table:style-name="Tableau56.A3" office:value-type="string">
            <text:p text:style-name="P52"/>
            <text:p text:style-name="P55">Janvier <text:s text:c="2"/>2021 <text:s/></text:p>
          </table:table-cell>
          <table:table-cell table:style-name="Tableau56.B3" office:value-type="string">
            <text:p text:style-name="P52"/>
            <text:p text:style-name="P55">19248 <text:s/></text:p>
          </table:table-cell>
        </table:table-row>
      </table:table>
      <text:p text:style-name="P81"/>
      <table:table table:name="Tableau57" table:style-name="Tableau57">
        <table:table-column table:style-name="Tableau57.A"/>
        <table:table-column table:style-name="Tableau57.B"/>
        <table:table-row table:style-name="Tableau57.1">
          <table:table-cell table:style-name="Tableau57.A1" table:number-columns-spanned="2" office:value-type="string">
            <text:p text:style-name="P11"><text:span text:style-name="T11"><text:s/></text:span><text:span text:style-name="T12">Niveau Régional </text:span><text:bookmark-start text:name="__DdeLink__225_361440075818"/><text:span text:style-name="T12">: Provence-Alpes-Côte d'Azur</text:span><text:bookmark-end text:name="__DdeLink__225_361440075818"/></text:p>
          </table:table-cell>
          <table:covered-table-cell/>
        </table:table-row>
        <table:table-row table:style-name="Tableau57.2">
          <table:table-cell table:style-name="Tableau57.A2" office:value-type="string">
            <text:p text:style-name="P55"><text:s text:c="3"/></text:p>
            <text:p text:style-name="P59">Date</text:p>
          </table:table-cell>
          <table:table-cell table:style-name="Tableau57.A2" office:value-type="string">
            <text:p text:style-name="P55"><text:s text:c="3"/></text:p>
            <text:p text:style-name="P59">Entrées de jeunes en PEC</text:p>
          </table:table-cell>
        </table:table-row>
        <table:table-row table:style-name="Tableau57.3">
          <table:table-cell table:style-name="Tableau57.A3" office:value-type="string">
            <text:p text:style-name="P52"/>
            <text:p text:style-name="P52"><text:span text:style-name="Source_20_Text"><text:span text:style-name="T1">Mars <text:s text:c="4"/>2021 <text:s/></text:span></text:span></text:p>
          </table:table-cell>
          <table:table-cell table:style-name="Tableau57.B3" office:value-type="string">
            <text:p text:style-name="P52"/>
            <text:p text:style-name="P52"><text:span text:style-name="Source_20_Text"><text:span text:style-name="T1">2548 <text:s/></text:span></text:span></text:p>
          </table:table-cell>
        </table:table-row>
        <table:table-row table:style-name="Tableau57.3">
          <table:table-cell table:style-name="Tableau57.A3" office:value-type="string">
            <text:p text:style-name="P52"/>
            <text:p text:style-name="P52"><text:span text:style-name="Source_20_Text"><text:span text:style-name="T1">Février <text:s/>2021 <text:s/></text:span></text:span></text:p>
          </table:table-cell>
          <table:table-cell table:style-name="Tableau57.B3" office:value-type="string">
            <text:p text:style-name="P52"/>
            <text:p text:style-name="P52"><text:span text:style-name="Source_20_Text"><text:span text:style-name="T1">2297 <text:s/></text:span></text:span></text:p>
          </table:table-cell>
        </table:table-row>
        <table:table-row table:style-name="Tableau57.3">
          <table:table-cell table:style-name="Tableau57.A3" office:value-type="string">
            <text:p text:style-name="P52"/>
            <text:p text:style-name="P52"><text:span text:style-name="Source_20_Text"><text:span text:style-name="T1">Janvier <text:s text:c="2"/>2021 <text:s/></text:span></text:span></text:p>
          </table:table-cell>
          <table:table-cell table:style-name="Tableau57.B3" office:value-type="string">
            <text:p text:style-name="P52"/>
            <text:p text:style-name="P52"><text:span text:style-name="Source_20_Text"><text:span text:style-name="T1">2038 <text:s/></text:span></text:span></text:p>
          </table:table-cell>
        </table:table-row>
      </table:table>
      <text:p text:style-name="P81"/>
      <table:table table:name="Tableau58" table:style-name="Tableau58">
        <table:table-column table:style-name="Tableau58.A"/>
        <table:table-column table:style-name="Tableau58.B"/>
        <table:table-row table:style-name="Tableau58.1">
          <table:table-cell table:style-name="Tableau58.A1" table:number-columns-spanned="2" office:value-type="string">
            <text:p text:style-name="P11"><text:span text:style-name="T11"><text:s/></text:span><text:span text:style-name="T12">Niveau Départemental: Var</text:span></text:p>
          </table:table-cell>
          <table:covered-table-cell/>
        </table:table-row>
        <table:table-row table:style-name="Tableau58.2">
          <table:table-cell table:style-name="Tableau58.A2" office:value-type="string">
            <text:p text:style-name="P53"/>
            <text:p text:style-name="P59">Date</text:p>
          </table:table-cell>
          <table:table-cell table:style-name="Tableau58.A2" office:value-type="string">
            <text:p text:style-name="P53"/>
            <text:p text:style-name="P59">Entrées de jeunes en PEC</text:p>
          </table:table-cell>
        </table:table-row>
        <table:table-row table:style-name="Tableau58.3">
          <table:table-cell table:style-name="Tableau58.A3" office:value-type="string">
            <text:p text:style-name="P52"/>
            <text:p text:style-name="P55">Mars <text:s text:c="4"/>2021 <text:s/></text:p>
          </table:table-cell>
          <table:table-cell table:style-name="Tableau58.B3" office:value-type="string">
            <text:p text:style-name="P52"/>
            <text:p text:style-name="P55">723 <text:s/></text:p>
          </table:table-cell>
        </table:table-row>
        <table:table-row table:style-name="Tableau58.3">
          <table:table-cell table:style-name="Tableau58.A3" office:value-type="string">
            <text:p text:style-name="P52"/>
            <text:p text:style-name="P55">Février <text:s/>2021 <text:s/></text:p>
          </table:table-cell>
          <table:table-cell table:style-name="Tableau58.B3" office:value-type="string">
            <text:p text:style-name="P52"/>
            <text:p text:style-name="P55">651 <text:s/></text:p>
          </table:table-cell>
        </table:table-row>
        <table:table-row table:style-name="Tableau58.3">
          <table:table-cell table:style-name="Tableau58.A3" office:value-type="string">
            <text:p text:style-name="P52"/>
            <text:p text:style-name="P55">Janvier <text:s text:c="2"/>2021 <text:s/></text:p>
          </table:table-cell>
          <table:table-cell table:style-name="Tableau58.B3" office:value-type="string">
            <text:p text:style-name="P52"/>
            <text:p text:style-name="P55">579 <text:s/></text:p>
          </table:table-cell>
        </table:table-row>
      </table:table>
      <text:p text:style-name="P10"><draw:custom-shape text:anchor-type="paragraph" draw:z-index="124"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5" draw:name="Forme1" draw:style-name="gr2" draw:text-style-name="P97" svg:width="20.965cm" svg:height="0.687cm" svg:x="-2.508cm" svg:y="7.16cm"><text:p text:style-name="P95"><text:span text:style-name="T8"><text:s/>2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6" draw:name="Cadre1" draw:style-name="gr4" draw:text-style-name="P98" svg:width="16.592cm" svg:height="7.361cm" svg:x="-0.208cm" svg:y="0.079cm"><text:p text:style-name="P29"><text:s/>Espace Commentaires :</text:p><text:p text:style-name="P17"/><text:p text:style-name="P69">Le PEC propose aux jeunes en CDI ou CDD de 9 mois minimum, une mise en situation professionnelle dans le secteur associatif ou public, un accompagnement (par SPE et employeur) et un accès facilité à la formation.</text:p><text:p text:style-name="P92">C’est un dispositif pour les jeunes de <text:s/>- de 26 ans, <text:s/>les plus éloignés du marché du travail, <text:s/>travailleurs handicapés, résidents des quartiers prioritaires de la ville.  </text:p><text:p text:style-name="P92">Objectif départemental 2021 est fixé 1401 PEC jeunes (quasiment 3 fois plus qu’en 2020)</text:p><text:p text:style-name="P20"/><text:p text:style-name="P20"/><text:p text:style-name="P20"/><text:p text:style-name="P20"/><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86">Service civique</text:p>
      <text:p text:style-name="P91">Données cumulées depuis le début du financement de la mesure par le plan de relance</text:p>
      <text:p text:style-name="P79">Mars <text:s text:c="4"/>2021, Nombre d'entrées en service civique : 968</text:p>
      <table:table table:name="Tableau59" table:style-name="Tableau59">
        <table:table-column table:style-name="Tableau59.A"/>
        <table:table-column table:style-name="Tableau59.B"/>
        <table:table-row table:style-name="Tableau59.1">
          <table:table-cell table:style-name="Tableau59.A1" table:number-columns-spanned="2" office:value-type="string">
            <text:p text:style-name="P11"><text:span text:style-name="T11"><text:s/></text:span><text:span text:style-name="T12">Niveau National</text:span></text:p>
          </table:table-cell>
          <table:covered-table-cell/>
        </table:table-row>
        <table:table-row table:style-name="Tableau59.2">
          <table:table-cell table:style-name="Tableau59.A2" office:value-type="string">
            <text:p text:style-name="P55"><text:s text:c="9"/></text:p>
            <text:p text:style-name="P59">Date</text:p>
          </table:table-cell>
          <table:table-cell table:style-name="Tableau59.A2" office:value-type="string">
            <text:p text:style-name="P55"><text:s text:c="9"/></text:p>
            <text:p text:style-name="P59">Nombre d'entrées en service civique</text:p>
          </table:table-cell>
        </table:table-row>
        <table:table-row table:style-name="Tableau59.3">
          <table:table-cell table:style-name="Tableau59.A3" office:value-type="string">
            <text:p text:style-name="P52"/>
            <text:p text:style-name="P55">Mars <text:s text:c="4"/>2021 <text:s/></text:p>
          </table:table-cell>
          <table:table-cell table:style-name="Tableau59.B3" office:value-type="string">
            <text:p text:style-name="P52"/>
            <text:p text:style-name="P55">71751 <text:s/></text:p>
          </table:table-cell>
        </table:table-row>
        <table:table-row table:style-name="Tableau59.3">
          <table:table-cell table:style-name="Tableau59.A3" office:value-type="string">
            <text:p text:style-name="P52"/>
            <text:p text:style-name="P55">Février <text:s/>2021 <text:s/></text:p>
          </table:table-cell>
          <table:table-cell table:style-name="Tableau59.B3" office:value-type="string">
            <text:p text:style-name="P52"/>
            <text:p text:style-name="P55">66881 <text:s/></text:p>
          </table:table-cell>
        </table:table-row>
        <table:table-row table:style-name="Tableau59.3">
          <table:table-cell table:style-name="Tableau59.A3" office:value-type="string">
            <text:p text:style-name="P52"/>
            <text:p text:style-name="P55">Janvier <text:s text:c="2"/>2021 <text:s/></text:p>
          </table:table-cell>
          <table:table-cell table:style-name="Tableau59.B3" office:value-type="string">
            <text:p text:style-name="P52"/>
            <text:p text:style-name="P55">63360 <text:s/></text:p>
          </table:table-cell>
        </table:table-row>
      </table:table>
      <text:p text:style-name="P81"/>
      <table:table table:name="Tableau60" table:style-name="Tableau60">
        <table:table-column table:style-name="Tableau60.A"/>
        <table:table-column table:style-name="Tableau60.B"/>
        <table:table-row table:style-name="Tableau60.1">
          <table:table-cell table:style-name="Tableau60.A1" table:number-columns-spanned="2" office:value-type="string">
            <text:p text:style-name="P11"><text:span text:style-name="T11"><text:s/></text:span><text:span text:style-name="T12">Niveau Régional </text:span><text:bookmark-start text:name="__DdeLink__225_361440075819"/><text:span text:style-name="T12">: Provence-Alpes-Côte d'Azur</text:span><text:bookmark-end text:name="__DdeLink__225_361440075819"/></text:p>
          </table:table-cell>
          <table:covered-table-cell/>
        </table:table-row>
        <table:table-row table:style-name="Tableau60.2">
          <table:table-cell table:style-name="Tableau60.A2" office:value-type="string">
            <text:p text:style-name="P55"><text:s text:c="3"/></text:p>
            <text:p text:style-name="P59">Date</text:p>
          </table:table-cell>
          <table:table-cell table:style-name="Tableau60.A2" office:value-type="string">
            <text:p text:style-name="P55"><text:s text:c="3"/></text:p>
            <text:p text:style-name="P59">Nombre d'entrées en service civique</text:p>
          </table:table-cell>
        </table:table-row>
        <table:table-row table:style-name="Tableau60.3">
          <table:table-cell table:style-name="Tableau60.A3" office:value-type="string">
            <text:p text:style-name="P52"/>
            <text:p text:style-name="P52"><text:span text:style-name="Source_20_Text"><text:span text:style-name="T1">Mars <text:s text:c="4"/>2021 <text:s/></text:span></text:span></text:p>
          </table:table-cell>
          <table:table-cell table:style-name="Tableau60.B3" office:value-type="string">
            <text:p text:style-name="P52"/>
            <text:p text:style-name="P52"><text:span text:style-name="Source_20_Text"><text:span text:style-name="T1">4584 <text:s/></text:span></text:span></text:p>
          </table:table-cell>
        </table:table-row>
        <table:table-row table:style-name="Tableau60.3">
          <table:table-cell table:style-name="Tableau60.A3" office:value-type="string">
            <text:p text:style-name="P52"/>
            <text:p text:style-name="P52"><text:span text:style-name="Source_20_Text"><text:span text:style-name="T1">Février <text:s/>2021 <text:s/></text:span></text:span></text:p>
          </table:table-cell>
          <table:table-cell table:style-name="Tableau60.B3" office:value-type="string">
            <text:p text:style-name="P52"/>
            <text:p text:style-name="P52"><text:span text:style-name="Source_20_Text"><text:span text:style-name="T1">4280 <text:s/></text:span></text:span></text:p>
          </table:table-cell>
        </table:table-row>
        <table:table-row table:style-name="Tableau60.3">
          <table:table-cell table:style-name="Tableau60.A3" office:value-type="string">
            <text:p text:style-name="P52"/>
            <text:p text:style-name="P52"><text:span text:style-name="Source_20_Text"><text:span text:style-name="T1">Janvier <text:s text:c="2"/>2021 <text:s/></text:span></text:span></text:p>
          </table:table-cell>
          <table:table-cell table:style-name="Tableau60.B3" office:value-type="string">
            <text:p text:style-name="P52"/>
            <text:p text:style-name="P52"><text:span text:style-name="Source_20_Text"><text:span text:style-name="T1">3963 <text:s/></text:span></text:span></text:p>
          </table:table-cell>
        </table:table-row>
      </table:table>
      <text:p text:style-name="P81"/>
      <table:table table:name="Tableau61" table:style-name="Tableau61">
        <table:table-column table:style-name="Tableau61.A"/>
        <table:table-column table:style-name="Tableau61.B"/>
        <table:table-row table:style-name="Tableau61.1">
          <table:table-cell table:style-name="Tableau61.A1" table:number-columns-spanned="2" office:value-type="string">
            <text:p text:style-name="P11"><text:span text:style-name="T11"><text:s/></text:span><text:span text:style-name="T12">Niveau Départemental: Var</text:span></text:p>
          </table:table-cell>
          <table:covered-table-cell/>
        </table:table-row>
        <table:table-row table:style-name="Tableau61.2">
          <table:table-cell table:style-name="Tableau61.A2" office:value-type="string">
            <text:p text:style-name="P53"/>
            <text:p text:style-name="P59">Date</text:p>
          </table:table-cell>
          <table:table-cell table:style-name="Tableau61.A2" office:value-type="string">
            <text:p text:style-name="P53"/>
            <text:p text:style-name="P59">Nombre d'entrées en service civique</text:p>
          </table:table-cell>
        </table:table-row>
        <table:table-row table:style-name="Tableau61.3">
          <table:table-cell table:style-name="Tableau61.A3" office:value-type="string">
            <text:p text:style-name="P52"/>
            <text:p text:style-name="P55">Mars <text:s text:c="4"/>2021 <text:s/></text:p>
          </table:table-cell>
          <table:table-cell table:style-name="Tableau61.B3" office:value-type="string">
            <text:p text:style-name="P52"/>
            <text:p text:style-name="P55">968 <text:s/></text:p>
          </table:table-cell>
        </table:table-row>
        <table:table-row table:style-name="Tableau61.3">
          <table:table-cell table:style-name="Tableau61.A3" office:value-type="string">
            <text:p text:style-name="P52"/>
            <text:p text:style-name="P55">Février <text:s/>2021 <text:s/></text:p>
          </table:table-cell>
          <table:table-cell table:style-name="Tableau61.B3" office:value-type="string">
            <text:p text:style-name="P52"/>
            <text:p text:style-name="P55">908 <text:s/></text:p>
          </table:table-cell>
        </table:table-row>
        <table:table-row table:style-name="Tableau61.3">
          <table:table-cell table:style-name="Tableau61.A3" office:value-type="string">
            <text:p text:style-name="P52"/>
            <text:p text:style-name="P55">Janvier <text:s text:c="2"/>2021 <text:s/></text:p>
          </table:table-cell>
          <table:table-cell table:style-name="Tableau61.B3" office:value-type="string">
            <text:p text:style-name="P52"/>
            <text:p text:style-name="P55">842 <text:s/></text:p>
          </table:table-cell>
        </table:table-row>
      </table:table>
      <text:p text:style-name="P10"><draw:custom-shape text:anchor-type="paragraph" draw:z-index="127" draw:name="Forme2" draw:style-name="gr3" draw:text-style-name="P98" svg:width="16.592cm" svg:height="6.734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8" draw:name="Forme1" draw:style-name="gr2" draw:text-style-name="P97" svg:width="20.965cm" svg:height="0.687cm" svg:x="-2.508cm" svg:y="7.16cm"><text:p text:style-name="P95"><text:span text:style-name="T8"><text:s/>2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9" draw:name="Cadre1" draw:style-name="gr4" draw:text-style-name="P98" svg:width="16.592cm" svg:height="7.361cm" svg:x="-0.208cm" svg:y="0.079cm"><text:p text:style-name="P29"><text:s/>Espace Commentaires :</text:p><text:p text:style-name="P17"/><text:p text:style-name="P17"/><text:p text:style-name="P17"/><text:p text:style-name="P17"/><text:p text:style-name="P17"/><text:p text:style-name="P17"/><text:p text:style-name="P17"/><text:p text:style-name="P12"/><text:p text:style-name="P12"/><text:p text:style-name="P12"/><text:p text:style-name="P12"/><text:p text:style-name="P12"/><text:p text:style-name="P12"/><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3"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3"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letter-kerning="false" style:font-name-asian="Calibri3"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Obsah_20_tabulky" style:display-name="Obsah tabulky"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 style:family="text" style:parent-style-name="Default_20_Paragraph_20_Font"/>
    <style:style style:name="o" style:family="text" style:parent-style-name="Default_20_Paragraph_20_Font"/>
    <style:style style:name="n" style:family="text" style:parent-style-name="Default_20_Paragraph_20_Font"/>
    <style:style style:name="k"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51f0f"/>
    </style:style>
    <style:style style:name="Mfr1"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 1" text:anchor-type="char" svg:x="-1.071cm" svg:y="-0.587cm" svg:width="3.02cm" svg:height="2.725cm" draw:z-index="31"><draw:image xlink:href="Pictures/10000000000004B00000043B4CE135F9CDA9D37C.png" xlink:type="simple" xlink:show="embed" xlink:actuate="onLoad" loext:mime-type="image/png"/><draw:contour-polygon svg:width="1177px" svg:height="1063px" svg:viewBox="0 0 1177 1063" draw:points="-9,0 -9,1063 1168,1063 1168,0" draw:recreate-on-edit="false"/></draw:frame><draw:frame draw:style-name="Mfr2" draw:name="Image 2" text:anchor-type="char" svg:x="13.19cm" svg:y="-0.958cm" svg:width="4.445cm" svg:height="2.963cm" draw:z-index="63"><draw:image xlink:href="Pictures/100000000000025800000190D0777EED08117D09.png" xlink:type="simple" xlink:show="embed" xlink:actuate="onLoad" loext:mime-type="image/png"/><draw:contour-polygon svg:width="592px" svg:height="383px" svg:viewBox="0 0 592 383" draw:points="-9,0 -9,383 583,383 583,0" draw:recreate-on-edit="false"/></draw:frame></text:p>
      </style:header>
      <style:footer>
        <text:p text:style-name="MP1"><text:tab/><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2T10:55:15.805000000</meta:creation-date>
    <dc:language>fr-FR</dc:language>
    <meta:editing-cycles>1</meta:editing-cycles>
    <meta:editing-duration>P0D</meta:editing-duration>
    <meta:generator>LibreOffice/5.4.7.2.M6$Windows_X86_64 LibreOffice_project/84cdc5b975a208eecf96cb73014f465650380623</meta:generator>
    <meta:document-statistic meta:table-count="61" meta:image-count="2" meta:object-count="0" meta:page-count="32" meta:paragraph-count="893" meta:word-count="4547" meta:character-count="30762" meta:non-whitespace-character-count="250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